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21mm"/>
    </style:style>
    <style:style style:name="co2" style:family="table-column">
      <style:table-column-properties fo:break-before="auto" style:column-width="40.96mm"/>
    </style:style>
    <style:style style:name="co3" style:family="table-column">
      <style:table-column-properties fo:break-before="auto" style:column-width="47.61mm"/>
    </style:style>
    <style:style style:name="co4" style:family="table-column">
      <style:table-column-properties fo:break-before="auto" style:column-width="14.69mm"/>
    </style:style>
    <style:style style:name="co5" style:family="table-column">
      <style:table-column-properties fo:break-before="auto" style:column-width="22.58mm"/>
    </style:style>
    <style:style style:name="co6" style:family="table-column">
      <style:table-column-properties fo:break-before="auto" style:column-width="83.1mm"/>
    </style:style>
    <style:style style:name="co7" style:family="table-column">
      <style:table-column-properties fo:break-before="auto" style:column-width="42.84mm"/>
    </style:style>
    <style:style style:name="co8" style:family="table-column">
      <style:table-column-properties fo:break-before="auto" style:column-width="40.94mm"/>
    </style:style>
    <style:style style:name="co9" style:family="table-column">
      <style:table-column-properties fo:break-before="auto" style:column-width="85.3mm"/>
    </style:style>
    <style:style style:name="co10" style:family="table-column">
      <style:table-column-properties fo:break-before="auto" style:column-width="62.83mm"/>
    </style:style>
    <style:style style:name="co11" style:family="table-column">
      <style:table-column-properties fo:break-before="auto" style:column-width="78.53mm"/>
    </style:style>
    <style:style style:name="co12" style:family="table-column">
      <style:table-column-properties fo:break-before="auto" style:column-width="81.54mm"/>
    </style:style>
    <style:style style:name="co13" style:family="table-column">
      <style:table-column-properties fo:break-before="auto" style:column-width="70.36mm"/>
    </style:style>
    <style:style style:name="co14" style:family="table-column">
      <style:table-column-properties fo:break-before="auto" style:column-width="77.86mm"/>
    </style:style>
    <style:style style:name="ro1" style:family="table-row">
      <style:table-row-properties style:row-height="5.29mm" fo:break-before="auto" style:use-optimal-row-height="true"/>
    </style:style>
    <style:style style:name="ro2" style:family="table-row">
      <style:table-row-properties style:row-height="12.63mm" fo:break-before="auto" style:use-optimal-row-height="true"/>
    </style:style>
    <style:style style:name="ro3" style:family="table-row">
      <style:table-row-properties style:row-height="13.39mm" fo:break-before="auto" style:use-optimal-row-height="true"/>
    </style:style>
    <style:style style:name="ro4" style:family="table-row">
      <style:table-row-properties style:row-height="8.61mm" fo:break-before="auto" style:use-optimal-row-height="true"/>
    </style:style>
    <style:style style:name="ro5" style:family="table-row">
      <style:table-row-properties style:row-height="18.19mm" fo:break-before="auto" style:use-optimal-row-height="true"/>
    </style:style>
    <style:style style:name="ro6" style:family="table-row">
      <style:table-row-properties style:row-height="8.15mm" fo:break-before="auto" style:use-optimal-row-height="true"/>
    </style:style>
    <style:style style:name="ro7" style:family="table-row">
      <style:table-row-properties style:row-height="7.74mm" fo:break-before="auto" style:use-optimal-row-height="true"/>
    </style:style>
    <style:style style:name="ro8" style:family="table-row">
      <style:table-row-properties style:row-height="4.52mm" fo:break-before="auto" style:use-optimal-row-height="true"/>
    </style:style>
    <style:style style:name="ro9" style:family="table-row">
      <style:table-row-properties style:row-height="10.92mm" fo:break-before="auto" style:use-optimal-row-height="false"/>
    </style:style>
    <style:style style:name="ro10" style:family="table-row">
      <style:table-row-properties style:row-height="21.57mm" fo:break-before="auto" style:use-optimal-row-height="true"/>
    </style:style>
    <style:style style:name="ro11" style:family="table-row">
      <style:table-row-properties style:row-height="17.11mm" fo:break-before="auto" style:use-optimal-row-height="true"/>
    </style:style>
    <style:style style:name="ro12" style:family="table-row">
      <style:table-row-properties style:row-height="8.55mm" fo:break-before="auto" style:use-optimal-row-height="true"/>
    </style:style>
    <style:style style:name="ro13" style:family="table-row">
      <style:table-row-properties style:row-height="22.37mm" fo:break-before="auto" style:use-optimal-row-height="true"/>
    </style:style>
    <style:style style:name="ro14" style:family="table-row">
      <style:table-row-properties style:row-height="17.76mm" fo:break-before="auto" style:use-optimal-row-height="true"/>
    </style:style>
    <style:style style:name="ro15" style:family="table-row">
      <style:table-row-properties style:row-height="31.59mm" fo:break-before="auto" style:use-optimal-row-height="true"/>
    </style:style>
    <style:style style:name="ro16" style:family="table-row">
      <style:table-row-properties style:row-height="31.41mm" fo:break-before="auto" style:use-optimal-row-height="false"/>
    </style:style>
    <style:style style:name="ro17" style:family="table-row">
      <style:table-row-properties style:row-height="13.16mm" fo:break-before="auto" style:use-optimal-row-height="true"/>
    </style:style>
    <style:style style:name="ro18" style:family="table-row">
      <style:table-row-properties style:row-height="8.45mm" fo:break-before="auto" style:use-optimal-row-height="true"/>
    </style:style>
    <style:style style:name="ro19" style:family="table-row">
      <style:table-row-properties style:row-height="12.33mm" fo:break-before="auto" style:use-optimal-row-height="false"/>
    </style:style>
    <style:style style:name="ro20" style:family="table-row">
      <style:table-row-properties style:row-height="28.63mm" fo:break-before="auto" style:use-optimal-row-height="true"/>
    </style:style>
    <style:style style:name="ro21" style:family="table-row">
      <style:table-row-properties style:row-height="8.87mm" fo:break-before="auto" style:use-optimal-row-height="true"/>
    </style:style>
    <style:style style:name="ro22" style:family="table-row">
      <style:table-row-properties style:row-height="22.56mm" fo:break-before="auto" style:use-optimal-row-height="true"/>
    </style:style>
    <style:style style:name="ro23" style:family="table-row">
      <style:table-row-properties style:row-height="46.14mm" fo:break-before="auto" style:use-optimal-row-height="false"/>
    </style:style>
    <style:style style:name="ro24" style:family="table-row">
      <style:table-row-properties style:row-height="49.23mm" fo:break-before="auto" style:use-optimal-row-height="false"/>
    </style:style>
    <style:style style:name="ro25" style:family="table-row">
      <style:table-row-properties style:row-height="12.1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00" style:text-align-source="fix" style:repeat-content="false" fo:border="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2" style:family="table-cell" style:parent-style-name="Default">
      <style:table-cell-properties fo:background-color="#ffff00" style:text-align-source="fix" style:repeat-content="false" fo:border="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wrap-option="wrap" fo:border="0.06pt solid #000000" fo:padding="1.99mm"/>
      <style:paragraph-properties fo:text-align="start" fo:margin-left="0mm"/>
      <style:map style:condition="cell-content()!=&quot;&quot;" style:apply-style-name="Sans_20_nom1" style:base-cell-address="Bandits.A3"/>
    </style:style>
    <style:style style:name="ce4" style:family="table-cell" style:parent-style-name="Default">
      <style:table-cell-properties style:text-align-source="fix" style:repeat-content="false" fo:wrap-option="wrap" fo:border="0.06pt solid #000000" fo:padding="1.99mm"/>
      <style:paragraph-properties fo:text-align="start" fo:margin-left="0mm"/>
      <style:map style:condition="cell-content()!=&quot;&quot;" style:apply-style-name="Sans_20_nom1" style:base-cell-address="Bandits.A6"/>
    </style:style>
    <style:style style:name="ce5" style:family="table-cell" style:parent-style-name="Default">
      <style:table-cell-properties style:text-align-source="fix" style:repeat-content="false" fo:wrap-option="wrap" fo:border="0.06pt solid #000000" fo:padding="1.99mm"/>
      <style:paragraph-properties fo:text-align="start" fo:margin-left="0mm"/>
      <style:map style:condition="cell-content()!=&quot;&quot;" style:apply-style-name="Sans_20_nom1" style:base-cell-address="Bandits.A7"/>
    </style:style>
    <style:style style:name="ce6" style:family="table-cell" style:parent-style-name="Default">
      <style:table-cell-properties style:text-align-source="fix" style:repeat-content="false" fo:wrap-option="wrap" fo:border="0.06pt solid #000000" fo:padding="1.99mm"/>
      <style:paragraph-properties fo:text-align="start" fo:margin-left="0mm"/>
      <style:map style:condition="cell-content()!=&quot;&quot;" style:apply-style-name="Sans_20_nom1" style:base-cell-address="Bandits.A8"/>
    </style:style>
    <style:style style:name="ce7" style:family="table-cell" style:parent-style-name="Default">
      <style:table-cell-properties style:text-align-source="fix" style:repeat-content="false" fo:wrap-option="wrap" fo:border="0.06pt solid #000000" fo:padding="1.99mm"/>
      <style:paragraph-properties fo:text-align="start" fo:margin-left="0mm"/>
      <style:map style:condition="cell-content()!=&quot;&quot;" style:apply-style-name="Sans_20_nom1" style:base-cell-address="Bandits.A10"/>
    </style:style>
    <style:style style:name="ce8" style:family="table-cell" style:parent-style-name="Default">
      <style:table-cell-properties style:text-align-source="fix" style:repeat-content="false" fo:wrap-option="wrap" fo:border="0.06pt solid #000000" fo:padding="1.99mm"/>
      <style:paragraph-properties fo:text-align="start" fo:margin-left="0mm"/>
      <style:map style:condition="cell-content()!=&quot;&quot;" style:apply-style-name="Sans_20_nom1" style:base-cell-address="Bandits.A11"/>
    </style:style>
    <style:style style:name="ce9" style:family="table-cell" style:parent-style-name="Default">
      <style:table-cell-properties style:text-align-source="fix" style:repeat-content="false" fo:wrap-option="wrap" fo:padding="1.99mm"/>
      <style:paragraph-properties fo:text-align="start" fo:margin-left="0mm"/>
      <style:map style:condition="cell-content()!=&quot;&quot;" style:apply-style-name="Sans_20_nom1" style:base-cell-address="Bandits.A12"/>
    </style:style>
    <style:style style:name="ce10" style:family="table-cell" style:parent-style-name="Default">
      <style:table-cell-properties style:text-align-source="fix" style:repeat-content="false" fo:wrap-option="wrap" fo:padding="1.99mm"/>
      <style:paragraph-properties fo:text-align="start" fo:margin-left="0mm"/>
      <style:map style:condition="cell-content()!=&quot;&quot;" style:apply-style-name="Sans_20_nom1" style:base-cell-address="Bandits.A13"/>
    </style:style>
    <style:style style:name="ce11" style:family="table-cell" style:parent-style-name="Default">
      <style:table-cell-properties style:text-align-source="fix" style:repeat-content="false" fo:wrap-option="wrap" fo:padding="1.99mm"/>
      <style:paragraph-properties fo:text-align="start" fo:margin-left="0mm"/>
      <style:map style:condition="cell-content()!=&quot;&quot;" style:apply-style-name="Sans_20_nom1" style:base-cell-address="Bandits.A14"/>
    </style:style>
    <style:style style:name="ce12" style:family="table-cell" style:parent-style-name="Default">
      <style:table-cell-properties fo:wrap-option="wrap" fo:padding="1.99mm"/>
      <style:map style:condition="cell-content()!=&quot;&quot;" style:apply-style-name="Sans_20_nom1" style:base-cell-address="Bandits.A15"/>
    </style:style>
    <style:style style:name="ce13" style:family="table-cell" style:parent-style-name="Default">
      <style:table-cell-properties fo:wrap-option="wrap" fo:padding="1.99mm"/>
      <style:map style:condition="cell-content()!=&quot;&quot;" style:apply-style-name="Sans_20_nom1" style:base-cell-address="Bandits.A16"/>
    </style:style>
    <style:style style:name="ce14" style:family="table-cell" style:parent-style-name="Default">
      <style:table-cell-properties fo:wrap-option="wrap" fo:padding="1.99mm"/>
      <style:map style:condition="cell-content()!=&quot;&quot;" style:apply-style-name="Sans_20_nom1" style:base-cell-address="Bandits.A17"/>
    </style:style>
    <style:style style:name="ce15" style:family="table-cell" style:parent-style-name="Default">
      <style:table-cell-properties fo:wrap-option="wrap" fo:padding="1.99mm"/>
      <style:map style:condition="cell-content()!=&quot;&quot;" style:apply-style-name="Sans_20_nom1" style:base-cell-address="Bandits.A18"/>
    </style:style>
    <style:style style:name="ce16" style:family="table-cell" style:parent-style-name="Default">
      <style:table-cell-properties fo:wrap-option="wrap" fo:padding="1.99mm"/>
      <style:map style:condition="cell-content()!=&quot;&quot;" style:apply-style-name="Sans_20_nom1" style:base-cell-address="Bandits.A19"/>
    </style:style>
    <style:style style:name="ce17" style:family="table-cell" style:parent-style-name="Default">
      <style:table-cell-properties fo:wrap-option="wrap" fo:padding="1.99mm"/>
      <style:map style:condition="cell-content()!=&quot;&quot;" style:apply-style-name="Sans_20_nom1" style:base-cell-address="Bandits.A20"/>
    </style:style>
    <style:style style:name="ce18" style:family="table-cell" style:parent-style-name="Default">
      <style:table-cell-properties fo:wrap-option="wrap" fo:padding="1.99mm"/>
      <style:map style:condition="cell-content()!=&quot;&quot;" style:apply-style-name="Sans_20_nom1" style:base-cell-address="Bandits.A21"/>
    </style:style>
    <style:style style:name="ce19" style:family="table-cell" style:parent-style-name="Default">
      <style:table-cell-properties fo:wrap-option="wrap" fo:padding="1.99mm"/>
      <style:map style:condition="cell-content()!=&quot;&quot;" style:apply-style-name="Sans_20_nom1" style:base-cell-address="Bandits.A22"/>
    </style:style>
    <style:style style:name="ce20" style:family="table-cell" style:parent-style-name="Default">
      <style:table-cell-properties fo:wrap-option="wrap" fo:padding="1.99mm"/>
      <style:map style:condition="cell-content()!=&quot;&quot;" style:apply-style-name="Sans_20_nom1" style:base-cell-address="Bandits.A23"/>
    </style:style>
    <style:style style:name="ce21" style:family="table-cell" style:parent-style-name="Default">
      <style:table-cell-properties fo:wrap-option="wrap" fo:padding="1.99mm"/>
      <style:map style:condition="cell-content()!=&quot;&quot;" style:apply-style-name="Sans_20_nom1" style:base-cell-address="Bandits.A24"/>
    </style:style>
    <style:style style:name="ce22" style:family="table-cell" style:parent-style-name="Default">
      <style:table-cell-properties fo:wrap-option="wrap" fo:padding="1.99mm"/>
      <style:map style:condition="cell-content()!=&quot;&quot;" style:apply-style-name="Sans_20_nom1" style:base-cell-address="Bandits.A25"/>
    </style:style>
    <style:style style:name="ce23" style:family="table-cell" style:parent-style-name="Default">
      <style:table-cell-properties fo:wrap-option="wrap" fo:padding="1.99mm"/>
      <style:map style:condition="cell-content()!=&quot;&quot;" style:apply-style-name="Sans_20_nom1" style:base-cell-address="Bandits.A26"/>
    </style:style>
    <style:style style:name="ce24" style:family="table-cell" style:parent-style-name="Default">
      <style:table-cell-properties fo:wrap-option="wrap" fo:padding="1.99mm"/>
      <style:map style:condition="cell-content()!=&quot;&quot;" style:apply-style-name="Sans_20_nom1" style:base-cell-address="Bandits.A27"/>
    </style:style>
    <style:style style:name="ce25" style:family="table-cell" style:parent-style-name="Default">
      <style:table-cell-properties fo:wrap-option="wrap" fo:padding="1.99mm"/>
      <style:map style:condition="cell-content()!=&quot;&quot;" style:apply-style-name="Sans_20_nom1" style:base-cell-address="Bandits.A28"/>
    </style:style>
    <style:style style:name="ce26" style:family="table-cell" style:parent-style-name="Default">
      <style:table-cell-properties fo:wrap-option="wrap" fo:padding="1.99mm"/>
      <style:map style:condition="cell-content()!=&quot;&quot;" style:apply-style-name="Sans_20_nom1" style:base-cell-address="Bandits.A29"/>
    </style:style>
    <style:style style:name="ce27" style:family="table-cell" style:parent-style-name="Default">
      <style:table-cell-properties fo:wrap-option="wrap" fo:padding="1.99mm"/>
      <style:map style:condition="cell-content()!=&quot;&quot;" style:apply-style-name="Sans_20_nom1" style:base-cell-address="Bandits.A30"/>
    </style:style>
    <style:style style:name="ce28" style:family="table-cell" style:parent-style-name="Default">
      <style:table-cell-properties fo:wrap-option="wrap" fo:padding="1.99mm"/>
      <style:map style:condition="cell-content()!=&quot;&quot;" style:apply-style-name="Sans_20_nom1" style:base-cell-address="Bandits.A31"/>
    </style:style>
    <style:style style:name="ce29" style:family="table-cell" style:parent-style-name="Default">
      <style:table-cell-properties fo:wrap-option="wrap" fo:padding="1.99mm"/>
      <style:map style:condition="cell-content()!=&quot;&quot;" style:apply-style-name="Sans_20_nom1" style:base-cell-address="Bandits.A32"/>
    </style:style>
    <style:style style:name="ce30" style:family="table-cell" style:parent-style-name="Default">
      <style:table-cell-properties fo:wrap-option="wrap" fo:padding="1.99mm"/>
      <style:map style:condition="cell-content()!=&quot;&quot;" style:apply-style-name="Sans_20_nom1" style:base-cell-address="Bandits.A33"/>
    </style:style>
    <style:style style:name="ce31" style:family="table-cell" style:parent-style-name="Default">
      <style:table-cell-properties fo:wrap-option="wrap" fo:padding="1.99mm"/>
      <style:map style:condition="cell-content()!=&quot;&quot;" style:apply-style-name="Sans_20_nom1" style:base-cell-address="Bandits.A34"/>
    </style:style>
    <style:style style:name="ce32" style:family="table-cell" style:parent-style-name="Default">
      <style:table-cell-properties fo:wrap-option="wrap" fo:padding="1.99mm"/>
      <style:map style:condition="cell-content()!=&quot;&quot;" style:apply-style-name="Sans_20_nom1" style:base-cell-address="Bandits.A35"/>
    </style:style>
    <style:style style:name="ce33" style:family="table-cell" style:parent-style-name="Default">
      <style:table-cell-properties fo:wrap-option="wrap" fo:padding="1.99mm"/>
      <style:map style:condition="cell-content()!=&quot;&quot;" style:apply-style-name="Sans_20_nom1" style:base-cell-address="Bandits.B3"/>
    </style:style>
    <style:style style:name="ce34" style:family="table-cell" style:parent-style-name="Default">
      <style:table-cell-properties fo:wrap-option="wrap" fo:padding="1.99mm"/>
      <style:map style:condition="cell-content()!=&quot;&quot;" style:apply-style-name="Sans_20_nom1" style:base-cell-address="Bandits.B4"/>
    </style:style>
    <style:style style:name="ce35" style:family="table-cell" style:parent-style-name="Default">
      <style:table-cell-properties fo:wrap-option="wrap" fo:padding="1.99mm"/>
      <style:map style:condition="cell-content()!=&quot;&quot;" style:apply-style-name="Sans_20_nom1" style:base-cell-address="Bandits.B5"/>
    </style:style>
    <style:style style:name="ce36" style:family="table-cell" style:parent-style-name="Default">
      <style:table-cell-properties fo:wrap-option="wrap" fo:padding="1.99mm"/>
      <style:map style:condition="cell-content()!=&quot;&quot;" style:apply-style-name="Sans_20_nom1" style:base-cell-address="Bandits.B6"/>
    </style:style>
    <style:style style:name="ce37" style:family="table-cell" style:parent-style-name="Default">
      <style:table-cell-properties fo:wrap-option="wrap" fo:padding="1.99mm"/>
      <style:map style:condition="cell-content()!=&quot;&quot;" style:apply-style-name="Sans_20_nom1" style:base-cell-address="Bandits.B7"/>
    </style:style>
    <style:style style:name="ce38" style:family="table-cell" style:parent-style-name="Default">
      <style:table-cell-properties fo:wrap-option="wrap" fo:padding="1.99mm"/>
      <style:map style:condition="cell-content()!=&quot;&quot;" style:apply-style-name="Sans_20_nom1" style:base-cell-address="Bandits.B8"/>
    </style:style>
    <style:style style:name="ce39" style:family="table-cell" style:parent-style-name="Default">
      <style:table-cell-properties fo:wrap-option="wrap" fo:padding="1.99mm"/>
      <style:map style:condition="cell-content()!=&quot;&quot;" style:apply-style-name="Sans_20_nom1" style:base-cell-address="Bandits.B9"/>
    </style:style>
    <style:style style:name="ce40" style:family="table-cell" style:parent-style-name="Default">
      <style:table-cell-properties fo:wrap-option="wrap" fo:padding="1.99mm"/>
      <style:map style:condition="cell-content()!=&quot;&quot;" style:apply-style-name="Sans_20_nom1" style:base-cell-address="Bandits.B10"/>
    </style:style>
    <style:style style:name="ce41" style:family="table-cell" style:parent-style-name="Default">
      <style:table-cell-properties fo:wrap-option="wrap" fo:padding="1.99mm"/>
      <style:map style:condition="cell-content()!=&quot;&quot;" style:apply-style-name="Sans_20_nom1" style:base-cell-address="Bandits.B11"/>
    </style:style>
    <style:style style:name="ce42" style:family="table-cell" style:parent-style-name="Default">
      <style:table-cell-properties fo:wrap-option="wrap" fo:padding="1.99mm"/>
      <style:map style:condition="cell-content()!=&quot;&quot;" style:apply-style-name="Sans_20_nom1" style:base-cell-address="Bandits.B12"/>
    </style:style>
    <style:style style:name="ce43" style:family="table-cell" style:parent-style-name="Default">
      <style:table-cell-properties fo:wrap-option="wrap" fo:padding="1.99mm"/>
      <style:map style:condition="cell-content()!=&quot;&quot;" style:apply-style-name="Sans_20_nom1" style:base-cell-address="Bandits.B13"/>
    </style:style>
    <style:style style:name="ce44" style:family="table-cell" style:parent-style-name="Default">
      <style:table-cell-properties fo:wrap-option="wrap" fo:padding="1.99mm"/>
      <style:map style:condition="cell-content()!=&quot;&quot;" style:apply-style-name="Sans_20_nom1" style:base-cell-address="Bandits.B14"/>
    </style:style>
    <style:style style:name="ce45" style:family="table-cell" style:parent-style-name="Default">
      <style:table-cell-properties fo:wrap-option="wrap" fo:padding="1.99mm"/>
      <style:map style:condition="cell-content()!=&quot;&quot;" style:apply-style-name="Sans_20_nom1" style:base-cell-address="Bandits.B15"/>
    </style:style>
    <style:style style:name="ce46" style:family="table-cell" style:parent-style-name="Default">
      <style:table-cell-properties fo:wrap-option="wrap" fo:padding="1.99mm"/>
      <style:map style:condition="cell-content()!=&quot;&quot;" style:apply-style-name="Sans_20_nom1" style:base-cell-address="Bandits.B16"/>
    </style:style>
    <style:style style:name="ce47" style:family="table-cell" style:parent-style-name="Default">
      <style:table-cell-properties fo:wrap-option="wrap" fo:padding="1.99mm"/>
      <style:map style:condition="cell-content()!=&quot;&quot;" style:apply-style-name="Sans_20_nom1" style:base-cell-address="Bandits.B17"/>
    </style:style>
    <style:style style:name="ce48" style:family="table-cell" style:parent-style-name="Default">
      <style:table-cell-properties fo:wrap-option="wrap" fo:border="0.06pt solid #000000" fo:padding="1.99mm"/>
      <style:map style:condition="cell-content()!=&quot;&quot;" style:apply-style-name="Sans_20_nom1" style:base-cell-address="Bandits.C9"/>
    </style:style>
    <style:style style:name="ce49" style:family="table-cell" style:parent-style-name="Default">
      <style:table-cell-properties fo:wrap-option="wrap" fo:border="0.06pt solid #000000" fo:padding="1.99mm"/>
      <style:map style:condition="cell-content()!=&quot;&quot;" style:apply-style-name="Sans_20_nom1" style:base-cell-address="Bandits.E9"/>
    </style:style>
    <style:style style:name="ce50" style:family="table-cell" style:parent-style-name="Default">
      <style:table-cell-properties fo:wrap-option="wrap" fo:border="0.06pt solid #000000" fo:padding="1.99mm"/>
      <style:map style:condition="cell-content()!=&quot;&quot;" style:apply-style-name="Sans_20_nom1" style:base-cell-address="Bandits.E10"/>
    </style:style>
    <style:style style:name="ce51" style:family="table-cell" style:parent-style-name="Default">
      <style:table-cell-properties fo:wrap-option="wrap" fo:padding="1.99mm"/>
      <style:map style:condition="cell-content()!=&quot;&quot;" style:apply-style-name="Sans_20_nom1" style:base-cell-address="Bandits.G10"/>
    </style:style>
    <style:style style:name="ce52" style:family="table-cell" style:parent-style-name="Default">
      <style:table-cell-properties fo:wrap-option="wrap" fo:padding="1.99mm"/>
    </style:style>
    <style:style style:name="ce53" style:family="table-cell" style:parent-style-name="Default">
      <style:table-cell-properties fo:background-color="#ffff00" style:text-align-source="fix" style:repeat-content="false"/>
      <style:paragraph-properties fo:text-align="center" fo:margin-left="0mm"/>
      <style:text-properties fo:font-size="12pt" style:font-size-asian="12pt" style:font-size-complex="12pt"/>
    </style:style>
    <style:style style:name="ce54" style:family="table-cell" style:parent-style-name="Default">
      <style:table-cell-properties fo:background-color="#ffcc00" style:text-align-source="fix" style:repeat-content="false" fo:border="0.06pt solid #000000" style:vertical-align="top"/>
      <style:paragraph-properties fo:text-align="center" fo:margin-left="0mm"/>
      <style:text-properties fo:font-size="12pt" fo:font-weight="bold" style:font-size-asian="12pt" style:font-weight-asian="bold" style:font-size-complex="12pt" style:font-weight-complex="bold"/>
    </style:style>
    <style:style style:name="ce55" style:family="table-cell" style:parent-style-name="Default">
      <style:table-cell-properties fo:background-color="#ffff00" style:text-align-source="fix" style:repeat-content="false" fo:border="0.06pt solid #000000" style:vertical-align="top"/>
      <style:paragraph-properties fo:text-align="center" fo:margin-left="0mm"/>
      <style:text-properties fo:font-size="12pt" fo:font-weight="bold" style:font-size-asian="12pt" style:font-weight-asian="bold" style:font-size-complex="12pt" style:font-weight-complex="bold"/>
    </style:style>
    <style:style style:name="ce56" style:family="table-cell" style:parent-style-name="Default">
      <style:table-cell-properties fo:wrap-option="wrap" fo:padding="1.99mm" style:vertical-align="top"/>
      <style:map style:condition="cell-content()!=&quot;&quot;" style:apply-style-name="Sans_20_nom1" style:base-cell-address="Taverne.A3"/>
    </style:style>
    <style:style style:name="ce57" style:family="table-cell" style:parent-style-name="Default">
      <style:table-cell-properties fo:wrap-option="wrap" fo:border="0.06pt solid #000000" fo:padding="1.99mm"/>
      <style:map style:condition="cell-content()!=&quot;&quot;" style:apply-style-name="Sans_20_nom1" style:base-cell-address="Taverne.A4"/>
    </style:style>
    <style:style style:name="ce58" style:family="table-cell" style:parent-style-name="Default">
      <style:table-cell-properties fo:wrap-option="wrap" fo:border="0.06pt solid #000000" fo:padding="1.99mm"/>
      <style:map style:condition="cell-content()!=&quot;&quot;" style:apply-style-name="Sans_20_nom1" style:base-cell-address="Taverne.A5"/>
    </style:style>
    <style:style style:name="ce59" style:family="table-cell" style:parent-style-name="Default">
      <style:table-cell-properties fo:wrap-option="wrap" fo:border="0.06pt solid #000000" fo:padding="1.99mm"/>
      <style:map style:condition="cell-content()!=&quot;&quot;" style:apply-style-name="Sans_20_nom1" style:base-cell-address="Taverne.A6"/>
    </style:style>
    <style:style style:name="ce60" style:family="table-cell" style:parent-style-name="Default">
      <style:table-cell-properties fo:wrap-option="wrap" fo:border="0.06pt solid #000000" fo:padding="1.99mm"/>
      <style:map style:condition="cell-content()!=&quot;&quot;" style:apply-style-name="Sans_20_nom1" style:base-cell-address="Taverne.A7"/>
    </style:style>
    <style:style style:name="ce61" style:family="table-cell" style:parent-style-name="Default">
      <style:table-cell-properties fo:wrap-option="wrap" fo:border="0.06pt solid #000000" fo:padding="1.99mm"/>
      <style:map style:condition="cell-content()!=&quot;&quot;" style:apply-style-name="Sans_20_nom1" style:base-cell-address="Taverne.A8"/>
    </style:style>
    <style:style style:name="ce62" style:family="table-cell" style:parent-style-name="Default">
      <style:table-cell-properties fo:wrap-option="wrap" fo:border="0.06pt solid #000000" fo:padding="1.99mm"/>
      <style:map style:condition="cell-content()!=&quot;&quot;" style:apply-style-name="Sans_20_nom1" style:base-cell-address="Taverne.A9"/>
    </style:style>
    <style:style style:name="ce63" style:family="table-cell" style:parent-style-name="Default">
      <style:table-cell-properties fo:wrap-option="wrap" fo:border="0.06pt solid #000000" fo:padding="1.99mm"/>
      <style:map style:condition="cell-content()!=&quot;&quot;" style:apply-style-name="Sans_20_nom1" style:base-cell-address="Taverne.A10"/>
    </style:style>
    <style:style style:name="ce64" style:family="table-cell" style:parent-style-name="Default">
      <style:table-cell-properties fo:wrap-option="wrap" fo:border="0.06pt solid #000000" fo:padding="1.99mm"/>
      <style:map style:condition="cell-content()!=&quot;&quot;" style:apply-style-name="Sans_20_nom1" style:base-cell-address="Taverne.A11"/>
    </style:style>
    <style:style style:name="ce65" style:family="table-cell" style:parent-style-name="Default">
      <style:table-cell-properties fo:wrap-option="wrap" fo:border="0.06pt solid #000000" fo:padding="1.99mm"/>
      <style:map style:condition="cell-content()!=&quot;&quot;" style:apply-style-name="Sans_20_nom1" style:base-cell-address="Taverne.A12"/>
    </style:style>
    <style:style style:name="ce66" style:family="table-cell" style:parent-style-name="Default">
      <style:table-cell-properties fo:wrap-option="wrap" fo:border="0.06pt solid #000000" fo:padding="1.99mm"/>
      <style:map style:condition="cell-content()!=&quot;&quot;" style:apply-style-name="Sans_20_nom1" style:base-cell-address="Taverne.A13"/>
    </style:style>
    <style:style style:name="ce67" style:family="table-cell" style:parent-style-name="Default">
      <style:table-cell-properties fo:wrap-option="wrap" fo:border="0.06pt solid #000000" fo:padding="1.99mm"/>
      <style:map style:condition="cell-content()!=&quot;&quot;" style:apply-style-name="Sans_20_nom1" style:base-cell-address="Taverne.A14"/>
    </style:style>
    <style:style style:name="ce68" style:family="table-cell" style:parent-style-name="Default">
      <style:table-cell-properties fo:wrap-option="wrap" fo:border="0.06pt solid #000000" fo:padding="1.99mm"/>
      <style:map style:condition="cell-content()!=&quot;&quot;" style:apply-style-name="Sans_20_nom1" style:base-cell-address="Taverne.A15"/>
    </style:style>
    <style:style style:name="ce69" style:family="table-cell" style:parent-style-name="Default">
      <style:table-cell-properties fo:wrap-option="wrap" fo:border="0.06pt solid #000000" fo:padding="1.99mm"/>
      <style:map style:condition="cell-content()!=&quot;&quot;" style:apply-style-name="Sans_20_nom1" style:base-cell-address="Taverne.A16"/>
    </style:style>
    <style:style style:name="ce70" style:family="table-cell" style:parent-style-name="Default">
      <style:table-cell-properties fo:wrap-option="wrap" fo:border="0.06pt solid #000000" fo:padding="1.99mm"/>
      <style:map style:condition="cell-content()!=&quot;&quot;" style:apply-style-name="Sans_20_nom1" style:base-cell-address="Taverne.A17"/>
    </style:style>
    <style:style style:name="ce71" style:family="table-cell" style:parent-style-name="Default">
      <style:table-cell-properties fo:wrap-option="wrap" fo:border="0.06pt solid #000000" fo:padding="1.99mm"/>
      <style:map style:condition="cell-content()!=&quot;&quot;" style:apply-style-name="Sans_20_nom1" style:base-cell-address="Taverne.A18"/>
    </style:style>
    <style:style style:name="ce72" style:family="table-cell" style:parent-style-name="Default">
      <style:table-cell-properties fo:wrap-option="wrap" fo:border="0.06pt solid #000000" fo:padding="1.99mm"/>
      <style:map style:condition="cell-content()!=&quot;&quot;" style:apply-style-name="Sans_20_nom1" style:base-cell-address="Taverne.A19"/>
    </style:style>
    <style:style style:name="ce73" style:family="table-cell" style:parent-style-name="Default">
      <style:table-cell-properties fo:wrap-option="wrap" fo:border="0.06pt solid #000000" fo:padding="1.99mm"/>
      <style:map style:condition="cell-content()!=&quot;&quot;" style:apply-style-name="Sans_20_nom1" style:base-cell-address="Taverne.A20"/>
    </style:style>
    <style:style style:name="ce74" style:family="table-cell" style:parent-style-name="Default">
      <style:table-cell-properties fo:wrap-option="wrap" fo:border="0.06pt solid #000000" fo:padding="1.99mm"/>
      <style:map style:condition="cell-content()!=&quot;&quot;" style:apply-style-name="Sans_20_nom1" style:base-cell-address="Taverne.A21"/>
    </style:style>
    <style:style style:name="ce75" style:family="table-cell" style:parent-style-name="Default">
      <style:table-cell-properties fo:wrap-option="wrap" fo:border="0.06pt solid #000000" fo:padding="1.99mm"/>
      <style:map style:condition="cell-content()!=&quot;&quot;" style:apply-style-name="Sans_20_nom1" style:base-cell-address="Taverne.A22"/>
    </style:style>
    <style:style style:name="ce76" style:family="table-cell" style:parent-style-name="Default">
      <style:table-cell-properties fo:wrap-option="wrap" fo:border="0.06pt solid #000000" fo:padding="1.99mm"/>
      <style:map style:condition="cell-content()!=&quot;&quot;" style:apply-style-name="Sans_20_nom1" style:base-cell-address="Taverne.A23"/>
    </style:style>
    <style:style style:name="ce77" style:family="table-cell" style:parent-style-name="Default">
      <style:table-cell-properties fo:wrap-option="wrap" fo:border="0.06pt solid #000000" fo:padding="1.99mm"/>
      <style:map style:condition="cell-content()!=&quot;&quot;" style:apply-style-name="Sans_20_nom1" style:base-cell-address="Taverne.A24"/>
    </style:style>
    <style:style style:name="ce78" style:family="table-cell" style:parent-style-name="Default">
      <style:table-cell-properties fo:wrap-option="wrap" fo:border="0.06pt solid #000000" fo:padding="1.99mm"/>
      <style:map style:condition="cell-content()!=&quot;&quot;" style:apply-style-name="Sans_20_nom1" style:base-cell-address="Taverne.A25"/>
    </style:style>
    <style:style style:name="ce79" style:family="table-cell" style:parent-style-name="Default">
      <style:table-cell-properties fo:wrap-option="wrap" fo:border="0.06pt solid #000000" fo:padding="1.99mm"/>
      <style:map style:condition="cell-content()!=&quot;&quot;" style:apply-style-name="Sans_20_nom1" style:base-cell-address="Taverne.A26"/>
    </style:style>
    <style:style style:name="ce80" style:family="table-cell" style:parent-style-name="Default">
      <style:table-cell-properties fo:wrap-option="wrap" fo:border="0.06pt solid #000000" fo:padding="1.99mm"/>
      <style:map style:condition="cell-content()!=&quot;&quot;" style:apply-style-name="Sans_20_nom1" style:base-cell-address="Taverne.A27"/>
    </style:style>
    <style:style style:name="ce81" style:family="table-cell" style:parent-style-name="Default">
      <style:table-cell-properties fo:wrap-option="wrap" fo:border="0.06pt solid #000000" fo:padding="1.99mm"/>
      <style:map style:condition="cell-content()!=&quot;&quot;" style:apply-style-name="Sans_20_nom1" style:base-cell-address="Taverne.A28"/>
    </style:style>
    <style:style style:name="ce82" style:family="table-cell" style:parent-style-name="Default">
      <style:table-cell-properties fo:wrap-option="wrap" fo:border="0.06pt solid #000000" fo:padding="1.99mm"/>
      <style:map style:condition="cell-content()!=&quot;&quot;" style:apply-style-name="Sans_20_nom1" style:base-cell-address="Taverne.A29"/>
    </style:style>
    <style:style style:name="ce83" style:family="table-cell" style:parent-style-name="Default">
      <style:table-cell-properties fo:wrap-option="wrap" fo:padding="1.99mm" style:vertical-align="top"/>
      <style:map style:condition="cell-content()!=&quot;&quot;" style:apply-style-name="Sans_20_nom1" style:base-cell-address="Taverne.A30"/>
    </style:style>
    <style:style style:name="ce84" style:family="table-cell" style:parent-style-name="Default">
      <style:table-cell-properties fo:wrap-option="wrap" fo:padding="1.99mm" style:vertical-align="top"/>
      <style:map style:condition="cell-content()!=&quot;&quot;" style:apply-style-name="Sans_20_nom1" style:base-cell-address="Taverne.A31"/>
    </style:style>
    <style:style style:name="ce85" style:family="table-cell" style:parent-style-name="Default">
      <style:table-cell-properties fo:wrap-option="wrap" fo:padding="1.99mm" style:vertical-align="top"/>
      <style:map style:condition="cell-content()!=&quot;&quot;" style:apply-style-name="Sans_20_nom1" style:base-cell-address="Taverne.A32"/>
    </style:style>
    <style:style style:name="ce86" style:family="table-cell" style:parent-style-name="Default">
      <style:table-cell-properties fo:wrap-option="wrap" fo:padding="1.99mm" style:vertical-align="top"/>
      <style:map style:condition="cell-content()!=&quot;&quot;" style:apply-style-name="Sans_20_nom1" style:base-cell-address="Taverne.A33"/>
    </style:style>
    <style:style style:name="ce87" style:family="table-cell" style:parent-style-name="Default">
      <style:table-cell-properties fo:wrap-option="wrap" fo:padding="1.99mm" style:vertical-align="top"/>
      <style:map style:condition="cell-content()!=&quot;&quot;" style:apply-style-name="Sans_20_nom1" style:base-cell-address="Taverne.A34"/>
    </style:style>
    <style:style style:name="ce88" style:family="table-cell" style:parent-style-name="Default">
      <style:table-cell-properties fo:wrap-option="wrap" fo:padding="1.99mm" style:vertical-align="top"/>
      <style:map style:condition="cell-content()!=&quot;&quot;" style:apply-style-name="Sans_20_nom1" style:base-cell-address="Taverne.A35"/>
    </style:style>
    <style:style style:name="ce89" style:family="table-cell" style:parent-style-name="Default">
      <style:table-cell-properties fo:wrap-option="wrap" fo:padding="1.99mm" style:vertical-align="top"/>
      <style:map style:condition="cell-content()!=&quot;&quot;" style:apply-style-name="Sans_20_nom1" style:base-cell-address="Taverne.A36"/>
    </style:style>
    <style:style style:name="ce90" style:family="table-cell" style:parent-style-name="Default">
      <style:table-cell-properties style:vertical-align="top"/>
    </style:style>
    <style:style style:name="ce91" style:family="table-cell" style:parent-style-name="Default">
      <style:table-cell-properties fo:wrap-option="wrap" fo:padding="1.99mm" style:vertical-align="top"/>
    </style:style>
    <style:style style:name="ce92" style:family="table-cell" style:parent-style-name="Default">
      <style:table-cell-properties fo:wrap-option="wrap" fo:border="0.06pt solid #000000" fo:padding="1.99mm"/>
      <style:map style:condition="cell-content()!=&quot;&quot;" style:apply-style-name="Sans_20_nom1" style:base-cell-address="Taverne.B4"/>
    </style:style>
    <style:style style:name="ce93" style:family="table-cell" style:parent-style-name="Default">
      <style:table-cell-properties fo:wrap-option="wrap" fo:border="0.06pt solid #000000" fo:padding="1.99mm"/>
      <style:map style:condition="cell-content()!=&quot;&quot;" style:apply-style-name="Sans_20_nom1" style:base-cell-address="Taverne.B5"/>
    </style:style>
    <style:style style:name="ce94" style:family="table-cell" style:parent-style-name="Default">
      <style:table-cell-properties fo:wrap-option="wrap" fo:border="0.06pt solid #000000" fo:padding="1.99mm"/>
      <style:map style:condition="cell-content()!=&quot;&quot;" style:apply-style-name="Sans_20_nom1" style:base-cell-address="Taverne.B6"/>
    </style:style>
    <style:style style:name="ce95" style:family="table-cell" style:parent-style-name="Default">
      <style:table-cell-properties fo:wrap-option="wrap" fo:border="0.06pt solid #000000" fo:padding="1.99mm"/>
      <style:map style:condition="cell-content()!=&quot;&quot;" style:apply-style-name="Sans_20_nom1" style:base-cell-address="Taverne.B7"/>
    </style:style>
    <style:style style:name="ce96" style:family="table-cell" style:parent-style-name="Default">
      <style:table-cell-properties fo:wrap-option="wrap" fo:border="0.06pt solid #000000" fo:padding="1.99mm"/>
      <style:map style:condition="cell-content()!=&quot;&quot;" style:apply-style-name="Sans_20_nom1" style:base-cell-address="Taverne.B8"/>
    </style:style>
    <style:style style:name="ce97" style:family="table-cell" style:parent-style-name="Default">
      <style:table-cell-properties fo:wrap-option="wrap" fo:border="0.06pt solid #000000" fo:padding="1.99mm"/>
      <style:map style:condition="cell-content()!=&quot;&quot;" style:apply-style-name="Sans_20_nom1" style:base-cell-address="Taverne.B9"/>
    </style:style>
    <style:style style:name="ce98" style:family="table-cell" style:parent-style-name="Default">
      <style:table-cell-properties fo:wrap-option="wrap" fo:border="0.06pt solid #000000" fo:padding="1.99mm"/>
      <style:map style:condition="cell-content()!=&quot;&quot;" style:apply-style-name="Sans_20_nom1" style:base-cell-address="Taverne.B10"/>
    </style:style>
    <style:style style:name="ce99" style:family="table-cell" style:parent-style-name="Default">
      <style:table-cell-properties fo:wrap-option="wrap" fo:border="0.06pt solid #000000" fo:padding="1.99mm"/>
      <style:map style:condition="cell-content()!=&quot;&quot;" style:apply-style-name="Sans_20_nom1" style:base-cell-address="Taverne.B11"/>
    </style:style>
    <style:style style:name="ce100" style:family="table-cell" style:parent-style-name="Default">
      <style:table-cell-properties fo:wrap-option="wrap" fo:border="0.06pt solid #000000" fo:padding="1.99mm"/>
      <style:map style:condition="cell-content()!=&quot;&quot;" style:apply-style-name="Sans_20_nom1" style:base-cell-address="Taverne.B12"/>
    </style:style>
    <style:style style:name="ce101" style:family="table-cell" style:parent-style-name="Default">
      <style:table-cell-properties fo:wrap-option="wrap" fo:border="0.06pt solid #000000" fo:padding="1.99mm"/>
      <style:map style:condition="cell-content()!=&quot;&quot;" style:apply-style-name="Sans_20_nom1" style:base-cell-address="Taverne.B13"/>
    </style:style>
    <style:style style:name="ce102" style:family="table-cell" style:parent-style-name="Default">
      <style:table-cell-properties fo:wrap-option="wrap" fo:border="0.06pt solid #000000" fo:padding="1.99mm"/>
      <style:map style:condition="cell-content()!=&quot;&quot;" style:apply-style-name="Sans_20_nom1" style:base-cell-address="Taverne.B14"/>
    </style:style>
    <style:style style:name="ce103" style:family="table-cell" style:parent-style-name="Default">
      <style:table-cell-properties fo:wrap-option="wrap" fo:border="0.06pt solid #000000" fo:padding="1.99mm"/>
      <style:map style:condition="cell-content()!=&quot;&quot;" style:apply-style-name="Sans_20_nom1" style:base-cell-address="Taverne.B15"/>
    </style:style>
    <style:style style:name="ce104" style:family="table-cell" style:parent-style-name="Default">
      <style:table-cell-properties fo:wrap-option="wrap" fo:border="0.06pt solid #000000" fo:padding="1.99mm"/>
      <style:map style:condition="cell-content()!=&quot;&quot;" style:apply-style-name="Sans_20_nom1" style:base-cell-address="Taverne.B16"/>
    </style:style>
    <style:style style:name="ce105" style:family="table-cell" style:parent-style-name="Default">
      <style:table-cell-properties fo:wrap-option="wrap" fo:border="0.06pt solid #000000" fo:padding="1.99mm"/>
      <style:map style:condition="cell-content()!=&quot;&quot;" style:apply-style-name="Sans_20_nom1" style:base-cell-address="Taverne.B17"/>
    </style:style>
    <style:style style:name="ce106" style:family="table-cell" style:parent-style-name="Default">
      <style:table-cell-properties fo:wrap-option="wrap" fo:border="0.06pt solid #000000" fo:padding="1.99mm"/>
      <style:map style:condition="cell-content()!=&quot;&quot;" style:apply-style-name="Sans_20_nom1" style:base-cell-address="Taverne.B18"/>
    </style:style>
    <style:style style:name="ce107" style:family="table-cell" style:parent-style-name="Default">
      <style:table-cell-properties fo:wrap-option="wrap" fo:border="0.06pt solid #000000" fo:padding="1.99mm"/>
      <style:map style:condition="cell-content()!=&quot;&quot;" style:apply-style-name="Sans_20_nom1" style:base-cell-address="Taverne.B19"/>
    </style:style>
    <style:style style:name="ce108" style:family="table-cell" style:parent-style-name="Default">
      <style:table-cell-properties fo:wrap-option="wrap" fo:border="0.06pt solid #000000" fo:padding="1.99mm"/>
      <style:map style:condition="cell-content()!=&quot;&quot;" style:apply-style-name="Sans_20_nom1" style:base-cell-address="Taverne.B20"/>
    </style:style>
    <style:style style:name="ce109" style:family="table-cell" style:parent-style-name="Default">
      <style:table-cell-properties fo:wrap-option="wrap" fo:border="0.06pt solid #000000" fo:padding="1.99mm"/>
      <style:map style:condition="cell-content()!=&quot;&quot;" style:apply-style-name="Sans_20_nom1" style:base-cell-address="Taverne.B21"/>
    </style:style>
    <style:style style:name="ce110" style:family="table-cell" style:parent-style-name="Default">
      <style:table-cell-properties fo:wrap-option="wrap" fo:border="0.06pt solid #000000" fo:padding="1.99mm"/>
      <style:map style:condition="cell-content()!=&quot;&quot;" style:apply-style-name="Sans_20_nom1" style:base-cell-address="Taverne.B22"/>
    </style:style>
    <style:style style:name="ce111" style:family="table-cell" style:parent-style-name="Default">
      <style:table-cell-properties fo:wrap-option="wrap" fo:border="0.06pt solid #000000" fo:padding="1.99mm"/>
      <style:map style:condition="cell-content()!=&quot;&quot;" style:apply-style-name="Sans_20_nom1" style:base-cell-address="Taverne.B23"/>
    </style:style>
    <style:style style:name="ce112" style:family="table-cell" style:parent-style-name="Default">
      <style:table-cell-properties fo:wrap-option="wrap" fo:border="0.06pt solid #000000" fo:padding="1.99mm"/>
      <style:map style:condition="cell-content()!=&quot;&quot;" style:apply-style-name="Sans_20_nom1" style:base-cell-address="Taverne.B24"/>
    </style:style>
    <style:style style:name="ce113" style:family="table-cell" style:parent-style-name="Default">
      <style:table-cell-properties fo:wrap-option="wrap" fo:border="0.06pt solid #000000" fo:padding="1.99mm"/>
      <style:map style:condition="cell-content()!=&quot;&quot;" style:apply-style-name="Sans_20_nom1" style:base-cell-address="Taverne.B25"/>
    </style:style>
    <style:style style:name="ce114" style:family="table-cell" style:parent-style-name="Default">
      <style:table-cell-properties fo:wrap-option="wrap" fo:border="0.06pt solid #000000" fo:padding="1.99mm"/>
    </style:style>
    <style:style style:name="ce115" style:family="table-cell" style:parent-style-name="Default">
      <style:table-cell-properties fo:wrap-option="wrap" fo:border="0.06pt solid #000000" fo:padding="1.99mm"/>
      <style:map style:condition="cell-content()!=&quot;&quot;" style:apply-style-name="Sans_20_nom1" style:base-cell-address="Taverne.B28"/>
    </style:style>
    <style:style style:name="ce116" style:family="table-cell" style:parent-style-name="Default">
      <style:table-cell-properties fo:wrap-option="wrap" fo:border="0.06pt solid #000000" fo:padding="1.99mm"/>
      <style:map style:condition="cell-content()!=&quot;&quot;" style:apply-style-name="Sans_20_nom1" style:base-cell-address="Taverne.B29"/>
    </style:style>
    <style:style style:name="ce117" style:family="table-cell" style:parent-style-name="Default">
      <style:table-cell-properties fo:wrap-option="wrap" fo:border="0.06pt solid #000000" fo:padding="1.99mm"/>
      <style:map style:condition="cell-content()!=&quot;&quot;" style:apply-style-name="Sans_20_nom1" style:base-cell-address="Taverne.C4"/>
    </style:style>
    <style:style style:name="ce118" style:family="table-cell" style:parent-style-name="Default">
      <style:table-cell-properties fo:wrap-option="wrap" fo:border="0.06pt solid #000000" fo:padding="1.99mm"/>
      <style:map style:condition="cell-content()!=&quot;&quot;" style:apply-style-name="Sans_20_nom1" style:base-cell-address="Taverne.C5"/>
    </style:style>
    <style:style style:name="ce119" style:family="table-cell" style:parent-style-name="Default">
      <style:table-cell-properties fo:wrap-option="wrap" fo:border="0.06pt solid #000000" fo:padding="1.99mm"/>
      <style:map style:condition="cell-content()!=&quot;&quot;" style:apply-style-name="Sans_20_nom1" style:base-cell-address="Taverne.C6"/>
    </style:style>
    <style:style style:name="ce120" style:family="table-cell" style:parent-style-name="Default">
      <style:table-cell-properties fo:wrap-option="wrap" fo:border="0.06pt solid #000000" fo:padding="1.99mm"/>
      <style:map style:condition="cell-content()!=&quot;&quot;" style:apply-style-name="Sans_20_nom1" style:base-cell-address="Taverne.C7"/>
    </style:style>
    <style:style style:name="ce121" style:family="table-cell" style:parent-style-name="Default">
      <style:table-cell-properties fo:wrap-option="wrap" fo:border="0.06pt solid #000000" fo:padding="1.99mm"/>
      <style:map style:condition="cell-content()!=&quot;&quot;" style:apply-style-name="Sans_20_nom1" style:base-cell-address="Taverne.C8"/>
    </style:style>
    <style:style style:name="ce122" style:family="table-cell" style:parent-style-name="Default">
      <style:table-cell-properties fo:wrap-option="wrap" fo:border="0.06pt solid #000000" fo:padding="1.99mm"/>
      <style:map style:condition="cell-content()!=&quot;&quot;" style:apply-style-name="Sans_20_nom1" style:base-cell-address="Taverne.C9"/>
    </style:style>
    <style:style style:name="ce123" style:family="table-cell" style:parent-style-name="Default">
      <style:table-cell-properties fo:wrap-option="wrap" fo:border="0.06pt solid #000000" fo:padding="1.99mm"/>
      <style:map style:condition="cell-content()!=&quot;&quot;" style:apply-style-name="Sans_20_nom1" style:base-cell-address="Taverne.C10"/>
    </style:style>
    <style:style style:name="ce124" style:family="table-cell" style:parent-style-name="Default">
      <style:table-cell-properties fo:wrap-option="wrap" fo:border="0.06pt solid #000000" fo:padding="1.99mm"/>
      <style:map style:condition="cell-content()!=&quot;&quot;" style:apply-style-name="Sans_20_nom1" style:base-cell-address="Taverne.C11"/>
    </style:style>
    <style:style style:name="ce125" style:family="table-cell" style:parent-style-name="Default">
      <style:table-cell-properties fo:wrap-option="wrap" fo:border="0.06pt solid #000000" fo:padding="1.99mm"/>
      <style:map style:condition="cell-content()!=&quot;&quot;" style:apply-style-name="Sans_20_nom1" style:base-cell-address="Taverne.C12"/>
    </style:style>
    <style:style style:name="ce126" style:family="table-cell" style:parent-style-name="Default">
      <style:table-cell-properties fo:wrap-option="wrap" fo:border="0.06pt solid #000000" fo:padding="1.99mm"/>
      <style:map style:condition="cell-content()!=&quot;&quot;" style:apply-style-name="Sans_20_nom1" style:base-cell-address="Taverne.C13"/>
    </style:style>
    <style:style style:name="ce127" style:family="table-cell" style:parent-style-name="Default">
      <style:table-cell-properties fo:wrap-option="wrap" fo:border="0.06pt solid #000000" fo:padding="1.99mm"/>
      <style:map style:condition="cell-content()!=&quot;&quot;" style:apply-style-name="Sans_20_nom1" style:base-cell-address="Taverne.C14"/>
    </style:style>
    <style:style style:name="ce128" style:family="table-cell" style:parent-style-name="Default">
      <style:table-cell-properties fo:wrap-option="wrap" fo:border="0.06pt solid #000000" fo:padding="1.99mm"/>
      <style:map style:condition="cell-content()!=&quot;&quot;" style:apply-style-name="Sans_20_nom1" style:base-cell-address="Taverne.C15"/>
    </style:style>
    <style:style style:name="ce129" style:family="table-cell" style:parent-style-name="Default">
      <style:table-cell-properties fo:wrap-option="wrap" fo:border="0.06pt solid #000000" fo:padding="1.99mm"/>
      <style:map style:condition="cell-content()!=&quot;&quot;" style:apply-style-name="Sans_20_nom1" style:base-cell-address="Taverne.C16"/>
    </style:style>
    <style:style style:name="ce130" style:family="table-cell" style:parent-style-name="Default">
      <style:table-cell-properties fo:wrap-option="wrap" fo:border="0.06pt solid #000000" fo:padding="1.99mm"/>
      <style:map style:condition="cell-content()!=&quot;&quot;" style:apply-style-name="Sans_20_nom1" style:base-cell-address="Taverne.C19"/>
    </style:style>
    <style:style style:name="ce131" style:family="table-cell" style:parent-style-name="Default">
      <style:table-cell-properties fo:wrap-option="wrap" fo:border="0.06pt solid #000000" fo:padding="1.99mm"/>
      <style:map style:condition="cell-content()!=&quot;&quot;" style:apply-style-name="Sans_20_nom1" style:base-cell-address="Taverne.C20"/>
    </style:style>
    <style:style style:name="ce132" style:family="table-cell" style:parent-style-name="Default">
      <style:table-cell-properties fo:wrap-option="wrap" fo:border="0.06pt solid #000000" fo:padding="1.99mm"/>
      <style:map style:condition="cell-content()!=&quot;&quot;" style:apply-style-name="Sans_20_nom1" style:base-cell-address="Taverne.C21"/>
    </style:style>
    <style:style style:name="ce133" style:family="table-cell" style:parent-style-name="Default">
      <style:table-cell-properties fo:wrap-option="wrap" fo:border="0.06pt solid #000000" fo:padding="1.99mm"/>
      <style:map style:condition="cell-content()!=&quot;&quot;" style:apply-style-name="Sans_20_nom1" style:base-cell-address="Taverne.C22"/>
    </style:style>
    <style:style style:name="ce134" style:family="table-cell" style:parent-style-name="Default">
      <style:table-cell-properties fo:wrap-option="wrap" fo:border="0.06pt solid #000000" fo:padding="1.99mm"/>
      <style:map style:condition="cell-content()!=&quot;&quot;" style:apply-style-name="Sans_20_nom1" style:base-cell-address="Taverne.C23"/>
    </style:style>
    <style:style style:name="ce135" style:family="table-cell" style:parent-style-name="Default">
      <style:table-cell-properties fo:wrap-option="wrap" fo:border="0.06pt solid #000000" fo:padding="1.99mm"/>
      <style:map style:condition="cell-content()!=&quot;&quot;" style:apply-style-name="Sans_20_nom1" style:base-cell-address="Taverne.C24"/>
    </style:style>
    <style:style style:name="ce136" style:family="table-cell" style:parent-style-name="Default">
      <style:table-cell-properties fo:wrap-option="wrap" fo:border="0.06pt solid #000000" fo:padding="1.99mm"/>
      <style:map style:condition="cell-content()!=&quot;&quot;" style:apply-style-name="Sans_20_nom1" style:base-cell-address="Taverne.C25"/>
    </style:style>
    <style:style style:name="ce137" style:family="table-cell" style:parent-style-name="Default">
      <style:table-cell-properties fo:wrap-option="wrap" fo:border="0.06pt solid #000000" fo:padding="1.99mm"/>
      <style:map style:condition="cell-content()!=&quot;&quot;" style:apply-style-name="Sans_20_nom1" style:base-cell-address="Taverne.C26"/>
    </style:style>
    <style:style style:name="ce138" style:family="table-cell" style:parent-style-name="Default">
      <style:table-cell-properties fo:wrap-option="wrap" fo:border="0.06pt solid #000000" fo:padding="1.99mm"/>
      <style:map style:condition="cell-content()!=&quot;&quot;" style:apply-style-name="Sans_20_nom1" style:base-cell-address="Taverne.C28"/>
    </style:style>
    <style:style style:name="ce139" style:family="table-cell" style:parent-style-name="Default">
      <style:table-cell-properties fo:wrap-option="wrap" fo:border="0.06pt solid #000000" fo:padding="1.99mm"/>
      <style:map style:condition="cell-content()!=&quot;&quot;" style:apply-style-name="Sans_20_nom1" style:base-cell-address="Taverne.C29"/>
    </style:style>
    <style:style style:name="ce140" style:family="table-cell" style:parent-style-name="Default">
      <style:table-cell-properties fo:wrap-option="wrap" fo:padding="1.99mm" style:vertical-align="top"/>
      <style:map style:condition="cell-content()!=&quot;&quot;" style:apply-style-name="Sans_20_nom1" style:base-cell-address="Taverne.D3"/>
    </style:style>
    <style:style style:name="ce141" style:family="table-cell" style:parent-style-name="Default">
      <style:table-cell-properties fo:wrap-option="wrap" fo:border="0.06pt solid #000000" fo:padding="1.99mm"/>
      <style:map style:condition="cell-content()!=&quot;&quot;" style:apply-style-name="Sans_20_nom1" style:base-cell-address="Taverne.D12"/>
    </style:style>
    <style:style style:name="ce142" style:family="table-cell" style:parent-style-name="Default">
      <style:table-cell-properties fo:wrap-option="wrap" fo:border="0.06pt solid #000000" fo:padding="1.99mm"/>
      <style:map style:condition="cell-content()!=&quot;&quot;" style:apply-style-name="Sans_20_nom1" style:base-cell-address="Taverne.D13"/>
    </style:style>
    <style:style style:name="ce143" style:family="table-cell" style:parent-style-name="Default">
      <style:table-cell-properties fo:wrap-option="wrap" fo:border="0.06pt solid #000000" fo:padding="1.99mm"/>
      <style:map style:condition="cell-content()!=&quot;&quot;" style:apply-style-name="Sans_20_nom1" style:base-cell-address="Taverne.D14"/>
    </style:style>
    <style:style style:name="ce144" style:family="table-cell" style:parent-style-name="Default">
      <style:table-cell-properties fo:wrap-option="wrap" fo:padding="1.99mm" style:vertical-align="top"/>
      <style:map style:condition="cell-content()!=&quot;&quot;" style:apply-style-name="Sans_20_nom1" style:base-cell-address="Taverne.D30"/>
    </style:style>
    <style:style style:name="ce145" style:family="table-cell" style:parent-style-name="Default">
      <style:table-cell-properties fo:wrap-option="wrap" fo:border="0.06pt solid #000000" fo:padding="1.99mm"/>
      <style:map style:condition="cell-content()!=&quot;&quot;" style:apply-style-name="Sans_20_nom1" style:base-cell-address="Taverne.E12"/>
    </style:style>
    <style:style style:name="ce146" style:family="table-cell" style:parent-style-name="Default">
      <style:table-cell-properties fo:wrap-option="wrap" fo:border="0.06pt solid #000000" fo:padding="1.99mm"/>
      <style:map style:condition="cell-content()!=&quot;&quot;" style:apply-style-name="Sans_20_nom1" style:base-cell-address="Taverne.E15"/>
    </style:style>
    <style:style style:name="ce147" style:family="table-cell" style:parent-style-name="Default">
      <style:table-cell-properties fo:wrap-option="wrap" fo:border="0.06pt solid #000000" fo:padding="1.99mm"/>
      <style:map style:condition="cell-content()!=&quot;&quot;" style:apply-style-name="Sans_20_nom1" style:base-cell-address="Taverne.E16"/>
    </style:style>
    <style:style style:name="ce148" style:family="table-cell" style:parent-style-name="Default">
      <style:table-cell-properties fo:wrap-option="wrap" fo:border="0.06pt solid #000000" fo:padding="1.99mm"/>
      <style:map style:condition="cell-content()!=&quot;&quot;" style:apply-style-name="Sans_20_nom1" style:base-cell-address="Taverne.E17"/>
    </style:style>
    <style:style style:name="ce149" style:family="table-cell" style:parent-style-name="Default">
      <style:table-cell-properties fo:wrap-option="wrap" fo:border="0.06pt solid #000000" fo:padding="1.99mm"/>
      <style:map style:condition="cell-content()!=&quot;&quot;" style:apply-style-name="Sans_20_nom1" style:base-cell-address="Taverne.E18"/>
    </style:style>
    <style:style style:name="ce150" style:family="table-cell" style:parent-style-name="Default">
      <style:table-cell-properties fo:wrap-option="wrap" fo:border="0.06pt solid #000000" fo:padding="1.99mm"/>
      <style:map style:condition="cell-content()!=&quot;&quot;" style:apply-style-name="Sans_20_nom1" style:base-cell-address="Taverne.E19"/>
    </style:style>
    <style:style style:name="ce151" style:family="table-cell" style:parent-style-name="Default">
      <style:table-cell-properties fo:wrap-option="wrap" fo:border="0.06pt solid #000000" fo:padding="1.99mm"/>
      <style:map style:condition="cell-content()!=&quot;&quot;" style:apply-style-name="Sans_20_nom1" style:base-cell-address="Taverne.E20"/>
    </style:style>
    <style:style style:name="ce152" style:family="table-cell" style:parent-style-name="Default">
      <style:table-cell-properties fo:wrap-option="wrap" fo:border="0.06pt solid #000000" fo:padding="1.99mm"/>
      <style:map style:condition="cell-content()!=&quot;&quot;" style:apply-style-name="Sans_20_nom1" style:base-cell-address="Taverne.E21"/>
    </style:style>
    <style:style style:name="ce153" style:family="table-cell" style:parent-style-name="Default">
      <style:table-cell-properties fo:wrap-option="wrap" fo:border="0.06pt solid #000000" fo:padding="1.99mm"/>
      <style:map style:condition="cell-content()!=&quot;&quot;" style:apply-style-name="Sans_20_nom1" style:base-cell-address="Taverne.E22"/>
    </style:style>
    <style:style style:name="ce154" style:family="table-cell" style:parent-style-name="Default">
      <style:table-cell-properties fo:wrap-option="wrap" fo:border="0.06pt solid #000000" fo:padding="1.99mm"/>
      <style:map style:condition="cell-content()!=&quot;&quot;" style:apply-style-name="Sans_20_nom1" style:base-cell-address="Taverne.E23"/>
    </style:style>
    <style:style style:name="ce155" style:family="table-cell" style:parent-style-name="Default">
      <style:table-cell-properties fo:wrap-option="wrap" fo:border="0.06pt solid #000000" fo:padding="1.99mm"/>
      <style:map style:condition="cell-content()!=&quot;&quot;" style:apply-style-name="Sans_20_nom1" style:base-cell-address="Taverne.E24"/>
    </style:style>
    <style:style style:name="ce156" style:family="table-cell" style:parent-style-name="Default">
      <style:table-cell-properties fo:wrap-option="wrap" fo:border="0.06pt solid #000000" fo:padding="1.99mm"/>
      <style:map style:condition="cell-content()!=&quot;&quot;" style:apply-style-name="Sans_20_nom1" style:base-cell-address="Taverne.E25"/>
    </style:style>
    <style:style style:name="ce157" style:family="table-cell" style:parent-style-name="Default">
      <style:table-cell-properties fo:wrap-option="wrap" fo:border="0.06pt solid #000000" fo:padding="1.99mm"/>
      <style:map style:condition="cell-content()!=&quot;&quot;" style:apply-style-name="Sans_20_nom1" style:base-cell-address="Taverne.E26"/>
    </style:style>
    <style:style style:name="ce158" style:family="table-cell" style:parent-style-name="Default">
      <style:table-cell-properties fo:wrap-option="wrap" fo:border="0.06pt solid #000000" fo:padding="1.99mm"/>
      <style:map style:condition="cell-content()!=&quot;&quot;" style:apply-style-name="Sans_20_nom1" style:base-cell-address="Taverne.E27"/>
    </style:style>
    <style:style style:name="ce159" style:family="table-cell" style:parent-style-name="Default">
      <style:table-cell-properties fo:wrap-option="wrap" fo:padding="1.99mm" style:vertical-align="top"/>
      <style:map style:condition="cell-content()!=&quot;&quot;" style:apply-style-name="Sans_20_nom1" style:base-cell-address="Taverne.F3"/>
    </style:style>
    <style:style style:name="ce160" style:family="table-cell" style:parent-style-name="Default">
      <style:table-cell-properties fo:wrap-option="wrap" fo:border="0.06pt solid #000000" fo:padding="1.99mm"/>
      <style:map style:condition="cell-content()!=&quot;&quot;" style:apply-style-name="Sans_20_nom1" style:base-cell-address="Taverne.F17"/>
    </style:style>
    <style:style style:name="ce161" style:family="table-cell" style:parent-style-name="Default">
      <style:table-cell-properties fo:wrap-option="wrap" fo:border="0.06pt solid #000000" fo:padding="1.99mm"/>
      <style:map style:condition="cell-content()!=&quot;&quot;" style:apply-style-name="Sans_20_nom1" style:base-cell-address="Taverne.F18"/>
    </style:style>
    <style:style style:name="ce162" style:family="table-cell" style:parent-style-name="Default">
      <style:table-cell-properties fo:wrap-option="wrap" fo:border="0.06pt solid #000000" fo:padding="1.99mm"/>
      <style:map style:condition="cell-content()!=&quot;&quot;" style:apply-style-name="Sans_20_nom1" style:base-cell-address="Taverne.F19"/>
    </style:style>
    <style:style style:name="ce163" style:family="table-cell" style:parent-style-name="Default">
      <style:table-cell-properties fo:wrap-option="wrap" fo:border="0.06pt solid #000000" fo:padding="1.99mm"/>
      <style:map style:condition="cell-content()!=&quot;&quot;" style:apply-style-name="Sans_20_nom1" style:base-cell-address="Taverne.F20"/>
    </style:style>
    <style:style style:name="ce164" style:family="table-cell" style:parent-style-name="Default">
      <style:table-cell-properties fo:wrap-option="wrap" fo:border="0.06pt solid #000000" fo:padding="1.99mm"/>
      <style:map style:condition="cell-content()!=&quot;&quot;" style:apply-style-name="Sans_20_nom1" style:base-cell-address="Taverne.F21"/>
    </style:style>
    <style:style style:name="ce165" style:family="table-cell" style:parent-style-name="Default">
      <style:table-cell-properties fo:wrap-option="wrap" fo:border="0.06pt solid #000000" fo:padding="1.99mm"/>
      <style:map style:condition="cell-content()!=&quot;&quot;" style:apply-style-name="Sans_20_nom1" style:base-cell-address="Taverne.F22"/>
    </style:style>
    <style:style style:name="ce166" style:family="table-cell" style:parent-style-name="Default">
      <style:table-cell-properties fo:wrap-option="wrap" fo:border="0.06pt solid #000000" fo:padding="1.99mm"/>
      <style:map style:condition="cell-content()!=&quot;&quot;" style:apply-style-name="Sans_20_nom1" style:base-cell-address="Taverne.F23"/>
    </style:style>
    <style:style style:name="ce167" style:family="table-cell" style:parent-style-name="Default">
      <style:table-cell-properties fo:wrap-option="wrap" fo:padding="1.99mm" style:vertical-align="top"/>
      <style:map style:condition="cell-content()!=&quot;&quot;" style:apply-style-name="Sans_20_nom1" style:base-cell-address="Taverne.F30"/>
    </style:style>
    <style:style style:name="ce168" style:family="table-cell" style:parent-style-name="Default">
      <style:table-cell-properties fo:background-color="#ffff00" style:text-align-source="fix" style:repeat-content="false" style:vertical-align="top"/>
      <style:paragraph-properties fo:text-align="center" fo:margin-left="0mm"/>
      <style:text-properties fo:font-size="12pt" style:font-size-asian="12pt" style:font-size-complex="12pt"/>
    </style:style>
    <style:style style:name="ce169" style:family="table-cell" style:parent-style-name="Default">
      <style:table-cell-properties fo:wrap-option="wrap" fo:padding="1.99mm" style:vertical-align="top"/>
      <style:map style:condition="cell-content()!=&quot;&quot;" style:apply-style-name="Sans_20_nom1" style:base-cell-address="'Ile déserte'.A3"/>
    </style:style>
    <style:style style:name="ce170" style:family="table-cell" style:parent-style-name="Default">
      <style:table-cell-properties fo:wrap-option="wrap" fo:padding="1.99mm" style:vertical-align="top"/>
      <style:map style:condition="cell-content()!=&quot;&quot;" style:apply-style-name="Sans_20_nom1" style:base-cell-address="'Ile déserte'.A4"/>
    </style:style>
    <style:style style:name="ce171" style:family="table-cell" style:parent-style-name="Default">
      <style:table-cell-properties fo:wrap-option="wrap" fo:padding="1.99mm" style:vertical-align="top"/>
      <style:map style:condition="cell-content()!=&quot;&quot;" style:apply-style-name="Sans_20_nom1" style:base-cell-address="'Ile déserte'.A17"/>
    </style:style>
    <style:style style:name="ce172" style:family="table-cell" style:parent-style-name="Default">
      <style:table-cell-properties fo:wrap-option="wrap" fo:padding="1.99mm" style:vertical-align="top"/>
      <style:map style:condition="cell-content()!=&quot;&quot;" style:apply-style-name="Sans_20_nom1" style:base-cell-address="'Ile déserte'.A18"/>
    </style:style>
    <style:style style:name="ce173" style:family="table-cell" style:parent-style-name="Default">
      <style:table-cell-properties fo:wrap-option="wrap" fo:padding="1.99mm" style:vertical-align="top"/>
      <style:map style:condition="cell-content()!=&quot;&quot;" style:apply-style-name="Sans_20_nom1" style:base-cell-address="'Ile déserte'.A19"/>
    </style:style>
    <style:style style:name="ce174" style:family="table-cell" style:parent-style-name="Default">
      <style:table-cell-properties fo:wrap-option="wrap" fo:padding="1.99mm" style:vertical-align="top"/>
      <style:map style:condition="cell-content()!=&quot;&quot;" style:apply-style-name="Sans_20_nom1" style:base-cell-address="'Ile déserte'.A20"/>
    </style:style>
    <style:style style:name="ce175" style:family="table-cell" style:parent-style-name="Default">
      <style:table-cell-properties fo:wrap-option="wrap" fo:padding="1.99mm" style:vertical-align="top"/>
      <style:map style:condition="cell-content()!=&quot;&quot;" style:apply-style-name="Sans_20_nom1" style:base-cell-address="'Ile déserte'.A21"/>
    </style:style>
    <style:style style:name="ce176" style:family="table-cell" style:parent-style-name="Default">
      <style:table-cell-properties fo:wrap-option="wrap" fo:padding="1.99mm" style:vertical-align="top"/>
      <style:map style:condition="cell-content()!=&quot;&quot;" style:apply-style-name="Sans_20_nom1" style:base-cell-address="'Ile déserte'.A22"/>
    </style:style>
    <style:style style:name="ce177" style:family="table-cell" style:parent-style-name="Default">
      <style:table-cell-properties fo:wrap-option="wrap" fo:padding="1.99mm" style:vertical-align="top"/>
      <style:map style:condition="cell-content()!=&quot;&quot;" style:apply-style-name="Sans_20_nom1" style:base-cell-address="'Ile déserte'.A23"/>
    </style:style>
    <style:style style:name="ce178" style:family="table-cell" style:parent-style-name="Default">
      <style:table-cell-properties fo:wrap-option="wrap" fo:padding="1.99mm" style:vertical-align="top"/>
      <style:map style:condition="cell-content()!=&quot;&quot;" style:apply-style-name="Sans_20_nom1" style:base-cell-address="'Ile déserte'.A24"/>
    </style:style>
    <style:style style:name="ce179" style:family="table-cell" style:parent-style-name="Default">
      <style:table-cell-properties fo:wrap-option="wrap" fo:padding="1.99mm" style:vertical-align="top"/>
      <style:map style:condition="cell-content()!=&quot;&quot;" style:apply-style-name="Sans_20_nom1" style:base-cell-address="'Ile déserte'.A25"/>
    </style:style>
    <style:style style:name="ce180" style:family="table-cell" style:parent-style-name="Default">
      <style:table-cell-properties fo:wrap-option="wrap" fo:padding="1.99mm" style:vertical-align="top"/>
      <style:map style:condition="cell-content()!=&quot;&quot;" style:apply-style-name="Sans_20_nom1" style:base-cell-address="'Ile déserte'.A26"/>
    </style:style>
    <style:style style:name="ce181" style:family="table-cell" style:parent-style-name="Default">
      <style:table-cell-properties fo:wrap-option="wrap" fo:padding="1.99mm" style:vertical-align="top"/>
      <style:map style:condition="cell-content()!=&quot;&quot;" style:apply-style-name="Sans_20_nom1" style:base-cell-address="'Ile déserte'.A27"/>
    </style:style>
    <style:style style:name="ce182" style:family="table-cell" style:parent-style-name="Default">
      <style:table-cell-properties fo:wrap-option="wrap" fo:padding="1.99mm" style:vertical-align="top"/>
      <style:map style:condition="cell-content()!=&quot;&quot;" style:apply-style-name="Sans_20_nom1" style:base-cell-address="'Ile déserte'.A28"/>
    </style:style>
    <style:style style:name="ce183" style:family="table-cell" style:parent-style-name="Default">
      <style:table-cell-properties fo:wrap-option="wrap" fo:padding="1.99mm" style:vertical-align="top"/>
      <style:map style:condition="cell-content()!=&quot;&quot;" style:apply-style-name="Sans_20_nom1" style:base-cell-address="'Ile déserte'.A29"/>
    </style:style>
    <style:style style:name="ce184" style:family="table-cell" style:parent-style-name="Default">
      <style:table-cell-properties fo:wrap-option="wrap" fo:padding="1.99mm" style:vertical-align="top"/>
      <style:map style:condition="cell-content()!=&quot;&quot;" style:apply-style-name="Sans_20_nom1" style:base-cell-address="'Ile déserte'.A30"/>
    </style:style>
    <style:style style:name="ce185" style:family="table-cell" style:parent-style-name="Default">
      <style:table-cell-properties fo:wrap-option="wrap" fo:padding="1.99mm" style:vertical-align="top"/>
      <style:map style:condition="cell-content()!=&quot;&quot;" style:apply-style-name="Sans_20_nom1" style:base-cell-address="'Ile déserte'.A31"/>
    </style:style>
    <style:style style:name="ce186" style:family="table-cell" style:parent-style-name="Default">
      <style:table-cell-properties fo:wrap-option="wrap" fo:padding="1.99mm" style:vertical-align="top"/>
      <style:map style:condition="cell-content()!=&quot;&quot;" style:apply-style-name="Sans_20_nom1" style:base-cell-address="'Ile déserte'.A32"/>
    </style:style>
    <style:style style:name="ce187" style:family="table-cell" style:parent-style-name="Default">
      <style:table-cell-properties fo:wrap-option="wrap" fo:padding="1.99mm" style:vertical-align="top"/>
      <style:map style:condition="cell-content()!=&quot;&quot;" style:apply-style-name="Sans_20_nom1" style:base-cell-address="'Ile déserte'.A33"/>
    </style:style>
    <style:style style:name="ce188" style:family="table-cell" style:parent-style-name="Default">
      <style:table-cell-properties fo:wrap-option="wrap" fo:padding="1.99mm" style:vertical-align="top"/>
      <style:map style:condition="cell-content()!=&quot;&quot;" style:apply-style-name="Sans_20_nom1" style:base-cell-address="'Ile déserte'.A34"/>
    </style:style>
    <style:style style:name="ce189" style:family="table-cell" style:parent-style-name="Default">
      <style:table-cell-properties fo:wrap-option="wrap" fo:padding="1.99mm" style:vertical-align="top"/>
      <style:map style:condition="cell-content()!=&quot;&quot;" style:apply-style-name="Sans_20_nom1" style:base-cell-address="'Ile déserte'.A35"/>
    </style:style>
    <style:style style:name="ce190" style:family="table-cell" style:parent-style-name="Default">
      <style:table-cell-properties fo:wrap-option="wrap" fo:padding="1.99mm" style:vertical-align="top"/>
      <style:map style:condition="cell-content()!=&quot;&quot;" style:apply-style-name="Sans_20_nom1" style:base-cell-address="'Ile déserte'.A36"/>
    </style:style>
    <style:style style:name="ce191" style:family="table-cell" style:parent-style-name="Default">
      <style:table-cell-properties fo:wrap-option="wrap" fo:padding="1.99mm" style:vertical-align="top"/>
      <style:map style:condition="cell-content()!=&quot;&quot;" style:apply-style-name="Sans_20_nom1" style:base-cell-address="'Ile déserte'.A37"/>
    </style:style>
    <style:style style:name="ce192" style:family="table-cell" style:parent-style-name="Default">
      <style:table-cell-properties fo:wrap-option="wrap" fo:padding="1.99mm" style:vertical-align="top"/>
      <style:map style:condition="cell-content()!=&quot;&quot;" style:apply-style-name="Sans_20_nom1" style:base-cell-address="'Ile déserte'.A38"/>
    </style:style>
    <style:style style:name="ce193" style:family="table-cell" style:parent-style-name="Default">
      <style:table-cell-properties fo:wrap-option="wrap" fo:padding="1.99mm" style:vertical-align="top"/>
      <style:map style:condition="cell-content()!=&quot;&quot;" style:apply-style-name="Sans_20_nom1" style:base-cell-address="'Ile déserte'.A39"/>
    </style:style>
    <style:style style:name="ce194" style:family="table-cell" style:parent-style-name="Default">
      <style:table-cell-properties fo:wrap-option="wrap" fo:padding="1.99mm" style:vertical-align="top"/>
      <style:map style:condition="cell-content()!=&quot;&quot;" style:apply-style-name="Sans_20_nom1" style:base-cell-address="'Ile déserte'.A40"/>
    </style:style>
    <style:style style:name="ce195" style:family="table-cell" style:parent-style-name="Default">
      <style:table-cell-properties fo:wrap-option="wrap" fo:padding="1.99mm" style:vertical-align="top"/>
      <style:map style:condition="cell-content()!=&quot;&quot;" style:apply-style-name="Sans_20_nom1" style:base-cell-address="'Ile déserte'.A41"/>
    </style:style>
    <style:style style:name="ce196" style:family="table-cell" style:parent-style-name="Default">
      <style:table-cell-properties fo:wrap-option="wrap" fo:padding="1.99mm" style:vertical-align="top"/>
      <style:map style:condition="cell-content()!=&quot;&quot;" style:apply-style-name="Sans_20_nom1" style:base-cell-address="'Ile déserte'.A42"/>
    </style:style>
    <style:style style:name="ce197" style:family="table-cell" style:parent-style-name="Default">
      <style:table-cell-properties fo:wrap-option="wrap" fo:padding="1.99mm" style:vertical-align="top"/>
      <style:map style:condition="cell-content()!=&quot;&quot;" style:apply-style-name="Sans_20_nom1" style:base-cell-address="'Ile déserte'.A43"/>
    </style:style>
    <style:style style:name="ce198" style:family="table-cell" style:parent-style-name="Default">
      <style:table-cell-properties fo:wrap-option="wrap" fo:padding="1.99mm" style:vertical-align="top"/>
      <style:map style:condition="cell-content()!=&quot;&quot;" style:apply-style-name="Sans_20_nom1" style:base-cell-address="'Ile déserte'.A44"/>
    </style:style>
    <style:style style:name="ce199" style:family="table-cell" style:parent-style-name="Default">
      <style:table-cell-properties fo:wrap-option="wrap" fo:padding="1.99mm" style:vertical-align="top"/>
      <style:map style:condition="cell-content()!=&quot;&quot;" style:apply-style-name="Sans_20_nom1" style:base-cell-address="'Ile déserte'.A45"/>
    </style:style>
    <style:style style:name="ce200" style:family="table-cell" style:parent-style-name="Default">
      <style:table-cell-properties fo:wrap-option="wrap" fo:padding="1.99mm" style:vertical-align="top"/>
      <style:map style:condition="cell-content()!=&quot;&quot;" style:apply-style-name="Sans_20_nom1" style:base-cell-address="'Ile déserte'.A46"/>
    </style:style>
    <style:style style:name="ce201" style:family="table-cell" style:parent-style-name="Default">
      <style:table-cell-properties fo:wrap-option="wrap" fo:padding="1.99mm" style:vertical-align="top"/>
      <style:map style:condition="cell-content()!=&quot;&quot;" style:apply-style-name="Sans_20_nom1" style:base-cell-address="'Ile déserte'.A47"/>
    </style:style>
    <style:style style:name="ce202" style:family="table-cell" style:parent-style-name="Default">
      <style:table-cell-properties fo:wrap-option="wrap" fo:padding="1.99mm" style:vertical-align="top"/>
      <style:map style:condition="cell-content()!=&quot;&quot;" style:apply-style-name="Sans_20_nom1" style:base-cell-address="'Ile déserte'.A48"/>
    </style:style>
    <style:style style:name="ce203" style:family="table-cell" style:parent-style-name="Default">
      <style:table-cell-properties fo:wrap-option="wrap" fo:padding="1.99mm" style:vertical-align="top"/>
      <style:map style:condition="cell-content()!=&quot;&quot;" style:apply-style-name="Sans_20_nom1" style:base-cell-address="'Ile déserte'.A49"/>
    </style:style>
    <style:style style:name="ce204" style:family="table-cell" style:parent-style-name="Default">
      <style:table-cell-properties fo:wrap-option="wrap" fo:padding="1.99mm" style:vertical-align="top"/>
      <style:map style:condition="cell-content()!=&quot;&quot;" style:apply-style-name="Sans_20_nom1" style:base-cell-address="'Ile déserte'.A50"/>
    </style:style>
    <style:style style:name="ce205" style:family="table-cell" style:parent-style-name="Default">
      <style:table-cell-properties fo:wrap-option="wrap" fo:padding="1.99mm" style:vertical-align="top"/>
      <style:map style:condition="cell-content()!=&quot;&quot;" style:apply-style-name="Sans_20_nom1" style:base-cell-address="'Ile déserte'.A51"/>
    </style:style>
    <style:style style:name="ce206" style:family="table-cell" style:parent-style-name="Default">
      <style:table-cell-properties fo:wrap-option="wrap" fo:padding="1.99mm" style:vertical-align="top"/>
      <style:map style:condition="cell-content()!=&quot;&quot;" style:apply-style-name="Sans_20_nom1" style:base-cell-address="'Ile déserte'.A52"/>
    </style:style>
    <style:style style:name="ce207" style:family="table-cell" style:parent-style-name="Default">
      <style:table-cell-properties fo:wrap-option="wrap" fo:padding="1.99mm" style:vertical-align="top"/>
      <style:map style:condition="cell-content()!=&quot;&quot;" style:apply-style-name="Sans_20_nom1" style:base-cell-address="'Ile déserte'.A53"/>
    </style:style>
    <style:style style:name="ce208" style:family="table-cell" style:parent-style-name="Default">
      <style:table-cell-properties fo:wrap-option="wrap" fo:padding="1.99mm" style:vertical-align="top"/>
      <style:map style:condition="cell-content()!=&quot;&quot;" style:apply-style-name="Sans_20_nom1" style:base-cell-address="'Ile déserte'.A54"/>
    </style:style>
    <style:style style:name="ce209" style:family="table-cell" style:parent-style-name="Default">
      <style:table-cell-properties fo:wrap-option="wrap" fo:padding="1.99mm" style:vertical-align="top"/>
      <style:map style:condition="cell-content()!=&quot;&quot;" style:apply-style-name="Sans_20_nom1" style:base-cell-address="'Ile déserte'.A55"/>
    </style:style>
    <style:style style:name="ce210" style:family="table-cell" style:parent-style-name="Default">
      <style:table-cell-properties fo:wrap-option="wrap" fo:padding="1.99mm" style:vertical-align="top"/>
      <style:map style:condition="cell-content()!=&quot;&quot;" style:apply-style-name="Sans_20_nom1" style:base-cell-address="'Ile déserte'.A56"/>
    </style:style>
    <style:style style:name="ce211" style:family="table-cell" style:parent-style-name="Default">
      <style:table-cell-properties fo:wrap-option="wrap" fo:padding="1.99mm" style:vertical-align="top"/>
      <style:map style:condition="cell-content()!=&quot;&quot;" style:apply-style-name="Sans_20_nom1" style:base-cell-address="'Ile déserte'.A57"/>
    </style:style>
    <style:style style:name="ce212" style:family="table-cell" style:parent-style-name="Default">
      <style:table-cell-properties fo:wrap-option="wrap" fo:padding="1.99mm" style:vertical-align="top"/>
      <style:map style:condition="cell-content()!=&quot;&quot;" style:apply-style-name="Sans_20_nom1" style:base-cell-address="'Ile déserte'.A58"/>
    </style:style>
    <style:style style:name="ce213" style:family="table-cell" style:parent-style-name="Default">
      <style:table-cell-properties fo:wrap-option="wrap" fo:padding="1.99mm" style:vertical-align="top"/>
      <style:map style:condition="cell-content()!=&quot;&quot;" style:apply-style-name="Sans_20_nom1" style:base-cell-address="'Ile déserte'.A59"/>
    </style:style>
    <style:style style:name="ce214" style:family="table-cell" style:parent-style-name="Default">
      <style:table-cell-properties fo:wrap-option="wrap" fo:padding="1.99mm" style:vertical-align="top"/>
      <style:map style:condition="cell-content()!=&quot;&quot;" style:apply-style-name="Sans_20_nom1" style:base-cell-address="'Ile déserte'.A60"/>
    </style:style>
    <style:style style:name="ce215" style:family="table-cell" style:parent-style-name="Default">
      <style:table-cell-properties fo:wrap-option="wrap" fo:padding="1.99mm" style:vertical-align="top"/>
      <style:map style:condition="cell-content()!=&quot;&quot;" style:apply-style-name="Sans_20_nom1" style:base-cell-address="'Ile déserte'.A61"/>
    </style:style>
    <style:style style:name="ce216" style:family="table-cell" style:parent-style-name="Default">
      <style:table-cell-properties fo:wrap-option="wrap" fo:padding="1.99mm" style:vertical-align="top"/>
      <style:map style:condition="cell-content()!=&quot;&quot;" style:apply-style-name="Sans_20_nom1" style:base-cell-address="'Ile déserte'.A62"/>
    </style:style>
    <style:style style:name="ce217" style:family="table-cell" style:parent-style-name="Default">
      <style:table-cell-properties fo:wrap-option="wrap" fo:padding="1.99mm" style:vertical-align="top"/>
      <style:map style:condition="cell-content()!=&quot;&quot;" style:apply-style-name="Sans_20_nom1" style:base-cell-address="'Ile déserte'.A63"/>
    </style:style>
    <style:style style:name="ce218" style:family="table-cell" style:parent-style-name="Default">
      <style:table-cell-properties fo:wrap-option="wrap" fo:padding="1.99mm" style:vertical-align="top"/>
      <style:map style:condition="cell-content()!=&quot;&quot;" style:apply-style-name="Sans_20_nom1" style:base-cell-address="'Ile déserte'.A64"/>
    </style:style>
    <style:style style:name="ce219" style:family="table-cell" style:parent-style-name="Default">
      <style:table-cell-properties fo:wrap-option="wrap" fo:padding="1.99mm" style:vertical-align="top"/>
      <style:map style:condition="cell-content()!=&quot;&quot;" style:apply-style-name="Sans_20_nom1" style:base-cell-address="'Ile déserte'.A65"/>
    </style:style>
    <style:style style:name="ce220" style:family="table-cell" style:parent-style-name="Default">
      <style:table-cell-properties fo:wrap-option="wrap" fo:padding="1.99mm" style:vertical-align="top"/>
      <style:map style:condition="cell-content()!=&quot;&quot;" style:apply-style-name="Sans_20_nom1" style:base-cell-address="'Ile déserte'.A66"/>
    </style:style>
    <style:style style:name="ce221" style:family="table-cell" style:parent-style-name="Default">
      <style:table-cell-properties fo:wrap-option="wrap" fo:padding="1.99mm" style:vertical-align="top"/>
      <style:map style:condition="cell-content()!=&quot;&quot;" style:apply-style-name="Sans_20_nom1" style:base-cell-address="'Ile déserte'.A67"/>
    </style:style>
    <style:style style:name="ce222" style:family="table-cell" style:parent-style-name="Default">
      <style:table-cell-properties fo:wrap-option="wrap" fo:padding="1.99mm" style:vertical-align="top"/>
      <style:map style:condition="cell-content()!=&quot;&quot;" style:apply-style-name="Sans_20_nom1" style:base-cell-address="'Ile déserte'.A68"/>
    </style:style>
    <style:style style:name="ce223" style:family="table-cell" style:parent-style-name="Default">
      <style:table-cell-properties fo:wrap-option="wrap" fo:padding="1.99mm" style:vertical-align="top"/>
      <style:map style:condition="cell-content()!=&quot;&quot;" style:apply-style-name="Sans_20_nom1" style:base-cell-address="'Ile déserte'.A69"/>
    </style:style>
    <style:style style:name="ce224" style:family="table-cell" style:parent-style-name="Default">
      <style:table-cell-properties fo:wrap-option="wrap" fo:padding="1.99mm" style:vertical-align="top"/>
      <style:map style:condition="cell-content()!=&quot;&quot;" style:apply-style-name="Sans_20_nom1" style:base-cell-address="'Ile déserte'.A70"/>
    </style:style>
    <style:style style:name="ce225" style:family="table-cell" style:parent-style-name="Default">
      <style:table-cell-properties fo:wrap-option="wrap" fo:padding="1.99mm" style:vertical-align="top"/>
      <style:map style:condition="cell-content()!=&quot;&quot;" style:apply-style-name="Sans_20_nom1" style:base-cell-address="'Ile déserte'.A71"/>
    </style:style>
    <style:style style:name="ce226" style:family="table-cell" style:parent-style-name="Default">
      <style:table-cell-properties fo:wrap-option="wrap" fo:padding="1.99mm" style:vertical-align="top"/>
      <style:map style:condition="cell-content()!=&quot;&quot;" style:apply-style-name="Sans_20_nom1" style:base-cell-address="'Ile déserte'.A72"/>
    </style:style>
    <style:style style:name="ce227" style:family="table-cell" style:parent-style-name="Default">
      <style:table-cell-properties fo:wrap-option="wrap" fo:padding="1.99mm" style:vertical-align="top"/>
      <style:map style:condition="cell-content()!=&quot;&quot;" style:apply-style-name="Sans_20_nom1" style:base-cell-address="'Ile déserte'.A73"/>
    </style:style>
    <style:style style:name="ce228" style:family="table-cell" style:parent-style-name="Default">
      <style:table-cell-properties fo:wrap-option="wrap" fo:padding="1.99mm" style:vertical-align="top"/>
      <style:map style:condition="cell-content()!=&quot;&quot;" style:apply-style-name="Sans_20_nom1" style:base-cell-address="'Ile déserte'.A74"/>
    </style:style>
    <style:style style:name="ce229" style:family="table-cell" style:parent-style-name="Default">
      <style:table-cell-properties fo:wrap-option="wrap" fo:padding="1.99mm" style:vertical-align="top"/>
      <style:map style:condition="cell-content()!=&quot;&quot;" style:apply-style-name="Sans_20_nom1" style:base-cell-address="'Ile déserte'.A75"/>
    </style:style>
    <style:style style:name="ce230" style:family="table-cell" style:parent-style-name="Default">
      <style:table-cell-properties fo:wrap-option="wrap" fo:padding="1.99mm" style:vertical-align="top"/>
      <style:map style:condition="cell-content()!=&quot;&quot;" style:apply-style-name="Sans_20_nom1" style:base-cell-address="'Ile déserte'.A76"/>
    </style:style>
    <style:style style:name="ce231" style:family="table-cell" style:parent-style-name="Default">
      <style:table-cell-properties fo:wrap-option="wrap" fo:padding="1.99mm" style:vertical-align="top"/>
      <style:map style:condition="cell-content()!=&quot;&quot;" style:apply-style-name="Sans_20_nom1" style:base-cell-address="'Ile déserte'.A77"/>
    </style:style>
    <style:style style:name="ce232" style:family="table-cell" style:parent-style-name="Default">
      <style:table-cell-properties fo:wrap-option="wrap" fo:padding="1.99mm" style:vertical-align="top"/>
      <style:map style:condition="cell-content()!=&quot;&quot;" style:apply-style-name="Sans_20_nom1" style:base-cell-address="'Ile déserte'.A78"/>
    </style:style>
    <style:style style:name="ce233" style:family="table-cell" style:parent-style-name="Default">
      <style:table-cell-properties fo:wrap-option="wrap" fo:padding="1.99mm" style:vertical-align="top"/>
      <style:map style:condition="cell-content()!=&quot;&quot;" style:apply-style-name="Sans_20_nom1" style:base-cell-address="'Ile déserte'.A79"/>
    </style:style>
    <style:style style:name="ce234" style:family="table-cell" style:parent-style-name="Default">
      <style:table-cell-properties fo:wrap-option="wrap" fo:padding="1.99mm" style:vertical-align="top"/>
      <style:map style:condition="cell-content()!=&quot;&quot;" style:apply-style-name="Sans_20_nom1" style:base-cell-address="'Ile déserte'.A80"/>
    </style:style>
    <style:style style:name="ce235" style:family="table-cell" style:parent-style-name="Default">
      <style:table-cell-properties fo:wrap-option="wrap" fo:padding="1.99mm" style:vertical-align="top"/>
      <style:map style:condition="cell-content()!=&quot;&quot;" style:apply-style-name="Sans_20_nom1" style:base-cell-address="'Ile déserte'.A81"/>
    </style:style>
    <style:style style:name="ce236" style:family="table-cell" style:parent-style-name="Default">
      <style:table-cell-properties fo:wrap-option="wrap" fo:padding="1.99mm" style:vertical-align="top"/>
      <style:map style:condition="cell-content()!=&quot;&quot;" style:apply-style-name="Sans_20_nom1" style:base-cell-address="'Ile déserte'.A82"/>
    </style:style>
    <style:style style:name="ce237" style:family="table-cell" style:parent-style-name="Default">
      <style:table-cell-properties fo:wrap-option="wrap" fo:padding="1.99mm" style:vertical-align="top"/>
      <style:map style:condition="cell-content()!=&quot;&quot;" style:apply-style-name="Sans_20_nom1" style:base-cell-address="'Ile déserte'.A83"/>
    </style:style>
    <style:style style:name="ce238" style:family="table-cell" style:parent-style-name="Default">
      <style:table-cell-properties fo:wrap-option="wrap" fo:padding="1.99mm" style:vertical-align="top"/>
      <style:map style:condition="cell-content()!=&quot;&quot;" style:apply-style-name="Sans_20_nom1" style:base-cell-address="'Ile déserte'.A84"/>
    </style:style>
    <style:style style:name="ce239" style:family="table-cell" style:parent-style-name="Default">
      <style:table-cell-properties fo:wrap-option="wrap" fo:padding="1.99mm" style:vertical-align="top"/>
      <style:map style:condition="cell-content()!=&quot;&quot;" style:apply-style-name="Sans_20_nom1" style:base-cell-address="'Ile déserte'.A85"/>
    </style:style>
    <style:style style:name="ce240" style:family="table-cell" style:parent-style-name="Default">
      <style:table-cell-properties fo:wrap-option="wrap" fo:padding="1.99mm" style:vertical-align="top"/>
      <style:map style:condition="cell-content()!=&quot;&quot;" style:apply-style-name="Sans_20_nom1" style:base-cell-address="'Ile déserte'.A86"/>
    </style:style>
    <style:style style:name="ce241" style:family="table-cell" style:parent-style-name="Default">
      <style:table-cell-properties fo:wrap-option="wrap" fo:padding="1.99mm" style:vertical-align="top"/>
      <style:map style:condition="cell-content()!=&quot;&quot;" style:apply-style-name="Sans_20_nom1" style:base-cell-address="'Ile déserte'.A87"/>
    </style:style>
    <style:style style:name="ce242" style:family="table-cell" style:parent-style-name="Default">
      <style:table-cell-properties fo:wrap-option="wrap" fo:padding="1.99mm" style:vertical-align="top"/>
      <style:map style:condition="cell-content()!=&quot;&quot;" style:apply-style-name="Sans_20_nom1" style:base-cell-address="'Ile déserte'.A88"/>
    </style:style>
    <style:style style:name="ce243" style:family="table-cell" style:parent-style-name="Default">
      <style:table-cell-properties fo:wrap-option="wrap" fo:padding="1.99mm" style:vertical-align="top"/>
      <style:map style:condition="cell-content()!=&quot;&quot;" style:apply-style-name="Sans_20_nom1" style:base-cell-address="'Ile déserte'.A89"/>
    </style:style>
    <style:style style:name="ce244" style:family="table-cell" style:parent-style-name="Default">
      <style:table-cell-properties fo:wrap-option="wrap" fo:padding="1.99mm" style:vertical-align="top"/>
      <style:map style:condition="cell-content()!=&quot;&quot;" style:apply-style-name="Sans_20_nom1" style:base-cell-address="'Ile déserte'.A90"/>
    </style:style>
    <style:style style:name="ce245" style:family="table-cell" style:parent-style-name="Default">
      <style:table-cell-properties fo:wrap-option="wrap" fo:padding="1.99mm" style:vertical-align="top"/>
      <style:map style:condition="cell-content()!=&quot;&quot;" style:apply-style-name="Sans_20_nom1" style:base-cell-address="'Ile déserte'.A91"/>
    </style:style>
    <style:style style:name="ce246" style:family="table-cell" style:parent-style-name="Default">
      <style:table-cell-properties fo:wrap-option="wrap" fo:padding="1.99mm" style:vertical-align="top"/>
      <style:map style:condition="cell-content()!=&quot;&quot;" style:apply-style-name="Sans_20_nom1" style:base-cell-address="'Ile déserte'.A92"/>
    </style:style>
    <style:style style:name="ce247" style:family="table-cell" style:parent-style-name="Default">
      <style:table-cell-properties fo:wrap-option="wrap" fo:padding="1.99mm" style:vertical-align="top"/>
      <style:map style:condition="cell-content()!=&quot;&quot;" style:apply-style-name="Sans_20_nom1" style:base-cell-address="'Ile déserte'.A93"/>
    </style:style>
    <style:style style:name="ce248" style:family="table-cell" style:parent-style-name="Default">
      <style:table-cell-properties fo:wrap-option="wrap" fo:padding="1.99mm" style:vertical-align="top"/>
      <style:map style:condition="cell-content()!=&quot;&quot;" style:apply-style-name="Sans_20_nom1" style:base-cell-address="'Ile déserte'.A94"/>
    </style:style>
    <style:style style:name="ce249" style:family="table-cell" style:parent-style-name="Default">
      <style:table-cell-properties fo:wrap-option="wrap" fo:padding="1.99mm" style:vertical-align="top"/>
      <style:map style:condition="cell-content()!=&quot;&quot;" style:apply-style-name="Sans_20_nom1" style:base-cell-address="'Ile déserte'.A95"/>
    </style:style>
    <style:style style:name="ce250" style:family="table-cell" style:parent-style-name="Default">
      <style:table-cell-properties fo:wrap-option="wrap" fo:padding="1.99mm" style:vertical-align="top"/>
      <style:map style:condition="cell-content()!=&quot;&quot;" style:apply-style-name="Sans_20_nom1" style:base-cell-address="'Ile déserte'.A96"/>
    </style:style>
    <style:style style:name="ce251" style:family="table-cell" style:parent-style-name="Default">
      <style:table-cell-properties fo:wrap-option="wrap" fo:padding="1.99mm" style:vertical-align="top"/>
      <style:map style:condition="cell-content()!=&quot;&quot;" style:apply-style-name="Sans_20_nom1" style:base-cell-address="'Ile déserte'.A97"/>
    </style:style>
    <style:style style:name="ce252" style:family="table-cell" style:parent-style-name="Default">
      <style:table-cell-properties fo:wrap-option="wrap" fo:padding="1.99mm" style:vertical-align="top"/>
      <style:map style:condition="cell-content()!=&quot;&quot;" style:apply-style-name="Sans_20_nom1" style:base-cell-address="'Ile déserte'.A98"/>
    </style:style>
    <style:style style:name="ce253" style:family="table-cell" style:parent-style-name="Default">
      <style:table-cell-properties fo:wrap-option="wrap" fo:padding="1.99mm" style:vertical-align="top"/>
      <style:map style:condition="cell-content()!=&quot;&quot;" style:apply-style-name="Sans_20_nom1" style:base-cell-address="'Ile déserte'.A99"/>
    </style:style>
    <style:style style:name="ce254" style:family="table-cell" style:parent-style-name="Default">
      <style:table-cell-properties fo:wrap-option="wrap" fo:padding="1.99mm" style:vertical-align="top"/>
      <style:map style:condition="cell-content()!=&quot;&quot;" style:apply-style-name="Sans_20_nom1" style:base-cell-address="'Ile déserte'.A100"/>
    </style:style>
    <style:style style:name="ce255" style:family="table-cell" style:parent-style-name="Default">
      <style:table-cell-properties fo:wrap-option="wrap" fo:padding="1.99mm" style:vertical-align="top"/>
      <style:map style:condition="cell-content()!=&quot;&quot;" style:apply-style-name="Sans_20_nom1" style:base-cell-address="'Ile déserte'.A101"/>
    </style:style>
    <style:style style:name="ce256" style:family="table-cell" style:parent-style-name="Default">
      <style:table-cell-properties fo:wrap-option="wrap" fo:padding="1.99mm" style:vertical-align="top"/>
      <style:map style:condition="cell-content()!=&quot;&quot;" style:apply-style-name="Sans_20_nom1" style:base-cell-address="'Ile déserte'.A102"/>
    </style:style>
    <style:style style:name="ce257" style:family="table-cell" style:parent-style-name="Default">
      <style:table-cell-properties fo:wrap-option="wrap" fo:padding="1.99mm" style:vertical-align="top"/>
      <style:map style:condition="cell-content()!=&quot;&quot;" style:apply-style-name="Sans_20_nom1" style:base-cell-address="'Ile déserte'.A103"/>
    </style:style>
    <style:style style:name="ce258" style:family="table-cell" style:parent-style-name="Default">
      <style:table-cell-properties fo:wrap-option="wrap" fo:padding="1.99mm" style:vertical-align="top"/>
      <style:map style:condition="cell-content()!=&quot;&quot;" style:apply-style-name="Sans_20_nom1" style:base-cell-address="'Ile déserte'.A104"/>
    </style:style>
    <style:style style:name="ce259" style:family="table-cell" style:parent-style-name="Default">
      <style:table-cell-properties fo:wrap-option="wrap" fo:padding="1.99mm" style:vertical-align="top"/>
      <style:map style:condition="cell-content()!=&quot;&quot;" style:apply-style-name="Sans_20_nom1" style:base-cell-address="'Ile déserte'.A105"/>
    </style:style>
    <style:style style:name="ce260" style:family="table-cell" style:parent-style-name="Default">
      <style:table-cell-properties fo:wrap-option="wrap" fo:padding="1.99mm" style:vertical-align="top"/>
      <style:map style:condition="cell-content()!=&quot;&quot;" style:apply-style-name="Sans_20_nom1" style:base-cell-address="'Ile déserte'.A106"/>
    </style:style>
    <style:style style:name="ce261" style:family="table-cell" style:parent-style-name="Default">
      <style:table-cell-properties fo:wrap-option="wrap" fo:padding="1.99mm" style:vertical-align="top"/>
      <style:map style:condition="cell-content()!=&quot;&quot;" style:apply-style-name="Sans_20_nom1" style:base-cell-address="'Ile déserte'.A107"/>
    </style:style>
    <style:style style:name="ce262" style:family="table-cell" style:parent-style-name="Default">
      <style:table-cell-properties fo:wrap-option="wrap" fo:padding="1.99mm" style:vertical-align="top"/>
      <style:map style:condition="cell-content()!=&quot;&quot;" style:apply-style-name="Sans_20_nom1" style:base-cell-address="'Ile déserte'.A108"/>
    </style:style>
    <style:style style:name="ce263" style:family="table-cell" style:parent-style-name="Default">
      <style:table-cell-properties fo:wrap-option="wrap" fo:padding="1.99mm" style:vertical-align="top"/>
      <style:map style:condition="cell-content()!=&quot;&quot;" style:apply-style-name="Sans_20_nom1" style:base-cell-address="'Ile déserte'.A109"/>
    </style:style>
    <style:style style:name="ce264" style:family="table-cell" style:parent-style-name="Default">
      <style:table-cell-properties fo:wrap-option="wrap" fo:padding="1.99mm" style:vertical-align="top"/>
      <style:map style:condition="cell-content()!=&quot;&quot;" style:apply-style-name="Sans_20_nom1" style:base-cell-address="'Ile déserte'.A110"/>
    </style:style>
    <style:style style:name="ce265" style:family="table-cell" style:parent-style-name="Default">
      <style:table-cell-properties fo:wrap-option="wrap" fo:padding="1.99mm" style:vertical-align="top"/>
      <style:map style:condition="cell-content()!=&quot;&quot;" style:apply-style-name="Sans_20_nom1" style:base-cell-address="'Ile déserte'.A111"/>
    </style:style>
    <style:style style:name="ce266" style:family="table-cell" style:parent-style-name="Default">
      <style:table-cell-properties fo:wrap-option="wrap" fo:padding="1.99mm" style:vertical-align="top"/>
      <style:map style:condition="cell-content()!=&quot;&quot;" style:apply-style-name="Sans_20_nom1" style:base-cell-address="'Ile déserte'.A112"/>
    </style:style>
    <style:style style:name="ce267" style:family="table-cell" style:parent-style-name="Default">
      <style:table-cell-properties fo:wrap-option="wrap" fo:padding="1.99mm" style:vertical-align="top"/>
      <style:map style:condition="cell-content()!=&quot;&quot;" style:apply-style-name="Sans_20_nom1" style:base-cell-address="'Ile déserte'.A113"/>
    </style:style>
    <style:style style:name="ce268" style:family="table-cell" style:parent-style-name="Default">
      <style:table-cell-properties fo:wrap-option="wrap" fo:padding="1.99mm" style:vertical-align="top"/>
      <style:map style:condition="cell-content()!=&quot;&quot;" style:apply-style-name="Sans_20_nom1" style:base-cell-address="'Ile déserte'.A114"/>
    </style:style>
    <style:style style:name="ce269" style:family="table-cell" style:parent-style-name="Default">
      <style:table-cell-properties fo:wrap-option="wrap" fo:padding="1.99mm" style:vertical-align="top"/>
      <style:map style:condition="cell-content()!=&quot;&quot;" style:apply-style-name="Sans_20_nom1" style:base-cell-address="'Ile déserte'.A115"/>
    </style:style>
    <style:style style:name="ce270" style:family="table-cell" style:parent-style-name="Default">
      <style:table-cell-properties fo:wrap-option="wrap" fo:padding="1.99mm" style:vertical-align="top"/>
      <style:map style:condition="cell-content()!=&quot;&quot;" style:apply-style-name="Sans_20_nom1" style:base-cell-address="'Ile déserte'.A116"/>
    </style:style>
    <style:style style:name="ce271" style:family="table-cell" style:parent-style-name="Default">
      <style:table-cell-properties fo:wrap-option="wrap" fo:padding="1.99mm" style:vertical-align="top"/>
      <style:map style:condition="cell-content()!=&quot;&quot;" style:apply-style-name="Sans_20_nom1" style:base-cell-address="'Ile déserte'.A117"/>
    </style:style>
    <style:style style:name="ce272" style:family="table-cell" style:parent-style-name="Default">
      <style:table-cell-properties fo:wrap-option="wrap" fo:padding="1.99mm" style:vertical-align="top"/>
      <style:map style:condition="cell-content()!=&quot;&quot;" style:apply-style-name="Sans_20_nom1" style:base-cell-address="'Ile déserte'.A118"/>
    </style:style>
    <style:style style:name="ce273" style:family="table-cell" style:parent-style-name="Default">
      <style:table-cell-properties fo:wrap-option="wrap" fo:padding="1.99mm" style:vertical-align="top"/>
      <style:map style:condition="cell-content()!=&quot;&quot;" style:apply-style-name="Sans_20_nom1" style:base-cell-address="'Ile déserte'.A119"/>
    </style:style>
    <style:style style:name="ce274" style:family="table-cell" style:parent-style-name="Default">
      <style:table-cell-properties fo:wrap-option="wrap" fo:padding="1.99mm" style:vertical-align="top"/>
      <style:map style:condition="cell-content()!=&quot;&quot;" style:apply-style-name="Sans_20_nom1" style:base-cell-address="'Ile déserte'.A120"/>
    </style:style>
    <style:style style:name="ce275" style:family="table-cell" style:parent-style-name="Default">
      <style:table-cell-properties fo:wrap-option="wrap" fo:padding="1.99mm" style:vertical-align="top"/>
      <style:map style:condition="cell-content()!=&quot;&quot;" style:apply-style-name="Sans_20_nom1" style:base-cell-address="'Ile déserte'.A121"/>
    </style:style>
    <style:style style:name="ce276" style:family="table-cell" style:parent-style-name="Default">
      <style:table-cell-properties fo:wrap-option="wrap" fo:padding="1.99mm" style:vertical-align="top"/>
      <style:map style:condition="cell-content()!=&quot;&quot;" style:apply-style-name="Sans_20_nom1" style:base-cell-address="'Ile déserte'.A122"/>
    </style:style>
    <style:style style:name="ce277" style:family="table-cell" style:parent-style-name="Default">
      <style:table-cell-properties fo:wrap-option="wrap" fo:padding="1.99mm" style:vertical-align="top"/>
      <style:map style:condition="cell-content()!=&quot;&quot;" style:apply-style-name="Sans_20_nom1" style:base-cell-address="'Ile déserte'.B5"/>
    </style:style>
    <style:style style:name="ce278" style:family="table-cell" style:parent-style-name="Default">
      <style:table-cell-properties fo:wrap-option="wrap" fo:padding="1.99mm" style:vertical-align="top"/>
      <style:map style:condition="cell-content()!=&quot;&quot;" style:apply-style-name="Sans_20_nom1" style:base-cell-address="'Ile déserte'.B6"/>
    </style:style>
    <style:style style:name="ce279" style:family="table-cell" style:parent-style-name="Default">
      <style:table-cell-properties fo:wrap-option="wrap" fo:padding="1.99mm" style:vertical-align="top"/>
      <style:map style:condition="cell-content()!=&quot;&quot;" style:apply-style-name="Sans_20_nom1" style:base-cell-address="'Ile déserte'.B7"/>
    </style:style>
    <style:style style:name="ce280" style:family="table-cell" style:parent-style-name="Default">
      <style:table-cell-properties fo:wrap-option="wrap" fo:padding="1.99mm" style:vertical-align="top"/>
      <style:map style:condition="cell-content()!=&quot;&quot;" style:apply-style-name="Sans_20_nom1" style:base-cell-address="'Ile déserte'.B8"/>
    </style:style>
    <style:style style:name="ce281" style:family="table-cell" style:parent-style-name="Default">
      <style:table-cell-properties fo:wrap-option="wrap" fo:padding="1.99mm" style:vertical-align="top"/>
      <style:map style:condition="cell-content()!=&quot;&quot;" style:apply-style-name="Sans_20_nom1" style:base-cell-address="'Ile déserte'.B10"/>
    </style:style>
    <style:style style:name="ce282" style:family="table-cell" style:parent-style-name="Default">
      <style:table-cell-properties fo:wrap-option="wrap" fo:padding="1.99mm" style:vertical-align="top"/>
      <style:map style:condition="cell-content()!=&quot;&quot;" style:apply-style-name="Sans_20_nom1" style:base-cell-address="'Ile déserte'.B11"/>
    </style:style>
    <style:style style:name="ce283" style:family="table-cell" style:parent-style-name="Default">
      <style:table-cell-properties fo:wrap-option="wrap" fo:padding="1.99mm" style:vertical-align="top"/>
      <style:map style:condition="cell-content()!=&quot;&quot;" style:apply-style-name="Sans_20_nom1" style:base-cell-address="'Ile déserte'.B12"/>
    </style:style>
    <style:style style:name="ce284" style:family="table-cell" style:parent-style-name="Default">
      <style:table-cell-properties fo:wrap-option="wrap" fo:padding="1.99mm" style:vertical-align="top"/>
      <style:map style:condition="cell-content()!=&quot;&quot;" style:apply-style-name="Sans_20_nom1" style:base-cell-address="'Ile déserte'.B13"/>
    </style:style>
    <style:style style:name="ce285" style:family="table-cell" style:parent-style-name="Default">
      <style:table-cell-properties fo:wrap-option="wrap" fo:padding="1.99mm" style:vertical-align="top"/>
      <style:map style:condition="cell-content()!=&quot;&quot;" style:apply-style-name="Sans_20_nom1" style:base-cell-address="'Ile déserte'.B14"/>
    </style:style>
    <style:style style:name="ce286" style:family="table-cell" style:parent-style-name="Default">
      <style:table-cell-properties fo:wrap-option="wrap" fo:padding="1.99mm" style:vertical-align="top"/>
      <style:map style:condition="cell-content()!=&quot;&quot;" style:apply-style-name="Sans_20_nom1" style:base-cell-address="'Ile déserte'.B15"/>
    </style:style>
    <style:style style:name="ce287" style:family="table-cell" style:parent-style-name="Default">
      <style:table-cell-properties fo:wrap-option="wrap" fo:padding="1.99mm" style:vertical-align="top"/>
      <style:map style:condition="cell-content()!=&quot;&quot;" style:apply-style-name="Sans_20_nom1" style:base-cell-address="'Ile déserte'.B16"/>
    </style:style>
    <style:style style:name="ce288" style:family="table-cell" style:parent-style-name="Default">
      <style:table-cell-properties fo:wrap-option="wrap" fo:padding="1.99mm" style:vertical-align="top"/>
      <style:map style:condition="cell-content()!=&quot;&quot;" style:apply-style-name="Sans_20_nom1" style:base-cell-address="'Ile déserte_2'.A3"/>
    </style:style>
    <style:style style:name="ce289" style:family="table-cell" style:parent-style-name="Default">
      <style:table-cell-properties fo:wrap-option="wrap" fo:padding="1.99mm" style:vertical-align="top"/>
      <style:map style:condition="cell-content()!=&quot;&quot;" style:apply-style-name="Sans_20_nom1" style:base-cell-address="'Ile déserte_2'.A4"/>
    </style:style>
    <style:style style:name="ce290" style:family="table-cell" style:parent-style-name="Default">
      <style:table-cell-properties fo:wrap-option="wrap" fo:padding="1.99mm" style:vertical-align="top"/>
      <style:map style:condition="cell-content()!=&quot;&quot;" style:apply-style-name="Sans_20_nom1" style:base-cell-address="'Ile déserte_2'.A5"/>
    </style:style>
    <style:style style:name="ce291" style:family="table-cell" style:parent-style-name="Default">
      <style:table-cell-properties fo:wrap-option="wrap" fo:padding="1.99mm" style:vertical-align="top"/>
      <style:map style:condition="cell-content()!=&quot;&quot;" style:apply-style-name="Sans_20_nom1" style:base-cell-address="'Ile déserte_2'.A6"/>
    </style:style>
    <style:style style:name="ce292" style:family="table-cell" style:parent-style-name="Default">
      <style:table-cell-properties fo:wrap-option="wrap" fo:padding="1.99mm" style:vertical-align="top"/>
      <style:map style:condition="cell-content()!=&quot;&quot;" style:apply-style-name="Sans_20_nom1" style:base-cell-address="'Ile déserte_2'.A7"/>
    </style:style>
    <style:style style:name="ce293" style:family="table-cell" style:parent-style-name="Default">
      <style:table-cell-properties fo:wrap-option="wrap" fo:padding="1.99mm" style:vertical-align="top"/>
      <style:map style:condition="cell-content()!=&quot;&quot;" style:apply-style-name="Sans_20_nom1" style:base-cell-address="'Ile déserte_2'.A9"/>
    </style:style>
    <style:style style:name="ce294" style:family="table-cell" style:parent-style-name="Default">
      <style:table-cell-properties fo:wrap-option="wrap" fo:padding="1.99mm" style:vertical-align="top"/>
      <style:map style:condition="cell-content()!=&quot;&quot;" style:apply-style-name="Sans_20_nom1" style:base-cell-address="'Ile déserte_2'.A10"/>
    </style:style>
    <style:style style:name="ce295" style:family="table-cell" style:parent-style-name="Default">
      <style:table-cell-properties fo:wrap-option="wrap" fo:padding="1.99mm" style:vertical-align="top"/>
      <style:map style:condition="cell-content()!=&quot;&quot;" style:apply-style-name="Sans_20_nom1" style:base-cell-address="'Ile déserte_2'.A12"/>
    </style:style>
    <style:style style:name="ce296" style:family="table-cell" style:parent-style-name="Default">
      <style:table-cell-properties fo:wrap-option="wrap" fo:padding="1.99mm" style:vertical-align="top"/>
      <style:map style:condition="cell-content()!=&quot;&quot;" style:apply-style-name="Sans_20_nom1" style:base-cell-address="'Ile déserte_2'.A13"/>
    </style:style>
    <style:style style:name="ce297" style:family="table-cell" style:parent-style-name="Default">
      <style:table-cell-properties fo:wrap-option="wrap" fo:padding="1.99mm" style:vertical-align="top"/>
      <style:map style:condition="cell-content()!=&quot;&quot;" style:apply-style-name="Sans_20_nom1" style:base-cell-address="'Ile déserte_2'.A17"/>
    </style:style>
    <style:style style:name="ce298" style:family="table-cell" style:parent-style-name="Default">
      <style:table-cell-properties fo:wrap-option="wrap" fo:padding="1.99mm" style:vertical-align="top"/>
      <style:map style:condition="cell-content()!=&quot;&quot;" style:apply-style-name="Sans_20_nom1" style:base-cell-address="'Ile déserte_2'.A18"/>
    </style:style>
    <style:style style:name="ce299" style:family="table-cell" style:parent-style-name="Default">
      <style:table-cell-properties fo:wrap-option="wrap" fo:padding="1.99mm" style:vertical-align="top"/>
      <style:map style:condition="cell-content()!=&quot;&quot;" style:apply-style-name="Sans_20_nom1" style:base-cell-address="'Ile déserte_2'.A19"/>
    </style:style>
    <style:style style:name="ce300" style:family="table-cell" style:parent-style-name="Default">
      <style:table-cell-properties fo:wrap-option="wrap" fo:padding="1.99mm" style:vertical-align="top"/>
      <style:map style:condition="cell-content()!=&quot;&quot;" style:apply-style-name="Sans_20_nom1" style:base-cell-address="'Ile déserte_2'.A20"/>
    </style:style>
    <style:style style:name="ce301" style:family="table-cell" style:parent-style-name="Default">
      <style:table-cell-properties fo:wrap-option="wrap" fo:padding="1.99mm" style:vertical-align="top"/>
      <style:map style:condition="cell-content()!=&quot;&quot;" style:apply-style-name="Sans_20_nom1" style:base-cell-address="'Ile déserte_2'.A21"/>
    </style:style>
    <style:style style:name="ce302" style:family="table-cell" style:parent-style-name="Default">
      <style:table-cell-properties fo:wrap-option="wrap" fo:padding="1.99mm" style:vertical-align="top"/>
      <style:map style:condition="cell-content()!=&quot;&quot;" style:apply-style-name="Sans_20_nom1" style:base-cell-address="'Ile déserte_2'.A22"/>
    </style:style>
    <style:style style:name="ce303" style:family="table-cell" style:parent-style-name="Default">
      <style:table-cell-properties fo:wrap-option="wrap" fo:padding="1.99mm" style:vertical-align="top"/>
      <style:map style:condition="cell-content()!=&quot;&quot;" style:apply-style-name="Sans_20_nom1" style:base-cell-address="'Ile déserte_2'.A23"/>
    </style:style>
    <style:style style:name="ce304" style:family="table-cell" style:parent-style-name="Default">
      <style:table-cell-properties fo:wrap-option="wrap" fo:padding="1.99mm" style:vertical-align="top"/>
      <style:map style:condition="cell-content()!=&quot;&quot;" style:apply-style-name="Sans_20_nom1" style:base-cell-address="'Ile déserte_2'.A24"/>
    </style:style>
    <style:style style:name="ce305" style:family="table-cell" style:parent-style-name="Default">
      <style:table-cell-properties fo:wrap-option="wrap" fo:padding="1.99mm" style:vertical-align="top"/>
      <style:map style:condition="cell-content()!=&quot;&quot;" style:apply-style-name="Sans_20_nom1" style:base-cell-address="'Ile déserte_2'.A25"/>
    </style:style>
    <style:style style:name="ce306" style:family="table-cell" style:parent-style-name="Default">
      <style:table-cell-properties fo:wrap-option="wrap" fo:padding="1.99mm" style:vertical-align="top"/>
      <style:map style:condition="cell-content()!=&quot;&quot;" style:apply-style-name="Sans_20_nom1" style:base-cell-address="'Ile déserte_2'.A26"/>
    </style:style>
    <style:style style:name="ce307" style:family="table-cell" style:parent-style-name="Default">
      <style:table-cell-properties fo:wrap-option="wrap" fo:padding="1.99mm" style:vertical-align="top"/>
      <style:map style:condition="cell-content()!=&quot;&quot;" style:apply-style-name="Sans_20_nom1" style:base-cell-address="'Ile déserte_2'.A27"/>
    </style:style>
    <style:style style:name="ce308" style:family="table-cell" style:parent-style-name="Default">
      <style:table-cell-properties fo:wrap-option="wrap" fo:padding="1.99mm" style:vertical-align="top"/>
      <style:map style:condition="cell-content()!=&quot;&quot;" style:apply-style-name="Sans_20_nom1" style:base-cell-address="'Ile déserte_2'.A28"/>
    </style:style>
    <style:style style:name="ce309" style:family="table-cell" style:parent-style-name="Default">
      <style:table-cell-properties fo:wrap-option="wrap" fo:padding="1.99mm" style:vertical-align="top"/>
      <style:map style:condition="cell-content()!=&quot;&quot;" style:apply-style-name="Sans_20_nom1" style:base-cell-address="'Ile déserte_2'.A29"/>
    </style:style>
    <style:style style:name="ce310" style:family="table-cell" style:parent-style-name="Default">
      <style:table-cell-properties fo:wrap-option="wrap" fo:padding="1.99mm" style:vertical-align="top"/>
      <style:map style:condition="cell-content()!=&quot;&quot;" style:apply-style-name="Sans_20_nom1" style:base-cell-address="'Ile déserte_2'.A30"/>
    </style:style>
    <style:style style:name="ce311" style:family="table-cell" style:parent-style-name="Default">
      <style:table-cell-properties fo:wrap-option="wrap" fo:padding="1.99mm" style:vertical-align="top"/>
      <style:map style:condition="cell-content()!=&quot;&quot;" style:apply-style-name="Sans_20_nom1" style:base-cell-address="'Ile déserte_2'.A31"/>
    </style:style>
    <style:style style:name="ce312" style:family="table-cell" style:parent-style-name="Default">
      <style:table-cell-properties fo:wrap-option="wrap" fo:padding="1.99mm" style:vertical-align="top"/>
      <style:map style:condition="cell-content()!=&quot;&quot;" style:apply-style-name="Sans_20_nom1" style:base-cell-address="'Ile déserte_2'.A32"/>
    </style:style>
    <style:style style:name="ce313" style:family="table-cell" style:parent-style-name="Default">
      <style:table-cell-properties fo:wrap-option="wrap" fo:padding="1.99mm" style:vertical-align="top"/>
      <style:map style:condition="cell-content()!=&quot;&quot;" style:apply-style-name="Sans_20_nom1" style:base-cell-address="'Ile déserte_2'.A33"/>
    </style:style>
    <style:style style:name="ce314" style:family="table-cell" style:parent-style-name="Default">
      <style:table-cell-properties fo:wrap-option="wrap" fo:padding="1.99mm" style:vertical-align="top"/>
      <style:map style:condition="cell-content()!=&quot;&quot;" style:apply-style-name="Sans_20_nom1" style:base-cell-address="'Ile déserte_2'.A34"/>
    </style:style>
    <style:style style:name="ce315" style:family="table-cell" style:parent-style-name="Default">
      <style:table-cell-properties fo:wrap-option="wrap" fo:padding="1.99mm" style:vertical-align="top"/>
      <style:map style:condition="cell-content()!=&quot;&quot;" style:apply-style-name="Sans_20_nom1" style:base-cell-address="'Ile déserte_2'.A35"/>
    </style:style>
    <style:style style:name="ce316" style:family="table-cell" style:parent-style-name="Default">
      <style:table-cell-properties fo:wrap-option="wrap" fo:padding="1.99mm" style:vertical-align="top"/>
      <style:map style:condition="cell-content()!=&quot;&quot;" style:apply-style-name="Sans_20_nom1" style:base-cell-address="'Ile déserte_2'.A36"/>
    </style:style>
    <style:style style:name="ce317" style:family="table-cell" style:parent-style-name="Default">
      <style:table-cell-properties fo:wrap-option="wrap" fo:padding="1.99mm" style:vertical-align="top"/>
      <style:map style:condition="cell-content()!=&quot;&quot;" style:apply-style-name="Sans_20_nom1" style:base-cell-address="'Ile déserte_2'.A37"/>
    </style:style>
    <style:style style:name="ce318" style:family="table-cell" style:parent-style-name="Default">
      <style:table-cell-properties fo:wrap-option="wrap" fo:padding="1.99mm" style:vertical-align="top"/>
      <style:map style:condition="cell-content()!=&quot;&quot;" style:apply-style-name="Sans_20_nom1" style:base-cell-address="'Ile déserte_2'.A38"/>
    </style:style>
    <style:style style:name="ce319" style:family="table-cell" style:parent-style-name="Default">
      <style:table-cell-properties fo:wrap-option="wrap" fo:padding="1.99mm" style:vertical-align="top"/>
      <style:map style:condition="cell-content()!=&quot;&quot;" style:apply-style-name="Sans_20_nom1" style:base-cell-address="'Ile déserte_2'.A39"/>
    </style:style>
    <style:style style:name="ce320" style:family="table-cell" style:parent-style-name="Default">
      <style:table-cell-properties fo:wrap-option="wrap" fo:padding="1.99mm" style:vertical-align="top"/>
      <style:map style:condition="cell-content()!=&quot;&quot;" style:apply-style-name="Sans_20_nom1" style:base-cell-address="'Ile déserte_2'.A40"/>
    </style:style>
    <style:style style:name="ce321" style:family="table-cell" style:parent-style-name="Default">
      <style:table-cell-properties fo:wrap-option="wrap" fo:padding="1.99mm" style:vertical-align="top"/>
      <style:map style:condition="cell-content()!=&quot;&quot;" style:apply-style-name="Sans_20_nom1" style:base-cell-address="'Ile déserte_2'.A41"/>
    </style:style>
    <style:style style:name="ce322" style:family="table-cell" style:parent-style-name="Default">
      <style:table-cell-properties fo:wrap-option="wrap" fo:padding="1.99mm" style:vertical-align="top"/>
      <style:map style:condition="cell-content()!=&quot;&quot;" style:apply-style-name="Sans_20_nom1" style:base-cell-address="'Ile déserte_2'.A42"/>
    </style:style>
    <style:style style:name="ce323" style:family="table-cell" style:parent-style-name="Default">
      <style:table-cell-properties fo:wrap-option="wrap" fo:padding="1.99mm" style:vertical-align="top"/>
      <style:map style:condition="cell-content()!=&quot;&quot;" style:apply-style-name="Sans_20_nom1" style:base-cell-address="'Ile déserte_2'.A43"/>
    </style:style>
    <style:style style:name="ce324" style:family="table-cell" style:parent-style-name="Default">
      <style:table-cell-properties fo:wrap-option="wrap" fo:padding="1.99mm" style:vertical-align="top"/>
      <style:map style:condition="cell-content()!=&quot;&quot;" style:apply-style-name="Sans_20_nom1" style:base-cell-address="'Ile déserte_2'.A44"/>
    </style:style>
    <style:style style:name="ce325" style:family="table-cell" style:parent-style-name="Default">
      <style:table-cell-properties fo:wrap-option="wrap" fo:padding="1.99mm" style:vertical-align="top"/>
      <style:map style:condition="cell-content()!=&quot;&quot;" style:apply-style-name="Sans_20_nom1" style:base-cell-address="'Ile déserte_2'.A45"/>
    </style:style>
    <style:style style:name="ce326" style:family="table-cell" style:parent-style-name="Default">
      <style:table-cell-properties fo:wrap-option="wrap" fo:padding="1.99mm" style:vertical-align="top"/>
      <style:map style:condition="cell-content()!=&quot;&quot;" style:apply-style-name="Sans_20_nom1" style:base-cell-address="'Ile déserte_2'.A46"/>
    </style:style>
    <style:style style:name="ce327" style:family="table-cell" style:parent-style-name="Default">
      <style:table-cell-properties fo:wrap-option="wrap" fo:padding="1.99mm" style:vertical-align="top"/>
      <style:map style:condition="cell-content()!=&quot;&quot;" style:apply-style-name="Sans_20_nom1" style:base-cell-address="'Ile déserte_2'.A47"/>
    </style:style>
    <style:style style:name="ce328" style:family="table-cell" style:parent-style-name="Default">
      <style:table-cell-properties fo:wrap-option="wrap" fo:padding="1.99mm" style:vertical-align="top"/>
      <style:map style:condition="cell-content()!=&quot;&quot;" style:apply-style-name="Sans_20_nom1" style:base-cell-address="'Ile déserte_2'.A48"/>
    </style:style>
    <style:style style:name="ce329" style:family="table-cell" style:parent-style-name="Default">
      <style:table-cell-properties fo:wrap-option="wrap" fo:padding="1.99mm" style:vertical-align="top"/>
      <style:map style:condition="cell-content()!=&quot;&quot;" style:apply-style-name="Sans_20_nom1" style:base-cell-address="'Ile déserte_2'.A49"/>
    </style:style>
    <style:style style:name="ce330" style:family="table-cell" style:parent-style-name="Default">
      <style:table-cell-properties fo:wrap-option="wrap" fo:padding="1.99mm" style:vertical-align="top"/>
      <style:map style:condition="cell-content()!=&quot;&quot;" style:apply-style-name="Sans_20_nom1" style:base-cell-address="'Ile déserte_2'.A50"/>
    </style:style>
    <style:style style:name="ce331" style:family="table-cell" style:parent-style-name="Default">
      <style:table-cell-properties fo:wrap-option="wrap" fo:padding="1.99mm" style:vertical-align="top"/>
      <style:map style:condition="cell-content()!=&quot;&quot;" style:apply-style-name="Sans_20_nom1" style:base-cell-address="'Ile déserte_2'.A51"/>
    </style:style>
    <style:style style:name="ce332" style:family="table-cell" style:parent-style-name="Default">
      <style:table-cell-properties fo:wrap-option="wrap" fo:padding="1.99mm" style:vertical-align="top"/>
      <style:map style:condition="cell-content()!=&quot;&quot;" style:apply-style-name="Sans_20_nom1" style:base-cell-address="'Ile déserte_2'.A52"/>
    </style:style>
    <style:style style:name="ce333" style:family="table-cell" style:parent-style-name="Default">
      <style:table-cell-properties fo:wrap-option="wrap" fo:padding="1.99mm" style:vertical-align="top"/>
      <style:map style:condition="cell-content()!=&quot;&quot;" style:apply-style-name="Sans_20_nom1" style:base-cell-address="'Ile déserte_2'.A53"/>
    </style:style>
    <style:style style:name="ce334" style:family="table-cell" style:parent-style-name="Default">
      <style:table-cell-properties fo:wrap-option="wrap" fo:padding="1.99mm" style:vertical-align="top"/>
      <style:map style:condition="cell-content()!=&quot;&quot;" style:apply-style-name="Sans_20_nom1" style:base-cell-address="'Ile déserte_2'.A54"/>
    </style:style>
    <style:style style:name="ce335" style:family="table-cell" style:parent-style-name="Default">
      <style:table-cell-properties fo:wrap-option="wrap" fo:padding="1.99mm" style:vertical-align="top"/>
      <style:map style:condition="cell-content()!=&quot;&quot;" style:apply-style-name="Sans_20_nom1" style:base-cell-address="'Ile déserte_2'.A55"/>
    </style:style>
    <style:style style:name="ce336" style:family="table-cell" style:parent-style-name="Default">
      <style:table-cell-properties fo:wrap-option="wrap" fo:padding="1.99mm" style:vertical-align="top"/>
      <style:map style:condition="cell-content()!=&quot;&quot;" style:apply-style-name="Sans_20_nom1" style:base-cell-address="'Ile déserte_2'.A56"/>
    </style:style>
    <style:style style:name="ce337" style:family="table-cell" style:parent-style-name="Default">
      <style:table-cell-properties fo:wrap-option="wrap" fo:padding="1.99mm" style:vertical-align="top"/>
      <style:map style:condition="cell-content()!=&quot;&quot;" style:apply-style-name="Sans_20_nom1" style:base-cell-address="'Ile déserte_2'.A57"/>
    </style:style>
    <style:style style:name="ce338" style:family="table-cell" style:parent-style-name="Default">
      <style:table-cell-properties fo:wrap-option="wrap" fo:padding="1.99mm" style:vertical-align="top"/>
      <style:map style:condition="cell-content()!=&quot;&quot;" style:apply-style-name="Sans_20_nom1" style:base-cell-address="'Ile déserte_2'.A58"/>
    </style:style>
    <style:style style:name="ce339" style:family="table-cell" style:parent-style-name="Default">
      <style:table-cell-properties fo:wrap-option="wrap" fo:padding="1.99mm" style:vertical-align="top"/>
      <style:map style:condition="cell-content()!=&quot;&quot;" style:apply-style-name="Sans_20_nom1" style:base-cell-address="'Ile déserte_2'.A59"/>
    </style:style>
    <style:style style:name="ce340" style:family="table-cell" style:parent-style-name="Default">
      <style:table-cell-properties fo:wrap-option="wrap" fo:padding="1.99mm" style:vertical-align="top"/>
      <style:map style:condition="cell-content()!=&quot;&quot;" style:apply-style-name="Sans_20_nom1" style:base-cell-address="'Ile déserte_2'.A60"/>
    </style:style>
    <style:style style:name="ce341" style:family="table-cell" style:parent-style-name="Default">
      <style:table-cell-properties fo:wrap-option="wrap" fo:padding="1.99mm" style:vertical-align="top"/>
      <style:map style:condition="cell-content()!=&quot;&quot;" style:apply-style-name="Sans_20_nom1" style:base-cell-address="'Ile déserte_2'.A61"/>
    </style:style>
    <style:style style:name="ce342" style:family="table-cell" style:parent-style-name="Default">
      <style:table-cell-properties fo:wrap-option="wrap" fo:padding="1.99mm" style:vertical-align="top"/>
      <style:map style:condition="cell-content()!=&quot;&quot;" style:apply-style-name="Sans_20_nom1" style:base-cell-address="'Ile déserte_2'.A62"/>
    </style:style>
    <style:style style:name="ce343" style:family="table-cell" style:parent-style-name="Default">
      <style:table-cell-properties fo:wrap-option="wrap" fo:padding="1.99mm" style:vertical-align="top"/>
      <style:map style:condition="cell-content()!=&quot;&quot;" style:apply-style-name="Sans_20_nom1" style:base-cell-address="'Ile déserte_2'.A63"/>
    </style:style>
    <style:style style:name="ce344" style:family="table-cell" style:parent-style-name="Default">
      <style:table-cell-properties fo:wrap-option="wrap" fo:padding="1.99mm" style:vertical-align="top"/>
      <style:map style:condition="cell-content()!=&quot;&quot;" style:apply-style-name="Sans_20_nom1" style:base-cell-address="'Ile déserte_2'.A64"/>
    </style:style>
    <style:style style:name="ce345" style:family="table-cell" style:parent-style-name="Default">
      <style:table-cell-properties fo:wrap-option="wrap" fo:padding="1.99mm" style:vertical-align="top"/>
      <style:map style:condition="cell-content()!=&quot;&quot;" style:apply-style-name="Sans_20_nom1" style:base-cell-address="'Ile déserte_2'.A65"/>
    </style:style>
    <style:style style:name="ce346" style:family="table-cell" style:parent-style-name="Default">
      <style:table-cell-properties fo:wrap-option="wrap" fo:padding="1.99mm" style:vertical-align="top"/>
      <style:map style:condition="cell-content()!=&quot;&quot;" style:apply-style-name="Sans_20_nom1" style:base-cell-address="'Ile déserte_2'.A66"/>
    </style:style>
    <style:style style:name="ce347" style:family="table-cell" style:parent-style-name="Default">
      <style:table-cell-properties fo:wrap-option="wrap" fo:padding="1.99mm" style:vertical-align="top"/>
      <style:map style:condition="cell-content()!=&quot;&quot;" style:apply-style-name="Sans_20_nom1" style:base-cell-address="'Ile déserte_2'.A67"/>
    </style:style>
    <style:style style:name="ce348" style:family="table-cell" style:parent-style-name="Default">
      <style:table-cell-properties fo:wrap-option="wrap" fo:padding="1.99mm" style:vertical-align="top"/>
      <style:map style:condition="cell-content()!=&quot;&quot;" style:apply-style-name="Sans_20_nom1" style:base-cell-address="'Ile déserte_2'.A68"/>
    </style:style>
    <style:style style:name="ce349" style:family="table-cell" style:parent-style-name="Default">
      <style:table-cell-properties fo:wrap-option="wrap" fo:padding="1.99mm" style:vertical-align="top"/>
      <style:map style:condition="cell-content()!=&quot;&quot;" style:apply-style-name="Sans_20_nom1" style:base-cell-address="'Ile déserte_2'.A69"/>
    </style:style>
    <style:style style:name="ce350" style:family="table-cell" style:parent-style-name="Default">
      <style:table-cell-properties fo:wrap-option="wrap" fo:padding="1.99mm" style:vertical-align="top"/>
      <style:map style:condition="cell-content()!=&quot;&quot;" style:apply-style-name="Sans_20_nom1" style:base-cell-address="'Ile déserte_2'.A70"/>
    </style:style>
    <style:style style:name="ce351" style:family="table-cell" style:parent-style-name="Default">
      <style:table-cell-properties fo:wrap-option="wrap" fo:padding="1.99mm" style:vertical-align="top"/>
      <style:map style:condition="cell-content()!=&quot;&quot;" style:apply-style-name="Sans_20_nom1" style:base-cell-address="'Ile déserte_2'.A71"/>
    </style:style>
    <style:style style:name="ce352" style:family="table-cell" style:parent-style-name="Default">
      <style:table-cell-properties fo:wrap-option="wrap" fo:padding="1.99mm" style:vertical-align="top"/>
      <style:map style:condition="cell-content()!=&quot;&quot;" style:apply-style-name="Sans_20_nom1" style:base-cell-address="'Ile déserte_2'.A72"/>
    </style:style>
    <style:style style:name="ce353" style:family="table-cell" style:parent-style-name="Default">
      <style:table-cell-properties fo:wrap-option="wrap" fo:padding="1.99mm" style:vertical-align="top"/>
      <style:map style:condition="cell-content()!=&quot;&quot;" style:apply-style-name="Sans_20_nom1" style:base-cell-address="'Ile déserte_2'.A73"/>
    </style:style>
    <style:style style:name="ce354" style:family="table-cell" style:parent-style-name="Default">
      <style:table-cell-properties fo:wrap-option="wrap" fo:padding="1.99mm" style:vertical-align="top"/>
      <style:map style:condition="cell-content()!=&quot;&quot;" style:apply-style-name="Sans_20_nom1" style:base-cell-address="'Ile déserte_2'.A74"/>
    </style:style>
    <style:style style:name="ce355" style:family="table-cell" style:parent-style-name="Default">
      <style:table-cell-properties fo:wrap-option="wrap" fo:padding="1.99mm" style:vertical-align="top"/>
      <style:map style:condition="cell-content()!=&quot;&quot;" style:apply-style-name="Sans_20_nom1" style:base-cell-address="'Ile déserte_2'.A75"/>
    </style:style>
    <style:style style:name="ce356" style:family="table-cell" style:parent-style-name="Default">
      <style:table-cell-properties fo:wrap-option="wrap" fo:padding="1.99mm" style:vertical-align="top"/>
      <style:map style:condition="cell-content()!=&quot;&quot;" style:apply-style-name="Sans_20_nom1" style:base-cell-address="'Ile déserte_2'.A76"/>
    </style:style>
    <style:style style:name="ce357" style:family="table-cell" style:parent-style-name="Default">
      <style:table-cell-properties fo:wrap-option="wrap" fo:padding="1.99mm" style:vertical-align="top"/>
      <style:map style:condition="cell-content()!=&quot;&quot;" style:apply-style-name="Sans_20_nom1" style:base-cell-address="'Ile déserte_2'.A77"/>
    </style:style>
    <style:style style:name="ce358" style:family="table-cell" style:parent-style-name="Default">
      <style:table-cell-properties fo:wrap-option="wrap" fo:padding="1.99mm" style:vertical-align="top"/>
      <style:map style:condition="cell-content()!=&quot;&quot;" style:apply-style-name="Sans_20_nom1" style:base-cell-address="'Ile déserte_2'.A78"/>
    </style:style>
    <style:style style:name="ce359" style:family="table-cell" style:parent-style-name="Default">
      <style:table-cell-properties fo:wrap-option="wrap" fo:padding="1.99mm" style:vertical-align="top"/>
      <style:map style:condition="cell-content()!=&quot;&quot;" style:apply-style-name="Sans_20_nom1" style:base-cell-address="'Ile déserte_2'.A79"/>
    </style:style>
    <style:style style:name="ce360" style:family="table-cell" style:parent-style-name="Default">
      <style:table-cell-properties fo:wrap-option="wrap" fo:padding="1.99mm" style:vertical-align="top"/>
      <style:map style:condition="cell-content()!=&quot;&quot;" style:apply-style-name="Sans_20_nom1" style:base-cell-address="'Ile déserte_2'.A80"/>
    </style:style>
    <style:style style:name="ce361" style:family="table-cell" style:parent-style-name="Default">
      <style:table-cell-properties fo:wrap-option="wrap" fo:padding="1.99mm" style:vertical-align="top"/>
      <style:map style:condition="cell-content()!=&quot;&quot;" style:apply-style-name="Sans_20_nom1" style:base-cell-address="'Ile déserte_2'.A81"/>
    </style:style>
    <style:style style:name="ce362" style:family="table-cell" style:parent-style-name="Default">
      <style:table-cell-properties fo:wrap-option="wrap" fo:padding="1.99mm" style:vertical-align="top"/>
      <style:map style:condition="cell-content()!=&quot;&quot;" style:apply-style-name="Sans_20_nom1" style:base-cell-address="'Ile déserte_2'.A82"/>
    </style:style>
    <style:style style:name="ce363" style:family="table-cell" style:parent-style-name="Default">
      <style:table-cell-properties fo:wrap-option="wrap" fo:padding="1.99mm" style:vertical-align="top"/>
      <style:map style:condition="cell-content()!=&quot;&quot;" style:apply-style-name="Sans_20_nom1" style:base-cell-address="'Ile déserte_2'.A83"/>
    </style:style>
    <style:style style:name="ce364" style:family="table-cell" style:parent-style-name="Default">
      <style:table-cell-properties fo:wrap-option="wrap" fo:padding="1.99mm" style:vertical-align="top"/>
      <style:map style:condition="cell-content()!=&quot;&quot;" style:apply-style-name="Sans_20_nom1" style:base-cell-address="'Ile déserte_2'.A84"/>
    </style:style>
    <style:style style:name="ce365" style:family="table-cell" style:parent-style-name="Default">
      <style:table-cell-properties fo:wrap-option="wrap" fo:padding="1.99mm" style:vertical-align="top"/>
      <style:map style:condition="cell-content()!=&quot;&quot;" style:apply-style-name="Sans_20_nom1" style:base-cell-address="'Ile déserte_2'.A85"/>
    </style:style>
    <style:style style:name="ce366" style:family="table-cell" style:parent-style-name="Default">
      <style:table-cell-properties fo:wrap-option="wrap" fo:padding="1.99mm" style:vertical-align="top"/>
      <style:map style:condition="cell-content()!=&quot;&quot;" style:apply-style-name="Sans_20_nom1" style:base-cell-address="'Ile déserte_2'.A86"/>
    </style:style>
    <style:style style:name="ce367" style:family="table-cell" style:parent-style-name="Default">
      <style:table-cell-properties fo:wrap-option="wrap" fo:padding="1.99mm" style:vertical-align="top"/>
      <style:map style:condition="cell-content()!=&quot;&quot;" style:apply-style-name="Sans_20_nom1" style:base-cell-address="'Ile déserte_2'.A87"/>
    </style:style>
    <style:style style:name="ce368" style:family="table-cell" style:parent-style-name="Default">
      <style:table-cell-properties fo:wrap-option="wrap" fo:padding="1.99mm" style:vertical-align="top"/>
      <style:map style:condition="cell-content()!=&quot;&quot;" style:apply-style-name="Sans_20_nom1" style:base-cell-address="'Ile déserte_2'.A88"/>
    </style:style>
    <style:style style:name="ce369" style:family="table-cell" style:parent-style-name="Default">
      <style:table-cell-properties fo:wrap-option="wrap" fo:padding="1.99mm" style:vertical-align="top"/>
      <style:map style:condition="cell-content()!=&quot;&quot;" style:apply-style-name="Sans_20_nom1" style:base-cell-address="'Ile déserte_2'.A89"/>
    </style:style>
    <style:style style:name="ce370" style:family="table-cell" style:parent-style-name="Default">
      <style:table-cell-properties fo:wrap-option="wrap" fo:padding="1.99mm" style:vertical-align="top"/>
      <style:map style:condition="cell-content()!=&quot;&quot;" style:apply-style-name="Sans_20_nom1" style:base-cell-address="'Ile déserte_2'.A90"/>
    </style:style>
    <style:style style:name="ce371" style:family="table-cell" style:parent-style-name="Default">
      <style:table-cell-properties fo:wrap-option="wrap" fo:padding="1.99mm" style:vertical-align="top"/>
      <style:map style:condition="cell-content()!=&quot;&quot;" style:apply-style-name="Sans_20_nom1" style:base-cell-address="'Ile déserte_2'.A91"/>
    </style:style>
    <style:style style:name="ce372" style:family="table-cell" style:parent-style-name="Default">
      <style:table-cell-properties fo:wrap-option="wrap" fo:padding="1.99mm" style:vertical-align="top"/>
      <style:map style:condition="cell-content()!=&quot;&quot;" style:apply-style-name="Sans_20_nom1" style:base-cell-address="'Ile déserte_2'.A92"/>
    </style:style>
    <style:style style:name="ce373" style:family="table-cell" style:parent-style-name="Default">
      <style:table-cell-properties fo:wrap-option="wrap" fo:padding="1.99mm" style:vertical-align="top"/>
      <style:map style:condition="cell-content()!=&quot;&quot;" style:apply-style-name="Sans_20_nom1" style:base-cell-address="'Ile déserte_2'.A93"/>
    </style:style>
    <style:style style:name="ce374" style:family="table-cell" style:parent-style-name="Default">
      <style:table-cell-properties fo:wrap-option="wrap" fo:padding="1.99mm" style:vertical-align="top"/>
      <style:map style:condition="cell-content()!=&quot;&quot;" style:apply-style-name="Sans_20_nom1" style:base-cell-address="'Ile déserte_2'.A94"/>
    </style:style>
    <style:style style:name="ce375" style:family="table-cell" style:parent-style-name="Default">
      <style:table-cell-properties fo:wrap-option="wrap" fo:padding="1.99mm" style:vertical-align="top"/>
      <style:map style:condition="cell-content()!=&quot;&quot;" style:apply-style-name="Sans_20_nom1" style:base-cell-address="'Ile déserte_2'.A95"/>
    </style:style>
    <style:style style:name="ce376" style:family="table-cell" style:parent-style-name="Default">
      <style:table-cell-properties fo:wrap-option="wrap" fo:padding="1.99mm" style:vertical-align="top"/>
      <style:map style:condition="cell-content()!=&quot;&quot;" style:apply-style-name="Sans_20_nom1" style:base-cell-address="'Ile déserte_2'.A96"/>
    </style:style>
    <style:style style:name="ce377" style:family="table-cell" style:parent-style-name="Default">
      <style:table-cell-properties fo:wrap-option="wrap" fo:padding="1.99mm" style:vertical-align="top"/>
      <style:map style:condition="cell-content()!=&quot;&quot;" style:apply-style-name="Sans_20_nom1" style:base-cell-address="'Ile déserte_2'.A97"/>
    </style:style>
    <style:style style:name="ce378" style:family="table-cell" style:parent-style-name="Default">
      <style:table-cell-properties fo:wrap-option="wrap" fo:padding="1.99mm" style:vertical-align="top"/>
      <style:map style:condition="cell-content()!=&quot;&quot;" style:apply-style-name="Sans_20_nom1" style:base-cell-address="'Ile déserte_2'.A98"/>
    </style:style>
    <style:style style:name="ce379" style:family="table-cell" style:parent-style-name="Default">
      <style:table-cell-properties fo:wrap-option="wrap" fo:padding="1.99mm" style:vertical-align="top"/>
      <style:map style:condition="cell-content()!=&quot;&quot;" style:apply-style-name="Sans_20_nom1" style:base-cell-address="'Ile déserte_2'.A99"/>
    </style:style>
    <style:style style:name="ce380" style:family="table-cell" style:parent-style-name="Default">
      <style:table-cell-properties fo:wrap-option="wrap" fo:padding="1.99mm" style:vertical-align="top"/>
      <style:map style:condition="cell-content()!=&quot;&quot;" style:apply-style-name="Sans_20_nom1" style:base-cell-address="'Ile déserte_2'.A100"/>
    </style:style>
    <style:style style:name="ce381" style:family="table-cell" style:parent-style-name="Default">
      <style:table-cell-properties fo:wrap-option="wrap" fo:padding="1.99mm" style:vertical-align="top"/>
      <style:map style:condition="cell-content()!=&quot;&quot;" style:apply-style-name="Sans_20_nom1" style:base-cell-address="'Ile déserte_2'.A101"/>
    </style:style>
    <style:style style:name="ce382" style:family="table-cell" style:parent-style-name="Default">
      <style:table-cell-properties fo:wrap-option="wrap" fo:padding="1.99mm" style:vertical-align="top"/>
      <style:map style:condition="cell-content()!=&quot;&quot;" style:apply-style-name="Sans_20_nom1" style:base-cell-address="'Ile déserte_2'.A102"/>
    </style:style>
    <style:style style:name="ce383" style:family="table-cell" style:parent-style-name="Default">
      <style:table-cell-properties fo:wrap-option="wrap" fo:padding="1.99mm" style:vertical-align="top"/>
      <style:map style:condition="cell-content()!=&quot;&quot;" style:apply-style-name="Sans_20_nom1" style:base-cell-address="'Ile déserte_2'.A103"/>
    </style:style>
    <style:style style:name="ce384" style:family="table-cell" style:parent-style-name="Default">
      <style:table-cell-properties fo:wrap-option="wrap" fo:padding="1.99mm" style:vertical-align="top"/>
      <style:map style:condition="cell-content()!=&quot;&quot;" style:apply-style-name="Sans_20_nom1" style:base-cell-address="'Ile déserte_2'.A104"/>
    </style:style>
    <style:style style:name="ce385" style:family="table-cell" style:parent-style-name="Default">
      <style:table-cell-properties fo:wrap-option="wrap" fo:padding="1.99mm" style:vertical-align="top"/>
      <style:map style:condition="cell-content()!=&quot;&quot;" style:apply-style-name="Sans_20_nom1" style:base-cell-address="'Ile déserte_2'.A105"/>
    </style:style>
    <style:style style:name="ce386" style:family="table-cell" style:parent-style-name="Default">
      <style:table-cell-properties fo:wrap-option="wrap" fo:padding="1.99mm" style:vertical-align="top"/>
      <style:map style:condition="cell-content()!=&quot;&quot;" style:apply-style-name="Sans_20_nom1" style:base-cell-address="'Ile déserte_2'.A106"/>
    </style:style>
    <style:style style:name="ce387" style:family="table-cell" style:parent-style-name="Default">
      <style:table-cell-properties fo:wrap-option="wrap" fo:padding="1.99mm" style:vertical-align="top"/>
      <style:map style:condition="cell-content()!=&quot;&quot;" style:apply-style-name="Sans_20_nom1" style:base-cell-address="'Ile déserte_2'.A107"/>
    </style:style>
    <style:style style:name="ce388" style:family="table-cell" style:parent-style-name="Default">
      <style:table-cell-properties fo:wrap-option="wrap" fo:padding="1.99mm" style:vertical-align="top"/>
      <style:map style:condition="cell-content()!=&quot;&quot;" style:apply-style-name="Sans_20_nom1" style:base-cell-address="'Ile déserte_2'.A108"/>
    </style:style>
    <style:style style:name="ce389" style:family="table-cell" style:parent-style-name="Default">
      <style:table-cell-properties fo:wrap-option="wrap" fo:padding="1.99mm" style:vertical-align="top"/>
      <style:map style:condition="cell-content()!=&quot;&quot;" style:apply-style-name="Sans_20_nom1" style:base-cell-address="'Ile déserte_2'.A109"/>
    </style:style>
    <style:style style:name="ce390" style:family="table-cell" style:parent-style-name="Default">
      <style:table-cell-properties fo:wrap-option="wrap" fo:padding="1.99mm" style:vertical-align="top"/>
      <style:map style:condition="cell-content()!=&quot;&quot;" style:apply-style-name="Sans_20_nom1" style:base-cell-address="'Ile déserte_2'.A110"/>
    </style:style>
    <style:style style:name="ce391" style:family="table-cell" style:parent-style-name="Default">
      <style:table-cell-properties fo:wrap-option="wrap" fo:padding="1.99mm" style:vertical-align="top"/>
      <style:map style:condition="cell-content()!=&quot;&quot;" style:apply-style-name="Sans_20_nom1" style:base-cell-address="'Ile déserte_2'.A111"/>
    </style:style>
    <style:style style:name="ce392" style:family="table-cell" style:parent-style-name="Default">
      <style:table-cell-properties fo:wrap-option="wrap" fo:padding="1.99mm" style:vertical-align="top"/>
      <style:map style:condition="cell-content()!=&quot;&quot;" style:apply-style-name="Sans_20_nom1" style:base-cell-address="'Ile déserte_2'.A112"/>
    </style:style>
    <style:style style:name="ce393" style:family="table-cell" style:parent-style-name="Default">
      <style:table-cell-properties fo:wrap-option="wrap" fo:padding="1.99mm" style:vertical-align="top"/>
      <style:map style:condition="cell-content()!=&quot;&quot;" style:apply-style-name="Sans_20_nom1" style:base-cell-address="'Ile déserte_2'.A113"/>
    </style:style>
    <style:style style:name="ce394" style:family="table-cell" style:parent-style-name="Default">
      <style:table-cell-properties fo:wrap-option="wrap" fo:padding="1.99mm" style:vertical-align="top"/>
      <style:map style:condition="cell-content()!=&quot;&quot;" style:apply-style-name="Sans_20_nom1" style:base-cell-address="'Ile déserte_2'.A114"/>
    </style:style>
    <style:style style:name="ce395" style:family="table-cell" style:parent-style-name="Default">
      <style:table-cell-properties fo:wrap-option="wrap" fo:padding="1.99mm" style:vertical-align="top"/>
      <style:map style:condition="cell-content()!=&quot;&quot;" style:apply-style-name="Sans_20_nom1" style:base-cell-address="'Ile déserte_2'.A115"/>
    </style:style>
    <style:style style:name="ce396" style:family="table-cell" style:parent-style-name="Default">
      <style:table-cell-properties fo:wrap-option="wrap" fo:padding="1.99mm" style:vertical-align="top"/>
      <style:map style:condition="cell-content()!=&quot;&quot;" style:apply-style-name="Sans_20_nom1" style:base-cell-address="'Ile déserte_2'.A116"/>
    </style:style>
    <style:style style:name="ce397" style:family="table-cell" style:parent-style-name="Default">
      <style:table-cell-properties fo:wrap-option="wrap" fo:padding="1.99mm" style:vertical-align="top"/>
      <style:map style:condition="cell-content()!=&quot;&quot;" style:apply-style-name="Sans_20_nom1" style:base-cell-address="'Ile déserte_2'.A117"/>
    </style:style>
    <style:style style:name="ce398" style:family="table-cell" style:parent-style-name="Default">
      <style:table-cell-properties fo:wrap-option="wrap" fo:padding="1.99mm" style:vertical-align="top"/>
      <style:map style:condition="cell-content()!=&quot;&quot;" style:apply-style-name="Sans_20_nom1" style:base-cell-address="'Ile déserte_2'.A118"/>
    </style:style>
    <style:style style:name="ce399" style:family="table-cell" style:parent-style-name="Default">
      <style:table-cell-properties fo:wrap-option="wrap" fo:padding="1.99mm" style:vertical-align="top"/>
      <style:map style:condition="cell-content()!=&quot;&quot;" style:apply-style-name="Sans_20_nom1" style:base-cell-address="'Ile déserte_2'.A119"/>
    </style:style>
    <style:style style:name="ce400" style:family="table-cell" style:parent-style-name="Default">
      <style:table-cell-properties fo:wrap-option="wrap" fo:padding="1.99mm" style:vertical-align="top"/>
      <style:map style:condition="cell-content()!=&quot;&quot;" style:apply-style-name="Sans_20_nom1" style:base-cell-address="'Ile déserte_2'.A120"/>
    </style:style>
    <style:style style:name="ce401" style:family="table-cell" style:parent-style-name="Default">
      <style:table-cell-properties fo:wrap-option="wrap" fo:padding="1.99mm" style:vertical-align="top"/>
      <style:map style:condition="cell-content()!=&quot;&quot;" style:apply-style-name="Sans_20_nom1" style:base-cell-address="'Ile déserte_2'.A121"/>
    </style:style>
    <style:style style:name="ce402" style:family="table-cell" style:parent-style-name="Default">
      <style:table-cell-properties fo:wrap-option="wrap" fo:padding="1.99mm" style:vertical-align="top"/>
      <style:map style:condition="cell-content()!=&quot;&quot;" style:apply-style-name="Sans_20_nom1" style:base-cell-address="'Ile déserte_2'.A122"/>
    </style:style>
    <style:style style:name="ce403" style:family="table-cell" style:parent-style-name="Default">
      <style:table-cell-properties fo:wrap-option="wrap" fo:padding="1.99mm" style:vertical-align="top"/>
      <style:map style:condition="cell-content()!=&quot;&quot;" style:apply-style-name="Sans_20_nom1" style:base-cell-address="'Ile déserte_2'.B3"/>
    </style:style>
    <style:style style:name="ce404" style:family="table-cell" style:parent-style-name="Default">
      <style:table-cell-properties fo:wrap-option="wrap" fo:padding="1.99mm" style:vertical-align="top"/>
      <style:map style:condition="cell-content()!=&quot;&quot;" style:apply-style-name="Sans_20_nom1" style:base-cell-address="'Ile déserte_2'.B4"/>
    </style:style>
    <style:style style:name="ce405" style:family="table-cell" style:parent-style-name="Default">
      <style:table-cell-properties fo:wrap-option="wrap" fo:padding="1.99mm" style:vertical-align="top"/>
      <style:map style:condition="cell-content()!=&quot;&quot;" style:apply-style-name="Sans_20_nom1" style:base-cell-address="'Ile déserte_2'.B5"/>
    </style:style>
    <style:style style:name="ce406" style:family="table-cell" style:parent-style-name="Default">
      <style:table-cell-properties fo:wrap-option="wrap" fo:padding="1.99mm" style:vertical-align="top"/>
      <style:map style:condition="cell-content()!=&quot;&quot;" style:apply-style-name="Sans_20_nom1" style:base-cell-address="'Ile déserte_2'.B6"/>
    </style:style>
    <style:style style:name="ce407" style:family="table-cell" style:parent-style-name="Default">
      <style:table-cell-properties fo:wrap-option="wrap" fo:padding="1.99mm" style:vertical-align="top"/>
      <style:map style:condition="cell-content()!=&quot;&quot;" style:apply-style-name="Sans_20_nom1" style:base-cell-address="'Ile déserte_2'.B7"/>
    </style:style>
    <style:style style:name="ce408" style:family="table-cell" style:parent-style-name="Default">
      <style:table-cell-properties fo:wrap-option="wrap" fo:padding="1.99mm" style:vertical-align="top"/>
      <style:map style:condition="cell-content()!=&quot;&quot;" style:apply-style-name="Sans_20_nom1" style:base-cell-address="'Ile déserte_2'.B8"/>
    </style:style>
    <style:style style:name="ce409" style:family="table-cell" style:parent-style-name="Default">
      <style:table-cell-properties fo:wrap-option="wrap" fo:padding="1.99mm" style:vertical-align="top"/>
      <style:map style:condition="cell-content()!=&quot;&quot;" style:apply-style-name="Sans_20_nom1" style:base-cell-address="'Ile déserte_2'.B9"/>
    </style:style>
    <style:style style:name="ce410" style:family="table-cell" style:parent-style-name="Default">
      <style:table-cell-properties fo:wrap-option="wrap" fo:padding="1.99mm" style:vertical-align="top"/>
      <style:map style:condition="cell-content()!=&quot;&quot;" style:apply-style-name="Sans_20_nom1" style:base-cell-address="'Ile déserte_2'.B10"/>
    </style:style>
    <style:style style:name="ce411" style:family="table-cell" style:parent-style-name="Default">
      <style:table-cell-properties fo:wrap-option="wrap" fo:padding="1.99mm" style:vertical-align="top"/>
      <style:map style:condition="cell-content()!=&quot;&quot;" style:apply-style-name="Sans_20_nom1" style:base-cell-address="'Ile déserte_2'.B12"/>
    </style:style>
    <style:style style:name="ce412" style:family="table-cell" style:parent-style-name="Default">
      <style:table-cell-properties fo:wrap-option="wrap" fo:padding="1.99mm" style:vertical-align="top"/>
      <style:map style:condition="cell-content()!=&quot;&quot;" style:apply-style-name="Sans_20_nom1" style:base-cell-address="'Ile déserte_2'.B13"/>
    </style:style>
    <style:style style:name="ce413" style:family="table-cell" style:parent-style-name="Default">
      <style:table-cell-properties fo:wrap-option="wrap" fo:padding="1.99mm" style:vertical-align="top"/>
      <style:map style:condition="cell-content()!=&quot;&quot;" style:apply-style-name="Sans_20_nom1" style:base-cell-address="'Ile déserte_2'.B15"/>
    </style:style>
    <style:style style:name="ce414" style:family="table-cell" style:parent-style-name="Default">
      <style:table-cell-properties fo:wrap-option="wrap" fo:padding="1.99mm" style:vertical-align="top"/>
      <style:map style:condition="cell-content()!=&quot;&quot;" style:apply-style-name="Sans_20_nom1" style:base-cell-address="'Ile déserte_2'.B16"/>
    </style:style>
    <style:style style:name="ce415" style:family="table-cell" style:parent-style-name="Default">
      <style:table-cell-properties fo:wrap-option="wrap" fo:padding="1.99mm" style:vertical-align="top"/>
      <style:map style:condition="cell-content()!=&quot;&quot;" style:apply-style-name="Sans_20_nom1" style:base-cell-address="'Ile déserte_2'.C3"/>
    </style:style>
    <style:style style:name="ce416" style:family="table-cell" style:parent-style-name="Default">
      <style:table-cell-properties fo:wrap-option="wrap" fo:padding="1.99mm" style:vertical-align="top"/>
      <style:map style:condition="cell-content()!=&quot;&quot;" style:apply-style-name="Sans_20_nom1" style:base-cell-address="'Ile déserte_2'.C4"/>
    </style:style>
    <style:style style:name="ce417" style:family="table-cell" style:parent-style-name="Default">
      <style:table-cell-properties fo:wrap-option="wrap" fo:padding="1.99mm" style:vertical-align="top"/>
      <style:map style:condition="cell-content()!=&quot;&quot;" style:apply-style-name="Sans_20_nom1" style:base-cell-address="'Ile déserte_2'.C5"/>
    </style:style>
    <style:style style:name="ce418" style:family="table-cell" style:parent-style-name="Default">
      <style:table-cell-properties fo:wrap-option="wrap" fo:padding="1.99mm" style:vertical-align="top"/>
      <style:map style:condition="cell-content()!=&quot;&quot;" style:apply-style-name="Sans_20_nom1" style:base-cell-address="'Ile déserte_2'.C6"/>
    </style:style>
    <style:style style:name="ce419" style:family="table-cell" style:parent-style-name="Default">
      <style:table-cell-properties fo:wrap-option="wrap" fo:padding="1.99mm" style:vertical-align="top"/>
      <style:map style:condition="cell-content()!=&quot;&quot;" style:apply-style-name="Sans_20_nom1" style:base-cell-address="'Ile déserte_2'.C7"/>
    </style:style>
    <style:style style:name="ce420" style:family="table-cell" style:parent-style-name="Default">
      <style:table-cell-properties fo:wrap-option="wrap" fo:padding="1.99mm" style:vertical-align="top"/>
      <style:map style:condition="cell-content()!=&quot;&quot;" style:apply-style-name="Sans_20_nom1" style:base-cell-address="'Ile déserte_2'.C9"/>
    </style:style>
    <style:style style:name="ce421" style:family="table-cell" style:parent-style-name="Default">
      <style:table-cell-properties fo:wrap-option="wrap" fo:padding="1.99mm" style:vertical-align="top"/>
      <style:map style:condition="cell-content()!=&quot;&quot;" style:apply-style-name="Sans_20_nom1" style:base-cell-address="'Ile déserte_2'.C10"/>
    </style:style>
    <style:style style:name="ce422" style:family="table-cell" style:parent-style-name="Default">
      <style:table-cell-properties fo:wrap-option="wrap" fo:padding="1.99mm" style:vertical-align="top"/>
      <style:map style:condition="cell-content()!=&quot;&quot;" style:apply-style-name="Sans_20_nom1" style:base-cell-address="'Ile déserte_2'.C12"/>
    </style:style>
    <style:style style:name="ce423" style:family="table-cell" style:parent-style-name="Default">
      <style:table-cell-properties fo:wrap-option="wrap" fo:padding="1.99mm" style:vertical-align="top"/>
      <style:map style:condition="cell-content()!=&quot;&quot;" style:apply-style-name="Sans_20_nom1" style:base-cell-address="'Ile déserte_2'.C13"/>
    </style:style>
    <style:style style:name="ce424" style:family="table-cell" style:parent-style-name="Default">
      <style:table-cell-properties fo:wrap-option="wrap" fo:padding="1.99mm" style:vertical-align="top"/>
      <style:map style:condition="cell-content()!=&quot;&quot;" style:apply-style-name="Sans_20_nom1" style:base-cell-address="'Ile déserte_2'.D3"/>
    </style:style>
    <style:style style:name="ce425" style:family="table-cell" style:parent-style-name="Default">
      <style:table-cell-properties fo:wrap-option="wrap" fo:padding="1.99mm" style:vertical-align="top"/>
      <style:map style:condition="cell-content()!=&quot;&quot;" style:apply-style-name="Sans_20_nom1" style:base-cell-address="'Ile déserte_2'.D4"/>
    </style:style>
    <style:style style:name="ce426" style:family="table-cell" style:parent-style-name="Default">
      <style:table-cell-properties fo:wrap-option="wrap" fo:padding="1.99mm" style:vertical-align="top"/>
      <style:map style:condition="cell-content()!=&quot;&quot;" style:apply-style-name="Sans_20_nom1" style:base-cell-address="'Ile déserte_2'.D6"/>
    </style:style>
    <style:style style:name="ce427" style:family="table-cell" style:parent-style-name="Default">
      <style:table-cell-properties fo:wrap-option="wrap" fo:padding="1.99mm" style:vertical-align="top"/>
      <style:map style:condition="cell-content()!=&quot;&quot;" style:apply-style-name="Sans_20_nom1" style:base-cell-address="'Ile déserte_2'.D7"/>
    </style:style>
    <style:style style:name="ce428" style:family="table-cell" style:parent-style-name="Default">
      <style:table-cell-properties fo:wrap-option="wrap" fo:padding="1.99mm" style:vertical-align="top"/>
      <style:map style:condition="cell-content()!=&quot;&quot;" style:apply-style-name="Sans_20_nom1" style:base-cell-address="'Ile déserte_2'.D8"/>
    </style:style>
    <style:style style:name="ce429" style:family="table-cell" style:parent-style-name="Default">
      <style:table-cell-properties fo:wrap-option="wrap" fo:padding="1.99mm" style:vertical-align="top"/>
      <style:map style:condition="cell-content()!=&quot;&quot;" style:apply-style-name="Sans_20_nom1" style:base-cell-address="'Ile déserte_2'.D9"/>
    </style:style>
    <style:style style:name="ce430" style:family="table-cell" style:parent-style-name="Default">
      <style:table-cell-properties fo:wrap-option="wrap" fo:padding="1.99mm" style:vertical-align="top"/>
      <style:map style:condition="cell-content()!=&quot;&quot;" style:apply-style-name="Sans_20_nom1" style:base-cell-address="'Ile déserte_2'.D10"/>
    </style:style>
    <style:style style:name="ce431" style:family="table-cell" style:parent-style-name="Default">
      <style:table-cell-properties fo:wrap-option="wrap" fo:padding="1.99mm" style:vertical-align="top"/>
      <style:map style:condition="cell-content()!=&quot;&quot;" style:apply-style-name="Sans_20_nom1" style:base-cell-address="'Ile déserte_2'.D12"/>
    </style:style>
    <style:style style:name="ce432" style:family="table-cell" style:parent-style-name="Default">
      <style:table-cell-properties fo:wrap-option="wrap" fo:padding="1.99mm" style:vertical-align="top"/>
      <style:map style:condition="cell-content()!=&quot;&quot;" style:apply-style-name="Sans_20_nom1" style:base-cell-address="'Ile déserte_2'.D13"/>
    </style:style>
    <style:style style:name="ce433" style:family="table-cell" style:parent-style-name="Default">
      <style:table-cell-properties fo:wrap-option="wrap" fo:padding="1.99mm" style:vertical-align="top"/>
      <style:map style:condition="cell-content()!=&quot;&quot;" style:apply-style-name="Sans_20_nom1" style:base-cell-address="'Village pêcheur var 1'.A3"/>
    </style:style>
    <style:style style:name="ce434" style:family="table-cell" style:parent-style-name="Default">
      <style:table-cell-properties fo:wrap-option="wrap" fo:padding="1.99mm" style:vertical-align="top"/>
      <style:map style:condition="cell-content()!=&quot;&quot;" style:apply-style-name="Sans_20_nom1" style:base-cell-address="'Village pêcheur var 1'.A4"/>
    </style:style>
    <style:style style:name="ce435" style:family="table-cell" style:parent-style-name="Default">
      <style:table-cell-properties fo:wrap-option="wrap" fo:padding="1.99mm" style:vertical-align="top"/>
      <style:map style:condition="cell-content()!=&quot;&quot;" style:apply-style-name="Sans_20_nom1" style:base-cell-address="'Village pêcheur var 1'.A5"/>
    </style:style>
    <style:style style:name="ce436" style:family="table-cell" style:parent-style-name="Default">
      <style:table-cell-properties fo:wrap-option="wrap" fo:padding="1.99mm" style:vertical-align="top"/>
      <style:map style:condition="cell-content()!=&quot;&quot;" style:apply-style-name="Sans_20_nom1" style:base-cell-address="'Village pêcheur var 1'.A6"/>
    </style:style>
    <style:style style:name="ce437" style:family="table-cell" style:parent-style-name="Default">
      <style:table-cell-properties fo:wrap-option="wrap" fo:padding="1.99mm" style:vertical-align="top"/>
      <style:map style:condition="cell-content()!=&quot;&quot;" style:apply-style-name="Sans_20_nom1" style:base-cell-address="'Village pêcheur var 1'.A7"/>
    </style:style>
    <style:style style:name="ce438" style:family="table-cell" style:parent-style-name="Default">
      <style:table-cell-properties fo:wrap-option="wrap" fo:padding="1.99mm" style:vertical-align="top"/>
      <style:map style:condition="cell-content()!=&quot;&quot;" style:apply-style-name="Sans_20_nom1" style:base-cell-address="'Village pêcheur var 1'.A8"/>
    </style:style>
    <style:style style:name="ce439" style:family="table-cell" style:parent-style-name="Default">
      <style:table-cell-properties fo:wrap-option="wrap" fo:padding="1.99mm" style:vertical-align="top"/>
      <style:map style:condition="cell-content()!=&quot;&quot;" style:apply-style-name="Sans_20_nom1" style:base-cell-address="'Village pêcheur var 1'.A9"/>
    </style:style>
    <style:style style:name="ce440" style:family="table-cell" style:parent-style-name="Default">
      <style:table-cell-properties fo:wrap-option="wrap" fo:padding="1.99mm" style:vertical-align="top"/>
      <style:map style:condition="cell-content()!=&quot;&quot;" style:apply-style-name="Sans_20_nom1" style:base-cell-address="'Village pêcheur var 1'.A10"/>
    </style:style>
    <style:style style:name="ce441" style:family="table-cell" style:parent-style-name="Default">
      <style:table-cell-properties fo:wrap-option="wrap" fo:padding="1.99mm" style:vertical-align="top"/>
      <style:map style:condition="cell-content()!=&quot;&quot;" style:apply-style-name="Sans_20_nom1" style:base-cell-address="'Village pêcheur var 1'.A11"/>
    </style:style>
    <style:style style:name="ce442" style:family="table-cell" style:parent-style-name="Default">
      <style:table-cell-properties fo:wrap-option="wrap" fo:padding="1.99mm" style:vertical-align="top"/>
      <style:map style:condition="cell-content()!=&quot;&quot;" style:apply-style-name="Sans_20_nom1" style:base-cell-address="'Village pêcheur var 1'.B15"/>
    </style:style>
    <style:style style:name="ce443" style:family="table-cell" style:parent-style-name="Default">
      <style:table-cell-properties fo:wrap-option="wrap" fo:padding="1.99mm" style:vertical-align="top"/>
      <style:map style:condition="cell-content()!=&quot;&quot;" style:apply-style-name="Sans_20_nom1" style:base-cell-address="'Village pêcheur var 1'.A13"/>
    </style:style>
    <style:style style:name="ce444" style:family="table-cell" style:parent-style-name="Default">
      <style:table-cell-properties fo:wrap-option="wrap" fo:padding="1.99mm" style:vertical-align="top"/>
      <style:map style:condition="cell-content()!=&quot;&quot;" style:apply-style-name="Sans_20_nom1" style:base-cell-address="'Village pêcheur var 1'.A17"/>
    </style:style>
    <style:style style:name="ce445" style:family="table-cell" style:parent-style-name="Default">
      <style:table-cell-properties fo:wrap-option="wrap" fo:padding="1.99mm" style:vertical-align="top"/>
      <style:map style:condition="cell-content()!=&quot;&quot;" style:apply-style-name="Sans_20_nom1" style:base-cell-address="'Village pêcheur var 1'.A18"/>
    </style:style>
    <style:style style:name="ce446" style:family="table-cell" style:parent-style-name="Default">
      <style:table-cell-properties fo:wrap-option="wrap" fo:padding="1.99mm" style:vertical-align="top"/>
      <style:map style:condition="cell-content()!=&quot;&quot;" style:apply-style-name="Sans_20_nom1" style:base-cell-address="'Village pêcheur var 1'.A19"/>
    </style:style>
    <style:style style:name="ce447" style:family="table-cell" style:parent-style-name="Default">
      <style:table-cell-properties fo:wrap-option="wrap" fo:padding="1.99mm" style:vertical-align="top"/>
      <style:map style:condition="cell-content()!=&quot;&quot;" style:apply-style-name="Sans_20_nom1" style:base-cell-address="'Village pêcheur var 1'.A20"/>
    </style:style>
    <style:style style:name="ce448" style:family="table-cell" style:parent-style-name="Default">
      <style:table-cell-properties fo:wrap-option="wrap" fo:padding="1.99mm" style:vertical-align="top"/>
      <style:map style:condition="cell-content()!=&quot;&quot;" style:apply-style-name="Sans_20_nom1" style:base-cell-address="'Village pêcheur var 1'.A21"/>
    </style:style>
    <style:style style:name="ce449" style:family="table-cell" style:parent-style-name="Default">
      <style:table-cell-properties fo:wrap-option="wrap" fo:padding="1.99mm" style:vertical-align="top"/>
      <style:map style:condition="cell-content()!=&quot;&quot;" style:apply-style-name="Sans_20_nom1" style:base-cell-address="'Village pêcheur var 1'.A22"/>
    </style:style>
    <style:style style:name="ce450" style:family="table-cell" style:parent-style-name="Default">
      <style:table-cell-properties fo:wrap-option="wrap" fo:padding="1.99mm" style:vertical-align="top"/>
      <style:map style:condition="cell-content()!=&quot;&quot;" style:apply-style-name="Sans_20_nom1" style:base-cell-address="'Village pêcheur var 1'.A23"/>
    </style:style>
    <style:style style:name="ce451" style:family="table-cell" style:parent-style-name="Default">
      <style:table-cell-properties fo:wrap-option="wrap" fo:border="0.06pt solid #000000" fo:padding="1.99mm"/>
      <style:map style:condition="cell-content()!=&quot;&quot;" style:apply-style-name="Sans_20_nom1" style:base-cell-address="'Village pêcheur var 1'.A24"/>
    </style:style>
    <style:style style:name="ce452" style:family="table-cell" style:parent-style-name="Default">
      <style:table-cell-properties fo:wrap-option="wrap" fo:border="0.06pt solid #000000" fo:padding="1.99mm"/>
      <style:map style:condition="cell-content()!=&quot;&quot;" style:apply-style-name="Sans_20_nom1" style:base-cell-address="'Village pêcheur var 1'.A25"/>
    </style:style>
    <style:style style:name="ce453" style:family="table-cell" style:parent-style-name="Default">
      <style:table-cell-properties fo:wrap-option="wrap" fo:border="0.06pt solid #000000" fo:padding="1.99mm"/>
      <style:map style:condition="cell-content()!=&quot;&quot;" style:apply-style-name="Sans_20_nom1" style:base-cell-address="'Village pêcheur var 1'.A26"/>
    </style:style>
    <style:style style:name="ce454" style:family="table-cell" style:parent-style-name="Default">
      <style:table-cell-properties fo:wrap-option="wrap" fo:border="0.06pt solid #000000" fo:padding="1.99mm"/>
      <style:map style:condition="cell-content()!=&quot;&quot;" style:apply-style-name="Sans_20_nom1" style:base-cell-address="'Village pêcheur var 1'.A27"/>
    </style:style>
    <style:style style:name="ce455" style:family="table-cell" style:parent-style-name="Default">
      <style:table-cell-properties fo:wrap-option="wrap" fo:border="0.06pt solid #000000" fo:padding="1.99mm"/>
      <style:map style:condition="cell-content()!=&quot;&quot;" style:apply-style-name="Sans_20_nom1" style:base-cell-address="'Village pêcheur var 1'.A28"/>
    </style:style>
    <style:style style:name="ce456" style:family="table-cell" style:parent-style-name="Default">
      <style:table-cell-properties fo:wrap-option="wrap" fo:border="0.06pt solid #000000" fo:padding="1.99mm"/>
      <style:map style:condition="cell-content()!=&quot;&quot;" style:apply-style-name="Sans_20_nom1" style:base-cell-address="'Village pêcheur var 1'.A29"/>
    </style:style>
    <style:style style:name="ce457" style:family="table-cell" style:parent-style-name="Default">
      <style:table-cell-properties fo:wrap-option="wrap" fo:border="0.06pt solid #000000" fo:padding="1.99mm"/>
      <style:map style:condition="cell-content()!=&quot;&quot;" style:apply-style-name="Sans_20_nom1" style:base-cell-address="'Village pêcheur var 1'.A30"/>
    </style:style>
    <style:style style:name="ce458" style:family="table-cell" style:parent-style-name="Default">
      <style:table-cell-properties fo:wrap-option="wrap" fo:border="0.06pt solid #000000" fo:padding="1.99mm"/>
      <style:map style:condition="cell-content()!=&quot;&quot;" style:apply-style-name="Sans_20_nom1" style:base-cell-address="'Village pêcheur var 1'.A31"/>
    </style:style>
    <style:style style:name="ce459" style:family="table-cell" style:parent-style-name="Default">
      <style:table-cell-properties fo:wrap-option="wrap" fo:border="0.06pt solid #000000" fo:padding="1.99mm"/>
      <style:map style:condition="cell-content()!=&quot;&quot;" style:apply-style-name="Sans_20_nom1" style:base-cell-address="'Village pêcheur var 1'.A32"/>
    </style:style>
    <style:style style:name="ce460" style:family="table-cell" style:parent-style-name="Default">
      <style:table-cell-properties fo:wrap-option="wrap" fo:border="0.06pt solid #000000" fo:padding="1.99mm"/>
      <style:map style:condition="cell-content()!=&quot;&quot;" style:apply-style-name="Sans_20_nom1" style:base-cell-address="'Village pêcheur var 1'.A33"/>
    </style:style>
    <style:style style:name="ce461" style:family="table-cell" style:parent-style-name="Default">
      <style:table-cell-properties fo:wrap-option="wrap" fo:border="0.06pt solid #000000" fo:padding="1.99mm"/>
      <style:map style:condition="cell-content()!=&quot;&quot;" style:apply-style-name="Sans_20_nom1" style:base-cell-address="'Village pêcheur var 1'.A34"/>
    </style:style>
    <style:style style:name="ce462" style:family="table-cell" style:parent-style-name="Default">
      <style:table-cell-properties fo:wrap-option="wrap" fo:border="0.06pt solid #000000" fo:padding="1.99mm"/>
      <style:map style:condition="cell-content()!=&quot;&quot;" style:apply-style-name="Sans_20_nom1" style:base-cell-address="'Village pêcheur var 1'.A35"/>
    </style:style>
    <style:style style:name="ce463" style:family="table-cell" style:parent-style-name="Default">
      <style:table-cell-properties fo:wrap-option="wrap" fo:border="0.06pt solid #000000" fo:padding="1.99mm"/>
      <style:map style:condition="cell-content()!=&quot;&quot;" style:apply-style-name="Sans_20_nom1" style:base-cell-address="'Village pêcheur var 1'.A36"/>
    </style:style>
    <style:style style:name="ce464" style:family="table-cell" style:parent-style-name="Default">
      <style:table-cell-properties fo:wrap-option="wrap" fo:border="0.06pt solid #000000" fo:padding="1.99mm"/>
      <style:map style:condition="cell-content()!=&quot;&quot;" style:apply-style-name="Sans_20_nom1" style:base-cell-address="'Village pêcheur var 1'.A37"/>
    </style:style>
    <style:style style:name="ce465" style:family="table-cell" style:parent-style-name="Default">
      <style:table-cell-properties fo:wrap-option="wrap" fo:border="0.06pt solid #000000" fo:padding="1.99mm"/>
      <style:map style:condition="cell-content()!=&quot;&quot;" style:apply-style-name="Sans_20_nom1" style:base-cell-address="'Village pêcheur var 1'.A38"/>
    </style:style>
    <style:style style:name="ce466" style:family="table-cell" style:parent-style-name="Default">
      <style:table-cell-properties fo:wrap-option="wrap" fo:border="0.06pt solid #000000" fo:padding="1.99mm"/>
      <style:map style:condition="cell-content()!=&quot;&quot;" style:apply-style-name="Sans_20_nom1" style:base-cell-address="'Village pêcheur var 1'.A39"/>
    </style:style>
    <style:style style:name="ce467" style:family="table-cell" style:parent-style-name="Default">
      <style:table-cell-properties fo:wrap-option="wrap" fo:border="0.06pt solid #000000" fo:padding="1.99mm"/>
      <style:map style:condition="cell-content()!=&quot;&quot;" style:apply-style-name="Sans_20_nom1" style:base-cell-address="'Village pêcheur var 1'.A40"/>
    </style:style>
    <style:style style:name="ce468" style:family="table-cell" style:parent-style-name="Default">
      <style:table-cell-properties fo:wrap-option="wrap" fo:border="0.06pt solid #000000" fo:padding="1.99mm"/>
      <style:map style:condition="cell-content()!=&quot;&quot;" style:apply-style-name="Sans_20_nom1" style:base-cell-address="'Village pêcheur var 1'.A41"/>
    </style:style>
    <style:style style:name="ce469" style:family="table-cell" style:parent-style-name="Default">
      <style:table-cell-properties fo:wrap-option="wrap" fo:border="0.06pt solid #000000" fo:padding="1.99mm"/>
    </style:style>
    <style:style style:name="ce470" style:family="table-cell" style:parent-style-name="Default">
      <style:table-cell-properties fo:wrap-option="wrap" fo:padding="1.99mm" style:vertical-align="top"/>
    </style:style>
    <style:style style:name="ce471" style:family="table-cell" style:parent-style-name="Default">
      <style:table-cell-properties fo:wrap-option="wrap" fo:padding="1.99mm" style:vertical-align="top"/>
      <style:map style:condition="cell-content()!=&quot;&quot;" style:apply-style-name="Sans_20_nom1" style:base-cell-address="'Village pêcheur var 1'.A44"/>
    </style:style>
    <style:style style:name="ce472" style:family="table-cell" style:parent-style-name="Default">
      <style:table-cell-properties fo:wrap-option="wrap" fo:padding="1.99mm" style:vertical-align="top"/>
      <style:map style:condition="cell-content()!=&quot;&quot;" style:apply-style-name="Sans_20_nom1" style:base-cell-address="'Village pêcheur var 1'.A45"/>
    </style:style>
    <style:style style:name="ce473" style:family="table-cell" style:parent-style-name="Default">
      <style:table-cell-properties fo:wrap-option="wrap" fo:padding="1.99mm" style:vertical-align="top"/>
      <style:map style:condition="cell-content()!=&quot;&quot;" style:apply-style-name="Sans_20_nom1" style:base-cell-address="'Village pêcheur var 1'.A46"/>
    </style:style>
    <style:style style:name="ce474" style:family="table-cell" style:parent-style-name="Default">
      <style:table-cell-properties fo:wrap-option="wrap" fo:padding="1.99mm" style:vertical-align="top"/>
      <style:map style:condition="cell-content()!=&quot;&quot;" style:apply-style-name="Sans_20_nom1" style:base-cell-address="'Village pêcheur var 1'.A47"/>
    </style:style>
    <style:style style:name="ce475" style:family="table-cell" style:parent-style-name="Default">
      <style:table-cell-properties fo:wrap-option="wrap" fo:padding="1.99mm" style:vertical-align="top"/>
      <style:map style:condition="cell-content()!=&quot;&quot;" style:apply-style-name="Sans_20_nom1" style:base-cell-address="'Village pêcheur var 1'.A48"/>
    </style:style>
    <style:style style:name="ce476" style:family="table-cell" style:parent-style-name="Default">
      <style:table-cell-properties fo:wrap-option="wrap" fo:padding="1.99mm" style:vertical-align="top"/>
      <style:map style:condition="cell-content()!=&quot;&quot;" style:apply-style-name="Sans_20_nom1" style:base-cell-address="'Village pêcheur var 1'.A49"/>
    </style:style>
    <style:style style:name="ce477" style:family="table-cell" style:parent-style-name="Default">
      <style:table-cell-properties fo:wrap-option="wrap" fo:padding="1.99mm" style:vertical-align="top"/>
      <style:map style:condition="cell-content()!=&quot;&quot;" style:apply-style-name="Sans_20_nom1" style:base-cell-address="'Village pêcheur var 1'.A50"/>
    </style:style>
    <style:style style:name="ce478" style:family="table-cell" style:parent-style-name="Default">
      <style:table-cell-properties fo:wrap-option="wrap" fo:padding="1.99mm" style:vertical-align="top"/>
      <style:map style:condition="cell-content()!=&quot;&quot;" style:apply-style-name="Sans_20_nom1" style:base-cell-address="'Village pêcheur var 1'.A51"/>
    </style:style>
    <style:style style:name="ce479" style:family="table-cell" style:parent-style-name="Default">
      <style:table-cell-properties fo:wrap-option="wrap" fo:padding="1.99mm" style:vertical-align="top"/>
      <style:map style:condition="cell-content()!=&quot;&quot;" style:apply-style-name="Sans_20_nom1" style:base-cell-address="'Village pêcheur var 1'.A52"/>
    </style:style>
    <style:style style:name="ce480" style:family="table-cell" style:parent-style-name="Default">
      <style:table-cell-properties fo:wrap-option="wrap" fo:padding="1.99mm" style:vertical-align="top"/>
      <style:map style:condition="cell-content()!=&quot;&quot;" style:apply-style-name="Sans_20_nom1" style:base-cell-address="'Village pêcheur var 1'.A53"/>
    </style:style>
    <style:style style:name="ce481" style:family="table-cell" style:parent-style-name="Default">
      <style:table-cell-properties fo:wrap-option="wrap" fo:padding="1.99mm" style:vertical-align="top"/>
      <style:map style:condition="cell-content()!=&quot;&quot;" style:apply-style-name="Sans_20_nom1" style:base-cell-address="'Village pêcheur var 1'.A54"/>
    </style:style>
    <style:style style:name="ce482" style:family="table-cell" style:parent-style-name="Default">
      <style:table-cell-properties fo:wrap-option="wrap" fo:padding="1.99mm" style:vertical-align="top"/>
      <style:map style:condition="cell-content()!=&quot;&quot;" style:apply-style-name="Sans_20_nom1" style:base-cell-address="'Village pêcheur var 1'.A55"/>
    </style:style>
    <style:style style:name="ce483" style:family="table-cell" style:parent-style-name="Default">
      <style:table-cell-properties fo:wrap-option="wrap" fo:padding="1.99mm" style:vertical-align="top"/>
      <style:map style:condition="cell-content()!=&quot;&quot;" style:apply-style-name="Sans_20_nom1" style:base-cell-address="'Village pêcheur var 1'.A56"/>
    </style:style>
    <style:style style:name="ce484" style:family="table-cell" style:parent-style-name="Default">
      <style:table-cell-properties fo:wrap-option="wrap" fo:padding="1.99mm" style:vertical-align="top"/>
      <style:map style:condition="cell-content()!=&quot;&quot;" style:apply-style-name="Sans_20_nom1" style:base-cell-address="'Village pêcheur var 1'.A57"/>
    </style:style>
    <style:style style:name="ce485" style:family="table-cell" style:parent-style-name="Default">
      <style:table-cell-properties fo:wrap-option="wrap" fo:padding="1.99mm" style:vertical-align="top"/>
      <style:map style:condition="cell-content()!=&quot;&quot;" style:apply-style-name="Sans_20_nom1" style:base-cell-address="'Village pêcheur var 1'.A58"/>
    </style:style>
    <style:style style:name="ce486" style:family="table-cell" style:parent-style-name="Default">
      <style:table-cell-properties fo:wrap-option="wrap" fo:padding="1.99mm" style:vertical-align="top"/>
      <style:map style:condition="cell-content()!=&quot;&quot;" style:apply-style-name="Sans_20_nom1" style:base-cell-address="'Village pêcheur var 1'.A59"/>
    </style:style>
    <style:style style:name="ce487" style:family="table-cell" style:parent-style-name="Default">
      <style:table-cell-properties fo:wrap-option="wrap" fo:padding="1.99mm" style:vertical-align="top"/>
      <style:map style:condition="cell-content()!=&quot;&quot;" style:apply-style-name="Sans_20_nom1" style:base-cell-address="'Village pêcheur var 1'.A60"/>
    </style:style>
    <style:style style:name="ce488" style:family="table-cell" style:parent-style-name="Default">
      <style:table-cell-properties fo:wrap-option="wrap" fo:padding="1.99mm" style:vertical-align="top"/>
      <style:map style:condition="cell-content()!=&quot;&quot;" style:apply-style-name="Sans_20_nom1" style:base-cell-address="'Village pêcheur var 1'.A61"/>
    </style:style>
    <style:style style:name="ce489" style:family="table-cell" style:parent-style-name="Default">
      <style:table-cell-properties fo:wrap-option="wrap" fo:padding="1.99mm" style:vertical-align="top"/>
      <style:map style:condition="cell-content()!=&quot;&quot;" style:apply-style-name="Sans_20_nom1" style:base-cell-address="'Village pêcheur var 1'.A62"/>
    </style:style>
    <style:style style:name="ce490" style:family="table-cell" style:parent-style-name="Default">
      <style:table-cell-properties fo:wrap-option="wrap" fo:padding="1.99mm" style:vertical-align="top"/>
      <style:map style:condition="cell-content()!=&quot;&quot;" style:apply-style-name="Sans_20_nom1" style:base-cell-address="'Village pêcheur var 1'.A63"/>
    </style:style>
    <style:style style:name="ce491" style:family="table-cell" style:parent-style-name="Default">
      <style:table-cell-properties fo:wrap-option="wrap" fo:padding="1.99mm" style:vertical-align="top"/>
      <style:map style:condition="cell-content()!=&quot;&quot;" style:apply-style-name="Sans_20_nom1" style:base-cell-address="'Village pêcheur var 1'.A64"/>
    </style:style>
    <style:style style:name="ce492" style:family="table-cell" style:parent-style-name="Default">
      <style:table-cell-properties fo:wrap-option="wrap" fo:padding="1.99mm" style:vertical-align="top"/>
      <style:map style:condition="cell-content()!=&quot;&quot;" style:apply-style-name="Sans_20_nom1" style:base-cell-address="'Village pêcheur var 1'.A65"/>
    </style:style>
    <style:style style:name="ce493" style:family="table-cell" style:parent-style-name="Default">
      <style:table-cell-properties fo:wrap-option="wrap" fo:padding="1.99mm" style:vertical-align="top"/>
      <style:map style:condition="cell-content()!=&quot;&quot;" style:apply-style-name="Sans_20_nom1" style:base-cell-address="'Village pêcheur var 1'.A66"/>
    </style:style>
    <style:style style:name="ce494" style:family="table-cell" style:parent-style-name="Default">
      <style:table-cell-properties fo:wrap-option="wrap" fo:padding="1.99mm" style:vertical-align="top"/>
      <style:map style:condition="cell-content()!=&quot;&quot;" style:apply-style-name="Sans_20_nom1" style:base-cell-address="'Village pêcheur var 1'.A67"/>
    </style:style>
    <style:style style:name="ce495" style:family="table-cell" style:parent-style-name="Default">
      <style:table-cell-properties fo:wrap-option="wrap" fo:padding="1.99mm" style:vertical-align="top"/>
      <style:map style:condition="cell-content()!=&quot;&quot;" style:apply-style-name="Sans_20_nom1" style:base-cell-address="'Village pêcheur var 1'.A68"/>
    </style:style>
    <style:style style:name="ce496" style:family="table-cell" style:parent-style-name="Default">
      <style:table-cell-properties fo:wrap-option="wrap" fo:padding="1.99mm" style:vertical-align="top"/>
      <style:map style:condition="cell-content()!=&quot;&quot;" style:apply-style-name="Sans_20_nom1" style:base-cell-address="'Village pêcheur var 1'.A69"/>
    </style:style>
    <style:style style:name="ce497" style:family="table-cell" style:parent-style-name="Default">
      <style:table-cell-properties fo:wrap-option="wrap" fo:padding="1.99mm" style:vertical-align="top"/>
      <style:map style:condition="cell-content()!=&quot;&quot;" style:apply-style-name="Sans_20_nom1" style:base-cell-address="'Village pêcheur var 1'.A70"/>
    </style:style>
    <style:style style:name="ce498" style:family="table-cell" style:parent-style-name="Default">
      <style:table-cell-properties fo:wrap-option="wrap" fo:padding="1.99mm" style:vertical-align="top"/>
      <style:map style:condition="cell-content()!=&quot;&quot;" style:apply-style-name="Sans_20_nom1" style:base-cell-address="'Village pêcheur var 1'.A71"/>
    </style:style>
    <style:style style:name="ce499" style:family="table-cell" style:parent-style-name="Default">
      <style:table-cell-properties fo:wrap-option="wrap" fo:padding="1.99mm" style:vertical-align="top"/>
      <style:map style:condition="cell-content()!=&quot;&quot;" style:apply-style-name="Sans_20_nom1" style:base-cell-address="'Village pêcheur var 1'.A72"/>
    </style:style>
    <style:style style:name="ce500" style:family="table-cell" style:parent-style-name="Default">
      <style:table-cell-properties fo:wrap-option="wrap" fo:padding="1.99mm" style:vertical-align="top"/>
      <style:map style:condition="cell-content()!=&quot;&quot;" style:apply-style-name="Sans_20_nom1" style:base-cell-address="'Village pêcheur var 1'.A73"/>
    </style:style>
    <style:style style:name="ce501" style:family="table-cell" style:parent-style-name="Default">
      <style:table-cell-properties fo:wrap-option="wrap" fo:padding="1.99mm" style:vertical-align="top"/>
      <style:map style:condition="cell-content()!=&quot;&quot;" style:apply-style-name="Sans_20_nom1" style:base-cell-address="'Village pêcheur var 1'.A74"/>
    </style:style>
    <style:style style:name="ce502" style:family="table-cell" style:parent-style-name="Default">
      <style:table-cell-properties fo:wrap-option="wrap" fo:padding="1.99mm" style:vertical-align="top"/>
      <style:map style:condition="cell-content()!=&quot;&quot;" style:apply-style-name="Sans_20_nom1" style:base-cell-address="'Village pêcheur var 1'.A75"/>
    </style:style>
    <style:style style:name="ce503" style:family="table-cell" style:parent-style-name="Default">
      <style:table-cell-properties fo:wrap-option="wrap" fo:padding="1.99mm" style:vertical-align="top"/>
      <style:map style:condition="cell-content()!=&quot;&quot;" style:apply-style-name="Sans_20_nom1" style:base-cell-address="'Village pêcheur var 1'.A76"/>
    </style:style>
    <style:style style:name="ce504" style:family="table-cell" style:parent-style-name="Default">
      <style:table-cell-properties fo:wrap-option="wrap" fo:padding="1.99mm" style:vertical-align="top"/>
      <style:map style:condition="cell-content()!=&quot;&quot;" style:apply-style-name="Sans_20_nom1" style:base-cell-address="'Village pêcheur var 1'.A77"/>
    </style:style>
    <style:style style:name="ce505" style:family="table-cell" style:parent-style-name="Default">
      <style:table-cell-properties fo:wrap-option="wrap" fo:padding="1.99mm" style:vertical-align="top"/>
      <style:map style:condition="cell-content()!=&quot;&quot;" style:apply-style-name="Sans_20_nom1" style:base-cell-address="'Village pêcheur var 1'.A78"/>
    </style:style>
    <style:style style:name="ce506" style:family="table-cell" style:parent-style-name="Default">
      <style:table-cell-properties fo:wrap-option="wrap" fo:padding="1.99mm" style:vertical-align="top"/>
      <style:map style:condition="cell-content()!=&quot;&quot;" style:apply-style-name="Sans_20_nom1" style:base-cell-address="'Village pêcheur var 1'.A79"/>
    </style:style>
    <style:style style:name="ce507" style:family="table-cell" style:parent-style-name="Default">
      <style:table-cell-properties fo:wrap-option="wrap" fo:padding="1.99mm" style:vertical-align="top"/>
      <style:map style:condition="cell-content()!=&quot;&quot;" style:apply-style-name="Sans_20_nom1" style:base-cell-address="'Village pêcheur var 1'.A80"/>
    </style:style>
    <style:style style:name="ce508" style:family="table-cell" style:parent-style-name="Default">
      <style:table-cell-properties fo:wrap-option="wrap" fo:padding="1.99mm" style:vertical-align="top"/>
      <style:map style:condition="cell-content()!=&quot;&quot;" style:apply-style-name="Sans_20_nom1" style:base-cell-address="'Village pêcheur var 1'.A81"/>
    </style:style>
    <style:style style:name="ce509" style:family="table-cell" style:parent-style-name="Default">
      <style:table-cell-properties fo:wrap-option="wrap" fo:padding="1.99mm" style:vertical-align="top"/>
      <style:map style:condition="cell-content()!=&quot;&quot;" style:apply-style-name="Sans_20_nom1" style:base-cell-address="'Village pêcheur var 1'.A82"/>
    </style:style>
    <style:style style:name="ce510" style:family="table-cell" style:parent-style-name="Default">
      <style:table-cell-properties fo:wrap-option="wrap" fo:padding="1.99mm" style:vertical-align="top"/>
      <style:map style:condition="cell-content()!=&quot;&quot;" style:apply-style-name="Sans_20_nom1" style:base-cell-address="'Village pêcheur var 1'.A83"/>
    </style:style>
    <style:style style:name="ce511" style:family="table-cell" style:parent-style-name="Default">
      <style:table-cell-properties fo:wrap-option="wrap" fo:padding="1.99mm" style:vertical-align="top"/>
      <style:map style:condition="cell-content()!=&quot;&quot;" style:apply-style-name="Sans_20_nom1" style:base-cell-address="'Village pêcheur var 1'.A84"/>
    </style:style>
    <style:style style:name="ce512" style:family="table-cell" style:parent-style-name="Default">
      <style:table-cell-properties fo:wrap-option="wrap" fo:padding="1.99mm" style:vertical-align="top"/>
      <style:map style:condition="cell-content()!=&quot;&quot;" style:apply-style-name="Sans_20_nom1" style:base-cell-address="'Village pêcheur var 1'.A85"/>
    </style:style>
    <style:style style:name="ce513" style:family="table-cell" style:parent-style-name="Default">
      <style:table-cell-properties fo:wrap-option="wrap" fo:padding="1.99mm" style:vertical-align="top"/>
      <style:map style:condition="cell-content()!=&quot;&quot;" style:apply-style-name="Sans_20_nom1" style:base-cell-address="'Village pêcheur var 1'.A86"/>
    </style:style>
    <style:style style:name="ce514" style:family="table-cell" style:parent-style-name="Default">
      <style:table-cell-properties fo:wrap-option="wrap" fo:padding="1.99mm" style:vertical-align="top"/>
      <style:map style:condition="cell-content()!=&quot;&quot;" style:apply-style-name="Sans_20_nom1" style:base-cell-address="'Village pêcheur var 1'.A87"/>
    </style:style>
    <style:style style:name="ce515" style:family="table-cell" style:parent-style-name="Default">
      <style:table-cell-properties fo:wrap-option="wrap" fo:padding="1.99mm" style:vertical-align="top"/>
      <style:map style:condition="cell-content()!=&quot;&quot;" style:apply-style-name="Sans_20_nom1" style:base-cell-address="'Village pêcheur var 1'.A88"/>
    </style:style>
    <style:style style:name="ce516" style:family="table-cell" style:parent-style-name="Default">
      <style:table-cell-properties fo:wrap-option="wrap" fo:padding="1.99mm" style:vertical-align="top"/>
      <style:map style:condition="cell-content()!=&quot;&quot;" style:apply-style-name="Sans_20_nom1" style:base-cell-address="'Village pêcheur var 1'.A89"/>
    </style:style>
    <style:style style:name="ce517" style:family="table-cell" style:parent-style-name="Default">
      <style:table-cell-properties fo:wrap-option="wrap" fo:padding="1.99mm" style:vertical-align="top"/>
      <style:map style:condition="cell-content()!=&quot;&quot;" style:apply-style-name="Sans_20_nom1" style:base-cell-address="'Village pêcheur var 1'.A90"/>
    </style:style>
    <style:style style:name="ce518" style:family="table-cell" style:parent-style-name="Default">
      <style:table-cell-properties fo:wrap-option="wrap" fo:padding="1.99mm" style:vertical-align="top"/>
      <style:map style:condition="cell-content()!=&quot;&quot;" style:apply-style-name="Sans_20_nom1" style:base-cell-address="'Village pêcheur var 1'.A91"/>
    </style:style>
    <style:style style:name="ce519" style:family="table-cell" style:parent-style-name="Default">
      <style:table-cell-properties fo:wrap-option="wrap" fo:padding="1.99mm" style:vertical-align="top"/>
      <style:map style:condition="cell-content()!=&quot;&quot;" style:apply-style-name="Sans_20_nom1" style:base-cell-address="'Village pêcheur var 1'.A92"/>
    </style:style>
    <style:style style:name="ce520" style:family="table-cell" style:parent-style-name="Default">
      <style:table-cell-properties fo:wrap-option="wrap" fo:padding="1.99mm" style:vertical-align="top"/>
      <style:map style:condition="cell-content()!=&quot;&quot;" style:apply-style-name="Sans_20_nom1" style:base-cell-address="'Village pêcheur var 1'.A93"/>
    </style:style>
    <style:style style:name="ce521" style:family="table-cell" style:parent-style-name="Default">
      <style:table-cell-properties fo:wrap-option="wrap" fo:padding="1.99mm" style:vertical-align="top"/>
      <style:map style:condition="cell-content()!=&quot;&quot;" style:apply-style-name="Sans_20_nom1" style:base-cell-address="'Village pêcheur var 1'.A94"/>
    </style:style>
    <style:style style:name="ce522" style:family="table-cell" style:parent-style-name="Default">
      <style:table-cell-properties fo:wrap-option="wrap" fo:padding="1.99mm" style:vertical-align="top"/>
      <style:map style:condition="cell-content()!=&quot;&quot;" style:apply-style-name="Sans_20_nom1" style:base-cell-address="'Village pêcheur var 1'.A95"/>
    </style:style>
    <style:style style:name="ce523" style:family="table-cell" style:parent-style-name="Default">
      <style:table-cell-properties fo:wrap-option="wrap" fo:padding="1.99mm" style:vertical-align="top"/>
      <style:map style:condition="cell-content()!=&quot;&quot;" style:apply-style-name="Sans_20_nom1" style:base-cell-address="'Village pêcheur var 1'.A96"/>
    </style:style>
    <style:style style:name="ce524" style:family="table-cell" style:parent-style-name="Default">
      <style:table-cell-properties fo:wrap-option="wrap" fo:padding="1.99mm" style:vertical-align="top"/>
      <style:map style:condition="cell-content()!=&quot;&quot;" style:apply-style-name="Sans_20_nom1" style:base-cell-address="'Village pêcheur var 1'.A97"/>
    </style:style>
    <style:style style:name="ce525" style:family="table-cell" style:parent-style-name="Default">
      <style:table-cell-properties fo:wrap-option="wrap" fo:padding="1.99mm" style:vertical-align="top"/>
      <style:map style:condition="cell-content()!=&quot;&quot;" style:apply-style-name="Sans_20_nom1" style:base-cell-address="'Village pêcheur var 1'.A98"/>
    </style:style>
    <style:style style:name="ce526" style:family="table-cell" style:parent-style-name="Default">
      <style:table-cell-properties fo:wrap-option="wrap" fo:padding="1.99mm" style:vertical-align="top"/>
      <style:map style:condition="cell-content()!=&quot;&quot;" style:apply-style-name="Sans_20_nom1" style:base-cell-address="'Village pêcheur var 1'.A99"/>
    </style:style>
    <style:style style:name="ce527" style:family="table-cell" style:parent-style-name="Default">
      <style:table-cell-properties fo:wrap-option="wrap" fo:padding="1.99mm" style:vertical-align="top"/>
      <style:map style:condition="cell-content()!=&quot;&quot;" style:apply-style-name="Sans_20_nom1" style:base-cell-address="'Village pêcheur var 1'.A100"/>
    </style:style>
    <style:style style:name="ce528" style:family="table-cell" style:parent-style-name="Default">
      <style:table-cell-properties fo:wrap-option="wrap" fo:padding="1.99mm" style:vertical-align="top"/>
      <style:map style:condition="cell-content()!=&quot;&quot;" style:apply-style-name="Sans_20_nom1" style:base-cell-address="'Village pêcheur var 1'.A101"/>
    </style:style>
    <style:style style:name="ce529" style:family="table-cell" style:parent-style-name="Default">
      <style:table-cell-properties fo:wrap-option="wrap" fo:padding="1.99mm" style:vertical-align="top"/>
      <style:map style:condition="cell-content()!=&quot;&quot;" style:apply-style-name="Sans_20_nom1" style:base-cell-address="'Village pêcheur var 1'.A102"/>
    </style:style>
    <style:style style:name="ce530" style:family="table-cell" style:parent-style-name="Default">
      <style:table-cell-properties fo:wrap-option="wrap" fo:padding="1.99mm" style:vertical-align="top"/>
      <style:map style:condition="cell-content()!=&quot;&quot;" style:apply-style-name="Sans_20_nom1" style:base-cell-address="'Village pêcheur var 1'.A103"/>
    </style:style>
    <style:style style:name="ce531" style:family="table-cell" style:parent-style-name="Default">
      <style:table-cell-properties fo:wrap-option="wrap" fo:padding="1.99mm" style:vertical-align="top"/>
      <style:map style:condition="cell-content()!=&quot;&quot;" style:apply-style-name="Sans_20_nom1" style:base-cell-address="'Village pêcheur var 1'.A104"/>
    </style:style>
    <style:style style:name="ce532" style:family="table-cell" style:parent-style-name="Default">
      <style:table-cell-properties fo:wrap-option="wrap" fo:padding="1.99mm" style:vertical-align="top"/>
      <style:map style:condition="cell-content()!=&quot;&quot;" style:apply-style-name="Sans_20_nom1" style:base-cell-address="'Village pêcheur var 1'.A105"/>
    </style:style>
    <style:style style:name="ce533" style:family="table-cell" style:parent-style-name="Default">
      <style:table-cell-properties fo:wrap-option="wrap" fo:padding="1.99mm" style:vertical-align="top"/>
      <style:map style:condition="cell-content()!=&quot;&quot;" style:apply-style-name="Sans_20_nom1" style:base-cell-address="'Village pêcheur var 1'.A106"/>
    </style:style>
    <style:style style:name="ce534" style:family="table-cell" style:parent-style-name="Default">
      <style:table-cell-properties fo:wrap-option="wrap" fo:padding="1.99mm" style:vertical-align="top"/>
      <style:map style:condition="cell-content()!=&quot;&quot;" style:apply-style-name="Sans_20_nom1" style:base-cell-address="'Village pêcheur var 1'.A107"/>
    </style:style>
    <style:style style:name="ce535" style:family="table-cell" style:parent-style-name="Default">
      <style:table-cell-properties fo:wrap-option="wrap" fo:padding="1.99mm" style:vertical-align="top"/>
      <style:map style:condition="cell-content()!=&quot;&quot;" style:apply-style-name="Sans_20_nom1" style:base-cell-address="'Village pêcheur var 1'.A108"/>
    </style:style>
    <style:style style:name="ce536" style:family="table-cell" style:parent-style-name="Default">
      <style:table-cell-properties fo:wrap-option="wrap" fo:padding="1.99mm" style:vertical-align="top"/>
      <style:map style:condition="cell-content()!=&quot;&quot;" style:apply-style-name="Sans_20_nom1" style:base-cell-address="'Village pêcheur var 1'.A109"/>
    </style:style>
    <style:style style:name="ce537" style:family="table-cell" style:parent-style-name="Default">
      <style:table-cell-properties fo:wrap-option="wrap" fo:padding="1.99mm" style:vertical-align="top"/>
      <style:map style:condition="cell-content()!=&quot;&quot;" style:apply-style-name="Sans_20_nom1" style:base-cell-address="'Village pêcheur var 1'.A110"/>
    </style:style>
    <style:style style:name="ce538" style:family="table-cell" style:parent-style-name="Default">
      <style:table-cell-properties fo:wrap-option="wrap" fo:padding="1.99mm" style:vertical-align="top"/>
      <style:map style:condition="cell-content()!=&quot;&quot;" style:apply-style-name="Sans_20_nom1" style:base-cell-address="'Village pêcheur var 1'.A111"/>
    </style:style>
    <style:style style:name="ce539" style:family="table-cell" style:parent-style-name="Default">
      <style:table-cell-properties fo:wrap-option="wrap" fo:padding="1.99mm" style:vertical-align="top"/>
      <style:map style:condition="cell-content()!=&quot;&quot;" style:apply-style-name="Sans_20_nom1" style:base-cell-address="'Village pêcheur var 1'.A112"/>
    </style:style>
    <style:style style:name="ce540" style:family="table-cell" style:parent-style-name="Default">
      <style:table-cell-properties fo:wrap-option="wrap" fo:padding="1.99mm" style:vertical-align="top"/>
      <style:map style:condition="cell-content()!=&quot;&quot;" style:apply-style-name="Sans_20_nom1" style:base-cell-address="'Village pêcheur var 1'.A113"/>
    </style:style>
    <style:style style:name="ce541" style:family="table-cell" style:parent-style-name="Default">
      <style:table-cell-properties fo:wrap-option="wrap" fo:padding="1.99mm" style:vertical-align="top"/>
      <style:map style:condition="cell-content()!=&quot;&quot;" style:apply-style-name="Sans_20_nom1" style:base-cell-address="'Village pêcheur var 1'.A114"/>
    </style:style>
    <style:style style:name="ce542" style:family="table-cell" style:parent-style-name="Default">
      <style:table-cell-properties fo:wrap-option="wrap" fo:padding="1.99mm" style:vertical-align="top"/>
      <style:map style:condition="cell-content()!=&quot;&quot;" style:apply-style-name="Sans_20_nom1" style:base-cell-address="'Village pêcheur var 1'.A115"/>
    </style:style>
    <style:style style:name="ce543" style:family="table-cell" style:parent-style-name="Default">
      <style:table-cell-properties fo:wrap-option="wrap" fo:padding="1.99mm" style:vertical-align="top"/>
      <style:map style:condition="cell-content()!=&quot;&quot;" style:apply-style-name="Sans_20_nom1" style:base-cell-address="'Village pêcheur var 1'.A116"/>
    </style:style>
    <style:style style:name="ce544" style:family="table-cell" style:parent-style-name="Default">
      <style:table-cell-properties fo:wrap-option="wrap" fo:padding="1.99mm" style:vertical-align="top"/>
      <style:map style:condition="cell-content()!=&quot;&quot;" style:apply-style-name="Sans_20_nom1" style:base-cell-address="'Village pêcheur var 1'.A117"/>
    </style:style>
    <style:style style:name="ce545" style:family="table-cell" style:parent-style-name="Default">
      <style:table-cell-properties fo:wrap-option="wrap" fo:padding="1.99mm" style:vertical-align="top"/>
      <style:map style:condition="cell-content()!=&quot;&quot;" style:apply-style-name="Sans_20_nom1" style:base-cell-address="'Village pêcheur var 1'.A118"/>
    </style:style>
    <style:style style:name="ce546" style:family="table-cell" style:parent-style-name="Default">
      <style:table-cell-properties fo:wrap-option="wrap" fo:padding="1.99mm" style:vertical-align="top"/>
      <style:map style:condition="cell-content()!=&quot;&quot;" style:apply-style-name="Sans_20_nom1" style:base-cell-address="'Village pêcheur var 1'.A119"/>
    </style:style>
    <style:style style:name="ce547" style:family="table-cell" style:parent-style-name="Default">
      <style:table-cell-properties fo:wrap-option="wrap" fo:padding="1.99mm" style:vertical-align="top"/>
      <style:map style:condition="cell-content()!=&quot;&quot;" style:apply-style-name="Sans_20_nom1" style:base-cell-address="'Village pêcheur var 1'.A120"/>
    </style:style>
    <style:style style:name="ce548" style:family="table-cell" style:parent-style-name="Default">
      <style:table-cell-properties fo:wrap-option="wrap" fo:padding="1.99mm" style:vertical-align="top"/>
      <style:map style:condition="cell-content()!=&quot;&quot;" style:apply-style-name="Sans_20_nom1" style:base-cell-address="'Village pêcheur var 1'.A121"/>
    </style:style>
    <style:style style:name="ce549" style:family="table-cell" style:parent-style-name="Default">
      <style:table-cell-properties fo:wrap-option="wrap" fo:padding="1.99mm" style:vertical-align="top"/>
      <style:map style:condition="cell-content()!=&quot;&quot;" style:apply-style-name="Sans_20_nom1" style:base-cell-address="'Village pêcheur var 1'.A122"/>
    </style:style>
    <style:style style:name="ce550" style:family="table-cell" style:parent-style-name="Default">
      <style:table-cell-properties fo:wrap-option="wrap" fo:padding="1.99mm" style:vertical-align="top"/>
      <style:map style:condition="cell-content()!=&quot;&quot;" style:apply-style-name="Sans_20_nom1" style:base-cell-address="'Village pêcheur var 1'.B3"/>
    </style:style>
    <style:style style:name="ce551" style:family="table-cell" style:parent-style-name="Default">
      <style:table-cell-properties fo:wrap-option="wrap" fo:padding="1.99mm" style:vertical-align="top"/>
      <style:map style:condition="cell-content()!=&quot;&quot;" style:apply-style-name="Sans_20_nom1" style:base-cell-address="'Village pêcheur var 1'.B7"/>
    </style:style>
    <style:style style:name="ce552" style:family="table-cell" style:parent-style-name="Default">
      <style:table-cell-properties fo:wrap-option="wrap" fo:padding="1.99mm" style:vertical-align="top"/>
      <style:map style:condition="cell-content()!=&quot;&quot;" style:apply-style-name="Sans_20_nom1" style:base-cell-address="'Village pêcheur var 1'.B9"/>
    </style:style>
    <style:style style:name="ce553" style:family="table-cell" style:parent-style-name="Default">
      <style:table-cell-properties fo:wrap-option="wrap" fo:padding="1.99mm" style:vertical-align="top"/>
      <style:map style:condition="cell-content()!=&quot;&quot;" style:apply-style-name="Sans_20_nom1" style:base-cell-address="'Village pêcheur var 1'.B10"/>
    </style:style>
    <style:style style:name="ce554" style:family="table-cell" style:parent-style-name="Default">
      <style:table-cell-properties fo:wrap-option="wrap" fo:padding="1.99mm" style:vertical-align="top"/>
      <style:map style:condition="cell-content()!=&quot;&quot;" style:apply-style-name="Sans_20_nom1" style:base-cell-address="'Village pêcheur var 1'.B11"/>
    </style:style>
    <style:style style:name="ce555" style:family="table-cell" style:parent-style-name="Default">
      <style:table-cell-properties fo:wrap-option="wrap" fo:padding="1.99mm" style:vertical-align="top"/>
      <style:map style:condition="cell-content()!=&quot;&quot;" style:apply-style-name="Sans_20_nom1" style:base-cell-address="'Village pêcheur var 1'.B12"/>
    </style:style>
    <style:style style:name="ce556" style:family="table-cell" style:parent-style-name="Default">
      <style:table-cell-properties fo:wrap-option="wrap" fo:padding="1.99mm" style:vertical-align="top"/>
      <style:map style:condition="cell-content()!=&quot;&quot;" style:apply-style-name="Sans_20_nom1" style:base-cell-address="'Village pêcheur var 1'.B13"/>
    </style:style>
    <style:style style:name="ce557" style:family="table-cell" style:parent-style-name="Default">
      <style:table-cell-properties fo:wrap-option="wrap" fo:padding="1.99mm" style:vertical-align="top"/>
      <style:map style:condition="cell-content()!=&quot;&quot;" style:apply-style-name="Sans_20_nom1" style:base-cell-address="'Village pêcheur var 1'.B14"/>
    </style:style>
    <style:style style:name="ce558" style:family="table-cell" style:parent-style-name="Default">
      <style:table-cell-properties fo:wrap-option="wrap" fo:padding="1.99mm" style:vertical-align="top"/>
      <style:map style:condition="cell-content()!=&quot;&quot;" style:apply-style-name="Sans_20_nom1" style:base-cell-address="'Village pêcheur var 1'.B15"/>
    </style:style>
    <style:style style:name="ce559" style:family="table-cell" style:parent-style-name="Default">
      <style:table-cell-properties fo:wrap-option="wrap" fo:padding="1.99mm" style:vertical-align="top"/>
      <style:map style:condition="cell-content()!=&quot;&quot;" style:apply-style-name="Sans_20_nom1" style:base-cell-address="'Village pêcheur var 1'.B21"/>
    </style:style>
    <style:style style:name="ce560" style:family="table-cell" style:parent-style-name="Default">
      <style:table-cell-properties fo:wrap-option="wrap" fo:padding="1.99mm" style:vertical-align="top"/>
      <style:map style:condition="cell-content()!=&quot;&quot;" style:apply-style-name="Sans_20_nom1" style:base-cell-address="'Village pêcheur var 1'.B22"/>
    </style:style>
    <style:style style:name="ce561" style:family="table-cell" style:parent-style-name="Default">
      <style:table-cell-properties fo:wrap-option="wrap" fo:padding="1.99mm" style:vertical-align="top"/>
      <style:map style:condition="cell-content()!=&quot;&quot;" style:apply-style-name="Sans_20_nom1" style:base-cell-address="'Village pêcheur var 1'.B23"/>
    </style:style>
    <style:style style:name="ce562" style:family="table-cell" style:parent-style-name="Default">
      <style:table-cell-properties fo:wrap-option="wrap" fo:padding="1.99mm" style:vertical-align="top"/>
      <style:map style:condition="cell-content()!=&quot;&quot;" style:apply-style-name="Sans_20_nom1" style:base-cell-address="'Village pêcheur var 1'.B24"/>
    </style:style>
    <style:style style:name="ce563" style:family="table-cell" style:parent-style-name="Default">
      <style:table-cell-properties fo:wrap-option="wrap" fo:padding="1.99mm" style:vertical-align="top"/>
      <style:map style:condition="cell-content()!=&quot;&quot;" style:apply-style-name="Sans_20_nom1" style:base-cell-address="'Village pêcheur var 1'.B25"/>
    </style:style>
    <style:style style:name="ce564" style:family="table-cell" style:parent-style-name="Default">
      <style:table-cell-properties fo:wrap-option="wrap" fo:padding="1.99mm" style:vertical-align="top"/>
      <style:map style:condition="cell-content()!=&quot;&quot;" style:apply-style-name="Sans_20_nom1" style:base-cell-address="'Village pêcheur var 1'.B26"/>
    </style:style>
    <style:style style:name="ce565" style:family="table-cell" style:parent-style-name="Default">
      <style:table-cell-properties fo:wrap-option="wrap" fo:padding="1.99mm" style:vertical-align="top"/>
      <style:map style:condition="cell-content()!=&quot;&quot;" style:apply-style-name="Sans_20_nom1" style:base-cell-address="'Village pêcheur var 1'.B27"/>
    </style:style>
    <style:style style:name="ce566" style:family="table-cell" style:parent-style-name="Default">
      <style:table-cell-properties fo:wrap-option="wrap" fo:padding="1.99mm" style:vertical-align="top"/>
      <style:map style:condition="cell-content()!=&quot;&quot;" style:apply-style-name="Sans_20_nom1" style:base-cell-address="'Village pêcheur var 1'.B28"/>
    </style:style>
    <style:style style:name="ce567" style:family="table-cell" style:parent-style-name="Default">
      <style:table-cell-properties fo:wrap-option="wrap" fo:padding="1.99mm" style:vertical-align="top"/>
      <style:map style:condition="cell-content()!=&quot;&quot;" style:apply-style-name="Sans_20_nom1" style:base-cell-address="'Village pêcheur var 1'.B29"/>
    </style:style>
    <style:style style:name="ce568" style:family="table-cell" style:parent-style-name="Default">
      <style:table-cell-properties fo:wrap-option="wrap" fo:padding="1.99mm" style:vertical-align="top"/>
      <style:map style:condition="cell-content()!=&quot;&quot;" style:apply-style-name="Sans_20_nom1" style:base-cell-address="'Village pêcheur var 1'.B30"/>
    </style:style>
    <style:style style:name="ce569" style:family="table-cell" style:parent-style-name="Default">
      <style:table-cell-properties fo:wrap-option="wrap" fo:padding="1.99mm" style:vertical-align="top"/>
      <style:map style:condition="cell-content()!=&quot;&quot;" style:apply-style-name="Sans_20_nom1" style:base-cell-address="'Village pêcheur var 1'.B31"/>
    </style:style>
    <style:style style:name="ce570" style:family="table-cell" style:parent-style-name="Default">
      <style:table-cell-properties fo:wrap-option="wrap" fo:border="0.06pt solid #000000" fo:padding="1.99mm"/>
      <style:map style:condition="cell-content()!=&quot;&quot;" style:apply-style-name="Sans_20_nom1" style:base-cell-address="'Village pêcheur var 1'.B32"/>
    </style:style>
    <style:style style:name="ce571" style:family="table-cell" style:parent-style-name="Default">
      <style:table-cell-properties fo:wrap-option="wrap" fo:border="0.06pt solid #000000" fo:padding="1.99mm"/>
      <style:map style:condition="cell-content()!=&quot;&quot;" style:apply-style-name="Sans_20_nom1" style:base-cell-address="'Village pêcheur var 1'.B33"/>
    </style:style>
    <style:style style:name="ce572" style:family="table-cell" style:parent-style-name="Default">
      <style:table-cell-properties fo:wrap-option="wrap" fo:padding="1.99mm" style:vertical-align="top"/>
      <style:map style:condition="cell-content()!=&quot;&quot;" style:apply-style-name="Sans_20_nom1" style:base-cell-address="'Village pêcheur var 1'.B34"/>
    </style:style>
    <style:style style:name="ce573" style:family="table-cell" style:parent-style-name="Default">
      <style:table-cell-properties fo:wrap-option="wrap" fo:padding="1.99mm" style:vertical-align="top"/>
      <style:map style:condition="cell-content()!=&quot;&quot;" style:apply-style-name="Sans_20_nom1" style:base-cell-address="'Village pêcheur var 1'.B35"/>
    </style:style>
    <style:style style:name="ce574" style:family="table-cell" style:parent-style-name="Default">
      <style:table-cell-properties fo:wrap-option="wrap" fo:padding="1.99mm" style:vertical-align="top"/>
      <style:map style:condition="cell-content()!=&quot;&quot;" style:apply-style-name="Sans_20_nom1" style:base-cell-address="'Village pêcheur var 1'.B36"/>
    </style:style>
    <style:style style:name="ce575" style:family="table-cell" style:parent-style-name="Default">
      <style:table-cell-properties fo:wrap-option="wrap" fo:padding="1.99mm" style:vertical-align="top"/>
      <style:map style:condition="cell-content()!=&quot;&quot;" style:apply-style-name="Sans_20_nom1" style:base-cell-address="'Village pêcheur var 1'.B37"/>
    </style:style>
    <style:style style:name="ce576" style:family="table-cell" style:parent-style-name="Default">
      <style:table-cell-properties fo:wrap-option="wrap" fo:padding="1.99mm" style:vertical-align="top"/>
      <style:map style:condition="cell-content()!=&quot;&quot;" style:apply-style-name="Sans_20_nom1" style:base-cell-address="'Village pêcheur var 1'.B38"/>
    </style:style>
    <style:style style:name="ce577" style:family="table-cell" style:parent-style-name="Default">
      <style:table-cell-properties fo:wrap-option="wrap" fo:padding="1.99mm" style:vertical-align="top"/>
      <style:map style:condition="cell-content()!=&quot;&quot;" style:apply-style-name="Sans_20_nom1" style:base-cell-address="'Village pêcheur var 1'.B39"/>
    </style:style>
    <style:style style:name="ce578" style:family="table-cell" style:parent-style-name="Default">
      <style:table-cell-properties fo:wrap-option="wrap" fo:border="0.06pt solid #000000" fo:padding="1.99mm"/>
      <style:map style:condition="cell-content()!=&quot;&quot;" style:apply-style-name="Sans_20_nom1" style:base-cell-address="'Village pêcheur var 1'.B40"/>
    </style:style>
    <style:style style:name="ce579" style:family="table-cell" style:parent-style-name="Default">
      <style:table-cell-properties fo:wrap-option="wrap" fo:border="0.06pt solid #000000" fo:padding="1.99mm"/>
      <style:map style:condition="cell-content()!=&quot;&quot;" style:apply-style-name="Sans_20_nom1" style:base-cell-address="'Village pêcheur var 1'.B41"/>
    </style:style>
    <style:style style:name="ce580" style:family="table-cell" style:parent-style-name="Default">
      <style:table-cell-properties fo:wrap-option="wrap" fo:border="0.06pt solid #000000" fo:padding="1.99mm"/>
      <style:map style:condition="cell-content()!=&quot;&quot;" style:apply-style-name="Sans_20_nom1" style:base-cell-address="'Village pêcheur var 1'.B42"/>
    </style:style>
    <style:style style:name="ce581" style:family="table-cell" style:parent-style-name="Default">
      <style:table-cell-properties fo:wrap-option="wrap" fo:padding="1.99mm" style:vertical-align="top"/>
      <style:map style:condition="cell-content()!=&quot;&quot;" style:apply-style-name="Sans_20_nom1" style:base-cell-address="'Village pêcheur var 1'.B43"/>
    </style:style>
    <style:style style:name="ce582" style:family="table-cell" style:parent-style-name="Default">
      <style:table-cell-properties fo:wrap-option="wrap" fo:padding="1.99mm" style:vertical-align="top"/>
      <style:map style:condition="cell-content()!=&quot;&quot;" style:apply-style-name="Sans_20_nom1" style:base-cell-address="'Village pêcheur var 1'.B44"/>
    </style:style>
    <style:style style:name="ce583" style:family="table-cell" style:parent-style-name="Default">
      <style:table-cell-properties fo:wrap-option="wrap" fo:padding="1.99mm" style:vertical-align="top"/>
      <style:map style:condition="cell-content()!=&quot;&quot;" style:apply-style-name="Sans_20_nom1" style:base-cell-address="'Village pêcheur var 1'.B45"/>
    </style:style>
    <style:style style:name="ce584" style:family="table-cell" style:parent-style-name="Default">
      <style:table-cell-properties fo:wrap-option="wrap" fo:padding="1.99mm" style:vertical-align="top"/>
      <style:map style:condition="cell-content()!=&quot;&quot;" style:apply-style-name="Sans_20_nom1" style:base-cell-address="'Village pêcheur var 1'.B46"/>
    </style:style>
    <style:style style:name="ce585" style:family="table-cell" style:parent-style-name="Default">
      <style:table-cell-properties fo:wrap-option="wrap" fo:padding="1.99mm" style:vertical-align="top"/>
      <style:map style:condition="cell-content()!=&quot;&quot;" style:apply-style-name="Sans_20_nom1" style:base-cell-address="'Village pêcheur var 1'.B47"/>
    </style:style>
    <style:style style:name="ce586" style:family="table-cell" style:parent-style-name="Default">
      <style:table-cell-properties fo:wrap-option="wrap" fo:padding="1.99mm" style:vertical-align="top"/>
      <style:map style:condition="cell-content()!=&quot;&quot;" style:apply-style-name="Sans_20_nom1" style:base-cell-address="'Village pêcheur var 1'.C1"/>
    </style:style>
    <style:style style:name="ce587" style:family="table-cell" style:parent-style-name="Default">
      <style:table-cell-properties fo:wrap-option="wrap" fo:padding="1.99mm" style:vertical-align="top"/>
      <style:map style:condition="cell-content()!=&quot;&quot;" style:apply-style-name="Sans_20_nom1" style:base-cell-address="'Village pêcheur var 1'.C2"/>
    </style:style>
    <style:style style:name="ce588" style:family="table-cell" style:parent-style-name="Default">
      <style:table-cell-properties fo:wrap-option="wrap" fo:padding="1.99mm" style:vertical-align="top"/>
      <style:map style:condition="cell-content()!=&quot;&quot;" style:apply-style-name="Sans_20_nom1" style:base-cell-address="'Village pêcheur var 1'.C3"/>
    </style:style>
    <style:style style:name="ce589" style:family="table-cell" style:parent-style-name="Default">
      <style:table-cell-properties fo:wrap-option="wrap" fo:padding="1.99mm" style:vertical-align="top"/>
      <style:map style:condition="cell-content()!=&quot;&quot;" style:apply-style-name="Sans_20_nom1" style:base-cell-address="'Village pêcheur var 1'.C5"/>
    </style:style>
    <style:style style:name="ce590" style:family="table-cell" style:parent-style-name="Default">
      <style:table-cell-properties fo:wrap-option="wrap" fo:padding="1.99mm" style:vertical-align="top"/>
      <style:map style:condition="cell-content()!=&quot;&quot;" style:apply-style-name="Sans_20_nom1" style:base-cell-address="'Village pêcheur var 1'.C6"/>
    </style:style>
    <style:style style:name="ce591" style:family="table-cell" style:parent-style-name="Default">
      <style:table-cell-properties fo:wrap-option="wrap" fo:padding="1.99mm" style:vertical-align="top"/>
      <style:map style:condition="cell-content()!=&quot;&quot;" style:apply-style-name="Sans_20_nom1" style:base-cell-address="'Village pêcheur var 1'.C7"/>
    </style:style>
    <style:style style:name="ce592" style:family="table-cell" style:parent-style-name="Default">
      <style:table-cell-properties fo:wrap-option="wrap" fo:padding="1.99mm" style:vertical-align="top"/>
      <style:map style:condition="cell-content()!=&quot;&quot;" style:apply-style-name="Sans_20_nom1" style:base-cell-address="'Village pêcheur var 1'.C8"/>
    </style:style>
    <style:style style:name="ce593" style:family="table-cell" style:parent-style-name="Default">
      <style:table-cell-properties fo:wrap-option="wrap" fo:padding="1.99mm" style:vertical-align="top"/>
      <style:map style:condition="cell-content()!=&quot;&quot;" style:apply-style-name="Sans_20_nom1" style:base-cell-address="'Village pêcheur var 1'.C9"/>
    </style:style>
    <style:style style:name="ce594" style:family="table-cell" style:parent-style-name="Default">
      <style:table-cell-properties fo:wrap-option="wrap" fo:padding="1.99mm" style:vertical-align="top"/>
      <style:map style:condition="cell-content()!=&quot;&quot;" style:apply-style-name="Sans_20_nom1" style:base-cell-address="'Village pêcheur var 1'.C10"/>
    </style:style>
    <style:style style:name="ce595" style:family="table-cell" style:parent-style-name="Default">
      <style:table-cell-properties fo:wrap-option="wrap" fo:padding="1.99mm" style:vertical-align="top"/>
      <style:map style:condition="cell-content()!=&quot;&quot;" style:apply-style-name="Sans_20_nom1" style:base-cell-address="'Village pêcheur var 1'.C12"/>
    </style:style>
    <style:style style:name="ce596" style:family="table-cell" style:parent-style-name="Default">
      <style:table-cell-properties fo:wrap-option="wrap" fo:padding="1.99mm" style:vertical-align="top"/>
      <style:map style:condition="cell-content()!=&quot;&quot;" style:apply-style-name="Sans_20_nom1" style:base-cell-address="'Village pêcheur var 1'.C13"/>
    </style:style>
    <style:style style:name="ce597" style:family="table-cell" style:parent-style-name="Default">
      <style:table-cell-properties fo:wrap-option="wrap" fo:padding="1.99mm" style:vertical-align="top"/>
      <style:map style:condition="cell-content()!=&quot;&quot;" style:apply-style-name="Sans_20_nom1" style:base-cell-address="'Village pêcheur var 1'.C24"/>
    </style:style>
    <style:style style:name="ce598" style:family="table-cell" style:parent-style-name="Default">
      <style:table-cell-properties fo:wrap-option="wrap" fo:padding="1.99mm" style:vertical-align="top"/>
      <style:map style:condition="cell-content()!=&quot;&quot;" style:apply-style-name="Sans_20_nom1" style:base-cell-address="'Village pêcheur var 1'.C25"/>
    </style:style>
    <style:style style:name="ce599" style:family="table-cell" style:parent-style-name="Default">
      <style:table-cell-properties fo:wrap-option="wrap" fo:padding="1.99mm" style:vertical-align="top"/>
      <style:map style:condition="cell-content()!=&quot;&quot;" style:apply-style-name="Sans_20_nom1" style:base-cell-address="'Village pêcheur var 1'.C26"/>
    </style:style>
    <style:style style:name="ce600" style:family="table-cell" style:parent-style-name="Default">
      <style:table-cell-properties fo:wrap-option="wrap" fo:padding="1.99mm" style:vertical-align="top"/>
      <style:map style:condition="cell-content()!=&quot;&quot;" style:apply-style-name="Sans_20_nom1" style:base-cell-address="'Village pêcheur var 1'.C27"/>
    </style:style>
    <style:style style:name="ce601" style:family="table-cell" style:parent-style-name="Default">
      <style:table-cell-properties fo:wrap-option="wrap" fo:padding="1.99mm" style:vertical-align="top"/>
      <style:map style:condition="cell-content()!=&quot;&quot;" style:apply-style-name="Sans_20_nom1" style:base-cell-address="'Village pêcheur var 1'.C28"/>
    </style:style>
    <style:style style:name="ce602" style:family="table-cell" style:parent-style-name="Default">
      <style:table-cell-properties fo:wrap-option="wrap" fo:padding="1.99mm" style:vertical-align="top"/>
      <style:map style:condition="cell-content()!=&quot;&quot;" style:apply-style-name="Sans_20_nom1" style:base-cell-address="'Village pêcheur var 1'.C29"/>
    </style:style>
    <style:style style:name="ce603" style:family="table-cell" style:parent-style-name="Default">
      <style:table-cell-properties fo:wrap-option="wrap" fo:border="0.06pt solid #000000" fo:padding="1.99mm"/>
      <style:map style:condition="cell-content()!=&quot;&quot;" style:apply-style-name="Sans_20_nom1" style:base-cell-address="'Village pêcheur var 1'.C30"/>
    </style:style>
    <style:style style:name="ce604" style:family="table-cell" style:parent-style-name="Default">
      <style:table-cell-properties fo:wrap-option="wrap" fo:border="0.06pt solid #000000" fo:padding="1.99mm"/>
      <style:map style:condition="cell-content()!=&quot;&quot;" style:apply-style-name="Sans_20_nom1" style:base-cell-address="'Village pêcheur var 1'.C31"/>
    </style:style>
    <style:style style:name="ce605" style:family="table-cell" style:parent-style-name="Default">
      <style:table-cell-properties fo:wrap-option="wrap" fo:border="0.06pt solid #000000" fo:padding="1.99mm"/>
      <style:map style:condition="cell-content()!=&quot;&quot;" style:apply-style-name="Sans_20_nom1" style:base-cell-address="'Village pêcheur var 1'.C32"/>
    </style:style>
    <style:style style:name="ce606" style:family="table-cell" style:parent-style-name="Default">
      <style:table-cell-properties fo:wrap-option="wrap" fo:padding="1.99mm" style:vertical-align="top"/>
      <style:map style:condition="cell-content()!=&quot;&quot;" style:apply-style-name="Sans_20_nom1" style:base-cell-address="'Village pêcheur var 1'.C33"/>
    </style:style>
    <style:style style:name="ce607" style:family="table-cell" style:parent-style-name="Default">
      <style:table-cell-properties fo:wrap-option="wrap" fo:padding="1.99mm" style:vertical-align="top"/>
      <style:map style:condition="cell-content()!=&quot;&quot;" style:apply-style-name="Sans_20_nom1" style:base-cell-address="'Village pêcheur var 1'.C45"/>
    </style:style>
    <style:style style:name="ce608" style:family="table-cell" style:parent-style-name="Default">
      <style:table-cell-properties fo:wrap-option="wrap" fo:padding="1.99mm" style:vertical-align="top"/>
      <style:map style:condition="cell-content()!=&quot;&quot;" style:apply-style-name="Sans_20_nom1" style:base-cell-address="'Village pêcheur var 1'.C46"/>
    </style:style>
    <style:style style:name="ce609" style:family="table-cell" style:parent-style-name="Default">
      <style:table-cell-properties fo:wrap-option="wrap" fo:padding="1.99mm" style:vertical-align="top"/>
      <style:map style:condition="cell-content()!=&quot;&quot;" style:apply-style-name="Sans_20_nom1" style:base-cell-address="'Village pêcheur var 1'.C47"/>
    </style:style>
    <style:style style:name="ce610" style:family="table-cell" style:parent-style-name="Default">
      <style:table-cell-properties fo:wrap-option="wrap" fo:padding="1.99mm" style:vertical-align="top"/>
      <style:map style:condition="cell-content()!=&quot;&quot;" style:apply-style-name="Sans_20_nom1" style:base-cell-address="'Village pêcheur var 1'.D3"/>
    </style:style>
    <style:style style:name="ce611" style:family="table-cell" style:parent-style-name="Default">
      <style:table-cell-properties fo:wrap-option="wrap" fo:padding="1.99mm" style:vertical-align="top"/>
      <style:map style:condition="cell-content()!=&quot;&quot;" style:apply-style-name="Sans_20_nom1" style:base-cell-address="'Village pêcheur var 1'.D4"/>
    </style:style>
    <style:style style:name="ce612" style:family="table-cell" style:parent-style-name="Default">
      <style:table-cell-properties fo:wrap-option="wrap" fo:padding="1.99mm" style:vertical-align="top"/>
      <style:map style:condition="cell-content()!=&quot;&quot;" style:apply-style-name="Sans_20_nom1" style:base-cell-address="'Village pêcheur var 1'.C5"/>
    </style:style>
    <style:style style:name="ce613" style:family="table-cell" style:parent-style-name="Default">
      <style:table-cell-properties fo:wrap-option="wrap" fo:padding="1.99mm" style:vertical-align="top"/>
      <style:map style:condition="cell-content()!=&quot;&quot;" style:apply-style-name="Sans_20_nom1" style:base-cell-address="'Village pêcheur var 1'.A7"/>
    </style:style>
    <style:style style:name="ce614" style:family="table-cell" style:parent-style-name="Default">
      <style:table-cell-properties fo:wrap-option="wrap" fo:padding="1.99mm" style:vertical-align="top"/>
      <style:map style:condition="cell-content()!=&quot;&quot;" style:apply-style-name="Sans_20_nom1" style:base-cell-address="'Village pêcheur var 1'.A7"/>
    </style:style>
    <style:style style:name="ce615" style:family="table-cell" style:parent-style-name="Default">
      <style:table-cell-properties fo:wrap-option="wrap" fo:padding="1.99mm" style:vertical-align="top"/>
      <style:map style:condition="cell-content()!=&quot;&quot;" style:apply-style-name="Sans_20_nom1" style:base-cell-address="'Village pêcheur var 1'.D9"/>
    </style:style>
    <style:style style:name="ce616" style:family="table-cell" style:parent-style-name="Default">
      <style:table-cell-properties fo:wrap-option="wrap" fo:padding="1.99mm" style:vertical-align="top"/>
      <style:map style:condition="cell-content()!=&quot;&quot;" style:apply-style-name="Sans_20_nom1" style:base-cell-address="'Village pêcheur var 1'.D10"/>
    </style:style>
    <style:style style:name="ce617" style:family="table-cell" style:parent-style-name="Default">
      <style:table-cell-properties fo:wrap-option="wrap" fo:padding="1.99mm" style:vertical-align="top"/>
      <style:map style:condition="cell-content()!=&quot;&quot;" style:apply-style-name="Sans_20_nom1" style:base-cell-address="'Village pêcheur var 1'.D11"/>
    </style:style>
    <style:style style:name="ce618" style:family="table-cell" style:parent-style-name="Default">
      <style:table-cell-properties fo:wrap-option="wrap" fo:padding="1.99mm" style:vertical-align="top"/>
      <style:map style:condition="cell-content()!=&quot;&quot;" style:apply-style-name="Sans_20_nom1" style:base-cell-address="'Village pêcheur var 1'.D12"/>
    </style:style>
    <style:style style:name="ce619" style:family="table-cell" style:parent-style-name="Default">
      <style:table-cell-properties fo:wrap-option="wrap" fo:padding="1.99mm" style:vertical-align="top"/>
      <style:map style:condition="cell-content()!=&quot;&quot;" style:apply-style-name="Sans_20_nom1" style:base-cell-address="'Village pêcheur var 1'.D13"/>
    </style:style>
    <style:style style:name="ce620" style:family="table-cell" style:parent-style-name="Default">
      <style:table-cell-properties fo:wrap-option="wrap" fo:padding="1.99mm" style:vertical-align="top"/>
      <style:map style:condition="cell-content()!=&quot;&quot;" style:apply-style-name="Sans_20_nom1" style:base-cell-address="'Village pêcheur var 1'.D14"/>
    </style:style>
    <style:style style:name="ce621" style:family="table-cell" style:parent-style-name="Default">
      <style:table-cell-properties fo:wrap-option="wrap" fo:padding="1.99mm" style:vertical-align="top"/>
      <style:map style:condition="cell-content()!=&quot;&quot;" style:apply-style-name="Sans_20_nom1" style:base-cell-address="'Village pêcheur var 1'.D15"/>
    </style:style>
    <style:style style:name="ce622" style:family="table-cell" style:parent-style-name="Default">
      <style:table-cell-properties fo:wrap-option="wrap" fo:padding="1.99mm" style:vertical-align="top"/>
      <style:map style:condition="cell-content()!=&quot;&quot;" style:apply-style-name="Sans_20_nom1" style:base-cell-address="'Village pêcheur var 1'.D16"/>
    </style:style>
    <style:style style:name="ce623" style:family="table-cell" style:parent-style-name="Default">
      <style:table-cell-properties fo:wrap-option="wrap" fo:padding="1.99mm" style:vertical-align="top"/>
      <style:map style:condition="cell-content()!=&quot;&quot;" style:apply-style-name="Sans_20_nom1" style:base-cell-address="'Village pêcheur var 1'.B15"/>
    </style:style>
    <style:style style:name="ce624" style:family="table-cell" style:parent-style-name="Default">
      <style:table-cell-properties fo:wrap-option="wrap" fo:padding="1.99mm" style:vertical-align="top"/>
      <style:map style:condition="cell-content()!=&quot;&quot;" style:apply-style-name="Sans_20_nom1" style:base-cell-address="'Village pêcheur var 1'.D18"/>
    </style:style>
    <style:style style:name="ce625" style:family="table-cell" style:parent-style-name="Default">
      <style:table-cell-properties fo:wrap-option="wrap" fo:border="0.06pt solid #000000" fo:padding="1.99mm"/>
      <style:map style:condition="cell-content()!=&quot;&quot;" style:apply-style-name="Sans_20_nom1" style:base-cell-address="'Village pêcheur var 1'.D30"/>
    </style:style>
    <style:style style:name="ce626" style:family="table-cell" style:parent-style-name="Default">
      <style:table-cell-properties fo:wrap-option="wrap" fo:padding="1.99mm" style:vertical-align="top"/>
      <style:map style:condition="cell-content()!=&quot;&quot;" style:apply-style-name="Sans_20_nom1" style:base-cell-address="'Village pêcheur var 1'.D31"/>
    </style:style>
    <style:style style:name="ce627" style:family="table-cell" style:parent-style-name="Default">
      <style:table-cell-properties fo:wrap-option="wrap" fo:padding="1.99mm" style:vertical-align="top"/>
      <style:map style:condition="cell-content()!=&quot;&quot;" style:apply-style-name="Sans_20_nom1" style:base-cell-address="'Village pêcheur var 1'.D32"/>
    </style:style>
    <style:style style:name="ce628" style:family="table-cell" style:parent-style-name="Default">
      <style:table-cell-properties fo:wrap-option="wrap" fo:padding="1.99mm" style:vertical-align="top"/>
      <style:map style:condition="cell-content()!=&quot;&quot;" style:apply-style-name="Sans_20_nom1" style:base-cell-address="'Village pêcheur var 1'.D33"/>
    </style:style>
    <style:style style:name="ce629" style:family="table-cell" style:parent-style-name="Default">
      <style:table-cell-properties fo:wrap-option="wrap" fo:padding="1.99mm" style:vertical-align="top"/>
      <style:map style:condition="cell-content()!=&quot;&quot;" style:apply-style-name="Sans_20_nom1" style:base-cell-address="'Village pêcheur var 1'.D34"/>
    </style:style>
    <style:style style:name="ce630" style:family="table-cell" style:parent-style-name="Default">
      <style:table-cell-properties fo:wrap-option="wrap" fo:padding="1.99mm" style:vertical-align="top"/>
      <style:map style:condition="cell-content()!=&quot;&quot;" style:apply-style-name="Sans_20_nom1" style:base-cell-address="'Village pêcheur var 1'.D35"/>
    </style:style>
    <style:style style:name="ce631" style:family="table-cell" style:parent-style-name="Default">
      <style:table-cell-properties fo:wrap-option="wrap" fo:padding="1.99mm" style:vertical-align="top"/>
      <style:map style:condition="cell-content()!=&quot;&quot;" style:apply-style-name="Sans_20_nom1" style:base-cell-address="'Village pêcheur var 1'.D36"/>
    </style:style>
    <style:style style:name="ce632" style:family="table-cell" style:parent-style-name="Default">
      <style:table-cell-properties fo:wrap-option="wrap" fo:padding="1.99mm" style:vertical-align="top"/>
      <style:map style:condition="cell-content()!=&quot;&quot;" style:apply-style-name="Sans_20_nom1" style:base-cell-address="'Village pêcheur var 1'.D37"/>
    </style:style>
    <style:style style:name="ce633" style:family="table-cell" style:parent-style-name="Default">
      <style:table-cell-properties fo:wrap-option="wrap" fo:padding="1.99mm" style:vertical-align="top"/>
      <style:map style:condition="cell-content()!=&quot;&quot;" style:apply-style-name="Sans_20_nom1" style:base-cell-address="'Village pêcheur var 1'.D38"/>
    </style:style>
    <style:style style:name="ce634" style:family="table-cell" style:parent-style-name="Default">
      <style:table-cell-properties fo:wrap-option="wrap" fo:padding="1.99mm" style:vertical-align="top"/>
      <style:map style:condition="cell-content()!=&quot;&quot;" style:apply-style-name="Sans_20_nom1" style:base-cell-address="'Village pêcheur var 1'.D39"/>
    </style:style>
    <style:style style:name="ce635" style:family="table-cell" style:parent-style-name="Default">
      <style:table-cell-properties fo:wrap-option="wrap" fo:padding="1.99mm" style:vertical-align="top"/>
      <style:map style:condition="cell-content()!=&quot;&quot;" style:apply-style-name="Sans_20_nom1" style:base-cell-address="'Village pêcheur var 1'.D40"/>
    </style:style>
    <style:style style:name="ce636" style:family="table-cell" style:parent-style-name="Default">
      <style:table-cell-properties fo:wrap-option="wrap" fo:padding="1.99mm" style:vertical-align="top"/>
      <style:map style:condition="cell-content()!=&quot;&quot;" style:apply-style-name="Sans_20_nom1" style:base-cell-address="'Village pêcheur var 1'.D41"/>
    </style:style>
    <style:style style:name="ce637" style:family="table-cell" style:parent-style-name="Default">
      <style:table-cell-properties fo:wrap-option="wrap" fo:padding="1.99mm" style:vertical-align="top"/>
      <style:map style:condition="cell-content()!=&quot;&quot;" style:apply-style-name="Sans_20_nom1" style:base-cell-address="'Village pêcheur var 1'.D42"/>
    </style:style>
    <style:style style:name="ce638" style:family="table-cell" style:parent-style-name="Default">
      <style:table-cell-properties fo:wrap-option="wrap" fo:padding="1.99mm" style:vertical-align="top"/>
      <style:map style:condition="cell-content()!=&quot;&quot;" style:apply-style-name="Sans_20_nom1" style:base-cell-address="'Village pêcheur var 1'.D43"/>
    </style:style>
    <style:style style:name="ce639" style:family="table-cell" style:parent-style-name="Default">
      <style:table-cell-properties fo:wrap-option="wrap" fo:padding="1.99mm" style:vertical-align="top"/>
      <style:map style:condition="cell-content()!=&quot;&quot;" style:apply-style-name="Sans_20_nom1" style:base-cell-address="'Village pêcheur var 1'.D44"/>
    </style:style>
    <style:style style:name="ce640" style:family="table-cell" style:parent-style-name="Default">
      <style:table-cell-properties fo:wrap-option="wrap" fo:padding="1.99mm" style:vertical-align="top"/>
      <style:map style:condition="cell-content()!=&quot;&quot;" style:apply-style-name="Sans_20_nom1" style:base-cell-address="'Village pêcheur var 1'.D45"/>
    </style:style>
    <style:style style:name="ce641" style:family="table-cell" style:parent-style-name="Default">
      <style:table-cell-properties fo:wrap-option="wrap" fo:padding="1.99mm" style:vertical-align="top"/>
      <style:map style:condition="cell-content()!=&quot;&quot;" style:apply-style-name="Sans_20_nom1" style:base-cell-address="'Village pêcheur var 1'.D46"/>
    </style:style>
    <style:style style:name="ce642" style:family="table-cell" style:parent-style-name="Default">
      <style:table-cell-properties fo:wrap-option="wrap" fo:padding="1.99mm" style:vertical-align="top"/>
      <style:map style:condition="cell-content()!=&quot;&quot;" style:apply-style-name="Sans_20_nom1" style:base-cell-address="'Village pêcheur var 1'.D47"/>
    </style:style>
    <style:style style:name="ce643" style:family="table-cell" style:parent-style-name="Default">
      <style:table-cell-properties fo:wrap-option="wrap" fo:padding="1.99mm" style:vertical-align="top"/>
      <style:map style:condition="cell-content()!=&quot;&quot;" style:apply-style-name="Sans_20_nom1" style:base-cell-address="'Village pêcheur var 1'.E3"/>
    </style:style>
    <style:style style:name="ce644" style:family="table-cell" style:parent-style-name="Default">
      <style:table-cell-properties fo:wrap-option="wrap" fo:padding="1.99mm" style:vertical-align="top"/>
      <style:map style:condition="cell-content()!=&quot;&quot;" style:apply-style-name="Sans_20_nom1" style:base-cell-address="'Village pêcheur var 1'.E4"/>
    </style:style>
    <style:style style:name="ce645" style:family="table-cell" style:parent-style-name="Default">
      <style:table-cell-properties fo:wrap-option="wrap" fo:padding="1.99mm" style:vertical-align="top"/>
      <style:map style:condition="cell-content()!=&quot;&quot;" style:apply-style-name="Sans_20_nom1" style:base-cell-address="'Village pêcheur var 1'.E5"/>
    </style:style>
    <style:style style:name="ce646" style:family="table-cell" style:parent-style-name="Default">
      <style:table-cell-properties fo:wrap-option="wrap" fo:padding="1.99mm" style:vertical-align="top"/>
      <style:map style:condition="cell-content()!=&quot;&quot;" style:apply-style-name="Sans_20_nom1" style:base-cell-address="'Village pêcheur var 1'.E6"/>
    </style:style>
    <style:style style:name="ce647" style:family="table-cell" style:parent-style-name="Default">
      <style:table-cell-properties fo:wrap-option="wrap" fo:padding="1.99mm" style:vertical-align="top"/>
      <style:map style:condition="cell-content()!=&quot;&quot;" style:apply-style-name="Sans_20_nom1" style:base-cell-address="'Village pêcheur var 1'.E7"/>
    </style:style>
    <style:style style:name="ce648" style:family="table-cell" style:parent-style-name="Default">
      <style:table-cell-properties fo:wrap-option="wrap" fo:padding="1.99mm" style:vertical-align="top"/>
      <style:map style:condition="cell-content()!=&quot;&quot;" style:apply-style-name="Sans_20_nom1" style:base-cell-address="'Village pêcheur var 1'.E8"/>
    </style:style>
    <style:style style:name="ce649" style:family="table-cell" style:parent-style-name="Default">
      <style:table-cell-properties fo:wrap-option="wrap" fo:padding="1.99mm" style:vertical-align="top"/>
      <style:map style:condition="cell-content()!=&quot;&quot;" style:apply-style-name="Sans_20_nom1" style:base-cell-address="'Village pêcheur var 1'.E9"/>
    </style:style>
    <style:style style:name="ce650" style:family="table-cell" style:parent-style-name="Default">
      <style:table-cell-properties fo:wrap-option="wrap" fo:padding="1.99mm" style:vertical-align="top"/>
      <style:map style:condition="cell-content()!=&quot;&quot;" style:apply-style-name="Sans_20_nom1" style:base-cell-address="'Village pêcheur var 1'.E10"/>
    </style:style>
    <style:style style:name="ce651" style:family="table-cell" style:parent-style-name="Default">
      <style:table-cell-properties fo:wrap-option="wrap" fo:padding="1.99mm" style:vertical-align="top"/>
      <style:map style:condition="cell-content()!=&quot;&quot;" style:apply-style-name="Sans_20_nom1" style:base-cell-address="'Village pêcheur var 1'.E11"/>
    </style:style>
    <style:style style:name="ce652" style:family="table-cell" style:parent-style-name="Default">
      <style:table-cell-properties fo:wrap-option="wrap" fo:border="0.06pt solid #000000" fo:padding="1.99mm"/>
      <style:map style:condition="cell-content()!=&quot;&quot;" style:apply-style-name="Sans_20_nom1" style:base-cell-address="'Village pêcheur var 1'.E12"/>
    </style:style>
    <style:style style:name="ce653" style:family="table-cell" style:parent-style-name="Default">
      <style:table-cell-properties fo:wrap-option="wrap" fo:border="0.06pt solid #000000" fo:padding="1.99mm"/>
      <style:map style:condition="cell-content()!=&quot;&quot;" style:apply-style-name="Sans_20_nom1" style:base-cell-address="'Village pêcheur var 1'.E13"/>
    </style:style>
    <style:style style:name="ce654" style:family="table-cell" style:parent-style-name="Default">
      <style:table-cell-properties fo:wrap-option="wrap" fo:border="0.06pt solid #000000" fo:padding="1.99mm"/>
      <style:map style:condition="cell-content()!=&quot;&quot;" style:apply-style-name="Sans_20_nom1" style:base-cell-address="'Village pêcheur var 1'.A29"/>
    </style:style>
    <style:style style:name="ce655" style:family="table-cell" style:parent-style-name="Default">
      <style:table-cell-properties fo:wrap-option="wrap" fo:padding="1.99mm" style:vertical-align="top"/>
      <style:map style:condition="cell-content()!=&quot;&quot;" style:apply-style-name="Sans_20_nom1" style:base-cell-address="'Village pêcheur var 1'.F3"/>
    </style:style>
    <style:style style:name="ce656" style:family="table-cell" style:parent-style-name="Default">
      <style:table-cell-properties fo:wrap-option="wrap" fo:padding="1.99mm" style:vertical-align="top"/>
      <style:map style:condition="cell-content()!=&quot;&quot;" style:apply-style-name="Sans_20_nom1" style:base-cell-address="'Village pêcheur var 1'.F4"/>
    </style:style>
    <style:style style:name="ce657" style:family="table-cell" style:parent-style-name="Default">
      <style:table-cell-properties fo:wrap-option="wrap" fo:padding="1.99mm" style:vertical-align="top"/>
      <style:map style:condition="cell-content()!=&quot;&quot;" style:apply-style-name="Sans_20_nom1" style:base-cell-address="'Village pêcheur var 1'.F5"/>
    </style:style>
    <style:style style:name="ce658" style:family="table-cell" style:parent-style-name="Default">
      <style:table-cell-properties fo:wrap-option="wrap" fo:padding="1.99mm" style:vertical-align="top"/>
      <style:map style:condition="cell-content()!=&quot;&quot;" style:apply-style-name="Sans_20_nom1" style:base-cell-address="'Village pêcheur var 1'.F6"/>
    </style:style>
    <style:style style:name="ce659" style:family="table-cell" style:parent-style-name="Default">
      <style:table-cell-properties fo:wrap-option="wrap" fo:padding="1.99mm" style:vertical-align="top"/>
      <style:map style:condition="cell-content()!=&quot;&quot;" style:apply-style-name="Sans_20_nom1" style:base-cell-address="'Village pêcheur var 1'.F8"/>
    </style:style>
    <style:style style:name="ce660" style:family="table-cell" style:parent-style-name="Default">
      <style:table-cell-properties fo:wrap-option="wrap" fo:padding="1.99mm" style:vertical-align="top"/>
      <style:map style:condition="cell-content()!=&quot;&quot;" style:apply-style-name="Sans_20_nom1" style:base-cell-address="'Village pêcheur var 1'.F9"/>
    </style:style>
    <style:style style:name="ce661" style:family="table-cell" style:parent-style-name="Default">
      <style:table-cell-properties fo:wrap-option="wrap" fo:padding="1.99mm" style:vertical-align="top"/>
      <style:map style:condition="cell-content()!=&quot;&quot;" style:apply-style-name="Sans_20_nom1" style:base-cell-address="'Village pêcheur var 1'.F10"/>
    </style:style>
    <style:style style:name="ce662" style:family="table-cell" style:parent-style-name="Default">
      <style:table-cell-properties fo:wrap-option="wrap" fo:padding="1.99mm" style:vertical-align="top"/>
      <style:map style:condition="cell-content()!=&quot;&quot;" style:apply-style-name="Sans_20_nom1" style:base-cell-address="'Village pêcheur var 1'.F11"/>
    </style:style>
    <style:style style:name="ce663" style:family="table-cell" style:parent-style-name="Default">
      <style:table-cell-properties fo:wrap-option="wrap" fo:border="0.06pt solid #000000" fo:padding="1.99mm"/>
      <style:map style:condition="cell-content()!=&quot;&quot;" style:apply-style-name="Sans_20_nom1" style:base-cell-address="'Village pêcheur var 1'.F12"/>
    </style:style>
    <style:style style:name="ce664" style:family="table-cell" style:parent-style-name="Default">
      <style:table-cell-properties fo:wrap-option="wrap" fo:border="0.06pt solid #000000" fo:padding="1.99mm"/>
      <style:map style:condition="cell-content()!=&quot;&quot;" style:apply-style-name="Sans_20_nom1" style:base-cell-address="'Village pêcheur var 1'.F13"/>
    </style:style>
    <style:style style:name="ce665" style:family="table-cell" style:parent-style-name="Default">
      <style:table-cell-properties fo:wrap-option="wrap" fo:padding="1.99mm" style:vertical-align="top"/>
      <style:map style:condition="cell-content()!=&quot;&quot;" style:apply-style-name="Sans_20_nom1" style:base-cell-address="'Village pêcheur var 1'.F14"/>
    </style:style>
    <style:style style:name="ce666" style:family="table-cell" style:parent-style-name="Default">
      <style:table-cell-properties fo:wrap-option="wrap" fo:padding="1.99mm" style:vertical-align="top"/>
      <style:map style:condition="cell-content()!=&quot;&quot;" style:apply-style-name="Sans_20_nom1" style:base-cell-address="'Village pêcheur var 1'.F15"/>
    </style:style>
    <style:style style:name="ce667" style:family="table-cell" style:parent-style-name="Default">
      <style:table-cell-properties fo:wrap-option="wrap" fo:padding="1.99mm" style:vertical-align="top"/>
      <style:map style:condition="cell-content()!=&quot;&quot;" style:apply-style-name="Sans_20_nom1" style:base-cell-address="'Village pêcheur var 1'.F16"/>
    </style:style>
    <style:style style:name="ce668" style:family="table-cell" style:parent-style-name="Default">
      <style:table-cell-properties fo:wrap-option="wrap" fo:padding="1.99mm" style:vertical-align="top"/>
      <style:map style:condition="cell-content()!=&quot;&quot;" style:apply-style-name="Sans_20_nom1" style:base-cell-address="'Village pêcheur var 1'.F17"/>
    </style:style>
    <style:style style:name="ce669" style:family="table-cell" style:parent-style-name="Default">
      <style:table-cell-properties fo:wrap-option="wrap" fo:padding="1.99mm" style:vertical-align="top"/>
      <style:map style:condition="cell-content()!=&quot;&quot;" style:apply-style-name="Sans_20_nom1" style:base-cell-address="'Village pêcheur var 1'.G3"/>
    </style:style>
    <style:style style:name="ce670" style:family="table-cell" style:parent-style-name="Default">
      <style:table-cell-properties fo:wrap-option="wrap" fo:padding="1.99mm" style:vertical-align="top"/>
      <style:map style:condition="cell-content()!=&quot;&quot;" style:apply-style-name="Sans_20_nom1" style:base-cell-address="'Village pêcheur var 1'.G4"/>
    </style:style>
    <style:style style:name="ce671" style:family="table-cell" style:parent-style-name="Default">
      <style:table-cell-properties fo:wrap-option="wrap" fo:padding="1.99mm" style:vertical-align="top"/>
      <style:map style:condition="cell-content()!=&quot;&quot;" style:apply-style-name="Sans_20_nom1" style:base-cell-address="'Village pêcheur var 1'.G5"/>
    </style:style>
    <style:style style:name="ce672" style:family="table-cell" style:parent-style-name="Default">
      <style:table-cell-properties fo:wrap-option="wrap" fo:padding="1.99mm" style:vertical-align="top"/>
      <style:map style:condition="cell-content()!=&quot;&quot;" style:apply-style-name="Sans_20_nom1" style:base-cell-address="'Village pêcheur var 1'.G6"/>
    </style:style>
    <style:style style:name="ce673" style:family="table-cell" style:parent-style-name="Default">
      <style:table-cell-properties fo:wrap-option="wrap" fo:padding="1.99mm" style:vertical-align="top"/>
      <style:map style:condition="cell-content()!=&quot;&quot;" style:apply-style-name="Sans_20_nom1" style:base-cell-address="'Village pêcheur var 1'.G7"/>
    </style:style>
    <style:style style:name="ce674" style:family="table-cell" style:parent-style-name="Default">
      <style:table-cell-properties fo:wrap-option="wrap" fo:padding="1.99mm" style:vertical-align="top"/>
      <style:map style:condition="cell-content()!=&quot;&quot;" style:apply-style-name="Sans_20_nom1" style:base-cell-address="'Village pêcheur var 1'.G8"/>
    </style:style>
    <style:style style:name="ce675" style:family="table-cell" style:parent-style-name="Default">
      <style:table-cell-properties fo:wrap-option="wrap" fo:padding="1.99mm" style:vertical-align="top"/>
      <style:map style:condition="cell-content()!=&quot;&quot;" style:apply-style-name="Sans_20_nom1" style:base-cell-address="'Village pêcheur var 1'.G9"/>
    </style:style>
    <style:style style:name="ce676" style:family="table-cell" style:parent-style-name="Default">
      <style:table-cell-properties fo:wrap-option="wrap" fo:padding="1.99mm" style:vertical-align="top"/>
      <style:map style:condition="cell-content()!=&quot;&quot;" style:apply-style-name="Sans_20_nom1" style:base-cell-address="'Village pêcheur var 1'.G10"/>
    </style:style>
    <style:style style:name="ce677" style:family="table-cell" style:parent-style-name="Default">
      <style:table-cell-properties fo:wrap-option="wrap" fo:padding="1.99mm" style:vertical-align="top"/>
      <style:map style:condition="cell-content()!=&quot;&quot;" style:apply-style-name="Sans_20_nom1" style:base-cell-address="'Village pêcheur var 1'.G12"/>
    </style:style>
    <style:style style:name="ce678" style:family="table-cell" style:parent-style-name="Default">
      <style:table-cell-properties fo:wrap-option="wrap" fo:padding="1.99mm" style:vertical-align="top"/>
      <style:map style:condition="cell-content()!=&quot;&quot;" style:apply-style-name="Sans_20_nom1" style:base-cell-address="'Village pêcheur var 1'.G13"/>
    </style:style>
    <style:style style:name="ce679" style:family="table-cell" style:parent-style-name="Default">
      <style:table-cell-properties fo:wrap-option="wrap" fo:padding="1.99mm" style:vertical-align="top"/>
      <style:map style:condition="cell-content()!=&quot;&quot;" style:apply-style-name="Sans_20_nom1" style:base-cell-address="'Village pêcheur var 1'.G17"/>
    </style:style>
    <style:style style:name="ce680" style:family="table-cell" style:parent-style-name="Default">
      <style:table-cell-properties fo:wrap-option="wrap" fo:padding="1.99mm" style:vertical-align="top"/>
      <style:map style:condition="cell-content()!=&quot;&quot;" style:apply-style-name="Sans_20_nom1" style:base-cell-address="'Village pêcheur var 1'.H8"/>
    </style:style>
    <style:style style:name="ce681" style:family="table-cell" style:parent-style-name="Default">
      <style:table-cell-properties fo:wrap-option="wrap" fo:padding="1.99mm" style:vertical-align="top"/>
      <style:map style:condition="cell-content()!=&quot;&quot;" style:apply-style-name="Sans_20_nom1" style:base-cell-address="'Village pêcheur var 1'.H9"/>
    </style:style>
    <style:style style:name="ce682" style:family="table-cell" style:parent-style-name="Default">
      <style:table-cell-properties fo:wrap-option="wrap" fo:padding="1.99mm" style:vertical-align="top"/>
      <style:map style:condition="cell-content()!=&quot;&quot;" style:apply-style-name="Sans_20_nom1" style:base-cell-address="'Village pêcheur var 1'.H10"/>
    </style:style>
    <style:style style:name="ce683" style:family="table-cell" style:parent-style-name="Default">
      <style:table-cell-properties fo:wrap-option="wrap" fo:padding="1.99mm" style:vertical-align="top"/>
      <style:map style:condition="cell-content()!=&quot;&quot;" style:apply-style-name="Sans_20_nom1" style:base-cell-address="'Village pêcheur var 1'.H11"/>
    </style:style>
    <style:style style:name="ce684" style:family="table-cell" style:parent-style-name="Default">
      <style:table-cell-properties fo:wrap-option="wrap" fo:border="0.06pt solid #000000" fo:padding="1.99mm"/>
      <style:map style:condition="cell-content()!=&quot;&quot;" style:apply-style-name="Sans_20_nom1" style:base-cell-address="'Village pêcheur var 1'.H12"/>
    </style:style>
    <style:style style:name="ce685" style:family="table-cell" style:parent-style-name="Default">
      <style:table-cell-properties fo:wrap-option="wrap" fo:border="0.06pt solid #000000" fo:padding="1.99mm"/>
      <style:map style:condition="cell-content()!=&quot;&quot;" style:apply-style-name="Sans_20_nom1" style:base-cell-address="'Village pêcheur var 1'.H13"/>
    </style:style>
    <style:style style:name="ce686" style:family="table-cell" style:parent-style-name="Default">
      <style:table-cell-properties fo:wrap-option="wrap" fo:padding="1.99mm" style:vertical-align="top"/>
      <style:map style:condition="cell-content()!=&quot;&quot;" style:apply-style-name="Sans_20_nom1" style:base-cell-address="'Village pêcheur var 1'.I8"/>
    </style:style>
    <style:style style:name="ce687" style:family="table-cell" style:parent-style-name="Default">
      <style:table-cell-properties fo:wrap-option="wrap" fo:padding="1.99mm" style:vertical-align="top"/>
      <style:map style:condition="cell-content()!=&quot;&quot;" style:apply-style-name="Sans_20_nom1" style:base-cell-address="'Village pêcheur var 1'.I9"/>
    </style:style>
    <style:style style:name="ce688" style:family="table-cell" style:parent-style-name="Default">
      <style:table-cell-properties fo:wrap-option="wrap" fo:padding="1.99mm" style:vertical-align="top"/>
      <style:map style:condition="cell-content()!=&quot;&quot;" style:apply-style-name="Sans_20_nom1" style:base-cell-address="'Village pêcheur var 1'.I10"/>
    </style:style>
    <style:style style:name="ce689" style:family="table-cell" style:parent-style-name="Default">
      <style:table-cell-properties fo:wrap-option="wrap" fo:padding="1.99mm" style:vertical-align="top"/>
      <style:map style:condition="cell-content()!=&quot;&quot;" style:apply-style-name="Sans_20_nom1" style:base-cell-address="'Village pêcheur var 1'.I11"/>
    </style:style>
    <style:style style:name="ce690" style:family="table-cell" style:parent-style-name="Default">
      <style:table-cell-properties fo:wrap-option="wrap" fo:border="0.06pt solid #000000" fo:padding="1.99mm"/>
      <style:map style:condition="cell-content()!=&quot;&quot;" style:apply-style-name="Sans_20_nom1" style:base-cell-address="'Village pêcheur var 1'.I12"/>
    </style:style>
    <style:style style:name="ce691" style:family="table-cell" style:parent-style-name="Default">
      <style:table-cell-properties fo:wrap-option="wrap" fo:border="0.06pt solid #000000" fo:padding="1.99mm"/>
      <style:map style:condition="cell-content()!=&quot;&quot;" style:apply-style-name="Sans_20_nom1" style:base-cell-address="'Village pêcheur var 1'.I13"/>
    </style:style>
    <style:style style:name="ce692" style:family="table-cell" style:parent-style-name="Default">
      <style:table-cell-properties fo:wrap-option="wrap" fo:padding="1.99mm" style:vertical-align="top"/>
      <style:map style:condition="cell-content()!=&quot;&quot;" style:apply-style-name="Sans_20_nom1" style:base-cell-address="'Village pêcheur var 1'.I14"/>
    </style:style>
    <style:style style:name="ce693" style:family="table-cell" style:parent-style-name="Default">
      <style:table-cell-properties fo:wrap-option="wrap" fo:padding="1.99mm" style:vertical-align="top"/>
      <style:map style:condition="cell-content()!=&quot;&quot;" style:apply-style-name="Sans_20_nom1" style:base-cell-address="'Village pêcheur var 1'.I15"/>
    </style:style>
    <style:style style:name="ce694" style:family="table-cell" style:parent-style-name="Default">
      <style:table-cell-properties fo:wrap-option="wrap" fo:padding="1.99mm" style:vertical-align="top"/>
      <style:map style:condition="cell-content()!=&quot;&quot;" style:apply-style-name="Sans_20_nom1" style:base-cell-address="'Village pêcheur var 1'.I16"/>
    </style:style>
    <style:style style:name="ce695" style:family="table-cell" style:parent-style-name="Default">
      <style:table-cell-properties fo:wrap-option="wrap" fo:padding="1.99mm" style:vertical-align="top"/>
      <style:map style:condition="cell-content()!=&quot;&quot;" style:apply-style-name="Sans_20_nom1" style:base-cell-address="'Village pêcheur var 1'.I17"/>
    </style:style>
  </office:automatic-styles>
  <office:body>
    <office:spreadsheet>
      <table:calculation-settings table:automatic-find-labels="false"/>
      <table:table table:name="Bandits" table:style-name="ta1">
        <table:table-column table:style-name="co1" table:default-cell-style-name="ce3"/>
        <table:table-column table:style-name="co2" table:default-cell-style-name="ce1"/>
        <table:table-column table:style-name="co2" table:number-columns-repeated="4" table:default-cell-style-name="Default"/>
        <table:table-column table:style-name="co3" table:default-cell-style-name="Default"/>
        <table:table-column table:style-name="co4" table:number-columns-repeated="2" table:default-cell-style-name="ce52"/>
        <table:table-column table:style-name="co5" table:default-cell-style-name="ce52"/>
        <table:table-column table:style-name="co5" table:number-columns-repeated="1007" table:default-cell-style-name="Default"/>
        <table:table-row table:style-name="ro1">
          <table:table-cell table:style-name="ce1" office:value-type="string" calcext:value-type="string">
            <text:p>Nom</text:p>
          </table:table-cell>
          <table:table-cell office:value-type="string" calcext:value-type="string">
            <text:p>Fréquence / 5</text:p>
          </table:table-cell>
          <table:table-cell table:number-columns-repeated="5"/>
          <table:table-cell table:style-name="Default" table:number-columns-repeated="3"/>
          <table:table-cell table:number-columns-repeated="6"/>
          <table:table-cell table:style-name="ce53" table:number-columns-repeated="1001"/>
        </table:table-row>
        <table:table-row table:style-name="ro1">
          <table:table-cell table:style-name="ce2" office:value-type="string" calcext:value-type="string">
            <text:p>Bandits</text:p>
          </table:table-cell>
          <table:table-cell table:style-name="ce2" office:value-type="float" office:value="3" calcext:value-type="float">
            <text:p>3</text:p>
          </table:table-cell>
          <table:table-cell table:number-columns-repeated="5"/>
          <table:table-cell table:style-name="Default" table:number-columns-repeated="3"/>
          <table:table-cell table:number-columns-repeated="1007"/>
        </table:table-row>
        <table:table-row table:style-name="ro2">
          <table:table-cell office:value-type="string" calcext:value-type="string">
            <text:p>Narrator : L'équipage accoste sur une petite île.</text:p>
          </table:table-cell>
          <table:table-cell table:style-name="ce33" table:number-columns-repeated="7"/>
          <table:table-cell table:number-columns-repeated="2"/>
          <table:table-cell table:style-name="ce52" table:number-columns-repeated="3"/>
          <table:table-cell table:number-columns-repeated="1004"/>
        </table:table-row>
        <table:table-row table:style-name="ro3">
          <table:table-cell office:value-type="string" calcext:value-type="string">
            <text:p>Narrator : Quelques hommes s'avancent</text:p>
          </table:table-cell>
          <table:table-cell table:style-name="ce34" table:number-columns-repeated="7"/>
          <table:table-cell table:number-columns-repeated="2"/>
          <table:table-cell table:style-name="ce52" table:number-columns-repeated="3"/>
          <table:table-cell table:number-columns-repeated="1004"/>
        </table:table-row>
        <table:table-row table:style-name="ro4">
          <table:table-cell office:value-type="string" calcext:value-type="string">
            <text:p>OtherSpeak : Oyé !</text:p>
          </table:table-cell>
          <table:table-cell table:style-name="ce35" table:number-columns-repeated="7"/>
          <table:table-cell table:number-columns-repeated="2"/>
          <table:table-cell table:style-name="ce52" table:number-columns-repeated="3"/>
          <table:table-cell table:number-columns-repeated="1004"/>
        </table:table-row>
        <table:table-row table:style-name="ro4">
          <table:table-cell table:style-name="ce4" office:value-type="string" calcext:value-type="string">
            <text:p>PlayerSpeak : Ahoi !</text:p>
          </table:table-cell>
          <table:table-cell table:style-name="ce36" table:number-columns-repeated="7"/>
          <table:table-cell table:number-columns-repeated="2"/>
          <table:table-cell table:style-name="ce52" table:number-columns-repeated="3"/>
          <table:table-cell table:number-columns-repeated="1004"/>
        </table:table-row>
        <table:table-row table:style-name="ro5">
          <table:table-cell table:style-name="ce5" office:value-type="string" calcext:value-type="string">
            <text:p>OtherSpeak : C'est simple : 200 pièces d'or ou c'est fini !</text:p>
          </table:table-cell>
          <table:table-cell table:style-name="ce37" table:number-columns-repeated="7"/>
          <table:table-cell table:number-columns-repeated="2"/>
          <table:table-cell table:style-name="ce52" table:number-columns-repeated="3"/>
          <table:table-cell table:number-columns-repeated="1004"/>
        </table:table-row>
        <table:table-row table:style-name="ro6">
          <table:table-cell table:style-name="ce6" office:value-type="string" calcext:value-type="string">
            <text:p>setChoices3</text:p>
          </table:table-cell>
          <table:table-cell table:style-name="ce38" table:number-columns-repeated="7"/>
          <table:table-cell table:number-columns-repeated="2"/>
          <table:table-cell table:style-name="ce52" table:number-columns-repeated="3"/>
          <table:table-cell table:number-columns-repeated="1004"/>
        </table:table-row>
        <table:table-row table:style-name="ro4">
          <table:table-cell table:style-name="ce5" office:value-type="string" calcext:value-type="string">
            <text:p>Tenez…</text:p>
          </table:table-cell>
          <table:table-cell table:style-name="ce39"/>
          <table:table-cell table:style-name="ce48" office:value-type="string" calcext:value-type="string">
            <text:p>Plutôt mourir !</text:p>
          </table:table-cell>
          <table:table-cell table:style-name="ce39"/>
          <table:table-cell table:style-name="ce49" office:value-type="string" calcext:value-type="string">
            <text:p>Je n'ai pas assez</text:p>
          </table:table-cell>
          <table:table-cell table:style-name="ce39" table:number-columns-repeated="3"/>
          <table:table-cell table:number-columns-repeated="2"/>
          <table:table-cell table:style-name="ce52" table:number-columns-repeated="3"/>
          <table:table-cell table:number-columns-repeated="1004"/>
        </table:table-row>
        <table:table-row table:style-name="ro5">
          <table:table-cell table:style-name="ce7" office:value-type="string" calcext:value-type="string">
            <text:p>checkGold200</text:p>
          </table:table-cell>
          <table:table-cell table:style-name="ce40"/>
          <table:table-cell table:style-name="ce40" office:value-type="string" calcext:value-type="string">
            <text:p>launchCombat</text:p>
          </table:table-cell>
          <table:table-cell table:style-name="ce40"/>
          <table:table-cell table:style-name="ce50" office:value-type="string" calcext:value-type="string">
            <text:p>OtherSpeak : Tanpis Pour vous !</text:p>
          </table:table-cell>
          <table:table-cell table:style-name="ce40"/>
          <table:table-cell table:style-name="ce51"/>
          <table:table-cell table:style-name="ce40"/>
          <table:table-cell table:number-columns-repeated="2"/>
          <table:table-cell table:style-name="ce52" table:number-columns-repeated="3"/>
          <table:table-cell table:number-columns-repeated="1004"/>
        </table:table-row>
        <table:table-row table:style-name="ro4">
          <table:table-cell table:style-name="ce8" office:value-type="string" calcext:value-type="string">
            <text:p>removeGold200</text:p>
          </table:table-cell>
          <table:table-cell table:style-name="ce41"/>
          <table:table-cell table:style-name="ce41" office:value-type="string" calcext:value-type="string">
            <text:p>conclude</text:p>
          </table:table-cell>
          <table:table-cell table:style-name="ce41"/>
          <table:table-cell table:style-name="ce41" office:value-type="string" calcext:value-type="string">
            <text:p>launchCombat</text:p>
          </table:table-cell>
          <table:table-cell table:style-name="ce41" table:number-columns-repeated="3"/>
          <table:table-cell table:number-columns-repeated="2"/>
          <table:table-cell table:style-name="ce52" table:number-columns-repeated="3"/>
          <table:table-cell table:number-columns-repeated="1004"/>
        </table:table-row>
        <table:table-row table:style-name="ro3">
          <table:table-cell table:style-name="ce9" office:value-type="string" calcext:value-type="string">
            <text:p>OtherSpeak : C'est très bien ça…</text:p>
          </table:table-cell>
          <table:table-cell table:style-name="ce42" table:number-columns-repeated="3"/>
          <table:table-cell table:style-name="ce42" office:value-type="string" calcext:value-type="string">
            <text:p>conclude</text:p>
          </table:table-cell>
          <table:table-cell table:style-name="ce42" table:number-columns-repeated="3"/>
          <table:table-cell table:number-columns-repeated="2"/>
          <table:table-cell table:style-name="ce52" table:number-columns-repeated="3"/>
          <table:table-cell table:number-columns-repeated="1004"/>
        </table:table-row>
        <table:table-row table:style-name="ro3">
          <table:table-cell table:style-name="ce10" office:value-type="string" calcext:value-type="string">
            <text:p>OtherSpeak : A la prochaine</text:p>
          </table:table-cell>
          <table:table-cell table:style-name="ce43" table:number-columns-repeated="7"/>
          <table:table-cell table:number-columns-repeated="2"/>
          <table:table-cell table:style-name="ce52" table:number-columns-repeated="3"/>
          <table:table-cell table:number-columns-repeated="1004"/>
        </table:table-row>
        <table:table-row table:style-name="ro4">
          <table:table-cell table:style-name="ce11" office:value-type="string" calcext:value-type="string">
            <text:p>conclude</text:p>
          </table:table-cell>
          <table:table-cell table:style-name="ce44" table:number-columns-repeated="7"/>
          <table:table-cell table:number-columns-repeated="2"/>
          <table:table-cell table:style-name="ce52" table:number-columns-repeated="3"/>
          <table:table-cell table:number-columns-repeated="1004"/>
        </table:table-row>
        <table:table-row table:style-name="ro7">
          <table:table-cell table:style-name="ce12"/>
          <table:table-cell table:style-name="ce45" table:number-columns-repeated="7"/>
          <table:table-cell table:number-columns-repeated="2"/>
          <table:table-cell table:style-name="ce52" table:number-columns-repeated="3"/>
          <table:table-cell table:number-columns-repeated="1004"/>
        </table:table-row>
        <table:table-row table:style-name="ro7">
          <table:table-cell table:style-name="ce13"/>
          <table:table-cell table:style-name="ce46" table:number-columns-repeated="7"/>
          <table:table-cell table:number-columns-repeated="2"/>
          <table:table-cell table:style-name="ce52" table:number-columns-repeated="3"/>
          <table:table-cell table:number-columns-repeated="1004"/>
        </table:table-row>
        <table:table-row table:style-name="ro7">
          <table:table-cell table:style-name="ce14"/>
          <table:table-cell table:style-name="ce47" table:number-columns-repeated="7"/>
          <table:table-cell table:number-columns-repeated="2"/>
          <table:table-cell table:style-name="ce52" table:number-columns-repeated="3"/>
          <table:table-cell table:number-columns-repeated="1004"/>
        </table:table-row>
        <table:table-row table:style-name="ro7">
          <table:table-cell table:style-name="ce15" table:number-columns-repeated="7"/>
          <table:table-cell table:number-columns-repeated="1010"/>
        </table:table-row>
        <table:table-row table:style-name="ro7">
          <table:table-cell table:style-name="ce16" table:number-columns-repeated="7"/>
          <table:table-cell table:number-columns-repeated="1010"/>
        </table:table-row>
        <table:table-row table:style-name="ro7">
          <table:table-cell table:style-name="ce17" table:number-columns-repeated="7"/>
          <table:table-cell table:number-columns-repeated="1010"/>
        </table:table-row>
        <table:table-row table:style-name="ro7">
          <table:table-cell table:style-name="ce18" table:number-columns-repeated="7"/>
          <table:table-cell table:number-columns-repeated="1010"/>
        </table:table-row>
        <table:table-row table:style-name="ro7">
          <table:table-cell table:style-name="ce19" table:number-columns-repeated="7"/>
          <table:table-cell table:number-columns-repeated="1010"/>
        </table:table-row>
        <table:table-row table:style-name="ro7">
          <table:table-cell table:style-name="ce20" table:number-columns-repeated="7"/>
          <table:table-cell table:number-columns-repeated="1010"/>
        </table:table-row>
        <table:table-row table:style-name="ro7">
          <table:table-cell table:style-name="ce21" table:number-columns-repeated="7"/>
          <table:table-cell table:number-columns-repeated="1010"/>
        </table:table-row>
        <table:table-row table:style-name="ro7">
          <table:table-cell table:style-name="ce22" table:number-columns-repeated="7"/>
          <table:table-cell table:number-columns-repeated="1010"/>
        </table:table-row>
        <table:table-row table:style-name="ro7">
          <table:table-cell table:style-name="ce23" table:number-columns-repeated="7"/>
          <table:table-cell table:number-columns-repeated="1010"/>
        </table:table-row>
        <table:table-row table:style-name="ro7">
          <table:table-cell table:style-name="ce24" table:number-columns-repeated="7"/>
          <table:table-cell table:number-columns-repeated="1010"/>
        </table:table-row>
        <table:table-row table:style-name="ro7">
          <table:table-cell table:style-name="ce25" table:number-columns-repeated="7"/>
          <table:table-cell table:number-columns-repeated="1010"/>
        </table:table-row>
        <table:table-row table:style-name="ro7">
          <table:table-cell table:style-name="ce26" table:number-columns-repeated="7"/>
          <table:table-cell table:number-columns-repeated="1010"/>
        </table:table-row>
        <table:table-row table:style-name="ro7">
          <table:table-cell table:style-name="ce27" table:number-columns-repeated="7"/>
          <table:table-cell table:number-columns-repeated="1010"/>
        </table:table-row>
        <table:table-row table:style-name="ro7">
          <table:table-cell table:style-name="ce28" table:number-columns-repeated="7"/>
          <table:table-cell table:number-columns-repeated="1010"/>
        </table:table-row>
        <table:table-row table:style-name="ro7">
          <table:table-cell table:style-name="ce29" table:number-columns-repeated="7"/>
          <table:table-cell table:number-columns-repeated="1010"/>
        </table:table-row>
        <table:table-row table:style-name="ro7">
          <table:table-cell table:style-name="ce30" table:number-columns-repeated="7"/>
          <table:table-cell table:number-columns-repeated="1010"/>
        </table:table-row>
        <table:table-row table:style-name="ro7">
          <table:table-cell table:style-name="ce31" table:number-columns-repeated="7"/>
          <table:table-cell table:number-columns-repeated="1010"/>
        </table:table-row>
        <table:table-row table:style-name="ro7">
          <table:table-cell table:style-name="ce32" table:number-columns-repeated="7"/>
          <table:table-cell table:number-columns-repeated="1010"/>
        </table:table-row>
        <calcext:conditional-formats>
          <calcext:conditional-format calcext:target-range-address="Bandits.A3:Bandits.A5">
            <calcext:condition calcext:apply-style-name="Sans nom1" calcext:value="!=&quot;&quot;" calcext:base-cell-address="Bandits.A3"/>
          </calcext:conditional-format>
          <calcext:conditional-format calcext:target-range-address="Bandits.A19:Bandits.G19">
            <calcext:condition calcext:apply-style-name="Sans nom1" calcext:value="!=&quot;&quot;" calcext:base-cell-address="Bandits.A19"/>
          </calcext:conditional-format>
          <calcext:conditional-format calcext:target-range-address="Bandits.A20:Bandits.G20">
            <calcext:condition calcext:apply-style-name="Sans nom1" calcext:value="!=&quot;&quot;" calcext:base-cell-address="Bandits.A20"/>
          </calcext:conditional-format>
          <calcext:conditional-format calcext:target-range-address="Bandits.A21:Bandits.G21">
            <calcext:condition calcext:apply-style-name="Sans nom1" calcext:value="!=&quot;&quot;" calcext:base-cell-address="Bandits.A21"/>
          </calcext:conditional-format>
          <calcext:conditional-format calcext:target-range-address="Bandits.A22:Bandits.G22">
            <calcext:condition calcext:apply-style-name="Sans nom1" calcext:value="!=&quot;&quot;" calcext:base-cell-address="Bandits.A22"/>
          </calcext:conditional-format>
          <calcext:conditional-format calcext:target-range-address="Bandits.A23:Bandits.G23">
            <calcext:condition calcext:apply-style-name="Sans nom1" calcext:value="!=&quot;&quot;" calcext:base-cell-address="Bandits.A23"/>
          </calcext:conditional-format>
          <calcext:conditional-format calcext:target-range-address="Bandits.A24:Bandits.G24">
            <calcext:condition calcext:apply-style-name="Sans nom1" calcext:value="!=&quot;&quot;" calcext:base-cell-address="Bandits.A24"/>
          </calcext:conditional-format>
          <calcext:conditional-format calcext:target-range-address="Bandits.A25:Bandits.G25">
            <calcext:condition calcext:apply-style-name="Sans nom1" calcext:value="!=&quot;&quot;" calcext:base-cell-address="Bandits.A25"/>
          </calcext:conditional-format>
          <calcext:conditional-format calcext:target-range-address="Bandits.A26:Bandits.G26">
            <calcext:condition calcext:apply-style-name="Sans nom1" calcext:value="!=&quot;&quot;" calcext:base-cell-address="Bandits.A26"/>
          </calcext:conditional-format>
          <calcext:conditional-format calcext:target-range-address="Bandits.A27:Bandits.G27">
            <calcext:condition calcext:apply-style-name="Sans nom1" calcext:value="!=&quot;&quot;" calcext:base-cell-address="Bandits.A27"/>
          </calcext:conditional-format>
          <calcext:conditional-format calcext:target-range-address="Bandits.A28:Bandits.G28">
            <calcext:condition calcext:apply-style-name="Sans nom1" calcext:value="!=&quot;&quot;" calcext:base-cell-address="Bandits.A28"/>
          </calcext:conditional-format>
          <calcext:conditional-format calcext:target-range-address="Bandits.A29:Bandits.G29">
            <calcext:condition calcext:apply-style-name="Sans nom1" calcext:value="!=&quot;&quot;" calcext:base-cell-address="Bandits.A29"/>
          </calcext:conditional-format>
          <calcext:conditional-format calcext:target-range-address="Bandits.A30:Bandits.G30">
            <calcext:condition calcext:apply-style-name="Sans nom1" calcext:value="!=&quot;&quot;" calcext:base-cell-address="Bandits.A30"/>
          </calcext:conditional-format>
          <calcext:conditional-format calcext:target-range-address="Bandits.A31:Bandits.G31">
            <calcext:condition calcext:apply-style-name="Sans nom1" calcext:value="!=&quot;&quot;" calcext:base-cell-address="Bandits.A31"/>
          </calcext:conditional-format>
          <calcext:conditional-format calcext:target-range-address="Bandits.A32:Bandits.G32">
            <calcext:condition calcext:apply-style-name="Sans nom1" calcext:value="!=&quot;&quot;" calcext:base-cell-address="Bandits.A32"/>
          </calcext:conditional-format>
          <calcext:conditional-format calcext:target-range-address="Bandits.A33:Bandits.G33">
            <calcext:condition calcext:apply-style-name="Sans nom1" calcext:value="!=&quot;&quot;" calcext:base-cell-address="Bandits.A33"/>
          </calcext:conditional-format>
          <calcext:conditional-format calcext:target-range-address="Bandits.A34:Bandits.G34">
            <calcext:condition calcext:apply-style-name="Sans nom1" calcext:value="!=&quot;&quot;" calcext:base-cell-address="Bandits.A34"/>
          </calcext:conditional-format>
          <calcext:conditional-format calcext:target-range-address="Bandits.A35:Bandits.G35">
            <calcext:condition calcext:apply-style-name="Sans nom1" calcext:value="!=&quot;&quot;" calcext:base-cell-address="Bandits.A35"/>
          </calcext:conditional-format>
          <calcext:conditional-format calcext:target-range-address="Bandits.B3:Bandits.H3">
            <calcext:condition calcext:apply-style-name="Sans nom1" calcext:value="!=&quot;&quot;" calcext:base-cell-address="Bandits.B3"/>
          </calcext:conditional-format>
          <calcext:conditional-format calcext:target-range-address="Bandits.B4:Bandits.H4">
            <calcext:condition calcext:apply-style-name="Sans nom1" calcext:value="!=&quot;&quot;" calcext:base-cell-address="Bandits.B4"/>
          </calcext:conditional-format>
          <calcext:conditional-format calcext:target-range-address="Bandits.B5:Bandits.H5">
            <calcext:condition calcext:apply-style-name="Sans nom1" calcext:value="!=&quot;&quot;" calcext:base-cell-address="Bandits.B5"/>
          </calcext:conditional-format>
          <calcext:conditional-format calcext:target-range-address="Bandits.A18:Bandits.G18">
            <calcext:condition calcext:apply-style-name="Sans nom1" calcext:value="!=&quot;&quot;" calcext:base-cell-address="Bandits.A18"/>
          </calcext:conditional-format>
          <calcext:conditional-format calcext:target-range-address="Bandits.A6:Bandits.A6">
            <calcext:condition calcext:apply-style-name="Sans nom1" calcext:value="!=&quot;&quot;" calcext:base-cell-address="Bandits.A6"/>
          </calcext:conditional-format>
          <calcext:conditional-format calcext:target-range-address="Bandits.B6:Bandits.H6">
            <calcext:condition calcext:apply-style-name="Sans nom1" calcext:value="!=&quot;&quot;" calcext:base-cell-address="Bandits.B6"/>
          </calcext:conditional-format>
          <calcext:conditional-format calcext:target-range-address="Bandits.A7:Bandits.A7 Bandits.A9:Bandits.A9">
            <calcext:condition calcext:apply-style-name="Sans nom1" calcext:value="!=&quot;&quot;" calcext:base-cell-address="Bandits.A7"/>
          </calcext:conditional-format>
          <calcext:conditional-format calcext:target-range-address="Bandits.A8:Bandits.A8">
            <calcext:condition calcext:apply-style-name="Sans nom1" calcext:value="!=&quot;&quot;" calcext:base-cell-address="Bandits.A8"/>
          </calcext:conditional-format>
          <calcext:conditional-format calcext:target-range-address="Bandits.A12:Bandits.A12">
            <calcext:condition calcext:apply-style-name="Sans nom1" calcext:value="!=&quot;&quot;" calcext:base-cell-address="Bandits.A12"/>
          </calcext:conditional-format>
          <calcext:conditional-format calcext:target-range-address="Bandits.A14:Bandits.A14">
            <calcext:condition calcext:apply-style-name="Sans nom1" calcext:value="!=&quot;&quot;" calcext:base-cell-address="Bandits.A14"/>
          </calcext:conditional-format>
          <calcext:conditional-format calcext:target-range-address="Bandits.A15:Bandits.A15">
            <calcext:condition calcext:apply-style-name="Sans nom1" calcext:value="!=&quot;&quot;" calcext:base-cell-address="Bandits.A15"/>
          </calcext:conditional-format>
          <calcext:conditional-format calcext:target-range-address="Bandits.A16:Bandits.A16">
            <calcext:condition calcext:apply-style-name="Sans nom1" calcext:value="!=&quot;&quot;" calcext:base-cell-address="Bandits.A16"/>
          </calcext:conditional-format>
          <calcext:conditional-format calcext:target-range-address="Bandits.A17:Bandits.A17">
            <calcext:condition calcext:apply-style-name="Sans nom1" calcext:value="!=&quot;&quot;" calcext:base-cell-address="Bandits.A17"/>
          </calcext:conditional-format>
          <calcext:conditional-format calcext:target-range-address="Bandits.B7:Bandits.H7">
            <calcext:condition calcext:apply-style-name="Sans nom1" calcext:value="!=&quot;&quot;" calcext:base-cell-address="Bandits.B7"/>
          </calcext:conditional-format>
          <calcext:conditional-format calcext:target-range-address="Bandits.B8:Bandits.H8">
            <calcext:condition calcext:apply-style-name="Sans nom1" calcext:value="!=&quot;&quot;" calcext:base-cell-address="Bandits.B8"/>
          </calcext:conditional-format>
          <calcext:conditional-format calcext:target-range-address="Bandits.F9:Bandits.H9 Bandits.B9:Bandits.B9 Bandits.D9:Bandits.D9">
            <calcext:condition calcext:apply-style-name="Sans nom1" calcext:value="!=&quot;&quot;" calcext:base-cell-address="Bandits.B9"/>
          </calcext:conditional-format>
          <calcext:conditional-format calcext:target-range-address="Bandits.H10:Bandits.H10 Bandits.B10:Bandits.D10 Bandits.F10:Bandits.F10">
            <calcext:condition calcext:apply-style-name="Sans nom1" calcext:value="!=&quot;&quot;" calcext:base-cell-address="Bandits.B10"/>
          </calcext:conditional-format>
          <calcext:conditional-format calcext:target-range-address="Bandits.B11:Bandits.H11">
            <calcext:condition calcext:apply-style-name="Sans nom1" calcext:value="!=&quot;&quot;" calcext:base-cell-address="Bandits.B11"/>
          </calcext:conditional-format>
          <calcext:conditional-format calcext:target-range-address="Bandits.B12:Bandits.H12">
            <calcext:condition calcext:apply-style-name="Sans nom1" calcext:value="!=&quot;&quot;" calcext:base-cell-address="Bandits.B12"/>
          </calcext:conditional-format>
          <calcext:conditional-format calcext:target-range-address="Bandits.B13:Bandits.H13">
            <calcext:condition calcext:apply-style-name="Sans nom1" calcext:value="!=&quot;&quot;" calcext:base-cell-address="Bandits.B13"/>
          </calcext:conditional-format>
          <calcext:conditional-format calcext:target-range-address="Bandits.B14:Bandits.H14">
            <calcext:condition calcext:apply-style-name="Sans nom1" calcext:value="!=&quot;&quot;" calcext:base-cell-address="Bandits.B14"/>
          </calcext:conditional-format>
          <calcext:conditional-format calcext:target-range-address="Bandits.B15:Bandits.H15">
            <calcext:condition calcext:apply-style-name="Sans nom1" calcext:value="!=&quot;&quot;" calcext:base-cell-address="Bandits.B15"/>
          </calcext:conditional-format>
          <calcext:conditional-format calcext:target-range-address="Bandits.B16:Bandits.H16">
            <calcext:condition calcext:apply-style-name="Sans nom1" calcext:value="!=&quot;&quot;" calcext:base-cell-address="Bandits.B16"/>
          </calcext:conditional-format>
          <calcext:conditional-format calcext:target-range-address="Bandits.B17:Bandits.H17">
            <calcext:condition calcext:apply-style-name="Sans nom1" calcext:value="!=&quot;&quot;" calcext:base-cell-address="Bandits.B17"/>
          </calcext:conditional-format>
          <calcext:conditional-format calcext:target-range-address="Bandits.C9:Bandits.C9">
            <calcext:condition calcext:apply-style-name="Sans nom1" calcext:value="!=&quot;&quot;" calcext:base-cell-address="Bandits.C9"/>
          </calcext:conditional-format>
          <calcext:conditional-format calcext:target-range-address="Bandits.A10:Bandits.A10">
            <calcext:condition calcext:apply-style-name="Sans nom1" calcext:value="!=&quot;&quot;" calcext:base-cell-address="Bandits.A10"/>
          </calcext:conditional-format>
          <calcext:conditional-format calcext:target-range-address="Bandits.A11:Bandits.A11">
            <calcext:condition calcext:apply-style-name="Sans nom1" calcext:value="!=&quot;&quot;" calcext:base-cell-address="Bandits.A11"/>
          </calcext:conditional-format>
          <calcext:conditional-format calcext:target-range-address="Bandits.E9:Bandits.E9">
            <calcext:condition calcext:apply-style-name="Sans nom1" calcext:value="!=&quot;&quot;" calcext:base-cell-address="Bandits.E9"/>
          </calcext:conditional-format>
          <calcext:conditional-format calcext:target-range-address="Bandits.E10:Bandits.E10">
            <calcext:condition calcext:apply-style-name="Sans nom1" calcext:value="!=&quot;&quot;" calcext:base-cell-address="Bandits.E10"/>
          </calcext:conditional-format>
          <calcext:conditional-format calcext:target-range-address="Bandits.A13:Bandits.A13">
            <calcext:condition calcext:apply-style-name="Sans nom1" calcext:value="!=&quot;&quot;" calcext:base-cell-address="Bandits.A13"/>
          </calcext:conditional-format>
          <calcext:conditional-format calcext:target-range-address="Bandits.G10:Bandits.G10">
            <calcext:condition calcext:apply-style-name="Sans nom1" calcext:value="!=&quot;&quot;" calcext:base-cell-address="Bandits.G10"/>
          </calcext:conditional-format>
        </calcext:conditional-formats>
      </table:table>
      <table:table table:name="Taverne" table:style-name="ta1">
        <table:table-column table:style-name="co1" table:default-cell-style-name="ce90"/>
        <table:table-column table:style-name="co2" table:number-columns-repeated="5" table:default-cell-style-name="ce90"/>
        <table:table-column table:style-name="co3" table:default-cell-style-name="ce90"/>
        <table:table-column table:style-name="co4" table:number-columns-repeated="2" table:default-cell-style-name="ce90"/>
        <table:table-column table:style-name="co5" table:number-columns-repeated="1015" table:default-cell-style-name="ce90"/>
        <table:table-row table:style-name="ro7">
          <table:table-cell table:style-name="ce54" office:value-type="string" calcext:value-type="string">
            <text:p>Nom</text:p>
          </table:table-cell>
          <table:table-cell table:style-name="ce54" office:value-type="string" calcext:value-type="string">
            <text:p>Fréquence / 5</text:p>
          </table:table-cell>
          <table:table-cell table:number-columns-repeated="4"/>
          <table:table-cell table:style-name="ce91"/>
          <table:table-cell table:number-columns-repeated="9"/>
          <table:table-cell table:style-name="ce168" table:number-columns-repeated="1001"/>
          <table:table-cell table:number-columns-repeated="7"/>
        </table:table-row>
        <table:table-row table:style-name="ro9">
          <table:table-cell table:style-name="ce55" office:value-type="string" calcext:value-type="string">
            <text:p>Taverne</text:p>
          </table:table-cell>
          <table:table-cell table:style-name="ce55" office:value-type="float" office:value="2" calcext:value-type="float">
            <text:p>2</text:p>
          </table:table-cell>
          <table:table-cell table:number-columns-repeated="4"/>
          <table:table-cell table:style-name="ce91"/>
          <table:table-cell table:number-columns-repeated="1017"/>
        </table:table-row>
        <table:table-row table:style-name="ro10">
          <table:table-cell table:style-name="ce56" office:value-type="string" calcext:value-type="string">
            <text:p>Narrator : De la fumée monte dans le ciel et une odeur merveilleuse flotte dans l'air. C'est une taverne.</text:p>
          </table:table-cell>
          <table:table-cell table:style-name="ce91" table:number-columns-repeated="2"/>
          <table:table-cell table:style-name="ce140"/>
          <table:table-cell table:style-name="ce91"/>
          <table:table-cell table:style-name="ce159"/>
          <table:table-cell table:style-name="ce91" table:number-columns-repeated="16"/>
          <table:table-cell table:number-columns-repeated="1002"/>
        </table:table-row>
        <table:table-row table:style-name="ro6">
          <table:table-cell table:style-name="ce57" office:value-type="string" calcext:value-type="string">
            <text:p>setChoices2</text:p>
          </table:table-cell>
          <table:table-cell table:style-name="ce92"/>
          <table:table-cell table:style-name="ce117"/>
          <table:table-cell table:style-name="ce92" table:number-columns-repeated="3"/>
          <table:table-cell table:style-name="ce91" table:number-columns-repeated="16"/>
          <table:table-cell table:number-columns-repeated="1002"/>
        </table:table-row>
        <table:table-row table:style-name="ro6">
          <table:table-cell table:style-name="ce58" office:value-type="string" calcext:value-type="string">
            <text:p>Reprenons la mer</text:p>
          </table:table-cell>
          <table:table-cell table:style-name="ce93" office:value-type="string" calcext:value-type="string">
            <text:p>Entrons</text:p>
          </table:table-cell>
          <table:table-cell table:style-name="ce118"/>
          <table:table-cell table:style-name="ce93" table:number-columns-repeated="3"/>
          <table:table-cell table:style-name="ce91" table:number-columns-repeated="16"/>
          <table:table-cell table:number-columns-repeated="1002"/>
        </table:table-row>
        <table:table-row table:style-name="ro6">
          <table:table-cell table:style-name="ce59" office:value-type="string" calcext:value-type="string">
            <text:p>leave</text:p>
          </table:table-cell>
          <table:table-cell table:style-name="ce94" office:value-type="string" calcext:value-type="string">
            <text:p>randomCrew</text:p>
          </table:table-cell>
          <table:table-cell table:style-name="ce119"/>
          <table:table-cell table:style-name="ce94" table:number-columns-repeated="3"/>
          <table:table-cell table:style-name="ce91" table:number-columns-repeated="16"/>
          <table:table-cell table:number-columns-repeated="1002"/>
        </table:table-row>
        <table:table-row table:style-name="ro10">
          <table:table-cell table:style-name="ce60"/>
          <table:table-cell table:style-name="ce95" office:value-type="string" calcext:value-type="string">
            <text:p>OtherSpeak : Qu'est-ce que je peux faire pour vous ?</text:p>
          </table:table-cell>
          <table:table-cell table:style-name="ce120"/>
          <table:table-cell table:style-name="ce95" table:number-columns-repeated="3"/>
          <table:table-cell table:style-name="ce91" table:number-columns-repeated="16"/>
          <table:table-cell table:number-columns-repeated="1002"/>
        </table:table-row>
        <table:table-row table:style-name="ro6">
          <table:table-cell table:style-name="ce61"/>
          <table:table-cell table:style-name="ce96" office:value-type="string" calcext:value-type="string">
            <text:p>setChoices3</text:p>
          </table:table-cell>
          <table:table-cell table:style-name="ce121"/>
          <table:table-cell table:style-name="ce96" table:number-columns-repeated="3"/>
          <table:table-cell table:style-name="ce91" table:number-columns-repeated="16"/>
          <table:table-cell table:number-columns-repeated="1002"/>
        </table:table-row>
        <table:table-row table:style-name="ro11">
          <table:table-cell table:style-name="ce62"/>
          <table:table-cell table:style-name="ce97" office:value-type="string" calcext:value-type="string">
            <text:p>Des chambres pour mes hommes !</text:p>
          </table:table-cell>
          <table:table-cell table:style-name="ce122"/>
          <table:table-cell table:style-name="ce97"/>
          <table:table-cell table:style-name="ce97" office:value-type="string" calcext:value-type="string">
            <text:p>On a faim !</text:p>
          </table:table-cell>
          <table:table-cell table:style-name="ce97" office:value-type="string" calcext:value-type="string">
            <text:p>Ça ira pour aujourdh'ui</text:p>
          </table:table-cell>
          <table:table-cell table:style-name="ce91" table:number-columns-repeated="16"/>
          <table:table-cell table:number-columns-repeated="1002"/>
        </table:table-row>
        <table:table-row table:style-name="ro11">
          <table:table-cell table:style-name="ce63"/>
          <table:table-cell table:style-name="ce98" office:value-type="string" calcext:value-type="string">
            <text:p>OtherSpeak : Ça sera 50 pièces d'or</text:p>
          </table:table-cell>
          <table:table-cell table:style-name="ce123"/>
          <table:table-cell table:style-name="ce98"/>
          <table:table-cell table:style-name="ce98" office:value-type="string" calcext:value-type="string">
            <text:p>OtherSpeak : Regardez voir ce que j'ai</text:p>
          </table:table-cell>
          <table:table-cell table:style-name="ce98" office:value-type="string" calcext:value-type="string">
            <text:p>OtherSpeak : Bon bah à la prochaine !</text:p>
          </table:table-cell>
          <table:table-cell table:style-name="ce91" table:number-columns-repeated="16"/>
          <table:table-cell table:number-columns-repeated="1002"/>
        </table:table-row>
        <table:table-row table:style-name="ro6">
          <table:table-cell table:style-name="ce64"/>
          <table:table-cell table:style-name="ce99" office:value-type="string" calcext:value-type="string">
            <text:p>setChoices2</text:p>
          </table:table-cell>
          <table:table-cell table:style-name="ce124"/>
          <table:table-cell table:style-name="ce99"/>
          <table:table-cell table:style-name="ce99" office:value-type="string" calcext:value-type="string">
            <text:p>tradeFood</text:p>
          </table:table-cell>
          <table:table-cell table:style-name="ce99" office:value-type="string" calcext:value-type="string">
            <text:p>leave</text:p>
          </table:table-cell>
          <table:table-cell table:style-name="ce91" table:number-columns-repeated="16"/>
          <table:table-cell table:number-columns-repeated="1002"/>
        </table:table-row>
        <table:table-row table:style-name="ro2">
          <table:table-cell table:style-name="ce65"/>
          <table:table-cell table:style-name="ce100" office:value-type="string" calcext:value-type="string">
            <text:p>Tenez !</text:p>
          </table:table-cell>
          <table:table-cell table:style-name="ce125"/>
          <table:table-cell table:style-name="ce141" office:value-type="string" calcext:value-type="string">
            <text:p>Je n'ai pas assez…</text:p>
          </table:table-cell>
          <table:table-cell table:style-name="ce145" table:formula="of:=&quot;goTo&quot; &amp; COLUMN([.B7]) &amp; &quot;/&quot; &amp; ROW([.B7]) - 2" office:value-type="string" office:string-value="goTo2/5" calcext:value-type="string">
            <text:p>goTo2/5</text:p>
          </table:table-cell>
          <table:table-cell table:style-name="ce100"/>
          <table:table-cell table:style-name="ce91" table:number-columns-repeated="16"/>
          <table:table-cell table:number-columns-repeated="1002"/>
        </table:table-row>
        <table:table-row table:style-name="ro11">
          <table:table-cell table:style-name="ce66"/>
          <table:table-cell table:style-name="ce101" office:value-type="string" calcext:value-type="string">
            <text:p>checkGold50</text:p>
          </table:table-cell>
          <table:table-cell table:style-name="ce126"/>
          <table:table-cell table:style-name="ce142" office:value-type="string" calcext:value-type="string">
            <text:p>OtherSpeak : C'est rien mon bon monsieur</text:p>
          </table:table-cell>
          <table:table-cell table:style-name="Default"/>
          <table:table-cell table:style-name="ce101"/>
          <table:table-cell table:style-name="ce91" table:number-columns-repeated="16"/>
          <table:table-cell table:number-columns-repeated="1002"/>
        </table:table-row>
        <table:table-row table:style-name="ro10">
          <table:table-cell table:style-name="ce67"/>
          <table:table-cell table:style-name="ce102" office:value-type="string" calcext:value-type="string">
            <text:p>OtherSpeak : Prenez le dortoir à gauche en haut des escaliers !</text:p>
          </table:table-cell>
          <table:table-cell table:style-name="ce127" office:value-type="string" calcext:value-type="string">
            <text:p>OtherSpeak : Désolé mon bon m'sieur mais c'est pas assez</text:p>
          </table:table-cell>
          <table:table-cell table:style-name="ce143" office:value-type="string" calcext:value-type="string">
            <text:p>goTo2/5</text:p>
          </table:table-cell>
          <table:table-cell table:style-name="ce102" table:number-columns-repeated="2"/>
          <table:table-cell table:style-name="ce91" table:number-columns-repeated="16"/>
          <table:table-cell table:number-columns-repeated="1002"/>
        </table:table-row>
        <table:table-row table:style-name="ro2">
          <table:table-cell table:style-name="ce68"/>
          <table:table-cell table:style-name="ce103" office:value-type="string" calcext:value-type="string">
            <text:p>OtherSpeak : Bonne nuit</text:p>
          </table:table-cell>
          <table:table-cell table:style-name="ce128" table:formula="of:=&quot;goTo&quot; &amp; COLUMN([.B10]) &amp; &quot;/&quot; &amp; ROW([.B7]) - 2" office:value-type="string" office:string-value="goTo2/5" calcext:value-type="string">
            <text:p>goTo2/5</text:p>
          </table:table-cell>
          <table:table-cell table:style-name="ce103"/>
          <table:table-cell table:style-name="ce146" table:number-columns-repeated="2"/>
          <table:table-cell table:style-name="ce91" table:number-columns-repeated="16"/>
          <table:table-cell table:number-columns-repeated="1002"/>
        </table:table-row>
        <table:table-row table:style-name="ro12">
          <table:table-cell table:style-name="ce69"/>
          <table:table-cell table:style-name="ce104" office:value-type="string" calcext:value-type="string">
            <text:p>randomPercent4</text:p>
          </table:table-cell>
          <table:table-cell table:style-name="ce129"/>
          <table:table-cell table:style-name="ce104"/>
          <table:table-cell table:style-name="ce147" table:number-columns-repeated="2"/>
          <table:table-cell table:style-name="ce91" table:number-columns-repeated="16"/>
          <table:table-cell table:number-columns-repeated="1002"/>
        </table:table-row>
        <table:table-row table:style-name="ro12">
          <table:table-cell table:style-name="ce70"/>
          <table:table-cell table:style-name="ce105" office:value-type="string" calcext:value-type="string">
            <text:p>setWeatherNight</text:p>
          </table:table-cell>
          <table:table-cell table:style-name="Default"/>
          <table:table-cell table:style-name="ce105"/>
          <table:table-cell table:style-name="ce148" office:value-type="string" calcext:value-type="string">
            <text:p>setWeatherDay</text:p>
          </table:table-cell>
          <table:table-cell table:style-name="ce160"/>
          <table:table-cell table:style-name="ce91" table:number-columns-repeated="16"/>
          <table:table-cell table:number-columns-repeated="1002"/>
        </table:table-row>
        <table:table-row table:style-name="ro12">
          <table:table-cell table:style-name="ce71"/>
          <table:table-cell table:style-name="ce106" office:value-type="string" calcext:value-type="string">
            <text:p>nextDay</text:p>
          </table:table-cell>
          <table:table-cell table:style-name="Default"/>
          <table:table-cell table:style-name="ce106"/>
          <table:table-cell table:style-name="ce149" office:value-type="string" calcext:value-type="string">
            <text:p>nextDay</text:p>
          </table:table-cell>
          <table:table-cell table:style-name="ce161"/>
          <table:table-cell table:style-name="ce91" table:number-columns-repeated="16"/>
          <table:table-cell table:number-columns-repeated="1002"/>
        </table:table-row>
        <table:table-row table:style-name="ro13">
          <table:table-cell table:style-name="ce72"/>
          <table:table-cell table:style-name="ce107" office:value-type="string" calcext:value-type="string">
            <text:p>Narrator : Des craquements dans le couloir réveillent l'équipage</text:p>
          </table:table-cell>
          <table:table-cell table:style-name="ce130"/>
          <table:table-cell table:style-name="ce107"/>
          <table:table-cell table:style-name="ce150" office:value-type="string" calcext:value-type="string">
            <text:p>Narrator : L'équipe se réveille au son des mouettes…</text:p>
          </table:table-cell>
          <table:table-cell table:style-name="ce162"/>
          <table:table-cell table:style-name="ce91" table:number-columns-repeated="16"/>
          <table:table-cell table:number-columns-repeated="1002"/>
        </table:table-row>
        <table:table-row table:style-name="ro12">
          <table:table-cell table:style-name="ce73"/>
          <table:table-cell table:style-name="ce108" office:value-type="string" calcext:value-type="string">
            <text:p>setChoices2</text:p>
          </table:table-cell>
          <table:table-cell table:style-name="ce131"/>
          <table:table-cell table:style-name="ce108"/>
          <table:table-cell table:style-name="ce151" office:value-type="string" calcext:value-type="string">
            <text:p>setChoices2</text:p>
          </table:table-cell>
          <table:table-cell table:style-name="ce163"/>
          <table:table-cell table:style-name="ce91" table:number-columns-repeated="16"/>
          <table:table-cell table:number-columns-repeated="1002"/>
        </table:table-row>
        <table:table-row table:style-name="ro11">
          <table:table-cell table:style-name="ce74"/>
          <table:table-cell table:style-name="ce109" office:value-type="string" calcext:value-type="string">
            <text:p>Je vais voir ce que c'est</text:p>
          </table:table-cell>
          <table:table-cell table:style-name="ce132" office:value-type="string" calcext:value-type="string">
            <text:p>On verra demain…</text:p>
          </table:table-cell>
          <table:table-cell table:style-name="ce109"/>
          <table:table-cell table:style-name="ce152" office:value-type="string" calcext:value-type="string">
            <text:p>OtherSpeak : Alors, bien dormis ?</text:p>
          </table:table-cell>
          <table:table-cell table:style-name="ce164"/>
          <table:table-cell table:style-name="ce91" table:number-columns-repeated="16"/>
          <table:table-cell table:number-columns-repeated="1002"/>
        </table:table-row>
        <table:table-row table:style-name="ro14">
          <table:table-cell table:style-name="ce75"/>
          <table:table-cell table:style-name="ce110" office:value-type="string" calcext:value-type="string">
            <text:p>PlayerSpeak : Vous pensiez nous avoir comme ça ?!</text:p>
          </table:table-cell>
          <table:table-cell table:style-name="ce133" office:value-type="string" calcext:value-type="string">
            <text:p>setWeatherDay</text:p>
          </table:table-cell>
          <table:table-cell table:style-name="ce110"/>
          <table:table-cell table:style-name="ce153" office:value-type="string" calcext:value-type="string">
            <text:p>Non j'ai très mal dormis</text:p>
          </table:table-cell>
          <table:table-cell table:style-name="ce165" office:value-type="string" calcext:value-type="string">
            <text:p>Oui merci !</text:p>
          </table:table-cell>
          <table:table-cell table:style-name="ce91" table:number-columns-repeated="16"/>
          <table:table-cell table:number-columns-repeated="1002"/>
        </table:table-row>
        <table:table-row table:style-name="ro12">
          <table:table-cell table:style-name="ce76"/>
          <table:table-cell table:style-name="ce111" office:value-type="string" calcext:value-type="string">
            <text:p>launchCombat</text:p>
          </table:table-cell>
          <table:table-cell table:style-name="ce134" office:value-type="string" calcext:value-type="string">
            <text:p>randomRange2</text:p>
          </table:table-cell>
          <table:table-cell table:style-name="ce111"/>
          <table:table-cell table:style-name="ce154" office:value-type="string" calcext:value-type="string">
            <text:p>goTo2/5</text:p>
          </table:table-cell>
          <table:table-cell table:style-name="ce166" office:value-type="string" calcext:value-type="string">
            <text:p>goTo2/5</text:p>
          </table:table-cell>
          <table:table-cell table:style-name="ce91" table:number-columns-repeated="16"/>
          <table:table-cell table:number-columns-repeated="1002"/>
        </table:table-row>
        <table:table-row table:style-name="ro15">
          <table:table-cell table:style-name="ce77"/>
          <table:table-cell table:style-name="ce112" office:value-type="string" calcext:value-type="string">
            <text:p>conclude</text:p>
          </table:table-cell>
          <table:table-cell table:style-name="ce135" office:value-type="string" calcext:value-type="string">
            <text:p>Narrator : L'équipage se réveille. Plus de deux cents pièces d'or ont disparues</text:p>
          </table:table-cell>
          <table:table-cell table:style-name="ce112" office:value-type="string" calcext:value-type="string">
            <text:p>Narrator : Le capitaine et ses hommes se réveillent après une bonne nuit de sommeil</text:p>
          </table:table-cell>
          <table:table-cell table:style-name="ce155" table:number-columns-repeated="2"/>
          <table:table-cell table:style-name="ce91" table:number-columns-repeated="16"/>
          <table:table-cell table:number-columns-repeated="1002"/>
        </table:table-row>
        <table:table-row table:style-name="ro16">
          <table:table-cell table:style-name="ce78"/>
          <table:table-cell table:style-name="ce113"/>
          <table:table-cell table:style-name="ce136" office:value-type="string" calcext:value-type="string">
            <text:p>PlayerSpeak : Nos bourses ! Qui a pris ma bourse !?</text:p>
          </table:table-cell>
          <table:table-cell table:style-name="ce113" office:value-type="string" calcext:value-type="string">
            <text:p>leave</text:p>
          </table:table-cell>
          <table:table-cell table:style-name="ce156" table:number-columns-repeated="2"/>
          <table:table-cell table:style-name="ce91" table:number-columns-repeated="16"/>
          <table:table-cell table:number-columns-repeated="1002"/>
        </table:table-row>
        <table:table-row table:style-name="ro12">
          <table:table-cell table:style-name="ce79"/>
          <table:table-cell table:style-name="ce114"/>
          <table:table-cell table:style-name="ce137" office:value-type="string" calcext:value-type="string">
            <text:p>leave</text:p>
          </table:table-cell>
          <table:table-cell table:style-name="ce114"/>
          <table:table-cell table:style-name="ce157" table:number-columns-repeated="2"/>
          <table:table-cell table:style-name="ce91" table:number-columns-repeated="16"/>
          <table:table-cell table:number-columns-repeated="1002"/>
        </table:table-row>
        <table:table-row table:style-name="ro7">
          <table:table-cell table:style-name="ce80"/>
          <table:table-cell table:style-name="Default" table:number-columns-repeated="3"/>
          <table:table-cell table:style-name="ce158" table:number-columns-repeated="2"/>
          <table:table-cell table:style-name="ce91" table:number-columns-repeated="16"/>
          <table:table-cell table:number-columns-repeated="1002"/>
        </table:table-row>
        <table:table-row table:style-name="ro7">
          <table:table-cell table:style-name="ce81"/>
          <table:table-cell table:style-name="ce115"/>
          <table:table-cell table:style-name="ce138"/>
          <table:table-cell table:style-name="ce115" table:number-columns-repeated="3"/>
          <table:table-cell table:style-name="ce91" table:number-columns-repeated="16"/>
          <table:table-cell table:number-columns-repeated="1002"/>
        </table:table-row>
        <table:table-row table:style-name="ro7">
          <table:table-cell table:style-name="ce82"/>
          <table:table-cell table:style-name="ce116"/>
          <table:table-cell table:style-name="ce139"/>
          <table:table-cell table:style-name="ce116" table:number-columns-repeated="3"/>
          <table:table-cell table:style-name="Default"/>
          <table:table-cell table:style-name="ce91" table:number-columns-repeated="15"/>
          <table:table-cell table:number-columns-repeated="1002"/>
        </table:table-row>
        <table:table-row table:style-name="ro7">
          <table:table-cell table:style-name="ce83"/>
          <table:table-cell table:style-name="ce91" table:number-columns-repeated="2"/>
          <table:table-cell table:style-name="ce144"/>
          <table:table-cell table:style-name="ce91"/>
          <table:table-cell table:style-name="ce167"/>
          <table:table-cell table:style-name="ce91" table:number-columns-repeated="4"/>
          <table:table-cell table:number-columns-repeated="1014"/>
        </table:table-row>
        <table:table-row table:style-name="ro7">
          <table:table-cell table:style-name="ce84" table:number-columns-repeated="7"/>
          <table:table-cell table:style-name="ce91" table:number-columns-repeated="3"/>
          <table:table-cell table:number-columns-repeated="1014"/>
        </table:table-row>
        <table:table-row table:style-name="ro7">
          <table:table-cell table:style-name="ce85" table:number-columns-repeated="7"/>
          <table:table-cell table:style-name="ce91" table:number-columns-repeated="3"/>
          <table:table-cell table:number-columns-repeated="1014"/>
        </table:table-row>
        <table:table-row table:style-name="ro7">
          <table:table-cell table:style-name="ce86" table:number-columns-repeated="7"/>
          <table:table-cell table:style-name="ce91" table:number-columns-repeated="3"/>
          <table:table-cell table:number-columns-repeated="1014"/>
        </table:table-row>
        <table:table-row table:style-name="ro7">
          <table:table-cell table:style-name="ce87" table:number-columns-repeated="7"/>
          <table:table-cell table:style-name="ce91" table:number-columns-repeated="3"/>
          <table:table-cell table:number-columns-repeated="1014"/>
        </table:table-row>
        <table:table-row table:style-name="ro7">
          <table:table-cell table:style-name="ce88" table:number-columns-repeated="7"/>
          <table:table-cell table:style-name="ce91" table:number-columns-repeated="3"/>
          <table:table-cell table:number-columns-repeated="1014"/>
        </table:table-row>
        <table:table-row table:style-name="ro7">
          <table:table-cell table:style-name="ce89" table:number-columns-repeated="7"/>
          <table:table-cell table:style-name="ce91" table:number-columns-repeated="3"/>
          <table:table-cell table:number-columns-repeated="1014"/>
        </table:table-row>
        <table:table-row table:style-name="ro8" table:number-rows-repeated="1048539">
          <table:table-cell table:number-columns-repeated="1024"/>
        </table:table-row>
        <table:table-row table:style-name="ro8">
          <table:table-cell table:number-columns-repeated="1024"/>
        </table:table-row>
        <calcext:conditional-formats>
          <calcext:conditional-format calcext:target-range-address="Taverne.A31:Taverne.G31">
            <calcext:condition calcext:apply-style-name="Sans nom1" calcext:value="!=&quot;&quot;" calcext:base-cell-address="Taverne.A31"/>
          </calcext:conditional-format>
          <calcext:conditional-format calcext:target-range-address="Taverne.A32:Taverne.G32">
            <calcext:condition calcext:apply-style-name="Sans nom1" calcext:value="!=&quot;&quot;" calcext:base-cell-address="Taverne.A32"/>
          </calcext:conditional-format>
          <calcext:conditional-format calcext:target-range-address="Taverne.A33:Taverne.G33">
            <calcext:condition calcext:apply-style-name="Sans nom1" calcext:value="!=&quot;&quot;" calcext:base-cell-address="Taverne.A33"/>
          </calcext:conditional-format>
          <calcext:conditional-format calcext:target-range-address="Taverne.A34:Taverne.G34">
            <calcext:condition calcext:apply-style-name="Sans nom1" calcext:value="!=&quot;&quot;" calcext:base-cell-address="Taverne.A34"/>
          </calcext:conditional-format>
          <calcext:conditional-format calcext:target-range-address="Taverne.A35:Taverne.G35">
            <calcext:condition calcext:apply-style-name="Sans nom1" calcext:value="!=&quot;&quot;" calcext:base-cell-address="Taverne.A35"/>
          </calcext:conditional-format>
          <calcext:conditional-format calcext:target-range-address="Taverne.A36:Taverne.G36">
            <calcext:condition calcext:apply-style-name="Sans nom1" calcext:value="!=&quot;&quot;" calcext:base-cell-address="Taverne.A36"/>
          </calcext:conditional-format>
          <calcext:conditional-format calcext:target-range-address="Taverne.F30:Taverne.F30">
            <calcext:condition calcext:apply-style-name="Sans nom1" calcext:value="!=&quot;&quot;" calcext:base-cell-address="Taverne.F30"/>
          </calcext:conditional-format>
          <calcext:conditional-format calcext:target-range-address="Taverne.A30:Taverne.A30">
            <calcext:condition calcext:apply-style-name="Sans nom1" calcext:value="!=&quot;&quot;" calcext:base-cell-address="Taverne.A30"/>
          </calcext:conditional-format>
          <calcext:conditional-format calcext:target-range-address="Taverne.D30:Taverne.D30">
            <calcext:condition calcext:apply-style-name="Sans nom1" calcext:value="!=&quot;&quot;" calcext:base-cell-address="Taverne.D30"/>
          </calcext:conditional-format>
          <calcext:conditional-format calcext:target-range-address="Taverne.D4:Taverne.F4 Taverne.B4:Taverne.B4">
            <calcext:condition calcext:apply-style-name="Sans nom1" calcext:value="!=&quot;&quot;" calcext:base-cell-address="Taverne.B4"/>
          </calcext:conditional-format>
          <calcext:conditional-format calcext:target-range-address="Taverne.A4:Taverne.A4">
            <calcext:condition calcext:apply-style-name="Sans nom1" calcext:value="!=&quot;&quot;" calcext:base-cell-address="Taverne.A4"/>
          </calcext:conditional-format>
          <calcext:conditional-format calcext:target-range-address="Taverne.C4:Taverne.C4">
            <calcext:condition calcext:apply-style-name="Sans nom1" calcext:value="!=&quot;&quot;" calcext:base-cell-address="Taverne.C4"/>
          </calcext:conditional-format>
          <calcext:conditional-format calcext:target-range-address="Taverne.D5:Taverne.F5 Taverne.B5:Taverne.B5">
            <calcext:condition calcext:apply-style-name="Sans nom1" calcext:value="!=&quot;&quot;" calcext:base-cell-address="Taverne.B5"/>
          </calcext:conditional-format>
          <calcext:conditional-format calcext:target-range-address="Taverne.A5:Taverne.A5">
            <calcext:condition calcext:apply-style-name="Sans nom1" calcext:value="!=&quot;&quot;" calcext:base-cell-address="Taverne.A5"/>
          </calcext:conditional-format>
          <calcext:conditional-format calcext:target-range-address="Taverne.C5:Taverne.C5">
            <calcext:condition calcext:apply-style-name="Sans nom1" calcext:value="!=&quot;&quot;" calcext:base-cell-address="Taverne.C5"/>
          </calcext:conditional-format>
          <calcext:conditional-format calcext:target-range-address="Taverne.D6:Taverne.F6 Taverne.B6:Taverne.B6">
            <calcext:condition calcext:apply-style-name="Sans nom1" calcext:value="!=&quot;&quot;" calcext:base-cell-address="Taverne.B6"/>
          </calcext:conditional-format>
          <calcext:conditional-format calcext:target-range-address="Taverne.A6:Taverne.A6">
            <calcext:condition calcext:apply-style-name="Sans nom1" calcext:value="!=&quot;&quot;" calcext:base-cell-address="Taverne.A6"/>
          </calcext:conditional-format>
          <calcext:conditional-format calcext:target-range-address="Taverne.C6:Taverne.C6">
            <calcext:condition calcext:apply-style-name="Sans nom1" calcext:value="!=&quot;&quot;" calcext:base-cell-address="Taverne.C6"/>
          </calcext:conditional-format>
          <calcext:conditional-format calcext:target-range-address="Taverne.D7:Taverne.F7 Taverne.B7:Taverne.B7">
            <calcext:condition calcext:apply-style-name="Sans nom1" calcext:value="!=&quot;&quot;" calcext:base-cell-address="Taverne.B7"/>
          </calcext:conditional-format>
          <calcext:conditional-format calcext:target-range-address="Taverne.A7:Taverne.A7">
            <calcext:condition calcext:apply-style-name="Sans nom1" calcext:value="!=&quot;&quot;" calcext:base-cell-address="Taverne.A7"/>
          </calcext:conditional-format>
          <calcext:conditional-format calcext:target-range-address="Taverne.C7:Taverne.C7">
            <calcext:condition calcext:apply-style-name="Sans nom1" calcext:value="!=&quot;&quot;" calcext:base-cell-address="Taverne.C7"/>
          </calcext:conditional-format>
          <calcext:conditional-format calcext:target-range-address="Taverne.D8:Taverne.F8 Taverne.B8:Taverne.B8">
            <calcext:condition calcext:apply-style-name="Sans nom1" calcext:value="!=&quot;&quot;" calcext:base-cell-address="Taverne.B8"/>
          </calcext:conditional-format>
          <calcext:conditional-format calcext:target-range-address="Taverne.A8:Taverne.A8">
            <calcext:condition calcext:apply-style-name="Sans nom1" calcext:value="!=&quot;&quot;" calcext:base-cell-address="Taverne.A8"/>
          </calcext:conditional-format>
          <calcext:conditional-format calcext:target-range-address="Taverne.C8:Taverne.C8">
            <calcext:condition calcext:apply-style-name="Sans nom1" calcext:value="!=&quot;&quot;" calcext:base-cell-address="Taverne.C8"/>
          </calcext:conditional-format>
          <calcext:conditional-format calcext:target-range-address="Taverne.D9:Taverne.F9 Taverne.B9:Taverne.B9">
            <calcext:condition calcext:apply-style-name="Sans nom1" calcext:value="!=&quot;&quot;" calcext:base-cell-address="Taverne.B9"/>
          </calcext:conditional-format>
          <calcext:conditional-format calcext:target-range-address="Taverne.A9:Taverne.A9">
            <calcext:condition calcext:apply-style-name="Sans nom1" calcext:value="!=&quot;&quot;" calcext:base-cell-address="Taverne.A9"/>
          </calcext:conditional-format>
          <calcext:conditional-format calcext:target-range-address="Taverne.C9:Taverne.C9">
            <calcext:condition calcext:apply-style-name="Sans nom1" calcext:value="!=&quot;&quot;" calcext:base-cell-address="Taverne.C9"/>
          </calcext:conditional-format>
          <calcext:conditional-format calcext:target-range-address="Taverne.D10:Taverne.F10 Taverne.B10:Taverne.B10">
            <calcext:condition calcext:apply-style-name="Sans nom1" calcext:value="!=&quot;&quot;" calcext:base-cell-address="Taverne.B10"/>
          </calcext:conditional-format>
          <calcext:conditional-format calcext:target-range-address="Taverne.A10:Taverne.A10">
            <calcext:condition calcext:apply-style-name="Sans nom1" calcext:value="!=&quot;&quot;" calcext:base-cell-address="Taverne.A10"/>
          </calcext:conditional-format>
          <calcext:conditional-format calcext:target-range-address="Taverne.C10:Taverne.C10">
            <calcext:condition calcext:apply-style-name="Sans nom1" calcext:value="!=&quot;&quot;" calcext:base-cell-address="Taverne.C10"/>
          </calcext:conditional-format>
          <calcext:conditional-format calcext:target-range-address="Taverne.D11:Taverne.F11 Taverne.B11:Taverne.B11">
            <calcext:condition calcext:apply-style-name="Sans nom1" calcext:value="!=&quot;&quot;" calcext:base-cell-address="Taverne.B11"/>
          </calcext:conditional-format>
          <calcext:conditional-format calcext:target-range-address="Taverne.A11:Taverne.A11">
            <calcext:condition calcext:apply-style-name="Sans nom1" calcext:value="!=&quot;&quot;" calcext:base-cell-address="Taverne.A11"/>
          </calcext:conditional-format>
          <calcext:conditional-format calcext:target-range-address="Taverne.C11:Taverne.C11">
            <calcext:condition calcext:apply-style-name="Sans nom1" calcext:value="!=&quot;&quot;" calcext:base-cell-address="Taverne.C11"/>
          </calcext:conditional-format>
          <calcext:conditional-format calcext:target-range-address="Taverne.F12:Taverne.F12 Taverne.B12:Taverne.B12">
            <calcext:condition calcext:apply-style-name="Sans nom1" calcext:value="!=&quot;&quot;" calcext:base-cell-address="Taverne.B12"/>
          </calcext:conditional-format>
          <calcext:conditional-format calcext:target-range-address="Taverne.A12:Taverne.A12">
            <calcext:condition calcext:apply-style-name="Sans nom1" calcext:value="!=&quot;&quot;" calcext:base-cell-address="Taverne.A12"/>
          </calcext:conditional-format>
          <calcext:conditional-format calcext:target-range-address="Taverne.C12:Taverne.C12">
            <calcext:condition calcext:apply-style-name="Sans nom1" calcext:value="!=&quot;&quot;" calcext:base-cell-address="Taverne.C12"/>
          </calcext:conditional-format>
          <calcext:conditional-format calcext:target-range-address="Taverne.F13:Taverne.F13 Taverne.B13:Taverne.B13">
            <calcext:condition calcext:apply-style-name="Sans nom1" calcext:value="!=&quot;&quot;" calcext:base-cell-address="Taverne.B13"/>
          </calcext:conditional-format>
          <calcext:conditional-format calcext:target-range-address="Taverne.A13:Taverne.A13">
            <calcext:condition calcext:apply-style-name="Sans nom1" calcext:value="!=&quot;&quot;" calcext:base-cell-address="Taverne.A13"/>
          </calcext:conditional-format>
          <calcext:conditional-format calcext:target-range-address="Taverne.E14:Taverne.F14 Taverne.B14:Taverne.B14">
            <calcext:condition calcext:apply-style-name="Sans nom1" calcext:value="!=&quot;&quot;" calcext:base-cell-address="Taverne.B14"/>
          </calcext:conditional-format>
          <calcext:conditional-format calcext:target-range-address="Taverne.A14:Taverne.A14">
            <calcext:condition calcext:apply-style-name="Sans nom1" calcext:value="!=&quot;&quot;" calcext:base-cell-address="Taverne.A14"/>
          </calcext:conditional-format>
          <calcext:conditional-format calcext:target-range-address="Taverne.E15:Taverne.F15">
            <calcext:condition calcext:apply-style-name="Sans nom1" calcext:value="!=&quot;&quot;" calcext:base-cell-address="Taverne.E15"/>
          </calcext:conditional-format>
          <calcext:conditional-format calcext:target-range-address="Taverne.A15:Taverne.A15">
            <calcext:condition calcext:apply-style-name="Sans nom1" calcext:value="!=&quot;&quot;" calcext:base-cell-address="Taverne.A15"/>
          </calcext:conditional-format>
          <calcext:conditional-format calcext:target-range-address="Taverne.E16:Taverne.F16">
            <calcext:condition calcext:apply-style-name="Sans nom1" calcext:value="!=&quot;&quot;" calcext:base-cell-address="Taverne.E16"/>
          </calcext:conditional-format>
          <calcext:conditional-format calcext:target-range-address="Taverne.A16:Taverne.A16">
            <calcext:condition calcext:apply-style-name="Sans nom1" calcext:value="!=&quot;&quot;" calcext:base-cell-address="Taverne.A16"/>
          </calcext:conditional-format>
          <calcext:conditional-format calcext:target-range-address="Taverne.F17:Taverne.F17">
            <calcext:condition calcext:apply-style-name="Sans nom1" calcext:value="!=&quot;&quot;" calcext:base-cell-address="Taverne.F17"/>
          </calcext:conditional-format>
          <calcext:conditional-format calcext:target-range-address="Taverne.A17:Taverne.A17">
            <calcext:condition calcext:apply-style-name="Sans nom1" calcext:value="!=&quot;&quot;" calcext:base-cell-address="Taverne.A17"/>
          </calcext:conditional-format>
          <calcext:conditional-format calcext:target-range-address="Taverne.F18:Taverne.F18">
            <calcext:condition calcext:apply-style-name="Sans nom1" calcext:value="!=&quot;&quot;" calcext:base-cell-address="Taverne.F18"/>
          </calcext:conditional-format>
          <calcext:conditional-format calcext:target-range-address="Taverne.A18:Taverne.A18">
            <calcext:condition calcext:apply-style-name="Sans nom1" calcext:value="!=&quot;&quot;" calcext:base-cell-address="Taverne.A18"/>
          </calcext:conditional-format>
          <calcext:conditional-format calcext:target-range-address="Taverne.A19:Taverne.A19">
            <calcext:condition calcext:apply-style-name="Sans nom1" calcext:value="!=&quot;&quot;" calcext:base-cell-address="Taverne.A19"/>
          </calcext:conditional-format>
          <calcext:conditional-format calcext:target-range-address="Taverne.A20:Taverne.A20">
            <calcext:condition calcext:apply-style-name="Sans nom1" calcext:value="!=&quot;&quot;" calcext:base-cell-address="Taverne.A20"/>
          </calcext:conditional-format>
          <calcext:conditional-format calcext:target-range-address="Taverne.A21:Taverne.A21">
            <calcext:condition calcext:apply-style-name="Sans nom1" calcext:value="!=&quot;&quot;" calcext:base-cell-address="Taverne.A21"/>
          </calcext:conditional-format>
          <calcext:conditional-format calcext:target-range-address="Taverne.A22:Taverne.A22">
            <calcext:condition calcext:apply-style-name="Sans nom1" calcext:value="!=&quot;&quot;" calcext:base-cell-address="Taverne.A22"/>
          </calcext:conditional-format>
          <calcext:conditional-format calcext:target-range-address="Taverne.A23:Taverne.A23">
            <calcext:condition calcext:apply-style-name="Sans nom1" calcext:value="!=&quot;&quot;" calcext:base-cell-address="Taverne.A23"/>
          </calcext:conditional-format>
          <calcext:conditional-format calcext:target-range-address="Taverne.E24:Taverne.F24">
            <calcext:condition calcext:apply-style-name="Sans nom1" calcext:value="!=&quot;&quot;" calcext:base-cell-address="Taverne.E24"/>
          </calcext:conditional-format>
          <calcext:conditional-format calcext:target-range-address="Taverne.A24:Taverne.A24">
            <calcext:condition calcext:apply-style-name="Sans nom1" calcext:value="!=&quot;&quot;" calcext:base-cell-address="Taverne.A24"/>
          </calcext:conditional-format>
          <calcext:conditional-format calcext:target-range-address="Taverne.E25:Taverne.F25">
            <calcext:condition calcext:apply-style-name="Sans nom1" calcext:value="!=&quot;&quot;" calcext:base-cell-address="Taverne.E25"/>
          </calcext:conditional-format>
          <calcext:conditional-format calcext:target-range-address="Taverne.A25:Taverne.A25">
            <calcext:condition calcext:apply-style-name="Sans nom1" calcext:value="!=&quot;&quot;" calcext:base-cell-address="Taverne.A25"/>
          </calcext:conditional-format>
          <calcext:conditional-format calcext:target-range-address="Taverne.E26:Taverne.F26">
            <calcext:condition calcext:apply-style-name="Sans nom1" calcext:value="!=&quot;&quot;" calcext:base-cell-address="Taverne.E26"/>
          </calcext:conditional-format>
          <calcext:conditional-format calcext:target-range-address="Taverne.A26:Taverne.A26">
            <calcext:condition calcext:apply-style-name="Sans nom1" calcext:value="!=&quot;&quot;" calcext:base-cell-address="Taverne.A26"/>
          </calcext:conditional-format>
          <calcext:conditional-format calcext:target-range-address="Taverne.E27:Taverne.F27">
            <calcext:condition calcext:apply-style-name="Sans nom1" calcext:value="!=&quot;&quot;" calcext:base-cell-address="Taverne.E27"/>
          </calcext:conditional-format>
          <calcext:conditional-format calcext:target-range-address="Taverne.A27:Taverne.A27">
            <calcext:condition calcext:apply-style-name="Sans nom1" calcext:value="!=&quot;&quot;" calcext:base-cell-address="Taverne.A27"/>
          </calcext:conditional-format>
          <calcext:conditional-format calcext:target-range-address="Taverne.D28:Taverne.F28 Taverne.B28:Taverne.B28">
            <calcext:condition calcext:apply-style-name="Sans nom1" calcext:value="!=&quot;&quot;" calcext:base-cell-address="Taverne.B28"/>
          </calcext:conditional-format>
          <calcext:conditional-format calcext:target-range-address="Taverne.A28:Taverne.A28">
            <calcext:condition calcext:apply-style-name="Sans nom1" calcext:value="!=&quot;&quot;" calcext:base-cell-address="Taverne.A28"/>
          </calcext:conditional-format>
          <calcext:conditional-format calcext:target-range-address="Taverne.C28:Taverne.C28">
            <calcext:condition calcext:apply-style-name="Sans nom1" calcext:value="!=&quot;&quot;" calcext:base-cell-address="Taverne.C28"/>
          </calcext:conditional-format>
          <calcext:conditional-format calcext:target-range-address="Taverne.D29:Taverne.F29 Taverne.B29:Taverne.B29">
            <calcext:condition calcext:apply-style-name="Sans nom1" calcext:value="!=&quot;&quot;" calcext:base-cell-address="Taverne.B29"/>
          </calcext:conditional-format>
          <calcext:conditional-format calcext:target-range-address="Taverne.A29:Taverne.A29">
            <calcext:condition calcext:apply-style-name="Sans nom1" calcext:value="!=&quot;&quot;" calcext:base-cell-address="Taverne.A29"/>
          </calcext:conditional-format>
          <calcext:conditional-format calcext:target-range-address="Taverne.C29:Taverne.C29">
            <calcext:condition calcext:apply-style-name="Sans nom1" calcext:value="!=&quot;&quot;" calcext:base-cell-address="Taverne.C29"/>
          </calcext:conditional-format>
          <calcext:conditional-format calcext:target-range-address="Taverne.F3:Taverne.F3">
            <calcext:condition calcext:apply-style-name="Sans nom1" calcext:value="!=&quot;&quot;" calcext:base-cell-address="Taverne.F3"/>
          </calcext:conditional-format>
          <calcext:conditional-format calcext:target-range-address="Taverne.A3:Taverne.A3">
            <calcext:condition calcext:apply-style-name="Sans nom1" calcext:value="!=&quot;&quot;" calcext:base-cell-address="Taverne.A3"/>
          </calcext:conditional-format>
          <calcext:conditional-format calcext:target-range-address="Taverne.D3:Taverne.D3">
            <calcext:condition calcext:apply-style-name="Sans nom1" calcext:value="!=&quot;&quot;" calcext:base-cell-address="Taverne.D3"/>
          </calcext:conditional-format>
          <calcext:conditional-format calcext:target-range-address="Taverne.E12:Taverne.E12">
            <calcext:condition calcext:apply-style-name="Sans nom1" calcext:value="!=&quot;&quot;" calcext:base-cell-address="Taverne.E12"/>
          </calcext:conditional-format>
          <calcext:conditional-format calcext:target-range-address="Taverne.C13:Taverne.C13">
            <calcext:condition calcext:apply-style-name="Sans nom1" calcext:value="!=&quot;&quot;" calcext:base-cell-address="Taverne.C13"/>
          </calcext:conditional-format>
          <calcext:conditional-format calcext:target-range-address="Taverne.C14:Taverne.C14">
            <calcext:condition calcext:apply-style-name="Sans nom1" calcext:value="!=&quot;&quot;" calcext:base-cell-address="Taverne.C14"/>
          </calcext:conditional-format>
          <calcext:conditional-format calcext:target-range-address="Taverne.D15:Taverne.D15 Taverne.B15:Taverne.B15">
            <calcext:condition calcext:apply-style-name="Sans nom1" calcext:value="!=&quot;&quot;" calcext:base-cell-address="Taverne.B15"/>
          </calcext:conditional-format>
          <calcext:conditional-format calcext:target-range-address="Taverne.D15:Taverne.D15 Taverne.B15:Taverne.B15">
            <calcext:condition calcext:apply-style-name="Sans nom1" calcext:value="!=&quot;&quot;" calcext:base-cell-address="Taverne.B15"/>
          </calcext:conditional-format>
          <calcext:conditional-format calcext:target-range-address="Taverne.D16:Taverne.D16 Taverne.B16:Taverne.B16">
            <calcext:condition calcext:apply-style-name="Sans nom1" calcext:value="!=&quot;&quot;" calcext:base-cell-address="Taverne.B16"/>
          </calcext:conditional-format>
          <calcext:conditional-format calcext:target-range-address="Taverne.C16:Taverne.C16">
            <calcext:condition calcext:apply-style-name="Sans nom1" calcext:value="!=&quot;&quot;" calcext:base-cell-address="Taverne.C16"/>
          </calcext:conditional-format>
          <calcext:conditional-format calcext:target-range-address="Taverne.D17:Taverne.D17 Taverne.B17:Taverne.B17">
            <calcext:condition calcext:apply-style-name="Sans nom1" calcext:value="!=&quot;&quot;" calcext:base-cell-address="Taverne.B17"/>
          </calcext:conditional-format>
          <calcext:conditional-format calcext:target-range-address="Taverne.D18:Taverne.D18 Taverne.B18:Taverne.B18">
            <calcext:condition calcext:apply-style-name="Sans nom1" calcext:value="!=&quot;&quot;" calcext:base-cell-address="Taverne.B18"/>
          </calcext:conditional-format>
          <calcext:conditional-format calcext:target-range-address="Taverne.D19:Taverne.D19 Taverne.B19:Taverne.B19">
            <calcext:condition calcext:apply-style-name="Sans nom1" calcext:value="!=&quot;&quot;" calcext:base-cell-address="Taverne.B19"/>
          </calcext:conditional-format>
          <calcext:conditional-format calcext:target-range-address="Taverne.C19:Taverne.C19">
            <calcext:condition calcext:apply-style-name="Sans nom1" calcext:value="!=&quot;&quot;" calcext:base-cell-address="Taverne.C19"/>
          </calcext:conditional-format>
          <calcext:conditional-format calcext:target-range-address="Taverne.D20:Taverne.D20 Taverne.B20:Taverne.B20">
            <calcext:condition calcext:apply-style-name="Sans nom1" calcext:value="!=&quot;&quot;" calcext:base-cell-address="Taverne.B20"/>
          </calcext:conditional-format>
          <calcext:conditional-format calcext:target-range-address="Taverne.C20:Taverne.C20">
            <calcext:condition calcext:apply-style-name="Sans nom1" calcext:value="!=&quot;&quot;" calcext:base-cell-address="Taverne.C20"/>
          </calcext:conditional-format>
          <calcext:conditional-format calcext:target-range-address="Taverne.D21:Taverne.D21 Taverne.B21:Taverne.B21">
            <calcext:condition calcext:apply-style-name="Sans nom1" calcext:value="!=&quot;&quot;" calcext:base-cell-address="Taverne.B21"/>
          </calcext:conditional-format>
          <calcext:conditional-format calcext:target-range-address="Taverne.C21:Taverne.C21">
            <calcext:condition calcext:apply-style-name="Sans nom1" calcext:value="!=&quot;&quot;" calcext:base-cell-address="Taverne.C21"/>
          </calcext:conditional-format>
          <calcext:conditional-format calcext:target-range-address="Taverne.D22:Taverne.D22 Taverne.B22:Taverne.B22">
            <calcext:condition calcext:apply-style-name="Sans nom1" calcext:value="!=&quot;&quot;" calcext:base-cell-address="Taverne.B22"/>
          </calcext:conditional-format>
          <calcext:conditional-format calcext:target-range-address="Taverne.C22:Taverne.C22">
            <calcext:condition calcext:apply-style-name="Sans nom1" calcext:value="!=&quot;&quot;" calcext:base-cell-address="Taverne.C22"/>
          </calcext:conditional-format>
          <calcext:conditional-format calcext:target-range-address="Taverne.D23:Taverne.D23 Taverne.B23:Taverne.B23">
            <calcext:condition calcext:apply-style-name="Sans nom1" calcext:value="!=&quot;&quot;" calcext:base-cell-address="Taverne.B23"/>
          </calcext:conditional-format>
          <calcext:conditional-format calcext:target-range-address="Taverne.C23:Taverne.C23">
            <calcext:condition calcext:apply-style-name="Sans nom1" calcext:value="!=&quot;&quot;" calcext:base-cell-address="Taverne.C23"/>
          </calcext:conditional-format>
          <calcext:conditional-format calcext:target-range-address="Taverne.D24:Taverne.D24 Taverne.B24:Taverne.B24">
            <calcext:condition calcext:apply-style-name="Sans nom1" calcext:value="!=&quot;&quot;" calcext:base-cell-address="Taverne.B24"/>
          </calcext:conditional-format>
          <calcext:conditional-format calcext:target-range-address="Taverne.C24:Taverne.C24">
            <calcext:condition calcext:apply-style-name="Sans nom1" calcext:value="!=&quot;&quot;" calcext:base-cell-address="Taverne.C24"/>
          </calcext:conditional-format>
          <calcext:conditional-format calcext:target-range-address="Taverne.D25:Taverne.D25 Taverne.B25:Taverne.B25">
            <calcext:condition calcext:apply-style-name="Sans nom1" calcext:value="!=&quot;&quot;" calcext:base-cell-address="Taverne.B25"/>
          </calcext:conditional-format>
          <calcext:conditional-format calcext:target-range-address="Taverne.C25:Taverne.C25">
            <calcext:condition calcext:apply-style-name="Sans nom1" calcext:value="!=&quot;&quot;" calcext:base-cell-address="Taverne.C25"/>
          </calcext:conditional-format>
          <calcext:conditional-format calcext:target-range-address="Taverne.C15:Taverne.C15">
            <calcext:condition calcext:apply-style-name="Sans nom1" calcext:value="!=&quot;&quot;" calcext:base-cell-address="Taverne.C15"/>
          </calcext:conditional-format>
          <calcext:conditional-format calcext:target-range-address="Taverne.D14:Taverne.D14">
            <calcext:condition calcext:apply-style-name="Sans nom1" calcext:value="!=&quot;&quot;" calcext:base-cell-address="Taverne.D14"/>
          </calcext:conditional-format>
          <calcext:conditional-format calcext:target-range-address="Taverne.D12:Taverne.D12">
            <calcext:condition calcext:apply-style-name="Sans nom1" calcext:value="!=&quot;&quot;" calcext:base-cell-address="Taverne.D12"/>
          </calcext:conditional-format>
          <calcext:conditional-format calcext:target-range-address="Taverne.D13:Taverne.D13">
            <calcext:condition calcext:apply-style-name="Sans nom1" calcext:value="!=&quot;&quot;" calcext:base-cell-address="Taverne.D13"/>
          </calcext:conditional-format>
          <calcext:conditional-format calcext:target-range-address="Taverne.E17:Taverne.E17">
            <calcext:condition calcext:apply-style-name="Sans nom1" calcext:value="!=&quot;&quot;" calcext:base-cell-address="Taverne.E17"/>
          </calcext:conditional-format>
          <calcext:conditional-format calcext:target-range-address="Taverne.E18:Taverne.E18">
            <calcext:condition calcext:apply-style-name="Sans nom1" calcext:value="!=&quot;&quot;" calcext:base-cell-address="Taverne.E18"/>
          </calcext:conditional-format>
          <calcext:conditional-format calcext:target-range-address="Taverne.F19:Taverne.F19">
            <calcext:condition calcext:apply-style-name="Sans nom1" calcext:value="!=&quot;&quot;" calcext:base-cell-address="Taverne.F19"/>
          </calcext:conditional-format>
          <calcext:conditional-format calcext:target-range-address="Taverne.E19:Taverne.E19">
            <calcext:condition calcext:apply-style-name="Sans nom1" calcext:value="!=&quot;&quot;" calcext:base-cell-address="Taverne.E19"/>
          </calcext:conditional-format>
          <calcext:conditional-format calcext:target-range-address="Taverne.F20:Taverne.F20">
            <calcext:condition calcext:apply-style-name="Sans nom1" calcext:value="!=&quot;&quot;" calcext:base-cell-address="Taverne.F20"/>
          </calcext:conditional-format>
          <calcext:conditional-format calcext:target-range-address="Taverne.E20:Taverne.E20">
            <calcext:condition calcext:apply-style-name="Sans nom1" calcext:value="!=&quot;&quot;" calcext:base-cell-address="Taverne.E20"/>
          </calcext:conditional-format>
          <calcext:conditional-format calcext:target-range-address="Taverne.F21:Taverne.F21">
            <calcext:condition calcext:apply-style-name="Sans nom1" calcext:value="!=&quot;&quot;" calcext:base-cell-address="Taverne.F21"/>
          </calcext:conditional-format>
          <calcext:conditional-format calcext:target-range-address="Taverne.E22:Taverne.E22">
            <calcext:condition calcext:apply-style-name="Sans nom1" calcext:value="!=&quot;&quot;" calcext:base-cell-address="Taverne.E22"/>
          </calcext:conditional-format>
          <calcext:conditional-format calcext:target-range-address="Taverne.E23:Taverne.E23">
            <calcext:condition calcext:apply-style-name="Sans nom1" calcext:value="!=&quot;&quot;" calcext:base-cell-address="Taverne.E23"/>
          </calcext:conditional-format>
          <calcext:conditional-format calcext:target-range-address="Taverne.F22:Taverne.F22">
            <calcext:condition calcext:apply-style-name="Sans nom1" calcext:value="!=&quot;&quot;" calcext:base-cell-address="Taverne.F22"/>
          </calcext:conditional-format>
          <calcext:conditional-format calcext:target-range-address="Taverne.F23:Taverne.F23">
            <calcext:condition calcext:apply-style-name="Sans nom1" calcext:value="!=&quot;&quot;" calcext:base-cell-address="Taverne.F23"/>
          </calcext:conditional-format>
          <calcext:conditional-format calcext:target-range-address="Taverne.E21:Taverne.E21">
            <calcext:condition calcext:apply-style-name="Sans nom1" calcext:value="!=&quot;&quot;" calcext:base-cell-address="Taverne.E21"/>
          </calcext:conditional-format>
          <calcext:conditional-format calcext:target-range-address="Taverne.C26:Taverne.C26">
            <calcext:condition calcext:apply-style-name="Sans nom1" calcext:value="!=&quot;&quot;" calcext:base-cell-address="Taverne.C26"/>
          </calcext:conditional-format>
        </calcext:conditional-formats>
      </table:table>
      <table:table table:name="Ile déserte" table:style-name="ta1">
        <table:table-column table:style-name="co6" table:default-cell-style-name="ce91"/>
        <table:table-column table:style-name="co7" table:default-cell-style-name="ce91"/>
        <table:table-column table:style-name="co5" table:number-columns-repeated="34" table:default-cell-style-name="ce91"/>
        <table:table-row table:style-name="ro1">
          <table:table-cell table:style-name="ce54" office:value-type="string" calcext:value-type="string">
            <text:p>Nom</text:p>
          </table:table-cell>
          <table:table-cell table:style-name="ce54" office:value-type="string" calcext:value-type="string">
            <text:p>Fréquence / 5</text:p>
          </table:table-cell>
          <table:table-cell table:style-name="Default" table:number-columns-repeated="34"/>
        </table:table-row>
        <table:table-row table:style-name="ro1">
          <table:table-cell table:style-name="ce55" office:value-type="string" calcext:value-type="string">
            <text:p>Taverne</text:p>
          </table:table-cell>
          <table:table-cell table:style-name="ce55" office:value-type="float" office:value="5" calcext:value-type="float">
            <text:p>5</text:p>
          </table:table-cell>
          <table:table-cell table:style-name="Default" table:number-columns-repeated="34"/>
        </table:table-row>
        <table:table-row table:style-name="ro17">
          <table:table-cell table:style-name="ce169" office:value-type="string" calcext:value-type="string">
            <text:p>Narrator : Le bateau accoste sur une petite île. Aucune trace d'autres humains.</text:p>
          </table:table-cell>
          <table:table-cell table:number-columns-repeated="35"/>
        </table:table-row>
        <table:table-row table:style-name="ro18">
          <table:table-cell table:style-name="ce170" office:value-type="string" calcext:value-type="string">
            <text:p>setChoices2</text:p>
          </table:table-cell>
          <table:table-cell table:number-columns-repeated="35"/>
        </table:table-row>
        <table:table-row table:style-name="ro10">
          <table:table-cell office:value-type="string" calcext:value-type="string">
            <text:p>On lève l'ancre !</text:p>
          </table:table-cell>
          <table:table-cell table:style-name="ce277" office:value-type="string" calcext:value-type="string">
            <text:p>On va rester ici pour la nuit</text:p>
          </table:table-cell>
          <table:table-cell table:number-columns-repeated="34"/>
        </table:table-row>
        <table:table-row table:style-name="ro2">
          <table:table-cell office:value-type="string" calcext:value-type="string">
            <text:p>leave</text:p>
          </table:table-cell>
          <table:table-cell table:style-name="ce278" office:value-type="string" calcext:value-type="string">
            <text:p>setWeatherDay</text:p>
          </table:table-cell>
          <table:table-cell table:number-columns-repeated="34"/>
        </table:table-row>
        <table:table-row table:style-name="ro6">
          <table:table-cell/>
          <table:table-cell table:style-name="ce279" office:value-type="string" calcext:value-type="string">
            <text:p>nextDay</text:p>
          </table:table-cell>
          <table:table-cell table:number-columns-repeated="34"/>
        </table:table-row>
        <table:table-row table:style-name="ro6">
          <table:table-cell/>
          <table:table-cell table:style-name="ce280" office:value-type="string" calcext:value-type="string">
            <text:p>goTo1/2</text:p>
          </table:table-cell>
          <table:table-cell table:number-columns-repeated="34"/>
        </table:table-row>
        <table:table-row table:style-name="ro7">
          <table:table-cell/>
          <table:table-cell table:style-name="Default"/>
          <table:table-cell table:number-columns-repeated="34"/>
        </table:table-row>
        <table:table-row table:style-name="ro7">
          <table:table-cell/>
          <table:table-cell table:style-name="ce281"/>
          <table:table-cell table:number-columns-repeated="34"/>
        </table:table-row>
        <table:table-row table:style-name="ro7">
          <table:table-cell/>
          <table:table-cell table:style-name="ce282"/>
          <table:table-cell table:number-columns-repeated="34"/>
        </table:table-row>
        <table:table-row table:style-name="ro7">
          <table:table-cell/>
          <table:table-cell table:style-name="ce283"/>
          <table:table-cell table:number-columns-repeated="34"/>
        </table:table-row>
        <table:table-row table:style-name="ro7">
          <table:table-cell/>
          <table:table-cell table:style-name="ce284"/>
          <table:table-cell table:number-columns-repeated="34"/>
        </table:table-row>
        <table:table-row table:style-name="ro7">
          <table:table-cell/>
          <table:table-cell table:style-name="ce285"/>
          <table:table-cell table:number-columns-repeated="34"/>
        </table:table-row>
        <table:table-row table:style-name="ro7">
          <table:table-cell/>
          <table:table-cell table:style-name="ce286"/>
          <table:table-cell table:number-columns-repeated="34"/>
        </table:table-row>
        <table:table-row table:style-name="ro7">
          <table:table-cell/>
          <table:table-cell table:style-name="ce287"/>
          <table:table-cell table:number-columns-repeated="34"/>
        </table:table-row>
        <table:table-row table:style-name="ro7">
          <table:table-cell table:style-name="ce171"/>
          <table:table-cell table:number-columns-repeated="35"/>
        </table:table-row>
        <table:table-row table:style-name="ro7">
          <table:table-cell table:style-name="ce172"/>
          <table:table-cell table:number-columns-repeated="35"/>
        </table:table-row>
        <table:table-row table:style-name="ro7">
          <table:table-cell table:style-name="ce173"/>
          <table:table-cell table:number-columns-repeated="35"/>
        </table:table-row>
        <table:table-row table:style-name="ro7">
          <table:table-cell table:style-name="ce174"/>
          <table:table-cell table:number-columns-repeated="35"/>
        </table:table-row>
        <table:table-row table:style-name="ro7">
          <table:table-cell table:style-name="ce175"/>
          <table:table-cell table:number-columns-repeated="35"/>
        </table:table-row>
        <table:table-row table:style-name="ro7">
          <table:table-cell table:style-name="ce176"/>
          <table:table-cell table:number-columns-repeated="35"/>
        </table:table-row>
        <table:table-row table:style-name="ro7">
          <table:table-cell table:style-name="ce177"/>
          <table:table-cell table:number-columns-repeated="35"/>
        </table:table-row>
        <table:table-row table:style-name="ro7">
          <table:table-cell table:style-name="ce178"/>
          <table:table-cell table:number-columns-repeated="35"/>
        </table:table-row>
        <table:table-row table:style-name="ro7">
          <table:table-cell table:style-name="ce179"/>
          <table:table-cell table:number-columns-repeated="35"/>
        </table:table-row>
        <table:table-row table:style-name="ro7">
          <table:table-cell table:style-name="ce180"/>
          <table:table-cell table:number-columns-repeated="35"/>
        </table:table-row>
        <table:table-row table:style-name="ro7">
          <table:table-cell table:style-name="ce181"/>
          <table:table-cell table:number-columns-repeated="35"/>
        </table:table-row>
        <table:table-row table:style-name="ro7">
          <table:table-cell table:style-name="ce182"/>
          <table:table-cell table:number-columns-repeated="35"/>
        </table:table-row>
        <table:table-row table:style-name="ro7">
          <table:table-cell table:style-name="ce183"/>
          <table:table-cell table:number-columns-repeated="35"/>
        </table:table-row>
        <table:table-row table:style-name="ro7">
          <table:table-cell table:style-name="ce184"/>
          <table:table-cell table:number-columns-repeated="35"/>
        </table:table-row>
        <table:table-row table:style-name="ro7">
          <table:table-cell table:style-name="ce185"/>
          <table:table-cell table:number-columns-repeated="35"/>
        </table:table-row>
        <table:table-row table:style-name="ro7">
          <table:table-cell table:style-name="ce186"/>
          <table:table-cell table:number-columns-repeated="35"/>
        </table:table-row>
        <table:table-row table:style-name="ro7">
          <table:table-cell table:style-name="ce187"/>
          <table:table-cell table:number-columns-repeated="35"/>
        </table:table-row>
        <table:table-row table:style-name="ro7">
          <table:table-cell table:style-name="ce188"/>
          <table:table-cell table:number-columns-repeated="35"/>
        </table:table-row>
        <table:table-row table:style-name="ro7">
          <table:table-cell table:style-name="ce189"/>
          <table:table-cell table:number-columns-repeated="35"/>
        </table:table-row>
        <table:table-row table:style-name="ro7">
          <table:table-cell table:style-name="ce190"/>
          <table:table-cell table:number-columns-repeated="35"/>
        </table:table-row>
        <table:table-row table:style-name="ro7">
          <table:table-cell table:style-name="ce191"/>
          <table:table-cell table:number-columns-repeated="35"/>
        </table:table-row>
        <table:table-row table:style-name="ro7">
          <table:table-cell table:style-name="ce192"/>
          <table:table-cell table:number-columns-repeated="35"/>
        </table:table-row>
        <table:table-row table:style-name="ro7">
          <table:table-cell table:style-name="ce193"/>
          <table:table-cell table:number-columns-repeated="35"/>
        </table:table-row>
        <table:table-row table:style-name="ro7">
          <table:table-cell table:style-name="ce194"/>
          <table:table-cell table:number-columns-repeated="35"/>
        </table:table-row>
        <table:table-row table:style-name="ro7">
          <table:table-cell table:style-name="ce195"/>
          <table:table-cell table:number-columns-repeated="35"/>
        </table:table-row>
        <table:table-row table:style-name="ro7">
          <table:table-cell table:style-name="ce196"/>
          <table:table-cell table:number-columns-repeated="35"/>
        </table:table-row>
        <table:table-row table:style-name="ro7">
          <table:table-cell table:style-name="ce197"/>
          <table:table-cell table:number-columns-repeated="35"/>
        </table:table-row>
        <table:table-row table:style-name="ro7">
          <table:table-cell table:style-name="ce198"/>
          <table:table-cell table:number-columns-repeated="35"/>
        </table:table-row>
        <table:table-row table:style-name="ro7">
          <table:table-cell table:style-name="ce199"/>
          <table:table-cell table:number-columns-repeated="35"/>
        </table:table-row>
        <table:table-row table:style-name="ro7">
          <table:table-cell table:style-name="ce200"/>
          <table:table-cell table:number-columns-repeated="35"/>
        </table:table-row>
        <table:table-row table:style-name="ro7">
          <table:table-cell table:style-name="ce201"/>
          <table:table-cell table:number-columns-repeated="35"/>
        </table:table-row>
        <table:table-row table:style-name="ro7">
          <table:table-cell table:style-name="ce202"/>
          <table:table-cell table:number-columns-repeated="35"/>
        </table:table-row>
        <table:table-row table:style-name="ro7">
          <table:table-cell table:style-name="ce203"/>
          <table:table-cell table:number-columns-repeated="35"/>
        </table:table-row>
        <table:table-row table:style-name="ro7">
          <table:table-cell table:style-name="ce204"/>
          <table:table-cell table:number-columns-repeated="35"/>
        </table:table-row>
        <table:table-row table:style-name="ro7">
          <table:table-cell table:style-name="ce205"/>
          <table:table-cell table:number-columns-repeated="35"/>
        </table:table-row>
        <table:table-row table:style-name="ro7">
          <table:table-cell table:style-name="ce206"/>
          <table:table-cell table:number-columns-repeated="35"/>
        </table:table-row>
        <table:table-row table:style-name="ro7">
          <table:table-cell table:style-name="ce207"/>
          <table:table-cell table:number-columns-repeated="35"/>
        </table:table-row>
        <table:table-row table:style-name="ro7">
          <table:table-cell table:style-name="ce208"/>
          <table:table-cell table:number-columns-repeated="35"/>
        </table:table-row>
        <table:table-row table:style-name="ro7">
          <table:table-cell table:style-name="ce209"/>
          <table:table-cell table:number-columns-repeated="35"/>
        </table:table-row>
        <table:table-row table:style-name="ro7">
          <table:table-cell table:style-name="ce210"/>
          <table:table-cell table:number-columns-repeated="35"/>
        </table:table-row>
        <table:table-row table:style-name="ro7">
          <table:table-cell table:style-name="ce211"/>
          <table:table-cell table:number-columns-repeated="35"/>
        </table:table-row>
        <table:table-row table:style-name="ro7">
          <table:table-cell table:style-name="ce212"/>
          <table:table-cell table:number-columns-repeated="35"/>
        </table:table-row>
        <table:table-row table:style-name="ro7">
          <table:table-cell table:style-name="ce213"/>
          <table:table-cell table:number-columns-repeated="35"/>
        </table:table-row>
        <table:table-row table:style-name="ro7">
          <table:table-cell table:style-name="ce214"/>
          <table:table-cell table:number-columns-repeated="35"/>
        </table:table-row>
        <table:table-row table:style-name="ro7">
          <table:table-cell table:style-name="ce215"/>
          <table:table-cell table:number-columns-repeated="35"/>
        </table:table-row>
        <table:table-row table:style-name="ro7">
          <table:table-cell table:style-name="ce216"/>
          <table:table-cell table:number-columns-repeated="35"/>
        </table:table-row>
        <table:table-row table:style-name="ro7">
          <table:table-cell table:style-name="ce217"/>
          <table:table-cell table:number-columns-repeated="35"/>
        </table:table-row>
        <table:table-row table:style-name="ro7">
          <table:table-cell table:style-name="ce218"/>
          <table:table-cell table:number-columns-repeated="35"/>
        </table:table-row>
        <table:table-row table:style-name="ro7">
          <table:table-cell table:style-name="ce219"/>
          <table:table-cell table:number-columns-repeated="35"/>
        </table:table-row>
        <table:table-row table:style-name="ro7">
          <table:table-cell table:style-name="ce220"/>
          <table:table-cell table:number-columns-repeated="35"/>
        </table:table-row>
        <table:table-row table:style-name="ro7">
          <table:table-cell table:style-name="ce221"/>
          <table:table-cell table:number-columns-repeated="35"/>
        </table:table-row>
        <table:table-row table:style-name="ro7">
          <table:table-cell table:style-name="ce222"/>
          <table:table-cell table:number-columns-repeated="35"/>
        </table:table-row>
        <table:table-row table:style-name="ro7">
          <table:table-cell table:style-name="ce223"/>
          <table:table-cell table:number-columns-repeated="35"/>
        </table:table-row>
        <table:table-row table:style-name="ro7">
          <table:table-cell table:style-name="ce224"/>
          <table:table-cell table:number-columns-repeated="35"/>
        </table:table-row>
        <table:table-row table:style-name="ro7">
          <table:table-cell table:style-name="ce225"/>
          <table:table-cell table:number-columns-repeated="35"/>
        </table:table-row>
        <table:table-row table:style-name="ro7">
          <table:table-cell table:style-name="ce226"/>
          <table:table-cell table:number-columns-repeated="35"/>
        </table:table-row>
        <table:table-row table:style-name="ro7">
          <table:table-cell table:style-name="ce227"/>
          <table:table-cell table:number-columns-repeated="35"/>
        </table:table-row>
        <table:table-row table:style-name="ro7">
          <table:table-cell table:style-name="ce228"/>
          <table:table-cell table:number-columns-repeated="35"/>
        </table:table-row>
        <table:table-row table:style-name="ro7">
          <table:table-cell table:style-name="ce229"/>
          <table:table-cell table:number-columns-repeated="35"/>
        </table:table-row>
        <table:table-row table:style-name="ro7">
          <table:table-cell table:style-name="ce230"/>
          <table:table-cell table:number-columns-repeated="35"/>
        </table:table-row>
        <table:table-row table:style-name="ro7">
          <table:table-cell table:style-name="ce231"/>
          <table:table-cell table:number-columns-repeated="35"/>
        </table:table-row>
        <table:table-row table:style-name="ro7">
          <table:table-cell table:style-name="ce232"/>
          <table:table-cell table:number-columns-repeated="35"/>
        </table:table-row>
        <table:table-row table:style-name="ro7">
          <table:table-cell table:style-name="ce233"/>
          <table:table-cell table:number-columns-repeated="35"/>
        </table:table-row>
        <table:table-row table:style-name="ro7">
          <table:table-cell table:style-name="ce234"/>
          <table:table-cell table:number-columns-repeated="35"/>
        </table:table-row>
        <table:table-row table:style-name="ro7">
          <table:table-cell table:style-name="ce235"/>
          <table:table-cell table:number-columns-repeated="35"/>
        </table:table-row>
        <table:table-row table:style-name="ro7">
          <table:table-cell table:style-name="ce236"/>
          <table:table-cell table:number-columns-repeated="35"/>
        </table:table-row>
        <table:table-row table:style-name="ro7">
          <table:table-cell table:style-name="ce237"/>
          <table:table-cell table:number-columns-repeated="35"/>
        </table:table-row>
        <table:table-row table:style-name="ro7">
          <table:table-cell table:style-name="ce238"/>
          <table:table-cell table:number-columns-repeated="35"/>
        </table:table-row>
        <table:table-row table:style-name="ro7">
          <table:table-cell table:style-name="ce239"/>
          <table:table-cell table:number-columns-repeated="35"/>
        </table:table-row>
        <table:table-row table:style-name="ro7">
          <table:table-cell table:style-name="ce240"/>
          <table:table-cell table:number-columns-repeated="35"/>
        </table:table-row>
        <table:table-row table:style-name="ro7">
          <table:table-cell table:style-name="ce241"/>
          <table:table-cell table:number-columns-repeated="35"/>
        </table:table-row>
        <table:table-row table:style-name="ro7">
          <table:table-cell table:style-name="ce242"/>
          <table:table-cell table:number-columns-repeated="35"/>
        </table:table-row>
        <table:table-row table:style-name="ro7">
          <table:table-cell table:style-name="ce243"/>
          <table:table-cell table:number-columns-repeated="35"/>
        </table:table-row>
        <table:table-row table:style-name="ro7">
          <table:table-cell table:style-name="ce244"/>
          <table:table-cell table:number-columns-repeated="35"/>
        </table:table-row>
        <table:table-row table:style-name="ro7">
          <table:table-cell table:style-name="ce245"/>
          <table:table-cell table:number-columns-repeated="35"/>
        </table:table-row>
        <table:table-row table:style-name="ro7">
          <table:table-cell table:style-name="ce246"/>
          <table:table-cell table:number-columns-repeated="35"/>
        </table:table-row>
        <table:table-row table:style-name="ro7">
          <table:table-cell table:style-name="ce247"/>
          <table:table-cell table:number-columns-repeated="35"/>
        </table:table-row>
        <table:table-row table:style-name="ro7">
          <table:table-cell table:style-name="ce248"/>
          <table:table-cell table:number-columns-repeated="35"/>
        </table:table-row>
        <table:table-row table:style-name="ro7">
          <table:table-cell table:style-name="ce249"/>
          <table:table-cell table:number-columns-repeated="35"/>
        </table:table-row>
        <table:table-row table:style-name="ro7">
          <table:table-cell table:style-name="ce250"/>
          <table:table-cell table:number-columns-repeated="35"/>
        </table:table-row>
        <table:table-row table:style-name="ro7">
          <table:table-cell table:style-name="ce251"/>
          <table:table-cell table:number-columns-repeated="35"/>
        </table:table-row>
        <table:table-row table:style-name="ro7">
          <table:table-cell table:style-name="ce252"/>
          <table:table-cell table:number-columns-repeated="35"/>
        </table:table-row>
        <table:table-row table:style-name="ro7">
          <table:table-cell table:style-name="ce253"/>
          <table:table-cell table:number-columns-repeated="35"/>
        </table:table-row>
        <table:table-row table:style-name="ro7">
          <table:table-cell table:style-name="ce254"/>
          <table:table-cell table:number-columns-repeated="35"/>
        </table:table-row>
        <table:table-row table:style-name="ro7">
          <table:table-cell table:style-name="ce255"/>
          <table:table-cell table:number-columns-repeated="35"/>
        </table:table-row>
        <table:table-row table:style-name="ro7">
          <table:table-cell table:style-name="ce256"/>
          <table:table-cell table:number-columns-repeated="35"/>
        </table:table-row>
        <table:table-row table:style-name="ro7">
          <table:table-cell table:style-name="ce257"/>
          <table:table-cell table:number-columns-repeated="35"/>
        </table:table-row>
        <table:table-row table:style-name="ro7">
          <table:table-cell table:style-name="ce258"/>
          <table:table-cell table:number-columns-repeated="35"/>
        </table:table-row>
        <table:table-row table:style-name="ro7">
          <table:table-cell table:style-name="ce259"/>
          <table:table-cell table:number-columns-repeated="35"/>
        </table:table-row>
        <table:table-row table:style-name="ro7">
          <table:table-cell table:style-name="ce260"/>
          <table:table-cell table:number-columns-repeated="35"/>
        </table:table-row>
        <table:table-row table:style-name="ro7">
          <table:table-cell table:style-name="ce261"/>
          <table:table-cell table:number-columns-repeated="35"/>
        </table:table-row>
        <table:table-row table:style-name="ro7">
          <table:table-cell table:style-name="ce262"/>
          <table:table-cell table:number-columns-repeated="35"/>
        </table:table-row>
        <table:table-row table:style-name="ro7">
          <table:table-cell table:style-name="ce263"/>
          <table:table-cell table:number-columns-repeated="35"/>
        </table:table-row>
        <table:table-row table:style-name="ro7">
          <table:table-cell table:style-name="ce264"/>
          <table:table-cell table:number-columns-repeated="35"/>
        </table:table-row>
        <table:table-row table:style-name="ro7">
          <table:table-cell table:style-name="ce265"/>
          <table:table-cell table:number-columns-repeated="35"/>
        </table:table-row>
        <table:table-row table:style-name="ro7">
          <table:table-cell table:style-name="ce266"/>
          <table:table-cell table:number-columns-repeated="35"/>
        </table:table-row>
        <table:table-row table:style-name="ro7">
          <table:table-cell table:style-name="ce267"/>
          <table:table-cell table:number-columns-repeated="35"/>
        </table:table-row>
        <table:table-row table:style-name="ro7">
          <table:table-cell table:style-name="ce268"/>
          <table:table-cell table:number-columns-repeated="35"/>
        </table:table-row>
        <table:table-row table:style-name="ro7">
          <table:table-cell table:style-name="ce269"/>
          <table:table-cell table:number-columns-repeated="35"/>
        </table:table-row>
        <table:table-row table:style-name="ro7">
          <table:table-cell table:style-name="ce270"/>
          <table:table-cell table:number-columns-repeated="35"/>
        </table:table-row>
        <table:table-row table:style-name="ro7">
          <table:table-cell table:style-name="ce271"/>
          <table:table-cell table:number-columns-repeated="35"/>
        </table:table-row>
        <table:table-row table:style-name="ro7">
          <table:table-cell table:style-name="ce272"/>
          <table:table-cell table:number-columns-repeated="35"/>
        </table:table-row>
        <table:table-row table:style-name="ro7">
          <table:table-cell table:style-name="ce273"/>
          <table:table-cell table:number-columns-repeated="35"/>
        </table:table-row>
        <table:table-row table:style-name="ro7">
          <table:table-cell table:style-name="ce274"/>
          <table:table-cell table:number-columns-repeated="35"/>
        </table:table-row>
        <table:table-row table:style-name="ro7">
          <table:table-cell table:style-name="ce275"/>
          <table:table-cell table:number-columns-repeated="35"/>
        </table:table-row>
        <table:table-row table:style-name="ro7">
          <table:table-cell table:style-name="ce276"/>
          <table:table-cell table:number-columns-repeated="35"/>
        </table:table-row>
        <calcext:conditional-formats>
          <calcext:conditional-format calcext:target-range-address="'Ile déserte'.A17:'Ile déserte'.A17">
            <calcext:condition calcext:apply-style-name="Sans nom1" calcext:value="!=&quot;&quot;" calcext:base-cell-address="'Ile déserte'.A17"/>
          </calcext:conditional-format>
          <calcext:conditional-format calcext:target-range-address="'Ile déserte'.A18:'Ile déserte'.A18">
            <calcext:condition calcext:apply-style-name="Sans nom1" calcext:value="!=&quot;&quot;" calcext:base-cell-address="'Ile déserte'.A18"/>
          </calcext:conditional-format>
          <calcext:conditional-format calcext:target-range-address="'Ile déserte'.A19:'Ile déserte'.A19">
            <calcext:condition calcext:apply-style-name="Sans nom1" calcext:value="!=&quot;&quot;" calcext:base-cell-address="'Ile déserte'.A19"/>
          </calcext:conditional-format>
          <calcext:conditional-format calcext:target-range-address="'Ile déserte'.A20:'Ile déserte'.A20">
            <calcext:condition calcext:apply-style-name="Sans nom1" calcext:value="!=&quot;&quot;" calcext:base-cell-address="'Ile déserte'.A20"/>
          </calcext:conditional-format>
          <calcext:conditional-format calcext:target-range-address="'Ile déserte'.A21:'Ile déserte'.A21">
            <calcext:condition calcext:apply-style-name="Sans nom1" calcext:value="!=&quot;&quot;" calcext:base-cell-address="'Ile déserte'.A21"/>
          </calcext:conditional-format>
          <calcext:conditional-format calcext:target-range-address="'Ile déserte'.A22:'Ile déserte'.A22">
            <calcext:condition calcext:apply-style-name="Sans nom1" calcext:value="!=&quot;&quot;" calcext:base-cell-address="'Ile déserte'.A22"/>
          </calcext:conditional-format>
          <calcext:conditional-format calcext:target-range-address="'Ile déserte'.A23:'Ile déserte'.A23">
            <calcext:condition calcext:apply-style-name="Sans nom1" calcext:value="!=&quot;&quot;" calcext:base-cell-address="'Ile déserte'.A23"/>
          </calcext:conditional-format>
          <calcext:conditional-format calcext:target-range-address="'Ile déserte'.A24:'Ile déserte'.A24">
            <calcext:condition calcext:apply-style-name="Sans nom1" calcext:value="!=&quot;&quot;" calcext:base-cell-address="'Ile déserte'.A24"/>
          </calcext:conditional-format>
          <calcext:conditional-format calcext:target-range-address="'Ile déserte'.A25:'Ile déserte'.A25">
            <calcext:condition calcext:apply-style-name="Sans nom1" calcext:value="!=&quot;&quot;" calcext:base-cell-address="'Ile déserte'.A25"/>
          </calcext:conditional-format>
          <calcext:conditional-format calcext:target-range-address="'Ile déserte'.A26:'Ile déserte'.A26">
            <calcext:condition calcext:apply-style-name="Sans nom1" calcext:value="!=&quot;&quot;" calcext:base-cell-address="'Ile déserte'.A26"/>
          </calcext:conditional-format>
          <calcext:conditional-format calcext:target-range-address="'Ile déserte'.A27:'Ile déserte'.A27">
            <calcext:condition calcext:apply-style-name="Sans nom1" calcext:value="!=&quot;&quot;" calcext:base-cell-address="'Ile déserte'.A27"/>
          </calcext:conditional-format>
          <calcext:conditional-format calcext:target-range-address="'Ile déserte'.A28:'Ile déserte'.A28">
            <calcext:condition calcext:apply-style-name="Sans nom1" calcext:value="!=&quot;&quot;" calcext:base-cell-address="'Ile déserte'.A28"/>
          </calcext:conditional-format>
          <calcext:conditional-format calcext:target-range-address="'Ile déserte'.A29:'Ile déserte'.A29">
            <calcext:condition calcext:apply-style-name="Sans nom1" calcext:value="!=&quot;&quot;" calcext:base-cell-address="'Ile déserte'.A29"/>
          </calcext:conditional-format>
          <calcext:conditional-format calcext:target-range-address="'Ile déserte'.A30:'Ile déserte'.A30">
            <calcext:condition calcext:apply-style-name="Sans nom1" calcext:value="!=&quot;&quot;" calcext:base-cell-address="'Ile déserte'.A30"/>
          </calcext:conditional-format>
          <calcext:conditional-format calcext:target-range-address="'Ile déserte'.A31:'Ile déserte'.A31">
            <calcext:condition calcext:apply-style-name="Sans nom1" calcext:value="!=&quot;&quot;" calcext:base-cell-address="'Ile déserte'.A31"/>
          </calcext:conditional-format>
          <calcext:conditional-format calcext:target-range-address="'Ile déserte'.A32:'Ile déserte'.A32">
            <calcext:condition calcext:apply-style-name="Sans nom1" calcext:value="!=&quot;&quot;" calcext:base-cell-address="'Ile déserte'.A32"/>
          </calcext:conditional-format>
          <calcext:conditional-format calcext:target-range-address="'Ile déserte'.A33:'Ile déserte'.A33">
            <calcext:condition calcext:apply-style-name="Sans nom1" calcext:value="!=&quot;&quot;" calcext:base-cell-address="'Ile déserte'.A33"/>
          </calcext:conditional-format>
          <calcext:conditional-format calcext:target-range-address="'Ile déserte'.A34:'Ile déserte'.A34">
            <calcext:condition calcext:apply-style-name="Sans nom1" calcext:value="!=&quot;&quot;" calcext:base-cell-address="'Ile déserte'.A34"/>
          </calcext:conditional-format>
          <calcext:conditional-format calcext:target-range-address="'Ile déserte'.A35:'Ile déserte'.A35">
            <calcext:condition calcext:apply-style-name="Sans nom1" calcext:value="!=&quot;&quot;" calcext:base-cell-address="'Ile déserte'.A35"/>
          </calcext:conditional-format>
          <calcext:conditional-format calcext:target-range-address="'Ile déserte'.A36:'Ile déserte'.A36">
            <calcext:condition calcext:apply-style-name="Sans nom1" calcext:value="!=&quot;&quot;" calcext:base-cell-address="'Ile déserte'.A36"/>
          </calcext:conditional-format>
          <calcext:conditional-format calcext:target-range-address="'Ile déserte'.A37:'Ile déserte'.A37">
            <calcext:condition calcext:apply-style-name="Sans nom1" calcext:value="!=&quot;&quot;" calcext:base-cell-address="'Ile déserte'.A37"/>
          </calcext:conditional-format>
          <calcext:conditional-format calcext:target-range-address="'Ile déserte'.A38:'Ile déserte'.A38">
            <calcext:condition calcext:apply-style-name="Sans nom1" calcext:value="!=&quot;&quot;" calcext:base-cell-address="'Ile déserte'.A38"/>
          </calcext:conditional-format>
          <calcext:conditional-format calcext:target-range-address="'Ile déserte'.A39:'Ile déserte'.A39">
            <calcext:condition calcext:apply-style-name="Sans nom1" calcext:value="!=&quot;&quot;" calcext:base-cell-address="'Ile déserte'.A39"/>
          </calcext:conditional-format>
          <calcext:conditional-format calcext:target-range-address="'Ile déserte'.A40:'Ile déserte'.A40">
            <calcext:condition calcext:apply-style-name="Sans nom1" calcext:value="!=&quot;&quot;" calcext:base-cell-address="'Ile déserte'.A40"/>
          </calcext:conditional-format>
          <calcext:conditional-format calcext:target-range-address="'Ile déserte'.A41:'Ile déserte'.A41">
            <calcext:condition calcext:apply-style-name="Sans nom1" calcext:value="!=&quot;&quot;" calcext:base-cell-address="'Ile déserte'.A41"/>
          </calcext:conditional-format>
          <calcext:conditional-format calcext:target-range-address="'Ile déserte'.A42:'Ile déserte'.A42">
            <calcext:condition calcext:apply-style-name="Sans nom1" calcext:value="!=&quot;&quot;" calcext:base-cell-address="'Ile déserte'.A42"/>
          </calcext:conditional-format>
          <calcext:conditional-format calcext:target-range-address="'Ile déserte'.A43:'Ile déserte'.A43">
            <calcext:condition calcext:apply-style-name="Sans nom1" calcext:value="!=&quot;&quot;" calcext:base-cell-address="'Ile déserte'.A43"/>
          </calcext:conditional-format>
          <calcext:conditional-format calcext:target-range-address="'Ile déserte'.A44:'Ile déserte'.A44">
            <calcext:condition calcext:apply-style-name="Sans nom1" calcext:value="!=&quot;&quot;" calcext:base-cell-address="'Ile déserte'.A44"/>
          </calcext:conditional-format>
          <calcext:conditional-format calcext:target-range-address="'Ile déserte'.A45:'Ile déserte'.A45">
            <calcext:condition calcext:apply-style-name="Sans nom1" calcext:value="!=&quot;&quot;" calcext:base-cell-address="'Ile déserte'.A45"/>
          </calcext:conditional-format>
          <calcext:conditional-format calcext:target-range-address="'Ile déserte'.A46:'Ile déserte'.A46">
            <calcext:condition calcext:apply-style-name="Sans nom1" calcext:value="!=&quot;&quot;" calcext:base-cell-address="'Ile déserte'.A46"/>
          </calcext:conditional-format>
          <calcext:conditional-format calcext:target-range-address="'Ile déserte'.A47:'Ile déserte'.A47">
            <calcext:condition calcext:apply-style-name="Sans nom1" calcext:value="!=&quot;&quot;" calcext:base-cell-address="'Ile déserte'.A47"/>
          </calcext:conditional-format>
          <calcext:conditional-format calcext:target-range-address="'Ile déserte'.A48:'Ile déserte'.A48">
            <calcext:condition calcext:apply-style-name="Sans nom1" calcext:value="!=&quot;&quot;" calcext:base-cell-address="'Ile déserte'.A48"/>
          </calcext:conditional-format>
          <calcext:conditional-format calcext:target-range-address="'Ile déserte'.A49:'Ile déserte'.A49">
            <calcext:condition calcext:apply-style-name="Sans nom1" calcext:value="!=&quot;&quot;" calcext:base-cell-address="'Ile déserte'.A49"/>
          </calcext:conditional-format>
          <calcext:conditional-format calcext:target-range-address="'Ile déserte'.A50:'Ile déserte'.A50">
            <calcext:condition calcext:apply-style-name="Sans nom1" calcext:value="!=&quot;&quot;" calcext:base-cell-address="'Ile déserte'.A50"/>
          </calcext:conditional-format>
          <calcext:conditional-format calcext:target-range-address="'Ile déserte'.A51:'Ile déserte'.A51">
            <calcext:condition calcext:apply-style-name="Sans nom1" calcext:value="!=&quot;&quot;" calcext:base-cell-address="'Ile déserte'.A51"/>
          </calcext:conditional-format>
          <calcext:conditional-format calcext:target-range-address="'Ile déserte'.A52:'Ile déserte'.A52">
            <calcext:condition calcext:apply-style-name="Sans nom1" calcext:value="!=&quot;&quot;" calcext:base-cell-address="'Ile déserte'.A52"/>
          </calcext:conditional-format>
          <calcext:conditional-format calcext:target-range-address="'Ile déserte'.A53:'Ile déserte'.A53">
            <calcext:condition calcext:apply-style-name="Sans nom1" calcext:value="!=&quot;&quot;" calcext:base-cell-address="'Ile déserte'.A53"/>
          </calcext:conditional-format>
          <calcext:conditional-format calcext:target-range-address="'Ile déserte'.A54:'Ile déserte'.A54">
            <calcext:condition calcext:apply-style-name="Sans nom1" calcext:value="!=&quot;&quot;" calcext:base-cell-address="'Ile déserte'.A54"/>
          </calcext:conditional-format>
          <calcext:conditional-format calcext:target-range-address="'Ile déserte'.A55:'Ile déserte'.A55">
            <calcext:condition calcext:apply-style-name="Sans nom1" calcext:value="!=&quot;&quot;" calcext:base-cell-address="'Ile déserte'.A55"/>
          </calcext:conditional-format>
          <calcext:conditional-format calcext:target-range-address="'Ile déserte'.A56:'Ile déserte'.A56">
            <calcext:condition calcext:apply-style-name="Sans nom1" calcext:value="!=&quot;&quot;" calcext:base-cell-address="'Ile déserte'.A56"/>
          </calcext:conditional-format>
          <calcext:conditional-format calcext:target-range-address="'Ile déserte'.A57:'Ile déserte'.A57">
            <calcext:condition calcext:apply-style-name="Sans nom1" calcext:value="!=&quot;&quot;" calcext:base-cell-address="'Ile déserte'.A57"/>
          </calcext:conditional-format>
          <calcext:conditional-format calcext:target-range-address="'Ile déserte'.A58:'Ile déserte'.A58">
            <calcext:condition calcext:apply-style-name="Sans nom1" calcext:value="!=&quot;&quot;" calcext:base-cell-address="'Ile déserte'.A58"/>
          </calcext:conditional-format>
          <calcext:conditional-format calcext:target-range-address="'Ile déserte'.A59:'Ile déserte'.A59">
            <calcext:condition calcext:apply-style-name="Sans nom1" calcext:value="!=&quot;&quot;" calcext:base-cell-address="'Ile déserte'.A59"/>
          </calcext:conditional-format>
          <calcext:conditional-format calcext:target-range-address="'Ile déserte'.A60:'Ile déserte'.A60">
            <calcext:condition calcext:apply-style-name="Sans nom1" calcext:value="!=&quot;&quot;" calcext:base-cell-address="'Ile déserte'.A60"/>
          </calcext:conditional-format>
          <calcext:conditional-format calcext:target-range-address="'Ile déserte'.A61:'Ile déserte'.A61">
            <calcext:condition calcext:apply-style-name="Sans nom1" calcext:value="!=&quot;&quot;" calcext:base-cell-address="'Ile déserte'.A61"/>
          </calcext:conditional-format>
          <calcext:conditional-format calcext:target-range-address="'Ile déserte'.A62:'Ile déserte'.A62">
            <calcext:condition calcext:apply-style-name="Sans nom1" calcext:value="!=&quot;&quot;" calcext:base-cell-address="'Ile déserte'.A62"/>
          </calcext:conditional-format>
          <calcext:conditional-format calcext:target-range-address="'Ile déserte'.A63:'Ile déserte'.A63">
            <calcext:condition calcext:apply-style-name="Sans nom1" calcext:value="!=&quot;&quot;" calcext:base-cell-address="'Ile déserte'.A63"/>
          </calcext:conditional-format>
          <calcext:conditional-format calcext:target-range-address="'Ile déserte'.A64:'Ile déserte'.A64">
            <calcext:condition calcext:apply-style-name="Sans nom1" calcext:value="!=&quot;&quot;" calcext:base-cell-address="'Ile déserte'.A64"/>
          </calcext:conditional-format>
          <calcext:conditional-format calcext:target-range-address="'Ile déserte'.A65:'Ile déserte'.A65">
            <calcext:condition calcext:apply-style-name="Sans nom1" calcext:value="!=&quot;&quot;" calcext:base-cell-address="'Ile déserte'.A65"/>
          </calcext:conditional-format>
          <calcext:conditional-format calcext:target-range-address="'Ile déserte'.A66:'Ile déserte'.A66">
            <calcext:condition calcext:apply-style-name="Sans nom1" calcext:value="!=&quot;&quot;" calcext:base-cell-address="'Ile déserte'.A66"/>
          </calcext:conditional-format>
          <calcext:conditional-format calcext:target-range-address="'Ile déserte'.A67:'Ile déserte'.A67">
            <calcext:condition calcext:apply-style-name="Sans nom1" calcext:value="!=&quot;&quot;" calcext:base-cell-address="'Ile déserte'.A67"/>
          </calcext:conditional-format>
          <calcext:conditional-format calcext:target-range-address="'Ile déserte'.A68:'Ile déserte'.A68">
            <calcext:condition calcext:apply-style-name="Sans nom1" calcext:value="!=&quot;&quot;" calcext:base-cell-address="'Ile déserte'.A68"/>
          </calcext:conditional-format>
          <calcext:conditional-format calcext:target-range-address="'Ile déserte'.A69:'Ile déserte'.A69">
            <calcext:condition calcext:apply-style-name="Sans nom1" calcext:value="!=&quot;&quot;" calcext:base-cell-address="'Ile déserte'.A69"/>
          </calcext:conditional-format>
          <calcext:conditional-format calcext:target-range-address="'Ile déserte'.A70:'Ile déserte'.A70">
            <calcext:condition calcext:apply-style-name="Sans nom1" calcext:value="!=&quot;&quot;" calcext:base-cell-address="'Ile déserte'.A70"/>
          </calcext:conditional-format>
          <calcext:conditional-format calcext:target-range-address="'Ile déserte'.A71:'Ile déserte'.A71">
            <calcext:condition calcext:apply-style-name="Sans nom1" calcext:value="!=&quot;&quot;" calcext:base-cell-address="'Ile déserte'.A71"/>
          </calcext:conditional-format>
          <calcext:conditional-format calcext:target-range-address="'Ile déserte'.A72:'Ile déserte'.A72">
            <calcext:condition calcext:apply-style-name="Sans nom1" calcext:value="!=&quot;&quot;" calcext:base-cell-address="'Ile déserte'.A72"/>
          </calcext:conditional-format>
          <calcext:conditional-format calcext:target-range-address="'Ile déserte'.A73:'Ile déserte'.A73">
            <calcext:condition calcext:apply-style-name="Sans nom1" calcext:value="!=&quot;&quot;" calcext:base-cell-address="'Ile déserte'.A73"/>
          </calcext:conditional-format>
          <calcext:conditional-format calcext:target-range-address="'Ile déserte'.A74:'Ile déserte'.A74">
            <calcext:condition calcext:apply-style-name="Sans nom1" calcext:value="!=&quot;&quot;" calcext:base-cell-address="'Ile déserte'.A74"/>
          </calcext:conditional-format>
          <calcext:conditional-format calcext:target-range-address="'Ile déserte'.A75:'Ile déserte'.A75">
            <calcext:condition calcext:apply-style-name="Sans nom1" calcext:value="!=&quot;&quot;" calcext:base-cell-address="'Ile déserte'.A75"/>
          </calcext:conditional-format>
          <calcext:conditional-format calcext:target-range-address="'Ile déserte'.A76:'Ile déserte'.A76">
            <calcext:condition calcext:apply-style-name="Sans nom1" calcext:value="!=&quot;&quot;" calcext:base-cell-address="'Ile déserte'.A76"/>
          </calcext:conditional-format>
          <calcext:conditional-format calcext:target-range-address="'Ile déserte'.A77:'Ile déserte'.A77">
            <calcext:condition calcext:apply-style-name="Sans nom1" calcext:value="!=&quot;&quot;" calcext:base-cell-address="'Ile déserte'.A77"/>
          </calcext:conditional-format>
          <calcext:conditional-format calcext:target-range-address="'Ile déserte'.A78:'Ile déserte'.A78">
            <calcext:condition calcext:apply-style-name="Sans nom1" calcext:value="!=&quot;&quot;" calcext:base-cell-address="'Ile déserte'.A78"/>
          </calcext:conditional-format>
          <calcext:conditional-format calcext:target-range-address="'Ile déserte'.A79:'Ile déserte'.A79">
            <calcext:condition calcext:apply-style-name="Sans nom1" calcext:value="!=&quot;&quot;" calcext:base-cell-address="'Ile déserte'.A79"/>
          </calcext:conditional-format>
          <calcext:conditional-format calcext:target-range-address="'Ile déserte'.A80:'Ile déserte'.A80">
            <calcext:condition calcext:apply-style-name="Sans nom1" calcext:value="!=&quot;&quot;" calcext:base-cell-address="'Ile déserte'.A80"/>
          </calcext:conditional-format>
          <calcext:conditional-format calcext:target-range-address="'Ile déserte'.A81:'Ile déserte'.A81">
            <calcext:condition calcext:apply-style-name="Sans nom1" calcext:value="!=&quot;&quot;" calcext:base-cell-address="'Ile déserte'.A81"/>
          </calcext:conditional-format>
          <calcext:conditional-format calcext:target-range-address="'Ile déserte'.A82:'Ile déserte'.A82">
            <calcext:condition calcext:apply-style-name="Sans nom1" calcext:value="!=&quot;&quot;" calcext:base-cell-address="'Ile déserte'.A82"/>
          </calcext:conditional-format>
          <calcext:conditional-format calcext:target-range-address="'Ile déserte'.A83:'Ile déserte'.A83">
            <calcext:condition calcext:apply-style-name="Sans nom1" calcext:value="!=&quot;&quot;" calcext:base-cell-address="'Ile déserte'.A83"/>
          </calcext:conditional-format>
          <calcext:conditional-format calcext:target-range-address="'Ile déserte'.A84:'Ile déserte'.A84">
            <calcext:condition calcext:apply-style-name="Sans nom1" calcext:value="!=&quot;&quot;" calcext:base-cell-address="'Ile déserte'.A84"/>
          </calcext:conditional-format>
          <calcext:conditional-format calcext:target-range-address="'Ile déserte'.A85:'Ile déserte'.A85">
            <calcext:condition calcext:apply-style-name="Sans nom1" calcext:value="!=&quot;&quot;" calcext:base-cell-address="'Ile déserte'.A85"/>
          </calcext:conditional-format>
          <calcext:conditional-format calcext:target-range-address="'Ile déserte'.A86:'Ile déserte'.A86">
            <calcext:condition calcext:apply-style-name="Sans nom1" calcext:value="!=&quot;&quot;" calcext:base-cell-address="'Ile déserte'.A86"/>
          </calcext:conditional-format>
          <calcext:conditional-format calcext:target-range-address="'Ile déserte'.A87:'Ile déserte'.A87">
            <calcext:condition calcext:apply-style-name="Sans nom1" calcext:value="!=&quot;&quot;" calcext:base-cell-address="'Ile déserte'.A87"/>
          </calcext:conditional-format>
          <calcext:conditional-format calcext:target-range-address="'Ile déserte'.A88:'Ile déserte'.A88">
            <calcext:condition calcext:apply-style-name="Sans nom1" calcext:value="!=&quot;&quot;" calcext:base-cell-address="'Ile déserte'.A88"/>
          </calcext:conditional-format>
          <calcext:conditional-format calcext:target-range-address="'Ile déserte'.A89:'Ile déserte'.A89">
            <calcext:condition calcext:apply-style-name="Sans nom1" calcext:value="!=&quot;&quot;" calcext:base-cell-address="'Ile déserte'.A89"/>
          </calcext:conditional-format>
          <calcext:conditional-format calcext:target-range-address="'Ile déserte'.A90:'Ile déserte'.A90">
            <calcext:condition calcext:apply-style-name="Sans nom1" calcext:value="!=&quot;&quot;" calcext:base-cell-address="'Ile déserte'.A90"/>
          </calcext:conditional-format>
          <calcext:conditional-format calcext:target-range-address="'Ile déserte'.A91:'Ile déserte'.A91">
            <calcext:condition calcext:apply-style-name="Sans nom1" calcext:value="!=&quot;&quot;" calcext:base-cell-address="'Ile déserte'.A91"/>
          </calcext:conditional-format>
          <calcext:conditional-format calcext:target-range-address="'Ile déserte'.A92:'Ile déserte'.A92">
            <calcext:condition calcext:apply-style-name="Sans nom1" calcext:value="!=&quot;&quot;" calcext:base-cell-address="'Ile déserte'.A92"/>
          </calcext:conditional-format>
          <calcext:conditional-format calcext:target-range-address="'Ile déserte'.A93:'Ile déserte'.A93">
            <calcext:condition calcext:apply-style-name="Sans nom1" calcext:value="!=&quot;&quot;" calcext:base-cell-address="'Ile déserte'.A93"/>
          </calcext:conditional-format>
          <calcext:conditional-format calcext:target-range-address="'Ile déserte'.A94:'Ile déserte'.A94">
            <calcext:condition calcext:apply-style-name="Sans nom1" calcext:value="!=&quot;&quot;" calcext:base-cell-address="'Ile déserte'.A94"/>
          </calcext:conditional-format>
          <calcext:conditional-format calcext:target-range-address="'Ile déserte'.A95:'Ile déserte'.A95">
            <calcext:condition calcext:apply-style-name="Sans nom1" calcext:value="!=&quot;&quot;" calcext:base-cell-address="'Ile déserte'.A95"/>
          </calcext:conditional-format>
          <calcext:conditional-format calcext:target-range-address="'Ile déserte'.A96:'Ile déserte'.A96">
            <calcext:condition calcext:apply-style-name="Sans nom1" calcext:value="!=&quot;&quot;" calcext:base-cell-address="'Ile déserte'.A96"/>
          </calcext:conditional-format>
          <calcext:conditional-format calcext:target-range-address="'Ile déserte'.A97:'Ile déserte'.A97">
            <calcext:condition calcext:apply-style-name="Sans nom1" calcext:value="!=&quot;&quot;" calcext:base-cell-address="'Ile déserte'.A97"/>
          </calcext:conditional-format>
          <calcext:conditional-format calcext:target-range-address="'Ile déserte'.A98:'Ile déserte'.A98">
            <calcext:condition calcext:apply-style-name="Sans nom1" calcext:value="!=&quot;&quot;" calcext:base-cell-address="'Ile déserte'.A98"/>
          </calcext:conditional-format>
          <calcext:conditional-format calcext:target-range-address="'Ile déserte'.A99:'Ile déserte'.A99">
            <calcext:condition calcext:apply-style-name="Sans nom1" calcext:value="!=&quot;&quot;" calcext:base-cell-address="'Ile déserte'.A99"/>
          </calcext:conditional-format>
          <calcext:conditional-format calcext:target-range-address="'Ile déserte'.A100:'Ile déserte'.A100">
            <calcext:condition calcext:apply-style-name="Sans nom1" calcext:value="!=&quot;&quot;" calcext:base-cell-address="'Ile déserte'.A100"/>
          </calcext:conditional-format>
          <calcext:conditional-format calcext:target-range-address="'Ile déserte'.A101:'Ile déserte'.A101">
            <calcext:condition calcext:apply-style-name="Sans nom1" calcext:value="!=&quot;&quot;" calcext:base-cell-address="'Ile déserte'.A101"/>
          </calcext:conditional-format>
          <calcext:conditional-format calcext:target-range-address="'Ile déserte'.A102:'Ile déserte'.A102">
            <calcext:condition calcext:apply-style-name="Sans nom1" calcext:value="!=&quot;&quot;" calcext:base-cell-address="'Ile déserte'.A102"/>
          </calcext:conditional-format>
          <calcext:conditional-format calcext:target-range-address="'Ile déserte'.A103:'Ile déserte'.A103">
            <calcext:condition calcext:apply-style-name="Sans nom1" calcext:value="!=&quot;&quot;" calcext:base-cell-address="'Ile déserte'.A103"/>
          </calcext:conditional-format>
          <calcext:conditional-format calcext:target-range-address="'Ile déserte'.A104:'Ile déserte'.A104">
            <calcext:condition calcext:apply-style-name="Sans nom1" calcext:value="!=&quot;&quot;" calcext:base-cell-address="'Ile déserte'.A104"/>
          </calcext:conditional-format>
          <calcext:conditional-format calcext:target-range-address="'Ile déserte'.A105:'Ile déserte'.A105">
            <calcext:condition calcext:apply-style-name="Sans nom1" calcext:value="!=&quot;&quot;" calcext:base-cell-address="'Ile déserte'.A105"/>
          </calcext:conditional-format>
          <calcext:conditional-format calcext:target-range-address="'Ile déserte'.A106:'Ile déserte'.A106">
            <calcext:condition calcext:apply-style-name="Sans nom1" calcext:value="!=&quot;&quot;" calcext:base-cell-address="'Ile déserte'.A106"/>
          </calcext:conditional-format>
          <calcext:conditional-format calcext:target-range-address="'Ile déserte'.A107:'Ile déserte'.A107">
            <calcext:condition calcext:apply-style-name="Sans nom1" calcext:value="!=&quot;&quot;" calcext:base-cell-address="'Ile déserte'.A107"/>
          </calcext:conditional-format>
          <calcext:conditional-format calcext:target-range-address="'Ile déserte'.A108:'Ile déserte'.A108">
            <calcext:condition calcext:apply-style-name="Sans nom1" calcext:value="!=&quot;&quot;" calcext:base-cell-address="'Ile déserte'.A108"/>
          </calcext:conditional-format>
          <calcext:conditional-format calcext:target-range-address="'Ile déserte'.A109:'Ile déserte'.A109">
            <calcext:condition calcext:apply-style-name="Sans nom1" calcext:value="!=&quot;&quot;" calcext:base-cell-address="'Ile déserte'.A109"/>
          </calcext:conditional-format>
          <calcext:conditional-format calcext:target-range-address="'Ile déserte'.A110:'Ile déserte'.A110">
            <calcext:condition calcext:apply-style-name="Sans nom1" calcext:value="!=&quot;&quot;" calcext:base-cell-address="'Ile déserte'.A110"/>
          </calcext:conditional-format>
          <calcext:conditional-format calcext:target-range-address="'Ile déserte'.A111:'Ile déserte'.A111">
            <calcext:condition calcext:apply-style-name="Sans nom1" calcext:value="!=&quot;&quot;" calcext:base-cell-address="'Ile déserte'.A111"/>
          </calcext:conditional-format>
          <calcext:conditional-format calcext:target-range-address="'Ile déserte'.A112:'Ile déserte'.A112">
            <calcext:condition calcext:apply-style-name="Sans nom1" calcext:value="!=&quot;&quot;" calcext:base-cell-address="'Ile déserte'.A112"/>
          </calcext:conditional-format>
          <calcext:conditional-format calcext:target-range-address="'Ile déserte'.A113:'Ile déserte'.A113">
            <calcext:condition calcext:apply-style-name="Sans nom1" calcext:value="!=&quot;&quot;" calcext:base-cell-address="'Ile déserte'.A113"/>
          </calcext:conditional-format>
          <calcext:conditional-format calcext:target-range-address="'Ile déserte'.A114:'Ile déserte'.A114">
            <calcext:condition calcext:apply-style-name="Sans nom1" calcext:value="!=&quot;&quot;" calcext:base-cell-address="'Ile déserte'.A114"/>
          </calcext:conditional-format>
          <calcext:conditional-format calcext:target-range-address="'Ile déserte'.A115:'Ile déserte'.A115">
            <calcext:condition calcext:apply-style-name="Sans nom1" calcext:value="!=&quot;&quot;" calcext:base-cell-address="'Ile déserte'.A115"/>
          </calcext:conditional-format>
          <calcext:conditional-format calcext:target-range-address="'Ile déserte'.A116:'Ile déserte'.A116">
            <calcext:condition calcext:apply-style-name="Sans nom1" calcext:value="!=&quot;&quot;" calcext:base-cell-address="'Ile déserte'.A116"/>
          </calcext:conditional-format>
          <calcext:conditional-format calcext:target-range-address="'Ile déserte'.A117:'Ile déserte'.A117">
            <calcext:condition calcext:apply-style-name="Sans nom1" calcext:value="!=&quot;&quot;" calcext:base-cell-address="'Ile déserte'.A117"/>
          </calcext:conditional-format>
          <calcext:conditional-format calcext:target-range-address="'Ile déserte'.A118:'Ile déserte'.A118">
            <calcext:condition calcext:apply-style-name="Sans nom1" calcext:value="!=&quot;&quot;" calcext:base-cell-address="'Ile déserte'.A118"/>
          </calcext:conditional-format>
          <calcext:conditional-format calcext:target-range-address="'Ile déserte'.A119:'Ile déserte'.A119">
            <calcext:condition calcext:apply-style-name="Sans nom1" calcext:value="!=&quot;&quot;" calcext:base-cell-address="'Ile déserte'.A119"/>
          </calcext:conditional-format>
          <calcext:conditional-format calcext:target-range-address="'Ile déserte'.A120:'Ile déserte'.A120">
            <calcext:condition calcext:apply-style-name="Sans nom1" calcext:value="!=&quot;&quot;" calcext:base-cell-address="'Ile déserte'.A120"/>
          </calcext:conditional-format>
          <calcext:conditional-format calcext:target-range-address="'Ile déserte'.A121:'Ile déserte'.A121">
            <calcext:condition calcext:apply-style-name="Sans nom1" calcext:value="!=&quot;&quot;" calcext:base-cell-address="'Ile déserte'.A121"/>
          </calcext:conditional-format>
          <calcext:conditional-format calcext:target-range-address="'Ile déserte'.A122:'Ile déserte'.A122">
            <calcext:condition calcext:apply-style-name="Sans nom1" calcext:value="!=&quot;&quot;" calcext:base-cell-address="'Ile déserte'.A122"/>
          </calcext:conditional-format>
          <calcext:conditional-format calcext:target-range-address="'Ile déserte'.A3:'Ile déserte'.A3">
            <calcext:condition calcext:apply-style-name="Sans nom1" calcext:value="!=&quot;&quot;" calcext:base-cell-address="'Ile déserte'.A3"/>
          </calcext:conditional-format>
          <calcext:conditional-format calcext:target-range-address="'Ile déserte'.A4:'Ile déserte'.A4">
            <calcext:condition calcext:apply-style-name="Sans nom1" calcext:value="!=&quot;&quot;" calcext:base-cell-address="'Ile déserte'.A4"/>
          </calcext:conditional-format>
          <calcext:conditional-format calcext:target-range-address="'Ile déserte'.B5:'Ile déserte'.B5">
            <calcext:condition calcext:apply-style-name="Sans nom1" calcext:value="!=&quot;&quot;" calcext:base-cell-address="'Ile déserte'.B5"/>
          </calcext:conditional-format>
          <calcext:conditional-format calcext:target-range-address="'Ile déserte'.B6:'Ile déserte'.B6">
            <calcext:condition calcext:apply-style-name="Sans nom1" calcext:value="!=&quot;&quot;" calcext:base-cell-address="'Ile déserte'.B6"/>
          </calcext:conditional-format>
          <calcext:conditional-format calcext:target-range-address="'Ile déserte'.B7:'Ile déserte'.B7">
            <calcext:condition calcext:apply-style-name="Sans nom1" calcext:value="!=&quot;&quot;" calcext:base-cell-address="'Ile déserte'.B7"/>
          </calcext:conditional-format>
          <calcext:conditional-format calcext:target-range-address="'Ile déserte'.B10:'Ile déserte'.B10">
            <calcext:condition calcext:apply-style-name="Sans nom1" calcext:value="!=&quot;&quot;" calcext:base-cell-address="'Ile déserte'.B10"/>
          </calcext:conditional-format>
          <calcext:conditional-format calcext:target-range-address="'Ile déserte'.B11:'Ile déserte'.B11">
            <calcext:condition calcext:apply-style-name="Sans nom1" calcext:value="!=&quot;&quot;" calcext:base-cell-address="'Ile déserte'.B11"/>
          </calcext:conditional-format>
          <calcext:conditional-format calcext:target-range-address="'Ile déserte'.B12:'Ile déserte'.B12">
            <calcext:condition calcext:apply-style-name="Sans nom1" calcext:value="!=&quot;&quot;" calcext:base-cell-address="'Ile déserte'.B12"/>
          </calcext:conditional-format>
          <calcext:conditional-format calcext:target-range-address="'Ile déserte'.B13:'Ile déserte'.B13">
            <calcext:condition calcext:apply-style-name="Sans nom1" calcext:value="!=&quot;&quot;" calcext:base-cell-address="'Ile déserte'.B13"/>
          </calcext:conditional-format>
          <calcext:conditional-format calcext:target-range-address="'Ile déserte'.B14:'Ile déserte'.B14">
            <calcext:condition calcext:apply-style-name="Sans nom1" calcext:value="!=&quot;&quot;" calcext:base-cell-address="'Ile déserte'.B14"/>
          </calcext:conditional-format>
          <calcext:conditional-format calcext:target-range-address="'Ile déserte'.B15:'Ile déserte'.B15">
            <calcext:condition calcext:apply-style-name="Sans nom1" calcext:value="!=&quot;&quot;" calcext:base-cell-address="'Ile déserte'.B15"/>
          </calcext:conditional-format>
          <calcext:conditional-format calcext:target-range-address="'Ile déserte'.B16:'Ile déserte'.B16">
            <calcext:condition calcext:apply-style-name="Sans nom1" calcext:value="!=&quot;&quot;" calcext:base-cell-address="'Ile déserte'.B16"/>
          </calcext:conditional-format>
          <calcext:conditional-format calcext:target-range-address="'Ile déserte'.B8:'Ile déserte'.B8">
            <calcext:condition calcext:apply-style-name="Sans nom1" calcext:value="!=&quot;&quot;" calcext:base-cell-address="'Ile déserte'.B8"/>
          </calcext:conditional-format>
        </calcext:conditional-formats>
      </table:table>
      <table:table table:name="Ile déserte_2" table:style-name="ta1">
        <table:table-column table:style-name="co6" table:default-cell-style-name="ce91"/>
        <table:table-column table:style-name="co7" table:default-cell-style-name="ce91"/>
        <table:table-column table:style-name="co8" table:number-columns-repeated="2" table:default-cell-style-name="ce91"/>
        <table:table-column table:style-name="co5" table:number-columns-repeated="32" table:default-cell-style-name="ce91"/>
        <table:table-row table:style-name="ro1">
          <table:table-cell table:style-name="ce54" office:value-type="string" calcext:value-type="string">
            <text:p>Nom</text:p>
          </table:table-cell>
          <table:table-cell table:style-name="ce54" office:value-type="string" calcext:value-type="string">
            <text:p>Fréquence / 5</text:p>
          </table:table-cell>
          <table:table-cell table:style-name="Default" table:number-columns-repeated="34"/>
        </table:table-row>
        <table:table-row table:style-name="ro1">
          <table:table-cell table:style-name="ce55" office:value-type="string" calcext:value-type="string">
            <text:p>Taverne</text:p>
          </table:table-cell>
          <table:table-cell table:style-name="ce55" office:value-type="float" office:value="5" calcext:value-type="float">
            <text:p>5</text:p>
          </table:table-cell>
          <table:table-cell table:style-name="Default" table:number-columns-repeated="34"/>
        </table:table-row>
        <table:table-row table:style-name="ro11">
          <table:table-cell table:style-name="ce288" office:value-type="string" calcext:value-type="string">
            <text:p>Narrator : Le bateau accoste sur une petite île. Un petit bois commence à l'autre bout de la plage</text:p>
          </table:table-cell>
          <table:table-cell table:style-name="ce403"/>
          <table:table-cell table:style-name="ce415"/>
          <table:table-cell table:style-name="ce424"/>
          <table:table-cell table:number-columns-repeated="32"/>
        </table:table-row>
        <table:table-row table:style-name="ro6">
          <table:table-cell table:style-name="ce289" office:value-type="string" calcext:value-type="string">
            <text:p>setChoices3</text:p>
          </table:table-cell>
          <table:table-cell table:style-name="ce404"/>
          <table:table-cell table:style-name="ce416"/>
          <table:table-cell table:style-name="ce425"/>
          <table:table-cell table:number-columns-repeated="32"/>
        </table:table-row>
        <table:table-row table:style-name="ro10">
          <table:table-cell table:style-name="ce290" office:value-type="string" calcext:value-type="string">
            <text:p>On lève l'ancre !</text:p>
          </table:table-cell>
          <table:table-cell table:style-name="ce405" office:value-type="string" calcext:value-type="string">
            <text:p>On va rester ici pour la nuit</text:p>
          </table:table-cell>
          <table:table-cell table:style-name="ce417" office:value-type="string" calcext:value-type="string">
            <text:p>On va chercher de la nourriture</text:p>
          </table:table-cell>
          <table:table-cell table:number-columns-repeated="33"/>
        </table:table-row>
        <table:table-row table:style-name="ro2">
          <table:table-cell table:style-name="ce291" office:value-type="string" calcext:value-type="string">
            <text:p>leave</text:p>
          </table:table-cell>
          <table:table-cell table:style-name="ce406" office:value-type="string" calcext:value-type="string">
            <text:p>setWeatherDay</text:p>
          </table:table-cell>
          <table:table-cell table:style-name="ce418" office:value-type="string" calcext:value-type="string">
            <text:p>randomPercent35</text:p>
          </table:table-cell>
          <table:table-cell table:style-name="ce426"/>
          <table:table-cell table:number-columns-repeated="32"/>
        </table:table-row>
        <table:table-row table:style-name="ro19">
          <table:table-cell table:style-name="ce292"/>
          <table:table-cell table:style-name="ce407" office:value-type="string" calcext:value-type="string">
            <text:p>nextDay</text:p>
          </table:table-cell>
          <table:table-cell table:style-name="ce419" office:value-type="string" calcext:value-type="string">
            <text:p>nextDay</text:p>
          </table:table-cell>
          <table:table-cell table:style-name="ce427" office:value-type="string" calcext:value-type="string">
            <text:p>nextDay</text:p>
          </table:table-cell>
          <table:table-cell table:number-columns-repeated="32"/>
        </table:table-row>
        <table:table-row table:style-name="ro20">
          <table:table-cell/>
          <table:table-cell table:style-name="ce408" office:value-type="string" calcext:value-type="string">
            <text:p>goTo1/2</text:p>
          </table:table-cell>
          <table:table-cell office:value-type="string" calcext:value-type="string">
            <text:p>Narrator : Après quelques pas dans le bois, l'équipage tombe sur une clairière</text:p>
          </table:table-cell>
          <table:table-cell table:style-name="ce428" office:value-type="string" calcext:value-type="string">
            <text:p>PlayerSpeak : Il n'y a rien de comestible dans ce bois</text:p>
          </table:table-cell>
          <table:table-cell table:number-columns-repeated="32"/>
        </table:table-row>
        <table:table-row table:style-name="ro6">
          <table:table-cell table:style-name="ce293"/>
          <table:table-cell table:style-name="ce409"/>
          <table:table-cell table:style-name="ce420" office:value-type="string" calcext:value-type="string">
            <text:p>lootFood</text:p>
          </table:table-cell>
          <table:table-cell table:style-name="ce429" office:value-type="string" calcext:value-type="string">
            <text:p>goTo1/2</text:p>
          </table:table-cell>
          <table:table-cell table:number-columns-repeated="32"/>
        </table:table-row>
        <table:table-row table:style-name="ro21">
          <table:table-cell table:style-name="ce294"/>
          <table:table-cell table:style-name="ce410"/>
          <table:table-cell table:style-name="ce421" office:value-type="string" calcext:value-type="string">
            <text:p>goTo1/2</text:p>
          </table:table-cell>
          <table:table-cell table:style-name="ce430"/>
          <table:table-cell table:number-columns-repeated="32"/>
        </table:table-row>
        <table:table-row table:style-name="ro7">
          <table:table-cell table:number-columns-repeated="36"/>
        </table:table-row>
        <table:table-row table:style-name="ro7">
          <table:table-cell table:style-name="ce295"/>
          <table:table-cell table:style-name="ce411"/>
          <table:table-cell table:style-name="ce422"/>
          <table:table-cell table:style-name="ce431"/>
          <table:table-cell table:number-columns-repeated="32"/>
        </table:table-row>
        <table:table-row table:style-name="ro7">
          <table:table-cell table:style-name="ce296"/>
          <table:table-cell table:style-name="ce412"/>
          <table:table-cell table:style-name="ce423"/>
          <table:table-cell table:style-name="ce432"/>
          <table:table-cell table:number-columns-repeated="32"/>
        </table:table-row>
        <table:table-row table:style-name="ro7">
          <table:table-cell table:number-columns-repeated="36"/>
        </table:table-row>
        <table:table-row table:style-name="ro7">
          <table:table-cell/>
          <table:table-cell table:style-name="ce413"/>
          <table:table-cell table:number-columns-repeated="34"/>
        </table:table-row>
        <table:table-row table:style-name="ro7">
          <table:table-cell/>
          <table:table-cell table:style-name="ce414"/>
          <table:table-cell table:number-columns-repeated="34"/>
        </table:table-row>
        <table:table-row table:style-name="ro7">
          <table:table-cell table:style-name="ce297"/>
          <table:table-cell table:number-columns-repeated="35"/>
        </table:table-row>
        <table:table-row table:style-name="ro7">
          <table:table-cell table:style-name="ce298"/>
          <table:table-cell table:number-columns-repeated="35"/>
        </table:table-row>
        <table:table-row table:style-name="ro7">
          <table:table-cell table:style-name="ce299"/>
          <table:table-cell table:number-columns-repeated="35"/>
        </table:table-row>
        <table:table-row table:style-name="ro7">
          <table:table-cell table:style-name="ce300"/>
          <table:table-cell table:number-columns-repeated="35"/>
        </table:table-row>
        <table:table-row table:style-name="ro7">
          <table:table-cell table:style-name="ce301"/>
          <table:table-cell table:number-columns-repeated="35"/>
        </table:table-row>
        <table:table-row table:style-name="ro7">
          <table:table-cell table:style-name="ce302"/>
          <table:table-cell table:number-columns-repeated="35"/>
        </table:table-row>
        <table:table-row table:style-name="ro7">
          <table:table-cell table:style-name="ce303"/>
          <table:table-cell table:number-columns-repeated="35"/>
        </table:table-row>
        <table:table-row table:style-name="ro7">
          <table:table-cell table:style-name="ce304"/>
          <table:table-cell table:number-columns-repeated="35"/>
        </table:table-row>
        <table:table-row table:style-name="ro7">
          <table:table-cell table:style-name="ce305"/>
          <table:table-cell table:number-columns-repeated="35"/>
        </table:table-row>
        <table:table-row table:style-name="ro7">
          <table:table-cell table:style-name="ce306"/>
          <table:table-cell table:number-columns-repeated="35"/>
        </table:table-row>
        <table:table-row table:style-name="ro7">
          <table:table-cell table:style-name="ce307"/>
          <table:table-cell table:number-columns-repeated="35"/>
        </table:table-row>
        <table:table-row table:style-name="ro7">
          <table:table-cell table:style-name="ce308"/>
          <table:table-cell table:number-columns-repeated="35"/>
        </table:table-row>
        <table:table-row table:style-name="ro7">
          <table:table-cell table:style-name="ce309"/>
          <table:table-cell table:number-columns-repeated="35"/>
        </table:table-row>
        <table:table-row table:style-name="ro7">
          <table:table-cell table:style-name="ce310"/>
          <table:table-cell table:number-columns-repeated="35"/>
        </table:table-row>
        <table:table-row table:style-name="ro7">
          <table:table-cell table:style-name="ce311"/>
          <table:table-cell table:number-columns-repeated="35"/>
        </table:table-row>
        <table:table-row table:style-name="ro7">
          <table:table-cell table:style-name="ce312"/>
          <table:table-cell table:number-columns-repeated="35"/>
        </table:table-row>
        <table:table-row table:style-name="ro7">
          <table:table-cell table:style-name="ce313"/>
          <table:table-cell table:number-columns-repeated="35"/>
        </table:table-row>
        <table:table-row table:style-name="ro7">
          <table:table-cell table:style-name="ce314"/>
          <table:table-cell table:number-columns-repeated="35"/>
        </table:table-row>
        <table:table-row table:style-name="ro7">
          <table:table-cell table:style-name="ce315"/>
          <table:table-cell table:number-columns-repeated="35"/>
        </table:table-row>
        <table:table-row table:style-name="ro7">
          <table:table-cell table:style-name="ce316"/>
          <table:table-cell table:number-columns-repeated="35"/>
        </table:table-row>
        <table:table-row table:style-name="ro7">
          <table:table-cell table:style-name="ce317"/>
          <table:table-cell table:number-columns-repeated="35"/>
        </table:table-row>
        <table:table-row table:style-name="ro7">
          <table:table-cell table:style-name="ce318"/>
          <table:table-cell table:number-columns-repeated="35"/>
        </table:table-row>
        <table:table-row table:style-name="ro7">
          <table:table-cell table:style-name="ce319"/>
          <table:table-cell table:number-columns-repeated="35"/>
        </table:table-row>
        <table:table-row table:style-name="ro7">
          <table:table-cell table:style-name="ce320"/>
          <table:table-cell table:number-columns-repeated="35"/>
        </table:table-row>
        <table:table-row table:style-name="ro7">
          <table:table-cell table:style-name="ce321"/>
          <table:table-cell table:number-columns-repeated="35"/>
        </table:table-row>
        <table:table-row table:style-name="ro7">
          <table:table-cell table:style-name="ce322"/>
          <table:table-cell table:number-columns-repeated="35"/>
        </table:table-row>
        <table:table-row table:style-name="ro7">
          <table:table-cell table:style-name="ce323"/>
          <table:table-cell table:number-columns-repeated="35"/>
        </table:table-row>
        <table:table-row table:style-name="ro7">
          <table:table-cell table:style-name="ce324"/>
          <table:table-cell table:number-columns-repeated="35"/>
        </table:table-row>
        <table:table-row table:style-name="ro7">
          <table:table-cell table:style-name="ce325"/>
          <table:table-cell table:number-columns-repeated="35"/>
        </table:table-row>
        <table:table-row table:style-name="ro7">
          <table:table-cell table:style-name="ce326"/>
          <table:table-cell table:number-columns-repeated="35"/>
        </table:table-row>
        <table:table-row table:style-name="ro7">
          <table:table-cell table:style-name="ce327"/>
          <table:table-cell table:number-columns-repeated="35"/>
        </table:table-row>
        <table:table-row table:style-name="ro7">
          <table:table-cell table:style-name="ce328"/>
          <table:table-cell table:number-columns-repeated="35"/>
        </table:table-row>
        <table:table-row table:style-name="ro7">
          <table:table-cell table:style-name="ce329"/>
          <table:table-cell table:number-columns-repeated="35"/>
        </table:table-row>
        <table:table-row table:style-name="ro7">
          <table:table-cell table:style-name="ce330"/>
          <table:table-cell table:number-columns-repeated="35"/>
        </table:table-row>
        <table:table-row table:style-name="ro7">
          <table:table-cell table:style-name="ce331"/>
          <table:table-cell table:number-columns-repeated="35"/>
        </table:table-row>
        <table:table-row table:style-name="ro7">
          <table:table-cell table:style-name="ce332"/>
          <table:table-cell table:number-columns-repeated="35"/>
        </table:table-row>
        <table:table-row table:style-name="ro7">
          <table:table-cell table:style-name="ce333"/>
          <table:table-cell table:number-columns-repeated="35"/>
        </table:table-row>
        <table:table-row table:style-name="ro7">
          <table:table-cell table:style-name="ce334"/>
          <table:table-cell table:number-columns-repeated="35"/>
        </table:table-row>
        <table:table-row table:style-name="ro7">
          <table:table-cell table:style-name="ce335"/>
          <table:table-cell table:number-columns-repeated="35"/>
        </table:table-row>
        <table:table-row table:style-name="ro7">
          <table:table-cell table:style-name="ce336"/>
          <table:table-cell table:number-columns-repeated="35"/>
        </table:table-row>
        <table:table-row table:style-name="ro7">
          <table:table-cell table:style-name="ce337"/>
          <table:table-cell table:number-columns-repeated="35"/>
        </table:table-row>
        <table:table-row table:style-name="ro7">
          <table:table-cell table:style-name="ce338"/>
          <table:table-cell table:number-columns-repeated="35"/>
        </table:table-row>
        <table:table-row table:style-name="ro7">
          <table:table-cell table:style-name="ce339"/>
          <table:table-cell table:number-columns-repeated="35"/>
        </table:table-row>
        <table:table-row table:style-name="ro7">
          <table:table-cell table:style-name="ce340"/>
          <table:table-cell table:number-columns-repeated="35"/>
        </table:table-row>
        <table:table-row table:style-name="ro7">
          <table:table-cell table:style-name="ce341"/>
          <table:table-cell table:number-columns-repeated="35"/>
        </table:table-row>
        <table:table-row table:style-name="ro7">
          <table:table-cell table:style-name="ce342"/>
          <table:table-cell table:number-columns-repeated="35"/>
        </table:table-row>
        <table:table-row table:style-name="ro7">
          <table:table-cell table:style-name="ce343"/>
          <table:table-cell table:number-columns-repeated="35"/>
        </table:table-row>
        <table:table-row table:style-name="ro7">
          <table:table-cell table:style-name="ce344"/>
          <table:table-cell table:number-columns-repeated="35"/>
        </table:table-row>
        <table:table-row table:style-name="ro7">
          <table:table-cell table:style-name="ce345"/>
          <table:table-cell table:number-columns-repeated="35"/>
        </table:table-row>
        <table:table-row table:style-name="ro7">
          <table:table-cell table:style-name="ce346"/>
          <table:table-cell table:number-columns-repeated="35"/>
        </table:table-row>
        <table:table-row table:style-name="ro7">
          <table:table-cell table:style-name="ce347"/>
          <table:table-cell table:number-columns-repeated="35"/>
        </table:table-row>
        <table:table-row table:style-name="ro7">
          <table:table-cell table:style-name="ce348"/>
          <table:table-cell table:number-columns-repeated="35"/>
        </table:table-row>
        <table:table-row table:style-name="ro7">
          <table:table-cell table:style-name="ce349"/>
          <table:table-cell table:number-columns-repeated="35"/>
        </table:table-row>
        <table:table-row table:style-name="ro7">
          <table:table-cell table:style-name="ce350"/>
          <table:table-cell table:number-columns-repeated="35"/>
        </table:table-row>
        <table:table-row table:style-name="ro7">
          <table:table-cell table:style-name="ce351"/>
          <table:table-cell table:number-columns-repeated="35"/>
        </table:table-row>
        <table:table-row table:style-name="ro7">
          <table:table-cell table:style-name="ce352"/>
          <table:table-cell table:number-columns-repeated="35"/>
        </table:table-row>
        <table:table-row table:style-name="ro7">
          <table:table-cell table:style-name="ce353"/>
          <table:table-cell table:number-columns-repeated="35"/>
        </table:table-row>
        <table:table-row table:style-name="ro7">
          <table:table-cell table:style-name="ce354"/>
          <table:table-cell table:number-columns-repeated="35"/>
        </table:table-row>
        <table:table-row table:style-name="ro7">
          <table:table-cell table:style-name="ce355"/>
          <table:table-cell table:number-columns-repeated="35"/>
        </table:table-row>
        <table:table-row table:style-name="ro7">
          <table:table-cell table:style-name="ce356"/>
          <table:table-cell table:number-columns-repeated="35"/>
        </table:table-row>
        <table:table-row table:style-name="ro7">
          <table:table-cell table:style-name="ce357"/>
          <table:table-cell table:number-columns-repeated="35"/>
        </table:table-row>
        <table:table-row table:style-name="ro7">
          <table:table-cell table:style-name="ce358"/>
          <table:table-cell table:number-columns-repeated="35"/>
        </table:table-row>
        <table:table-row table:style-name="ro7">
          <table:table-cell table:style-name="ce359"/>
          <table:table-cell table:number-columns-repeated="35"/>
        </table:table-row>
        <table:table-row table:style-name="ro7">
          <table:table-cell table:style-name="ce360"/>
          <table:table-cell table:number-columns-repeated="35"/>
        </table:table-row>
        <table:table-row table:style-name="ro7">
          <table:table-cell table:style-name="ce361"/>
          <table:table-cell table:number-columns-repeated="35"/>
        </table:table-row>
        <table:table-row table:style-name="ro7">
          <table:table-cell table:style-name="ce362"/>
          <table:table-cell table:number-columns-repeated="35"/>
        </table:table-row>
        <table:table-row table:style-name="ro7">
          <table:table-cell table:style-name="ce363"/>
          <table:table-cell table:number-columns-repeated="35"/>
        </table:table-row>
        <table:table-row table:style-name="ro7">
          <table:table-cell table:style-name="ce364"/>
          <table:table-cell table:number-columns-repeated="35"/>
        </table:table-row>
        <table:table-row table:style-name="ro7">
          <table:table-cell table:style-name="ce365"/>
          <table:table-cell table:number-columns-repeated="35"/>
        </table:table-row>
        <table:table-row table:style-name="ro7">
          <table:table-cell table:style-name="ce366"/>
          <table:table-cell table:number-columns-repeated="35"/>
        </table:table-row>
        <table:table-row table:style-name="ro7">
          <table:table-cell table:style-name="ce367"/>
          <table:table-cell table:number-columns-repeated="35"/>
        </table:table-row>
        <table:table-row table:style-name="ro7">
          <table:table-cell table:style-name="ce368"/>
          <table:table-cell table:number-columns-repeated="35"/>
        </table:table-row>
        <table:table-row table:style-name="ro7">
          <table:table-cell table:style-name="ce369"/>
          <table:table-cell table:number-columns-repeated="35"/>
        </table:table-row>
        <table:table-row table:style-name="ro7">
          <table:table-cell table:style-name="ce370"/>
          <table:table-cell table:number-columns-repeated="35"/>
        </table:table-row>
        <table:table-row table:style-name="ro7">
          <table:table-cell table:style-name="ce371"/>
          <table:table-cell table:number-columns-repeated="35"/>
        </table:table-row>
        <table:table-row table:style-name="ro7">
          <table:table-cell table:style-name="ce372"/>
          <table:table-cell table:number-columns-repeated="35"/>
        </table:table-row>
        <table:table-row table:style-name="ro7">
          <table:table-cell table:style-name="ce373"/>
          <table:table-cell table:number-columns-repeated="35"/>
        </table:table-row>
        <table:table-row table:style-name="ro7">
          <table:table-cell table:style-name="ce374"/>
          <table:table-cell table:number-columns-repeated="35"/>
        </table:table-row>
        <table:table-row table:style-name="ro7">
          <table:table-cell table:style-name="ce375"/>
          <table:table-cell table:number-columns-repeated="35"/>
        </table:table-row>
        <table:table-row table:style-name="ro7">
          <table:table-cell table:style-name="ce376"/>
          <table:table-cell table:number-columns-repeated="35"/>
        </table:table-row>
        <table:table-row table:style-name="ro7">
          <table:table-cell table:style-name="ce377"/>
          <table:table-cell table:number-columns-repeated="35"/>
        </table:table-row>
        <table:table-row table:style-name="ro7">
          <table:table-cell table:style-name="ce378"/>
          <table:table-cell table:number-columns-repeated="35"/>
        </table:table-row>
        <table:table-row table:style-name="ro7">
          <table:table-cell table:style-name="ce379"/>
          <table:table-cell table:number-columns-repeated="35"/>
        </table:table-row>
        <table:table-row table:style-name="ro7">
          <table:table-cell table:style-name="ce380"/>
          <table:table-cell table:number-columns-repeated="35"/>
        </table:table-row>
        <table:table-row table:style-name="ro7">
          <table:table-cell table:style-name="ce381"/>
          <table:table-cell table:number-columns-repeated="35"/>
        </table:table-row>
        <table:table-row table:style-name="ro7">
          <table:table-cell table:style-name="ce382"/>
          <table:table-cell table:number-columns-repeated="35"/>
        </table:table-row>
        <table:table-row table:style-name="ro7">
          <table:table-cell table:style-name="ce383"/>
          <table:table-cell table:number-columns-repeated="35"/>
        </table:table-row>
        <table:table-row table:style-name="ro7">
          <table:table-cell table:style-name="ce384"/>
          <table:table-cell table:number-columns-repeated="35"/>
        </table:table-row>
        <table:table-row table:style-name="ro7">
          <table:table-cell table:style-name="ce385"/>
          <table:table-cell table:number-columns-repeated="35"/>
        </table:table-row>
        <table:table-row table:style-name="ro7">
          <table:table-cell table:style-name="ce386"/>
          <table:table-cell table:number-columns-repeated="35"/>
        </table:table-row>
        <table:table-row table:style-name="ro7">
          <table:table-cell table:style-name="ce387"/>
          <table:table-cell table:number-columns-repeated="35"/>
        </table:table-row>
        <table:table-row table:style-name="ro7">
          <table:table-cell table:style-name="ce388"/>
          <table:table-cell table:number-columns-repeated="35"/>
        </table:table-row>
        <table:table-row table:style-name="ro7">
          <table:table-cell table:style-name="ce389"/>
          <table:table-cell table:number-columns-repeated="35"/>
        </table:table-row>
        <table:table-row table:style-name="ro7">
          <table:table-cell table:style-name="ce390"/>
          <table:table-cell table:number-columns-repeated="35"/>
        </table:table-row>
        <table:table-row table:style-name="ro7">
          <table:table-cell table:style-name="ce391"/>
          <table:table-cell table:number-columns-repeated="35"/>
        </table:table-row>
        <table:table-row table:style-name="ro7">
          <table:table-cell table:style-name="ce392"/>
          <table:table-cell table:number-columns-repeated="35"/>
        </table:table-row>
        <table:table-row table:style-name="ro7">
          <table:table-cell table:style-name="ce393"/>
          <table:table-cell table:number-columns-repeated="35"/>
        </table:table-row>
        <table:table-row table:style-name="ro7">
          <table:table-cell table:style-name="ce394"/>
          <table:table-cell table:number-columns-repeated="35"/>
        </table:table-row>
        <table:table-row table:style-name="ro7">
          <table:table-cell table:style-name="ce395"/>
          <table:table-cell table:number-columns-repeated="35"/>
        </table:table-row>
        <table:table-row table:style-name="ro7">
          <table:table-cell table:style-name="ce396"/>
          <table:table-cell table:number-columns-repeated="35"/>
        </table:table-row>
        <table:table-row table:style-name="ro7">
          <table:table-cell table:style-name="ce397"/>
          <table:table-cell table:number-columns-repeated="35"/>
        </table:table-row>
        <table:table-row table:style-name="ro7">
          <table:table-cell table:style-name="ce398"/>
          <table:table-cell table:number-columns-repeated="35"/>
        </table:table-row>
        <table:table-row table:style-name="ro7">
          <table:table-cell table:style-name="ce399"/>
          <table:table-cell table:number-columns-repeated="35"/>
        </table:table-row>
        <table:table-row table:style-name="ro7">
          <table:table-cell table:style-name="ce400"/>
          <table:table-cell table:number-columns-repeated="35"/>
        </table:table-row>
        <table:table-row table:style-name="ro7">
          <table:table-cell table:style-name="ce401"/>
          <table:table-cell table:number-columns-repeated="35"/>
        </table:table-row>
        <table:table-row table:style-name="ro7">
          <table:table-cell table:style-name="ce402"/>
          <table:table-cell table:number-columns-repeated="35"/>
        </table:table-row>
        <calcext:conditional-formats>
          <calcext:conditional-format calcext:target-range-address="'Ile déserte_2'.A17:'Ile déserte_2'.A17">
            <calcext:condition calcext:apply-style-name="Sans nom1" calcext:value="!=&quot;&quot;" calcext:base-cell-address="'Ile déserte_2'.A17"/>
          </calcext:conditional-format>
          <calcext:conditional-format calcext:target-range-address="'Ile déserte_2'.A18:'Ile déserte_2'.A18">
            <calcext:condition calcext:apply-style-name="Sans nom1" calcext:value="!=&quot;&quot;" calcext:base-cell-address="'Ile déserte_2'.A18"/>
          </calcext:conditional-format>
          <calcext:conditional-format calcext:target-range-address="'Ile déserte_2'.A19:'Ile déserte_2'.A19">
            <calcext:condition calcext:apply-style-name="Sans nom1" calcext:value="!=&quot;&quot;" calcext:base-cell-address="'Ile déserte_2'.A19"/>
          </calcext:conditional-format>
          <calcext:conditional-format calcext:target-range-address="'Ile déserte_2'.A20:'Ile déserte_2'.A20">
            <calcext:condition calcext:apply-style-name="Sans nom1" calcext:value="!=&quot;&quot;" calcext:base-cell-address="'Ile déserte_2'.A20"/>
          </calcext:conditional-format>
          <calcext:conditional-format calcext:target-range-address="'Ile déserte_2'.A21:'Ile déserte_2'.A21">
            <calcext:condition calcext:apply-style-name="Sans nom1" calcext:value="!=&quot;&quot;" calcext:base-cell-address="'Ile déserte_2'.A21"/>
          </calcext:conditional-format>
          <calcext:conditional-format calcext:target-range-address="'Ile déserte_2'.A22:'Ile déserte_2'.A22">
            <calcext:condition calcext:apply-style-name="Sans nom1" calcext:value="!=&quot;&quot;" calcext:base-cell-address="'Ile déserte_2'.A22"/>
          </calcext:conditional-format>
          <calcext:conditional-format calcext:target-range-address="'Ile déserte_2'.A23:'Ile déserte_2'.A23">
            <calcext:condition calcext:apply-style-name="Sans nom1" calcext:value="!=&quot;&quot;" calcext:base-cell-address="'Ile déserte_2'.A23"/>
          </calcext:conditional-format>
          <calcext:conditional-format calcext:target-range-address="'Ile déserte_2'.A24:'Ile déserte_2'.A24">
            <calcext:condition calcext:apply-style-name="Sans nom1" calcext:value="!=&quot;&quot;" calcext:base-cell-address="'Ile déserte_2'.A24"/>
          </calcext:conditional-format>
          <calcext:conditional-format calcext:target-range-address="'Ile déserte_2'.A25:'Ile déserte_2'.A25">
            <calcext:condition calcext:apply-style-name="Sans nom1" calcext:value="!=&quot;&quot;" calcext:base-cell-address="'Ile déserte_2'.A25"/>
          </calcext:conditional-format>
          <calcext:conditional-format calcext:target-range-address="'Ile déserte_2'.A26:'Ile déserte_2'.A26">
            <calcext:condition calcext:apply-style-name="Sans nom1" calcext:value="!=&quot;&quot;" calcext:base-cell-address="'Ile déserte_2'.A26"/>
          </calcext:conditional-format>
          <calcext:conditional-format calcext:target-range-address="'Ile déserte_2'.A27:'Ile déserte_2'.A27">
            <calcext:condition calcext:apply-style-name="Sans nom1" calcext:value="!=&quot;&quot;" calcext:base-cell-address="'Ile déserte_2'.A27"/>
          </calcext:conditional-format>
          <calcext:conditional-format calcext:target-range-address="'Ile déserte_2'.A28:'Ile déserte_2'.A28">
            <calcext:condition calcext:apply-style-name="Sans nom1" calcext:value="!=&quot;&quot;" calcext:base-cell-address="'Ile déserte_2'.A28"/>
          </calcext:conditional-format>
          <calcext:conditional-format calcext:target-range-address="'Ile déserte_2'.A29:'Ile déserte_2'.A29">
            <calcext:condition calcext:apply-style-name="Sans nom1" calcext:value="!=&quot;&quot;" calcext:base-cell-address="'Ile déserte_2'.A29"/>
          </calcext:conditional-format>
          <calcext:conditional-format calcext:target-range-address="'Ile déserte_2'.A30:'Ile déserte_2'.A30">
            <calcext:condition calcext:apply-style-name="Sans nom1" calcext:value="!=&quot;&quot;" calcext:base-cell-address="'Ile déserte_2'.A30"/>
          </calcext:conditional-format>
          <calcext:conditional-format calcext:target-range-address="'Ile déserte_2'.A31:'Ile déserte_2'.A31">
            <calcext:condition calcext:apply-style-name="Sans nom1" calcext:value="!=&quot;&quot;" calcext:base-cell-address="'Ile déserte_2'.A31"/>
          </calcext:conditional-format>
          <calcext:conditional-format calcext:target-range-address="'Ile déserte_2'.A32:'Ile déserte_2'.A32">
            <calcext:condition calcext:apply-style-name="Sans nom1" calcext:value="!=&quot;&quot;" calcext:base-cell-address="'Ile déserte_2'.A32"/>
          </calcext:conditional-format>
          <calcext:conditional-format calcext:target-range-address="'Ile déserte_2'.A33:'Ile déserte_2'.A33">
            <calcext:condition calcext:apply-style-name="Sans nom1" calcext:value="!=&quot;&quot;" calcext:base-cell-address="'Ile déserte_2'.A33"/>
          </calcext:conditional-format>
          <calcext:conditional-format calcext:target-range-address="'Ile déserte_2'.A34:'Ile déserte_2'.A34">
            <calcext:condition calcext:apply-style-name="Sans nom1" calcext:value="!=&quot;&quot;" calcext:base-cell-address="'Ile déserte_2'.A34"/>
          </calcext:conditional-format>
          <calcext:conditional-format calcext:target-range-address="'Ile déserte_2'.A35:'Ile déserte_2'.A35">
            <calcext:condition calcext:apply-style-name="Sans nom1" calcext:value="!=&quot;&quot;" calcext:base-cell-address="'Ile déserte_2'.A35"/>
          </calcext:conditional-format>
          <calcext:conditional-format calcext:target-range-address="'Ile déserte_2'.A36:'Ile déserte_2'.A36">
            <calcext:condition calcext:apply-style-name="Sans nom1" calcext:value="!=&quot;&quot;" calcext:base-cell-address="'Ile déserte_2'.A36"/>
          </calcext:conditional-format>
          <calcext:conditional-format calcext:target-range-address="'Ile déserte_2'.A37:'Ile déserte_2'.A37">
            <calcext:condition calcext:apply-style-name="Sans nom1" calcext:value="!=&quot;&quot;" calcext:base-cell-address="'Ile déserte_2'.A37"/>
          </calcext:conditional-format>
          <calcext:conditional-format calcext:target-range-address="'Ile déserte_2'.A38:'Ile déserte_2'.A38">
            <calcext:condition calcext:apply-style-name="Sans nom1" calcext:value="!=&quot;&quot;" calcext:base-cell-address="'Ile déserte_2'.A38"/>
          </calcext:conditional-format>
          <calcext:conditional-format calcext:target-range-address="'Ile déserte_2'.A39:'Ile déserte_2'.A39">
            <calcext:condition calcext:apply-style-name="Sans nom1" calcext:value="!=&quot;&quot;" calcext:base-cell-address="'Ile déserte_2'.A39"/>
          </calcext:conditional-format>
          <calcext:conditional-format calcext:target-range-address="'Ile déserte_2'.A40:'Ile déserte_2'.A40">
            <calcext:condition calcext:apply-style-name="Sans nom1" calcext:value="!=&quot;&quot;" calcext:base-cell-address="'Ile déserte_2'.A40"/>
          </calcext:conditional-format>
          <calcext:conditional-format calcext:target-range-address="'Ile déserte_2'.A41:'Ile déserte_2'.A41">
            <calcext:condition calcext:apply-style-name="Sans nom1" calcext:value="!=&quot;&quot;" calcext:base-cell-address="'Ile déserte_2'.A41"/>
          </calcext:conditional-format>
          <calcext:conditional-format calcext:target-range-address="'Ile déserte_2'.A42:'Ile déserte_2'.A42">
            <calcext:condition calcext:apply-style-name="Sans nom1" calcext:value="!=&quot;&quot;" calcext:base-cell-address="'Ile déserte_2'.A42"/>
          </calcext:conditional-format>
          <calcext:conditional-format calcext:target-range-address="'Ile déserte_2'.A43:'Ile déserte_2'.A43">
            <calcext:condition calcext:apply-style-name="Sans nom1" calcext:value="!=&quot;&quot;" calcext:base-cell-address="'Ile déserte_2'.A43"/>
          </calcext:conditional-format>
          <calcext:conditional-format calcext:target-range-address="'Ile déserte_2'.A44:'Ile déserte_2'.A44">
            <calcext:condition calcext:apply-style-name="Sans nom1" calcext:value="!=&quot;&quot;" calcext:base-cell-address="'Ile déserte_2'.A44"/>
          </calcext:conditional-format>
          <calcext:conditional-format calcext:target-range-address="'Ile déserte_2'.A45:'Ile déserte_2'.A45">
            <calcext:condition calcext:apply-style-name="Sans nom1" calcext:value="!=&quot;&quot;" calcext:base-cell-address="'Ile déserte_2'.A45"/>
          </calcext:conditional-format>
          <calcext:conditional-format calcext:target-range-address="'Ile déserte_2'.A46:'Ile déserte_2'.A46">
            <calcext:condition calcext:apply-style-name="Sans nom1" calcext:value="!=&quot;&quot;" calcext:base-cell-address="'Ile déserte_2'.A46"/>
          </calcext:conditional-format>
          <calcext:conditional-format calcext:target-range-address="'Ile déserte_2'.A47:'Ile déserte_2'.A47">
            <calcext:condition calcext:apply-style-name="Sans nom1" calcext:value="!=&quot;&quot;" calcext:base-cell-address="'Ile déserte_2'.A47"/>
          </calcext:conditional-format>
          <calcext:conditional-format calcext:target-range-address="'Ile déserte_2'.A48:'Ile déserte_2'.A48">
            <calcext:condition calcext:apply-style-name="Sans nom1" calcext:value="!=&quot;&quot;" calcext:base-cell-address="'Ile déserte_2'.A48"/>
          </calcext:conditional-format>
          <calcext:conditional-format calcext:target-range-address="'Ile déserte_2'.A49:'Ile déserte_2'.A49">
            <calcext:condition calcext:apply-style-name="Sans nom1" calcext:value="!=&quot;&quot;" calcext:base-cell-address="'Ile déserte_2'.A49"/>
          </calcext:conditional-format>
          <calcext:conditional-format calcext:target-range-address="'Ile déserte_2'.A50:'Ile déserte_2'.A50">
            <calcext:condition calcext:apply-style-name="Sans nom1" calcext:value="!=&quot;&quot;" calcext:base-cell-address="'Ile déserte_2'.A50"/>
          </calcext:conditional-format>
          <calcext:conditional-format calcext:target-range-address="'Ile déserte_2'.A51:'Ile déserte_2'.A51">
            <calcext:condition calcext:apply-style-name="Sans nom1" calcext:value="!=&quot;&quot;" calcext:base-cell-address="'Ile déserte_2'.A51"/>
          </calcext:conditional-format>
          <calcext:conditional-format calcext:target-range-address="'Ile déserte_2'.A52:'Ile déserte_2'.A52">
            <calcext:condition calcext:apply-style-name="Sans nom1" calcext:value="!=&quot;&quot;" calcext:base-cell-address="'Ile déserte_2'.A52"/>
          </calcext:conditional-format>
          <calcext:conditional-format calcext:target-range-address="'Ile déserte_2'.A53:'Ile déserte_2'.A53">
            <calcext:condition calcext:apply-style-name="Sans nom1" calcext:value="!=&quot;&quot;" calcext:base-cell-address="'Ile déserte_2'.A53"/>
          </calcext:conditional-format>
          <calcext:conditional-format calcext:target-range-address="'Ile déserte_2'.A54:'Ile déserte_2'.A54">
            <calcext:condition calcext:apply-style-name="Sans nom1" calcext:value="!=&quot;&quot;" calcext:base-cell-address="'Ile déserte_2'.A54"/>
          </calcext:conditional-format>
          <calcext:conditional-format calcext:target-range-address="'Ile déserte_2'.A55:'Ile déserte_2'.A55">
            <calcext:condition calcext:apply-style-name="Sans nom1" calcext:value="!=&quot;&quot;" calcext:base-cell-address="'Ile déserte_2'.A55"/>
          </calcext:conditional-format>
          <calcext:conditional-format calcext:target-range-address="'Ile déserte_2'.A56:'Ile déserte_2'.A56">
            <calcext:condition calcext:apply-style-name="Sans nom1" calcext:value="!=&quot;&quot;" calcext:base-cell-address="'Ile déserte_2'.A56"/>
          </calcext:conditional-format>
          <calcext:conditional-format calcext:target-range-address="'Ile déserte_2'.A57:'Ile déserte_2'.A57">
            <calcext:condition calcext:apply-style-name="Sans nom1" calcext:value="!=&quot;&quot;" calcext:base-cell-address="'Ile déserte_2'.A57"/>
          </calcext:conditional-format>
          <calcext:conditional-format calcext:target-range-address="'Ile déserte_2'.A58:'Ile déserte_2'.A58">
            <calcext:condition calcext:apply-style-name="Sans nom1" calcext:value="!=&quot;&quot;" calcext:base-cell-address="'Ile déserte_2'.A58"/>
          </calcext:conditional-format>
          <calcext:conditional-format calcext:target-range-address="'Ile déserte_2'.A59:'Ile déserte_2'.A59">
            <calcext:condition calcext:apply-style-name="Sans nom1" calcext:value="!=&quot;&quot;" calcext:base-cell-address="'Ile déserte_2'.A59"/>
          </calcext:conditional-format>
          <calcext:conditional-format calcext:target-range-address="'Ile déserte_2'.A60:'Ile déserte_2'.A60">
            <calcext:condition calcext:apply-style-name="Sans nom1" calcext:value="!=&quot;&quot;" calcext:base-cell-address="'Ile déserte_2'.A60"/>
          </calcext:conditional-format>
          <calcext:conditional-format calcext:target-range-address="'Ile déserte_2'.A61:'Ile déserte_2'.A61">
            <calcext:condition calcext:apply-style-name="Sans nom1" calcext:value="!=&quot;&quot;" calcext:base-cell-address="'Ile déserte_2'.A61"/>
          </calcext:conditional-format>
          <calcext:conditional-format calcext:target-range-address="'Ile déserte_2'.A62:'Ile déserte_2'.A62">
            <calcext:condition calcext:apply-style-name="Sans nom1" calcext:value="!=&quot;&quot;" calcext:base-cell-address="'Ile déserte_2'.A62"/>
          </calcext:conditional-format>
          <calcext:conditional-format calcext:target-range-address="'Ile déserte_2'.A63:'Ile déserte_2'.A63">
            <calcext:condition calcext:apply-style-name="Sans nom1" calcext:value="!=&quot;&quot;" calcext:base-cell-address="'Ile déserte_2'.A63"/>
          </calcext:conditional-format>
          <calcext:conditional-format calcext:target-range-address="'Ile déserte_2'.A64:'Ile déserte_2'.A64">
            <calcext:condition calcext:apply-style-name="Sans nom1" calcext:value="!=&quot;&quot;" calcext:base-cell-address="'Ile déserte_2'.A64"/>
          </calcext:conditional-format>
          <calcext:conditional-format calcext:target-range-address="'Ile déserte_2'.A65:'Ile déserte_2'.A65">
            <calcext:condition calcext:apply-style-name="Sans nom1" calcext:value="!=&quot;&quot;" calcext:base-cell-address="'Ile déserte_2'.A65"/>
          </calcext:conditional-format>
          <calcext:conditional-format calcext:target-range-address="'Ile déserte_2'.A66:'Ile déserte_2'.A66">
            <calcext:condition calcext:apply-style-name="Sans nom1" calcext:value="!=&quot;&quot;" calcext:base-cell-address="'Ile déserte_2'.A66"/>
          </calcext:conditional-format>
          <calcext:conditional-format calcext:target-range-address="'Ile déserte_2'.A67:'Ile déserte_2'.A67">
            <calcext:condition calcext:apply-style-name="Sans nom1" calcext:value="!=&quot;&quot;" calcext:base-cell-address="'Ile déserte_2'.A67"/>
          </calcext:conditional-format>
          <calcext:conditional-format calcext:target-range-address="'Ile déserte_2'.A68:'Ile déserte_2'.A68">
            <calcext:condition calcext:apply-style-name="Sans nom1" calcext:value="!=&quot;&quot;" calcext:base-cell-address="'Ile déserte_2'.A68"/>
          </calcext:conditional-format>
          <calcext:conditional-format calcext:target-range-address="'Ile déserte_2'.A69:'Ile déserte_2'.A69">
            <calcext:condition calcext:apply-style-name="Sans nom1" calcext:value="!=&quot;&quot;" calcext:base-cell-address="'Ile déserte_2'.A69"/>
          </calcext:conditional-format>
          <calcext:conditional-format calcext:target-range-address="'Ile déserte_2'.A70:'Ile déserte_2'.A70">
            <calcext:condition calcext:apply-style-name="Sans nom1" calcext:value="!=&quot;&quot;" calcext:base-cell-address="'Ile déserte_2'.A70"/>
          </calcext:conditional-format>
          <calcext:conditional-format calcext:target-range-address="'Ile déserte_2'.A71:'Ile déserte_2'.A71">
            <calcext:condition calcext:apply-style-name="Sans nom1" calcext:value="!=&quot;&quot;" calcext:base-cell-address="'Ile déserte_2'.A71"/>
          </calcext:conditional-format>
          <calcext:conditional-format calcext:target-range-address="'Ile déserte_2'.A72:'Ile déserte_2'.A72">
            <calcext:condition calcext:apply-style-name="Sans nom1" calcext:value="!=&quot;&quot;" calcext:base-cell-address="'Ile déserte_2'.A72"/>
          </calcext:conditional-format>
          <calcext:conditional-format calcext:target-range-address="'Ile déserte_2'.A73:'Ile déserte_2'.A73">
            <calcext:condition calcext:apply-style-name="Sans nom1" calcext:value="!=&quot;&quot;" calcext:base-cell-address="'Ile déserte_2'.A73"/>
          </calcext:conditional-format>
          <calcext:conditional-format calcext:target-range-address="'Ile déserte_2'.A74:'Ile déserte_2'.A74">
            <calcext:condition calcext:apply-style-name="Sans nom1" calcext:value="!=&quot;&quot;" calcext:base-cell-address="'Ile déserte_2'.A74"/>
          </calcext:conditional-format>
          <calcext:conditional-format calcext:target-range-address="'Ile déserte_2'.A75:'Ile déserte_2'.A75">
            <calcext:condition calcext:apply-style-name="Sans nom1" calcext:value="!=&quot;&quot;" calcext:base-cell-address="'Ile déserte_2'.A75"/>
          </calcext:conditional-format>
          <calcext:conditional-format calcext:target-range-address="'Ile déserte_2'.A76:'Ile déserte_2'.A76">
            <calcext:condition calcext:apply-style-name="Sans nom1" calcext:value="!=&quot;&quot;" calcext:base-cell-address="'Ile déserte_2'.A76"/>
          </calcext:conditional-format>
          <calcext:conditional-format calcext:target-range-address="'Ile déserte_2'.A77:'Ile déserte_2'.A77">
            <calcext:condition calcext:apply-style-name="Sans nom1" calcext:value="!=&quot;&quot;" calcext:base-cell-address="'Ile déserte_2'.A77"/>
          </calcext:conditional-format>
          <calcext:conditional-format calcext:target-range-address="'Ile déserte_2'.A78:'Ile déserte_2'.A78">
            <calcext:condition calcext:apply-style-name="Sans nom1" calcext:value="!=&quot;&quot;" calcext:base-cell-address="'Ile déserte_2'.A78"/>
          </calcext:conditional-format>
          <calcext:conditional-format calcext:target-range-address="'Ile déserte_2'.A79:'Ile déserte_2'.A79">
            <calcext:condition calcext:apply-style-name="Sans nom1" calcext:value="!=&quot;&quot;" calcext:base-cell-address="'Ile déserte_2'.A79"/>
          </calcext:conditional-format>
          <calcext:conditional-format calcext:target-range-address="'Ile déserte_2'.A80:'Ile déserte_2'.A80">
            <calcext:condition calcext:apply-style-name="Sans nom1" calcext:value="!=&quot;&quot;" calcext:base-cell-address="'Ile déserte_2'.A80"/>
          </calcext:conditional-format>
          <calcext:conditional-format calcext:target-range-address="'Ile déserte_2'.A81:'Ile déserte_2'.A81">
            <calcext:condition calcext:apply-style-name="Sans nom1" calcext:value="!=&quot;&quot;" calcext:base-cell-address="'Ile déserte_2'.A81"/>
          </calcext:conditional-format>
          <calcext:conditional-format calcext:target-range-address="'Ile déserte_2'.A82:'Ile déserte_2'.A82">
            <calcext:condition calcext:apply-style-name="Sans nom1" calcext:value="!=&quot;&quot;" calcext:base-cell-address="'Ile déserte_2'.A82"/>
          </calcext:conditional-format>
          <calcext:conditional-format calcext:target-range-address="'Ile déserte_2'.A83:'Ile déserte_2'.A83">
            <calcext:condition calcext:apply-style-name="Sans nom1" calcext:value="!=&quot;&quot;" calcext:base-cell-address="'Ile déserte_2'.A83"/>
          </calcext:conditional-format>
          <calcext:conditional-format calcext:target-range-address="'Ile déserte_2'.A84:'Ile déserte_2'.A84">
            <calcext:condition calcext:apply-style-name="Sans nom1" calcext:value="!=&quot;&quot;" calcext:base-cell-address="'Ile déserte_2'.A84"/>
          </calcext:conditional-format>
          <calcext:conditional-format calcext:target-range-address="'Ile déserte_2'.A85:'Ile déserte_2'.A85">
            <calcext:condition calcext:apply-style-name="Sans nom1" calcext:value="!=&quot;&quot;" calcext:base-cell-address="'Ile déserte_2'.A85"/>
          </calcext:conditional-format>
          <calcext:conditional-format calcext:target-range-address="'Ile déserte_2'.A86:'Ile déserte_2'.A86">
            <calcext:condition calcext:apply-style-name="Sans nom1" calcext:value="!=&quot;&quot;" calcext:base-cell-address="'Ile déserte_2'.A86"/>
          </calcext:conditional-format>
          <calcext:conditional-format calcext:target-range-address="'Ile déserte_2'.A87:'Ile déserte_2'.A87">
            <calcext:condition calcext:apply-style-name="Sans nom1" calcext:value="!=&quot;&quot;" calcext:base-cell-address="'Ile déserte_2'.A87"/>
          </calcext:conditional-format>
          <calcext:conditional-format calcext:target-range-address="'Ile déserte_2'.A88:'Ile déserte_2'.A88">
            <calcext:condition calcext:apply-style-name="Sans nom1" calcext:value="!=&quot;&quot;" calcext:base-cell-address="'Ile déserte_2'.A88"/>
          </calcext:conditional-format>
          <calcext:conditional-format calcext:target-range-address="'Ile déserte_2'.A89:'Ile déserte_2'.A89">
            <calcext:condition calcext:apply-style-name="Sans nom1" calcext:value="!=&quot;&quot;" calcext:base-cell-address="'Ile déserte_2'.A89"/>
          </calcext:conditional-format>
          <calcext:conditional-format calcext:target-range-address="'Ile déserte_2'.A90:'Ile déserte_2'.A90">
            <calcext:condition calcext:apply-style-name="Sans nom1" calcext:value="!=&quot;&quot;" calcext:base-cell-address="'Ile déserte_2'.A90"/>
          </calcext:conditional-format>
          <calcext:conditional-format calcext:target-range-address="'Ile déserte_2'.A91:'Ile déserte_2'.A91">
            <calcext:condition calcext:apply-style-name="Sans nom1" calcext:value="!=&quot;&quot;" calcext:base-cell-address="'Ile déserte_2'.A91"/>
          </calcext:conditional-format>
          <calcext:conditional-format calcext:target-range-address="'Ile déserte_2'.A92:'Ile déserte_2'.A92">
            <calcext:condition calcext:apply-style-name="Sans nom1" calcext:value="!=&quot;&quot;" calcext:base-cell-address="'Ile déserte_2'.A92"/>
          </calcext:conditional-format>
          <calcext:conditional-format calcext:target-range-address="'Ile déserte_2'.A93:'Ile déserte_2'.A93">
            <calcext:condition calcext:apply-style-name="Sans nom1" calcext:value="!=&quot;&quot;" calcext:base-cell-address="'Ile déserte_2'.A93"/>
          </calcext:conditional-format>
          <calcext:conditional-format calcext:target-range-address="'Ile déserte_2'.A94:'Ile déserte_2'.A94">
            <calcext:condition calcext:apply-style-name="Sans nom1" calcext:value="!=&quot;&quot;" calcext:base-cell-address="'Ile déserte_2'.A94"/>
          </calcext:conditional-format>
          <calcext:conditional-format calcext:target-range-address="'Ile déserte_2'.A95:'Ile déserte_2'.A95">
            <calcext:condition calcext:apply-style-name="Sans nom1" calcext:value="!=&quot;&quot;" calcext:base-cell-address="'Ile déserte_2'.A95"/>
          </calcext:conditional-format>
          <calcext:conditional-format calcext:target-range-address="'Ile déserte_2'.A96:'Ile déserte_2'.A96">
            <calcext:condition calcext:apply-style-name="Sans nom1" calcext:value="!=&quot;&quot;" calcext:base-cell-address="'Ile déserte_2'.A96"/>
          </calcext:conditional-format>
          <calcext:conditional-format calcext:target-range-address="'Ile déserte_2'.A97:'Ile déserte_2'.A97">
            <calcext:condition calcext:apply-style-name="Sans nom1" calcext:value="!=&quot;&quot;" calcext:base-cell-address="'Ile déserte_2'.A97"/>
          </calcext:conditional-format>
          <calcext:conditional-format calcext:target-range-address="'Ile déserte_2'.A98:'Ile déserte_2'.A98">
            <calcext:condition calcext:apply-style-name="Sans nom1" calcext:value="!=&quot;&quot;" calcext:base-cell-address="'Ile déserte_2'.A98"/>
          </calcext:conditional-format>
          <calcext:conditional-format calcext:target-range-address="'Ile déserte_2'.A99:'Ile déserte_2'.A99">
            <calcext:condition calcext:apply-style-name="Sans nom1" calcext:value="!=&quot;&quot;" calcext:base-cell-address="'Ile déserte_2'.A99"/>
          </calcext:conditional-format>
          <calcext:conditional-format calcext:target-range-address="'Ile déserte_2'.A100:'Ile déserte_2'.A100">
            <calcext:condition calcext:apply-style-name="Sans nom1" calcext:value="!=&quot;&quot;" calcext:base-cell-address="'Ile déserte_2'.A100"/>
          </calcext:conditional-format>
          <calcext:conditional-format calcext:target-range-address="'Ile déserte_2'.A101:'Ile déserte_2'.A101">
            <calcext:condition calcext:apply-style-name="Sans nom1" calcext:value="!=&quot;&quot;" calcext:base-cell-address="'Ile déserte_2'.A101"/>
          </calcext:conditional-format>
          <calcext:conditional-format calcext:target-range-address="'Ile déserte_2'.A102:'Ile déserte_2'.A102">
            <calcext:condition calcext:apply-style-name="Sans nom1" calcext:value="!=&quot;&quot;" calcext:base-cell-address="'Ile déserte_2'.A102"/>
          </calcext:conditional-format>
          <calcext:conditional-format calcext:target-range-address="'Ile déserte_2'.A103:'Ile déserte_2'.A103">
            <calcext:condition calcext:apply-style-name="Sans nom1" calcext:value="!=&quot;&quot;" calcext:base-cell-address="'Ile déserte_2'.A103"/>
          </calcext:conditional-format>
          <calcext:conditional-format calcext:target-range-address="'Ile déserte_2'.A104:'Ile déserte_2'.A104">
            <calcext:condition calcext:apply-style-name="Sans nom1" calcext:value="!=&quot;&quot;" calcext:base-cell-address="'Ile déserte_2'.A104"/>
          </calcext:conditional-format>
          <calcext:conditional-format calcext:target-range-address="'Ile déserte_2'.A105:'Ile déserte_2'.A105">
            <calcext:condition calcext:apply-style-name="Sans nom1" calcext:value="!=&quot;&quot;" calcext:base-cell-address="'Ile déserte_2'.A105"/>
          </calcext:conditional-format>
          <calcext:conditional-format calcext:target-range-address="'Ile déserte_2'.A106:'Ile déserte_2'.A106">
            <calcext:condition calcext:apply-style-name="Sans nom1" calcext:value="!=&quot;&quot;" calcext:base-cell-address="'Ile déserte_2'.A106"/>
          </calcext:conditional-format>
          <calcext:conditional-format calcext:target-range-address="'Ile déserte_2'.A107:'Ile déserte_2'.A107">
            <calcext:condition calcext:apply-style-name="Sans nom1" calcext:value="!=&quot;&quot;" calcext:base-cell-address="'Ile déserte_2'.A107"/>
          </calcext:conditional-format>
          <calcext:conditional-format calcext:target-range-address="'Ile déserte_2'.A108:'Ile déserte_2'.A108">
            <calcext:condition calcext:apply-style-name="Sans nom1" calcext:value="!=&quot;&quot;" calcext:base-cell-address="'Ile déserte_2'.A108"/>
          </calcext:conditional-format>
          <calcext:conditional-format calcext:target-range-address="'Ile déserte_2'.A109:'Ile déserte_2'.A109">
            <calcext:condition calcext:apply-style-name="Sans nom1" calcext:value="!=&quot;&quot;" calcext:base-cell-address="'Ile déserte_2'.A109"/>
          </calcext:conditional-format>
          <calcext:conditional-format calcext:target-range-address="'Ile déserte_2'.A110:'Ile déserte_2'.A110">
            <calcext:condition calcext:apply-style-name="Sans nom1" calcext:value="!=&quot;&quot;" calcext:base-cell-address="'Ile déserte_2'.A110"/>
          </calcext:conditional-format>
          <calcext:conditional-format calcext:target-range-address="'Ile déserte_2'.A111:'Ile déserte_2'.A111">
            <calcext:condition calcext:apply-style-name="Sans nom1" calcext:value="!=&quot;&quot;" calcext:base-cell-address="'Ile déserte_2'.A111"/>
          </calcext:conditional-format>
          <calcext:conditional-format calcext:target-range-address="'Ile déserte_2'.A112:'Ile déserte_2'.A112">
            <calcext:condition calcext:apply-style-name="Sans nom1" calcext:value="!=&quot;&quot;" calcext:base-cell-address="'Ile déserte_2'.A112"/>
          </calcext:conditional-format>
          <calcext:conditional-format calcext:target-range-address="'Ile déserte_2'.A113:'Ile déserte_2'.A113">
            <calcext:condition calcext:apply-style-name="Sans nom1" calcext:value="!=&quot;&quot;" calcext:base-cell-address="'Ile déserte_2'.A113"/>
          </calcext:conditional-format>
          <calcext:conditional-format calcext:target-range-address="'Ile déserte_2'.A114:'Ile déserte_2'.A114">
            <calcext:condition calcext:apply-style-name="Sans nom1" calcext:value="!=&quot;&quot;" calcext:base-cell-address="'Ile déserte_2'.A114"/>
          </calcext:conditional-format>
          <calcext:conditional-format calcext:target-range-address="'Ile déserte_2'.A115:'Ile déserte_2'.A115">
            <calcext:condition calcext:apply-style-name="Sans nom1" calcext:value="!=&quot;&quot;" calcext:base-cell-address="'Ile déserte_2'.A115"/>
          </calcext:conditional-format>
          <calcext:conditional-format calcext:target-range-address="'Ile déserte_2'.A116:'Ile déserte_2'.A116">
            <calcext:condition calcext:apply-style-name="Sans nom1" calcext:value="!=&quot;&quot;" calcext:base-cell-address="'Ile déserte_2'.A116"/>
          </calcext:conditional-format>
          <calcext:conditional-format calcext:target-range-address="'Ile déserte_2'.A117:'Ile déserte_2'.A117">
            <calcext:condition calcext:apply-style-name="Sans nom1" calcext:value="!=&quot;&quot;" calcext:base-cell-address="'Ile déserte_2'.A117"/>
          </calcext:conditional-format>
          <calcext:conditional-format calcext:target-range-address="'Ile déserte_2'.A118:'Ile déserte_2'.A118">
            <calcext:condition calcext:apply-style-name="Sans nom1" calcext:value="!=&quot;&quot;" calcext:base-cell-address="'Ile déserte_2'.A118"/>
          </calcext:conditional-format>
          <calcext:conditional-format calcext:target-range-address="'Ile déserte_2'.A119:'Ile déserte_2'.A119">
            <calcext:condition calcext:apply-style-name="Sans nom1" calcext:value="!=&quot;&quot;" calcext:base-cell-address="'Ile déserte_2'.A119"/>
          </calcext:conditional-format>
          <calcext:conditional-format calcext:target-range-address="'Ile déserte_2'.A120:'Ile déserte_2'.A120">
            <calcext:condition calcext:apply-style-name="Sans nom1" calcext:value="!=&quot;&quot;" calcext:base-cell-address="'Ile déserte_2'.A120"/>
          </calcext:conditional-format>
          <calcext:conditional-format calcext:target-range-address="'Ile déserte_2'.A121:'Ile déserte_2'.A121">
            <calcext:condition calcext:apply-style-name="Sans nom1" calcext:value="!=&quot;&quot;" calcext:base-cell-address="'Ile déserte_2'.A121"/>
          </calcext:conditional-format>
          <calcext:conditional-format calcext:target-range-address="'Ile déserte_2'.A122:'Ile déserte_2'.A122">
            <calcext:condition calcext:apply-style-name="Sans nom1" calcext:value="!=&quot;&quot;" calcext:base-cell-address="'Ile déserte_2'.A122"/>
          </calcext:conditional-format>
          <calcext:conditional-format calcext:target-range-address="'Ile déserte_2'.B15:'Ile déserte_2'.B15">
            <calcext:condition calcext:apply-style-name="Sans nom1" calcext:value="!=&quot;&quot;" calcext:base-cell-address="'Ile déserte_2'.B15"/>
          </calcext:conditional-format>
          <calcext:conditional-format calcext:target-range-address="'Ile déserte_2'.B16:'Ile déserte_2'.B16">
            <calcext:condition calcext:apply-style-name="Sans nom1" calcext:value="!=&quot;&quot;" calcext:base-cell-address="'Ile déserte_2'.B16"/>
          </calcext:conditional-format>
          <calcext:conditional-format calcext:target-range-address="'Ile déserte_2'.A3:'Ile déserte_2'.A3">
            <calcext:condition calcext:apply-style-name="Sans nom1" calcext:value="!=&quot;&quot;" calcext:base-cell-address="'Ile déserte_2'.A3"/>
          </calcext:conditional-format>
          <calcext:conditional-format calcext:target-range-address="'Ile déserte_2'.A4:'Ile déserte_2'.A4">
            <calcext:condition calcext:apply-style-name="Sans nom1" calcext:value="!=&quot;&quot;" calcext:base-cell-address="'Ile déserte_2'.A4"/>
          </calcext:conditional-format>
          <calcext:conditional-format calcext:target-range-address="'Ile déserte_2'.B3:'Ile déserte_2'.B3">
            <calcext:condition calcext:apply-style-name="Sans nom1" calcext:value="!=&quot;&quot;" calcext:base-cell-address="'Ile déserte_2'.B3"/>
          </calcext:conditional-format>
          <calcext:conditional-format calcext:target-range-address="'Ile déserte_2'.B4:'Ile déserte_2'.B4">
            <calcext:condition calcext:apply-style-name="Sans nom1" calcext:value="!=&quot;&quot;" calcext:base-cell-address="'Ile déserte_2'.B4"/>
          </calcext:conditional-format>
          <calcext:conditional-format calcext:target-range-address="'Ile déserte_2'.C3:'Ile déserte_2'.C3">
            <calcext:condition calcext:apply-style-name="Sans nom1" calcext:value="!=&quot;&quot;" calcext:base-cell-address="'Ile déserte_2'.C3"/>
          </calcext:conditional-format>
          <calcext:conditional-format calcext:target-range-address="'Ile déserte_2'.C4:'Ile déserte_2'.C4">
            <calcext:condition calcext:apply-style-name="Sans nom1" calcext:value="!=&quot;&quot;" calcext:base-cell-address="'Ile déserte_2'.C4"/>
          </calcext:conditional-format>
          <calcext:conditional-format calcext:target-range-address="'Ile déserte_2'.D3:'Ile déserte_2'.D3">
            <calcext:condition calcext:apply-style-name="Sans nom1" calcext:value="!=&quot;&quot;" calcext:base-cell-address="'Ile déserte_2'.D3"/>
          </calcext:conditional-format>
          <calcext:conditional-format calcext:target-range-address="'Ile déserte_2'.D4:'Ile déserte_2'.D4">
            <calcext:condition calcext:apply-style-name="Sans nom1" calcext:value="!=&quot;&quot;" calcext:base-cell-address="'Ile déserte_2'.D4"/>
          </calcext:conditional-format>
          <calcext:conditional-format calcext:target-range-address="'Ile déserte_2'.A6:'Ile déserte_2'.A6">
            <calcext:condition calcext:apply-style-name="Sans nom1" calcext:value="!=&quot;&quot;" calcext:base-cell-address="'Ile déserte_2'.A6"/>
          </calcext:conditional-format>
          <calcext:conditional-format calcext:target-range-address="'Ile déserte_2'.A7:'Ile déserte_2'.A7">
            <calcext:condition calcext:apply-style-name="Sans nom1" calcext:value="!=&quot;&quot;" calcext:base-cell-address="'Ile déserte_2'.A7"/>
          </calcext:conditional-format>
          <calcext:conditional-format calcext:target-range-address="'Ile déserte_2'.B6:'Ile déserte_2'.B6">
            <calcext:condition calcext:apply-style-name="Sans nom1" calcext:value="!=&quot;&quot;" calcext:base-cell-address="'Ile déserte_2'.B6"/>
          </calcext:conditional-format>
          <calcext:conditional-format calcext:target-range-address="'Ile déserte_2'.C6:'Ile déserte_2'.C6">
            <calcext:condition calcext:apply-style-name="Sans nom1" calcext:value="!=&quot;&quot;" calcext:base-cell-address="'Ile déserte_2'.C6"/>
          </calcext:conditional-format>
          <calcext:conditional-format calcext:target-range-address="'Ile déserte_2'.D6:'Ile déserte_2'.D6">
            <calcext:condition calcext:apply-style-name="Sans nom1" calcext:value="!=&quot;&quot;" calcext:base-cell-address="'Ile déserte_2'.D6"/>
          </calcext:conditional-format>
          <calcext:conditional-format calcext:target-range-address="'Ile déserte_2'.A9:'Ile déserte_2'.A9">
            <calcext:condition calcext:apply-style-name="Sans nom1" calcext:value="!=&quot;&quot;" calcext:base-cell-address="'Ile déserte_2'.A9"/>
          </calcext:conditional-format>
          <calcext:conditional-format calcext:target-range-address="'Ile déserte_2'.A10:'Ile déserte_2'.A10">
            <calcext:condition calcext:apply-style-name="Sans nom1" calcext:value="!=&quot;&quot;" calcext:base-cell-address="'Ile déserte_2'.A10"/>
          </calcext:conditional-format>
          <calcext:conditional-format calcext:target-range-address="'Ile déserte_2'.B10:'Ile déserte_2'.B10">
            <calcext:condition calcext:apply-style-name="Sans nom1" calcext:value="!=&quot;&quot;" calcext:base-cell-address="'Ile déserte_2'.B10"/>
          </calcext:conditional-format>
          <calcext:conditional-format calcext:target-range-address="'Ile déserte_2'.D10:'Ile déserte_2'.D10">
            <calcext:condition calcext:apply-style-name="Sans nom1" calcext:value="!=&quot;&quot;" calcext:base-cell-address="'Ile déserte_2'.D10"/>
          </calcext:conditional-format>
          <calcext:conditional-format calcext:target-range-address="'Ile déserte_2'.A12:'Ile déserte_2'.A12">
            <calcext:condition calcext:apply-style-name="Sans nom1" calcext:value="!=&quot;&quot;" calcext:base-cell-address="'Ile déserte_2'.A12"/>
          </calcext:conditional-format>
          <calcext:conditional-format calcext:target-range-address="'Ile déserte_2'.A13:'Ile déserte_2'.A13">
            <calcext:condition calcext:apply-style-name="Sans nom1" calcext:value="!=&quot;&quot;" calcext:base-cell-address="'Ile déserte_2'.A13"/>
          </calcext:conditional-format>
          <calcext:conditional-format calcext:target-range-address="'Ile déserte_2'.B12:'Ile déserte_2'.B12">
            <calcext:condition calcext:apply-style-name="Sans nom1" calcext:value="!=&quot;&quot;" calcext:base-cell-address="'Ile déserte_2'.B12"/>
          </calcext:conditional-format>
          <calcext:conditional-format calcext:target-range-address="'Ile déserte_2'.B13:'Ile déserte_2'.B13">
            <calcext:condition calcext:apply-style-name="Sans nom1" calcext:value="!=&quot;&quot;" calcext:base-cell-address="'Ile déserte_2'.B13"/>
          </calcext:conditional-format>
          <calcext:conditional-format calcext:target-range-address="'Ile déserte_2'.C12:'Ile déserte_2'.C12">
            <calcext:condition calcext:apply-style-name="Sans nom1" calcext:value="!=&quot;&quot;" calcext:base-cell-address="'Ile déserte_2'.C12"/>
          </calcext:conditional-format>
          <calcext:conditional-format calcext:target-range-address="'Ile déserte_2'.C13:'Ile déserte_2'.C13">
            <calcext:condition calcext:apply-style-name="Sans nom1" calcext:value="!=&quot;&quot;" calcext:base-cell-address="'Ile déserte_2'.C13"/>
          </calcext:conditional-format>
          <calcext:conditional-format calcext:target-range-address="'Ile déserte_2'.D12:'Ile déserte_2'.D12">
            <calcext:condition calcext:apply-style-name="Sans nom1" calcext:value="!=&quot;&quot;" calcext:base-cell-address="'Ile déserte_2'.D12"/>
          </calcext:conditional-format>
          <calcext:conditional-format calcext:target-range-address="'Ile déserte_2'.D13:'Ile déserte_2'.D13">
            <calcext:condition calcext:apply-style-name="Sans nom1" calcext:value="!=&quot;&quot;" calcext:base-cell-address="'Ile déserte_2'.D13"/>
          </calcext:conditional-format>
          <calcext:conditional-format calcext:target-range-address="'Ile déserte_2'.A5:'Ile déserte_2'.A5">
            <calcext:condition calcext:apply-style-name="Sans nom1" calcext:value="!=&quot;&quot;" calcext:base-cell-address="'Ile déserte_2'.A5"/>
          </calcext:conditional-format>
          <calcext:conditional-format calcext:target-range-address="'Ile déserte_2'.B5:'Ile déserte_2'.B5">
            <calcext:condition calcext:apply-style-name="Sans nom1" calcext:value="!=&quot;&quot;" calcext:base-cell-address="'Ile déserte_2'.B5"/>
          </calcext:conditional-format>
          <calcext:conditional-format calcext:target-range-address="'Ile déserte_2'.B9:'Ile déserte_2'.B9">
            <calcext:condition calcext:apply-style-name="Sans nom1" calcext:value="!=&quot;&quot;" calcext:base-cell-address="'Ile déserte_2'.B9"/>
          </calcext:conditional-format>
          <calcext:conditional-format calcext:target-range-address="'Ile déserte_2'.B7:'Ile déserte_2'.B7">
            <calcext:condition calcext:apply-style-name="Sans nom1" calcext:value="!=&quot;&quot;" calcext:base-cell-address="'Ile déserte_2'.B7"/>
          </calcext:conditional-format>
          <calcext:conditional-format calcext:target-range-address="'Ile déserte_2'.B8:'Ile déserte_2'.B8">
            <calcext:condition calcext:apply-style-name="Sans nom1" calcext:value="!=&quot;&quot;" calcext:base-cell-address="'Ile déserte_2'.B8"/>
          </calcext:conditional-format>
          <calcext:conditional-format calcext:target-range-address="'Ile déserte_2'.C5:'Ile déserte_2'.C5">
            <calcext:condition calcext:apply-style-name="Sans nom1" calcext:value="!=&quot;&quot;" calcext:base-cell-address="'Ile déserte_2'.C5"/>
          </calcext:conditional-format>
          <calcext:conditional-format calcext:target-range-address="'Ile déserte_2'.C9:'Ile déserte_2'.C9">
            <calcext:condition calcext:apply-style-name="Sans nom1" calcext:value="!=&quot;&quot;" calcext:base-cell-address="'Ile déserte_2'.C9"/>
          </calcext:conditional-format>
          <calcext:conditional-format calcext:target-range-address="'Ile déserte_2'.C9:'Ile déserte_2'.C9">
            <calcext:condition calcext:apply-style-name="Sans nom1" calcext:value="!=&quot;&quot;" calcext:base-cell-address="'Ile déserte_2'.C9"/>
          </calcext:conditional-format>
          <calcext:conditional-format calcext:target-range-address="'Ile déserte_2'.C7:'Ile déserte_2'.C7">
            <calcext:condition calcext:apply-style-name="Sans nom1" calcext:value="!=&quot;&quot;" calcext:base-cell-address="'Ile déserte_2'.C7"/>
          </calcext:conditional-format>
          <calcext:conditional-format calcext:target-range-address="'Ile déserte_2'.D7:'Ile déserte_2'.D7">
            <calcext:condition calcext:apply-style-name="Sans nom1" calcext:value="!=&quot;&quot;" calcext:base-cell-address="'Ile déserte_2'.D7"/>
          </calcext:conditional-format>
          <calcext:conditional-format calcext:target-range-address="'Ile déserte_2'.D9:'Ile déserte_2'.D9">
            <calcext:condition calcext:apply-style-name="Sans nom1" calcext:value="!=&quot;&quot;" calcext:base-cell-address="'Ile déserte_2'.D9"/>
          </calcext:conditional-format>
          <calcext:conditional-format calcext:target-range-address="'Ile déserte_2'.D8:'Ile déserte_2'.D8">
            <calcext:condition calcext:apply-style-name="Sans nom1" calcext:value="!=&quot;&quot;" calcext:base-cell-address="'Ile déserte_2'.D8"/>
          </calcext:conditional-format>
          <calcext:conditional-format calcext:target-range-address="'Ile déserte_2'.C10:'Ile déserte_2'.C10">
            <calcext:condition calcext:apply-style-name="Sans nom1" calcext:value="!=&quot;&quot;" calcext:base-cell-address="'Ile déserte_2'.C10"/>
          </calcext:conditional-format>
        </calcext:conditional-formats>
      </table:table>
      <table:table table:name="Village pêcheur var 1" table:style-name="ta1">
        <table:table-column table:style-name="co6" table:default-cell-style-name="ce91"/>
        <table:table-column table:style-name="co9" table:default-cell-style-name="ce54"/>
        <table:table-column table:style-name="co9" table:default-cell-style-name="Default"/>
        <table:table-column table:style-name="co9" table:default-cell-style-name="ce91"/>
        <table:table-column table:style-name="co10" table:default-cell-style-name="ce91"/>
        <table:table-column table:style-name="co11" table:default-cell-style-name="ce91"/>
        <table:table-column table:style-name="co12" table:default-cell-style-name="ce91"/>
        <table:table-column table:style-name="co13" table:default-cell-style-name="ce91"/>
        <table:table-column table:style-name="co14" table:default-cell-style-name="ce91"/>
        <table:table-column table:style-name="co5" table:number-columns-repeated="28" table:default-cell-style-name="ce91"/>
        <table:table-row table:style-name="ro7">
          <table:table-cell table:style-name="ce54" office:value-type="string" calcext:value-type="string">
            <text:p>Nom</text:p>
          </table:table-cell>
          <table:table-cell office:value-type="string" calcext:value-type="string">
            <text:p>Fréquence / 5</text:p>
          </table:table-cell>
          <table:table-cell table:style-name="ce586"/>
          <table:table-cell table:style-name="Default" table:number-columns-repeated="34"/>
        </table:table-row>
        <table:table-row table:style-name="ro7">
          <table:table-cell table:style-name="ce55" office:value-type="string" calcext:value-type="string">
            <text:p>Taverne</text:p>
          </table:table-cell>
          <table:table-cell table:style-name="ce55" office:value-type="float" office:value="2" calcext:value-type="float">
            <text:p>2</text:p>
          </table:table-cell>
          <table:table-cell table:style-name="ce587"/>
          <table:table-cell table:style-name="Default" table:number-columns-repeated="34"/>
        </table:table-row>
        <table:table-row table:style-name="ro22">
          <table:table-cell table:style-name="ce433" office:value-type="string" calcext:value-type="string">
            <text:p>Narrator : Après avoir évité une vingtaine de bateau de pêche, le bateau accoste dans un petit port. L'air empeste le poisson.</text:p>
          </table:table-cell>
          <table:table-cell table:style-name="ce550"/>
          <table:table-cell table:style-name="ce588"/>
          <table:table-cell table:style-name="ce610"/>
          <table:table-cell table:style-name="ce643"/>
          <table:table-cell table:style-name="ce655"/>
          <table:table-cell table:style-name="ce669"/>
          <table:table-cell table:number-columns-repeated="30"/>
        </table:table-row>
        <table:table-row table:style-name="ro6">
          <table:table-cell table:style-name="ce434" office:value-type="string" calcext:value-type="string">
            <text:p>setChoices3</text:p>
          </table:table-cell>
          <table:table-cell table:style-name="ce434" table:number-columns-repeated="2"/>
          <table:table-cell table:style-name="ce611"/>
          <table:table-cell table:style-name="ce644"/>
          <table:table-cell table:style-name="ce656"/>
          <table:table-cell table:style-name="ce670"/>
          <table:table-cell table:number-columns-repeated="30"/>
        </table:table-row>
        <table:table-row table:style-name="ro6">
          <table:table-cell table:style-name="ce435" office:value-type="string" calcext:value-type="string">
            <text:p>Aller voir les pêcheurs</text:p>
          </table:table-cell>
          <table:table-cell table:style-name="ce435"/>
          <table:table-cell table:style-name="ce589" office:value-type="string" calcext:value-type="string">
            <text:p>Entrer dans le village</text:p>
          </table:table-cell>
          <table:table-cell table:style-name="ce612" office:value-type="string" calcext:value-type="string">
            <text:p>Repartir</text:p>
          </table:table-cell>
          <table:table-cell table:style-name="ce645"/>
          <table:table-cell table:style-name="ce657"/>
          <table:table-cell table:style-name="ce671"/>
          <table:table-cell table:number-columns-repeated="30"/>
        </table:table-row>
        <table:table-row table:style-name="ro6">
          <table:table-cell table:style-name="ce436" office:value-type="string" calcext:value-type="string">
            <text:p>randomCharacter</text:p>
          </table:table-cell>
          <table:table-cell table:style-name="ce436"/>
          <table:table-cell table:style-name="ce590" office:value-type="string" calcext:value-type="string">
            <text:p>checkDay</text:p>
          </table:table-cell>
          <table:table-cell table:style-name="ce613" office:value-type="string" calcext:value-type="string">
            <text:p>PlayerSpeak : Ça pue on s'casse.</text:p>
          </table:table-cell>
          <table:table-cell table:style-name="ce646"/>
          <table:table-cell table:style-name="ce658"/>
          <table:table-cell table:style-name="ce672"/>
          <table:table-cell table:number-columns-repeated="30"/>
        </table:table-row>
        <table:table-row table:style-name="ro23">
          <table:table-cell table:style-name="ce437" office:value-type="string" calcext:value-type="string">
            <text:p>PlayerSpeak : Bonjour pêcheur !</text:p>
          </table:table-cell>
          <table:table-cell table:style-name="ce551"/>
          <table:table-cell table:style-name="ce591"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table:style-name="ce614" office:value-type="string" calcext:value-type="string">
            <text:p>leave</text:p>
          </table:table-cell>
          <table:table-cell table:style-name="ce647"/>
          <table:table-cell table:style-name="Default"/>
          <table:table-cell table:style-name="ce673" office:value-type="string" calcext:value-type="string">
            <text:p>Narrator : Le village est sombre et calme. La place est éclairée par quelques torches.</text:p>
          </table:table-cell>
          <table:table-cell table:number-columns-repeated="30"/>
        </table:table-row>
        <table:table-row table:style-name="ro6">
          <table:table-cell table:style-name="ce438" office:value-type="string" calcext:value-type="string">
            <text:p>OtherSpeak : Salut à toi</text:p>
          </table:table-cell>
          <table:table-cell table:style-name="ce91"/>
          <table:table-cell table:style-name="ce592" office:value-type="string" calcext:value-type="string">
            <text:p>setChoices3</text:p>
          </table:table-cell>
          <table:table-cell table:style-name="Default"/>
          <table:table-cell table:style-name="ce648"/>
          <table:table-cell table:style-name="ce659"/>
          <table:table-cell table:style-name="ce674" office:value-type="string" calcext:value-type="string">
            <text:p>setChoices3</text:p>
          </table:table-cell>
          <table:table-cell table:style-name="ce680"/>
          <table:table-cell table:style-name="ce686"/>
          <table:table-cell table:number-columns-repeated="28"/>
        </table:table-row>
        <table:table-row table:style-name="ro6">
          <table:table-cell table:style-name="ce439" office:value-type="string" calcext:value-type="string">
            <text:p>setChoices2</text:p>
          </table:table-cell>
          <table:table-cell table:style-name="ce552"/>
          <table:table-cell table:style-name="ce593" office:value-type="string" calcext:value-type="string">
            <text:p>Retourner sur les quais</text:p>
          </table:table-cell>
          <table:table-cell table:style-name="ce615" office:value-type="string" calcext:value-type="string">
            <text:p>Parler aux poissoniers</text:p>
          </table:table-cell>
          <table:table-cell table:style-name="ce649" office:value-type="string" calcext:value-type="string">
            <text:p>S'aventurer dans le village</text:p>
          </table:table-cell>
          <table:table-cell table:style-name="ce660"/>
          <table:table-cell table:style-name="ce675" office:value-type="string" calcext:value-type="string">
            <text:p>Retourner sur les quais</text:p>
          </table:table-cell>
          <table:table-cell table:style-name="ce681" office:value-type="string" calcext:value-type="string">
            <text:p>S'aventurer dans le village</text:p>
          </table:table-cell>
          <table:table-cell table:style-name="ce687"/>
          <table:table-cell table:number-columns-repeated="28"/>
        </table:table-row>
        <table:table-row table:style-name="ro24">
          <table:table-cell table:style-name="ce440" office:value-type="string" calcext:value-type="string">
            <text:p>Bobby Dick, ça te dit quelque chose ?</text:p>
          </table:table-cell>
          <table:table-cell table:style-name="ce553" office:value-type="string" calcext:value-type="string">
            <text:p>Tu AS du poisson, ou autre, à me vendre non ?</text:p>
          </table:table-cell>
          <table:table-cell table:style-name="ce594" office:value-type="string" calcext:value-type="string">
            <text:p>goTo1/2</text:p>
          </table:table-cell>
          <table:table-cell table:style-name="ce616" office:value-type="string" calcext:value-type="string">
            <text:p>randomCharacter</text:p>
          </table:table-cell>
          <table:table-cell table:style-name="ce650" office:value-type="string" calcext:value-type="string">
            <text:p>Narrator : La rue mène sur un impasse et sur la chaleur d'une taverne.</text:p>
          </table:table-cell>
          <table:table-cell table:style-name="ce661"/>
          <table:table-cell table:style-name="ce676" office:value-type="string" calcext:value-type="string">
            <text:p>goTo1/2</text:p>
          </table:table-cell>
          <table:table-cell table:style-name="ce682" office:value-type="string" calcext:value-type="string">
            <text:p>Narrator : La rue mène sur un impasse et sur la chaleur d'une taverne. Toutes les boutiques sont fermées</text:p>
          </table:table-cell>
          <table:table-cell table:style-name="ce688"/>
          <table:table-cell table:number-columns-repeated="28"/>
        </table:table-row>
        <table:table-row table:style-name="ro11">
          <table:table-cell table:style-name="ce441" office:value-type="string" calcext:value-type="string">
            <text:p>Narrator : Tu dois coder le système d'indice enculé : si le mec te donne un indice ou pas, tu coche l'île</text:p>
          </table:table-cell>
          <table:table-cell table:style-name="ce554" office:value-type="string" calcext:value-type="string">
            <text:p>OtherSpeak : Et comment !</text:p>
          </table:table-cell>
          <table:table-cell table:style-name="ce91"/>
          <table:table-cell table:style-name="ce617" office:value-type="string" calcext:value-type="string">
            <text:p>PlayerSpeak : Hé la !</text:p>
          </table:table-cell>
          <table:table-cell table:style-name="ce651" office:value-type="string" calcext:value-type="string">
            <text:p>setChoices2</text:p>
          </table:table-cell>
          <table:table-cell table:style-name="ce662"/>
          <table:table-cell/>
          <table:table-cell table:style-name="ce683" office:value-type="string" calcext:value-type="string">
            <text:p>setChoices2</text:p>
          </table:table-cell>
          <table:table-cell table:style-name="ce689"/>
          <table:table-cell table:number-columns-repeated="28"/>
        </table:table-row>
        <table:table-row table:style-name="ro12">
          <table:table-cell table:style-name="ce442" office:value-type="string" calcext:value-type="string">
            <text:p>goTo1/2</text:p>
          </table:table-cell>
          <table:table-cell table:style-name="ce555" office:value-type="string" calcext:value-type="string">
            <text:p>tradeFood</text:p>
          </table:table-cell>
          <table:table-cell table:style-name="ce595"/>
          <table:table-cell table:style-name="ce618" office:value-type="string" calcext:value-type="string">
            <text:p>OtherSpeak : Hé ho !</text:p>
          </table:table-cell>
          <table:table-cell table:style-name="ce652" office:value-type="string" calcext:value-type="string">
            <text:p>Entrons</text:p>
          </table:table-cell>
          <table:table-cell table:style-name="ce663" office:value-type="string" calcext:value-type="string">
            <text:p>Revenons en arrière</text:p>
          </table:table-cell>
          <table:table-cell table:style-name="ce677"/>
          <table:table-cell table:style-name="ce684" office:value-type="string" calcext:value-type="string">
            <text:p>Entrons</text:p>
          </table:table-cell>
          <table:table-cell table:style-name="ce690" office:value-type="string" calcext:value-type="string">
            <text:p>Revenons en arrière</text:p>
          </table:table-cell>
          <table:table-cell table:number-columns-repeated="28"/>
        </table:table-row>
        <table:table-row table:style-name="ro2">
          <table:table-cell table:style-name="ce443"/>
          <table:table-cell table:style-name="ce556" office:value-type="string" calcext:value-type="string">
            <text:p>PlayerSpeak : Merci bien !</text:p>
          </table:table-cell>
          <table:table-cell table:style-name="ce596"/>
          <table:table-cell table:style-name="ce619" office:value-type="string" calcext:value-type="string">
            <text:p>OtherSpeak : Qu'est-ce que je peux faire ?</text:p>
          </table:table-cell>
          <table:table-cell table:style-name="ce653" office:value-type="string" calcext:value-type="string">
            <text:p>goTo1/22</text:p>
          </table:table-cell>
          <table:table-cell table:style-name="ce664" office:value-type="string" calcext:value-type="string">
            <text:p>goTo3/5</text:p>
          </table:table-cell>
          <table:table-cell table:style-name="ce678"/>
          <table:table-cell table:style-name="ce685" office:value-type="string" calcext:value-type="string">
            <text:p>goTo1/22</text:p>
          </table:table-cell>
          <table:table-cell table:style-name="ce691" office:value-type="string" calcext:value-type="string">
            <text:p>goTo3/5</text:p>
          </table:table-cell>
          <table:table-cell table:number-columns-repeated="28"/>
        </table:table-row>
        <table:table-row table:style-name="ro6">
          <table:table-cell/>
          <table:table-cell table:style-name="ce557" office:value-type="string" calcext:value-type="string">
            <text:p>OtherSpeak : Au plaisir</text:p>
          </table:table-cell>
          <table:table-cell table:style-name="ce91"/>
          <table:table-cell table:style-name="ce620" office:value-type="string" calcext:value-type="string">
            <text:p>PlayerSpeak : Me vendre à manger.</text:p>
          </table:table-cell>
          <table:table-cell table:style-name="Default"/>
          <table:table-cell table:style-name="ce665"/>
          <table:table-cell/>
          <table:table-cell table:style-name="Default"/>
          <table:table-cell table:style-name="ce692"/>
          <table:table-cell table:number-columns-repeated="28"/>
        </table:table-row>
        <table:table-row table:style-name="ro6">
          <table:table-cell/>
          <table:table-cell table:style-name="ce558" office:value-type="string" calcext:value-type="string">
            <text:p>deleteOther</text:p>
          </table:table-cell>
          <table:table-cell table:style-name="ce91"/>
          <table:table-cell table:style-name="ce621" office:value-type="string" calcext:value-type="string">
            <text:p>tradeFood</text:p>
          </table:table-cell>
          <table:table-cell table:style-name="Default"/>
          <table:table-cell table:style-name="ce666"/>
          <table:table-cell/>
          <table:table-cell table:style-name="Default"/>
          <table:table-cell table:style-name="ce693"/>
          <table:table-cell table:number-columns-repeated="28"/>
        </table:table-row>
        <table:table-row table:style-name="ro12">
          <table:table-cell/>
          <table:table-cell table:style-name="ce442" office:value-type="string" calcext:value-type="string">
            <text:p>goTo1/2</text:p>
          </table:table-cell>
          <table:table-cell table:style-name="ce91"/>
          <table:table-cell table:style-name="ce622" office:value-type="string" calcext:value-type="string">
            <text:p>OtherSpeak : A la prochaine !</text:p>
          </table:table-cell>
          <table:table-cell table:style-name="Default"/>
          <table:table-cell table:style-name="ce667"/>
          <table:table-cell/>
          <table:table-cell table:style-name="Default"/>
          <table:table-cell table:style-name="ce694"/>
          <table:table-cell table:number-columns-repeated="28"/>
        </table:table-row>
        <table:table-row table:style-name="ro6">
          <table:table-cell table:style-name="ce444"/>
          <table:table-cell table:style-name="Default"/>
          <table:table-cell table:style-name="ce444"/>
          <table:table-cell table:style-name="ce623" office:value-type="string" calcext:value-type="string">
            <text:p>deleteOther</text:p>
          </table:table-cell>
          <table:table-cell table:style-name="Default"/>
          <table:table-cell table:style-name="ce668"/>
          <table:table-cell table:style-name="ce679"/>
          <table:table-cell table:style-name="Default"/>
          <table:table-cell table:style-name="ce695"/>
          <table:table-cell table:number-columns-repeated="28"/>
        </table:table-row>
        <table:table-row table:style-name="ro6">
          <table:table-cell table:style-name="ce445" table:number-columns-repeated="3"/>
          <table:table-cell table:style-name="ce624" office:value-type="string" calcext:value-type="string">
            <text:p>goTo3/6</text:p>
          </table:table-cell>
          <table:table-cell table:style-name="Default" table:number-columns-repeated="4"/>
          <table:table-cell table:number-columns-repeated="29"/>
        </table:table-row>
        <table:table-row table:style-name="ro7">
          <table:table-cell table:style-name="ce446" table:number-columns-repeated="3"/>
          <table:table-cell/>
          <table:table-cell table:style-name="Default" table:number-columns-repeated="4"/>
          <table:table-cell table:number-columns-repeated="29"/>
        </table:table-row>
        <table:table-row table:style-name="ro7">
          <table:table-cell table:style-name="ce447" table:number-columns-repeated="3"/>
          <table:table-cell/>
          <table:table-cell table:style-name="Default" table:number-columns-repeated="4"/>
          <table:table-cell table:number-columns-repeated="29"/>
        </table:table-row>
        <table:table-row table:style-name="ro7">
          <table:table-cell table:style-name="ce448"/>
          <table:table-cell table:style-name="ce559" table:number-columns-repeated="2"/>
          <table:table-cell table:number-columns-repeated="2"/>
          <table:table-cell table:style-name="Default" table:number-columns-repeated="3"/>
          <table:table-cell table:number-columns-repeated="29"/>
        </table:table-row>
        <table:table-row table:style-name="ro7">
          <table:table-cell table:style-name="ce449"/>
          <table:table-cell table:style-name="ce560" table:number-columns-repeated="2"/>
          <table:table-cell table:number-columns-repeated="2"/>
          <table:table-cell table:style-name="Default" table:number-columns-repeated="3"/>
          <table:table-cell table:number-columns-repeated="29"/>
        </table:table-row>
        <table:table-row table:style-name="ro7">
          <table:table-cell table:style-name="ce450"/>
          <table:table-cell table:style-name="ce561" table:number-columns-repeated="2"/>
          <table:table-cell table:number-columns-repeated="2"/>
          <table:table-cell table:style-name="Default" table:number-columns-repeated="3"/>
          <table:table-cell table:number-columns-repeated="29"/>
        </table:table-row>
        <table:table-row table:style-name="ro7">
          <table:table-cell table:style-name="ce451" office:value-type="string" calcext:value-type="string">
            <text:p>randomCrew</text:p>
          </table:table-cell>
          <table:table-cell table:style-name="ce562"/>
          <table:table-cell table:style-name="ce597"/>
          <table:table-cell table:number-columns-repeated="2"/>
          <table:table-cell table:style-name="Default" table:number-columns-repeated="3"/>
          <table:table-cell table:number-columns-repeated="29"/>
        </table:table-row>
        <table:table-row table:style-name="ro25">
          <table:table-cell table:style-name="ce452" office:value-type="string" calcext:value-type="string">
            <text:p>OtherSpeak : Qu'est-ce que je peux faire pour vous ?</text:p>
          </table:table-cell>
          <table:table-cell table:style-name="ce563"/>
          <table:table-cell table:style-name="ce598"/>
          <table:table-cell table:number-columns-repeated="2"/>
          <table:table-cell table:style-name="Default" table:number-columns-repeated="3"/>
          <table:table-cell table:number-columns-repeated="29"/>
        </table:table-row>
        <table:table-row table:style-name="ro7">
          <table:table-cell table:style-name="ce453" office:value-type="string" calcext:value-type="string">
            <text:p>setChoices3</text:p>
          </table:table-cell>
          <table:table-cell table:style-name="ce564"/>
          <table:table-cell table:style-name="ce599"/>
          <table:table-cell table:number-columns-repeated="2"/>
          <table:table-cell table:style-name="Default" table:number-columns-repeated="3"/>
          <table:table-cell table:number-columns-repeated="29"/>
        </table:table-row>
        <table:table-row table:style-name="ro7">
          <table:table-cell table:style-name="ce454" office:value-type="string" calcext:value-type="string">
            <text:p>Des chambres pour mes hommes !</text:p>
          </table:table-cell>
          <table:table-cell table:style-name="ce565"/>
          <table:table-cell table:style-name="ce600"/>
          <table:table-cell table:style-name="ce454" office:value-type="string" calcext:value-type="string">
            <text:p>On a faim !</text:p>
          </table:table-cell>
          <table:table-cell table:style-name="ce454" office:value-type="string" calcext:value-type="string">
            <text:p>Ça ira pour aujourdh'ui</text:p>
          </table:table-cell>
          <table:table-cell table:style-name="Default" table:number-columns-repeated="3"/>
          <table:table-cell table:number-columns-repeated="29"/>
        </table:table-row>
        <table:table-row table:style-name="ro25">
          <table:table-cell table:style-name="ce455" office:value-type="string" calcext:value-type="string">
            <text:p>OtherSpeak : Ça sera 50 pièces d'or</text:p>
          </table:table-cell>
          <table:table-cell table:style-name="ce566"/>
          <table:table-cell table:style-name="ce601"/>
          <table:table-cell table:style-name="ce455" office:value-type="string" calcext:value-type="string">
            <text:p>OtherSpeak : Regardez voir ce que j'ai</text:p>
          </table:table-cell>
          <table:table-cell table:style-name="ce455" office:value-type="string" calcext:value-type="string">
            <text:p>OtherSpeak : Bon bah à la prochaine !</text:p>
          </table:table-cell>
          <table:table-cell table:style-name="Default" table:number-columns-repeated="3"/>
          <table:table-cell table:number-columns-repeated="29"/>
        </table:table-row>
        <table:table-row table:style-name="ro6">
          <table:table-cell table:style-name="ce456" office:value-type="string" calcext:value-type="string">
            <text:p>setChoices2</text:p>
          </table:table-cell>
          <table:table-cell table:style-name="ce567"/>
          <table:table-cell table:style-name="ce602"/>
          <table:table-cell table:style-name="ce456" office:value-type="string" calcext:value-type="string">
            <text:p>tradeFood</text:p>
          </table:table-cell>
          <table:table-cell table:style-name="ce456" office:value-type="string" calcext:value-type="string">
            <text:p>hideOther</text:p>
          </table:table-cell>
          <table:table-cell table:style-name="Default" table:number-columns-repeated="3"/>
          <table:table-cell table:number-columns-repeated="29"/>
        </table:table-row>
        <table:table-row table:style-name="ro18">
          <table:table-cell table:style-name="ce457" office:value-type="string" calcext:value-type="string">
            <text:p>Tenez !</text:p>
          </table:table-cell>
          <table:table-cell table:style-name="ce568"/>
          <table:table-cell table:style-name="ce603" office:value-type="string" calcext:value-type="string">
            <text:p>Je n'ai pas assez…</text:p>
          </table:table-cell>
          <table:table-cell table:style-name="ce625" office:value-type="string" calcext:value-type="string">
            <text:p>goTo1/23</text:p>
          </table:table-cell>
          <table:table-cell table:style-name="ce654" office:value-type="string" calcext:value-type="string">
            <text:p>goTo5/8</text:p>
          </table:table-cell>
          <table:table-cell table:style-name="Default" table:number-columns-repeated="3"/>
          <table:table-cell table:number-columns-repeated="29"/>
        </table:table-row>
        <table:table-row table:style-name="ro25">
          <table:table-cell table:style-name="ce458" office:value-type="string" calcext:value-type="string">
            <text:p>checkGold50</text:p>
          </table:table-cell>
          <table:table-cell table:style-name="ce569"/>
          <table:table-cell table:style-name="ce604" office:value-type="string" calcext:value-type="string">
            <text:p>OtherSpeak : Alors je peux rien faire pour vous</text:p>
          </table:table-cell>
          <table:table-cell table:style-name="ce626" table:number-columns-repeated="2"/>
          <table:table-cell/>
          <table:table-cell table:style-name="Default" table:number-columns-repeated="2"/>
          <table:table-cell table:number-columns-repeated="29"/>
        </table:table-row>
        <table:table-row table:style-name="ro25">
          <table:table-cell table:style-name="ce459" office:value-type="string" calcext:value-type="string">
            <text:p>OtherSpeak : Prenez le dortoir à gauche en haut des escaliers !</text:p>
          </table:table-cell>
          <table:table-cell table:style-name="ce570" office:value-type="string" calcext:value-type="string">
            <text:p>OtherSpeak : Désolé mon bon m'sieur mais c'est pas assez</text:p>
          </table:table-cell>
          <table:table-cell table:style-name="ce605" office:value-type="string" calcext:value-type="string">
            <text:p>goTo1/23</text:p>
          </table:table-cell>
          <table:table-cell table:style-name="ce627" table:number-columns-repeated="2"/>
          <table:table-cell/>
          <table:table-cell table:style-name="Default" table:number-columns-repeated="2"/>
          <table:table-cell table:number-columns-repeated="29"/>
        </table:table-row>
        <table:table-row table:style-name="ro7">
          <table:table-cell table:style-name="ce460" office:value-type="string" calcext:value-type="string">
            <text:p>OtherSpeak : Bonne nuit</text:p>
          </table:table-cell>
          <table:table-cell table:style-name="ce571" office:value-type="string" calcext:value-type="string">
            <text:p>goTo1/23</text:p>
          </table:table-cell>
          <table:table-cell table:style-name="ce606"/>
          <table:table-cell table:style-name="ce628" table:number-columns-repeated="2"/>
          <table:table-cell/>
          <table:table-cell table:style-name="Default" table:number-columns-repeated="2"/>
          <table:table-cell table:number-columns-repeated="29"/>
        </table:table-row>
        <table:table-row table:style-name="ro7">
          <table:table-cell table:style-name="ce461" office:value-type="string" calcext:value-type="string">
            <text:p>randomPercent4</text:p>
          </table:table-cell>
          <table:table-cell table:style-name="ce572" table:number-columns-repeated="2"/>
          <table:table-cell table:style-name="ce629" table:number-columns-repeated="2"/>
          <table:table-cell table:number-columns-repeated="32"/>
        </table:table-row>
        <table:table-row table:style-name="ro7">
          <table:table-cell table:style-name="ce462" office:value-type="string" calcext:value-type="string">
            <text:p>setWeatherDay</text:p>
          </table:table-cell>
          <table:table-cell table:style-name="ce573" table:number-columns-repeated="2"/>
          <table:table-cell table:style-name="ce630" table:number-columns-repeated="2"/>
          <table:table-cell table:number-columns-repeated="32"/>
        </table:table-row>
        <table:table-row table:style-name="ro7">
          <table:table-cell table:style-name="ce463" office:value-type="string" calcext:value-type="string">
            <text:p>nextDay</text:p>
          </table:table-cell>
          <table:table-cell table:style-name="ce574" table:number-columns-repeated="2"/>
          <table:table-cell table:style-name="ce631" table:number-columns-repeated="2"/>
          <table:table-cell table:number-columns-repeated="32"/>
        </table:table-row>
        <table:table-row table:style-name="ro25">
          <table:table-cell table:style-name="ce464" office:value-type="string" calcext:value-type="string">
            <text:p>Narrator : L'équipe se réveille au son des mouettes…</text:p>
          </table:table-cell>
          <table:table-cell table:style-name="ce575" table:number-columns-repeated="2"/>
          <table:table-cell table:style-name="ce632" table:number-columns-repeated="2"/>
          <table:table-cell table:number-columns-repeated="32"/>
        </table:table-row>
        <table:table-row table:style-name="ro7">
          <table:table-cell table:style-name="ce465" office:value-type="string" calcext:value-type="string">
            <text:p>setChoices2</text:p>
          </table:table-cell>
          <table:table-cell table:style-name="ce576" table:number-columns-repeated="2"/>
          <table:table-cell table:style-name="ce633" table:number-columns-repeated="2"/>
          <table:table-cell table:number-columns-repeated="32"/>
        </table:table-row>
        <table:table-row table:style-name="ro7">
          <table:table-cell table:style-name="ce466" office:value-type="string" calcext:value-type="string">
            <text:p>OtherSpeak : Alors, bien dormis ?</text:p>
          </table:table-cell>
          <table:table-cell table:style-name="ce577" table:number-columns-repeated="2"/>
          <table:table-cell table:style-name="ce634" table:number-columns-repeated="2"/>
          <table:table-cell table:number-columns-repeated="32"/>
        </table:table-row>
        <table:table-row table:style-name="ro7">
          <table:table-cell table:style-name="ce467" office:value-type="string" calcext:value-type="string">
            <text:p>Non j'ai très mal dormis</text:p>
          </table:table-cell>
          <table:table-cell table:style-name="ce578" office:value-type="string" calcext:value-type="string">
            <text:p>Oui merci</text:p>
          </table:table-cell>
          <table:table-cell/>
          <table:table-cell table:style-name="ce635" table:number-columns-repeated="2"/>
          <table:table-cell table:number-columns-repeated="32"/>
        </table:table-row>
        <table:table-row table:style-name="ro7">
          <table:table-cell table:style-name="ce468" office:value-type="string" calcext:value-type="string">
            <text:p>OtherSpeak : Mince alors</text:p>
          </table:table-cell>
          <table:table-cell table:style-name="ce579" office:value-type="string" calcext:value-type="string">
            <text:p>OtherSpeak : Comme toujours !</text:p>
          </table:table-cell>
          <table:table-cell/>
          <table:table-cell table:style-name="ce636" table:number-columns-repeated="2"/>
          <table:table-cell table:number-columns-repeated="32"/>
        </table:table-row>
        <table:table-row table:style-name="ro18">
          <table:table-cell table:style-name="ce469" office:value-type="string" calcext:value-type="string">
            <text:p>goTo1/23</text:p>
          </table:table-cell>
          <table:table-cell table:style-name="ce580" office:value-type="string" calcext:value-type="string">
            <text:p>goTo1/23</text:p>
          </table:table-cell>
          <table:table-cell/>
          <table:table-cell table:style-name="ce637" table:number-columns-repeated="2"/>
          <table:table-cell table:number-columns-repeated="32"/>
        </table:table-row>
        <table:table-row table:style-name="ro7">
          <table:table-cell table:style-name="ce470"/>
          <table:table-cell table:style-name="ce581"/>
          <table:table-cell/>
          <table:table-cell table:style-name="ce638" table:number-columns-repeated="2"/>
          <table:table-cell table:number-columns-repeated="32"/>
        </table:table-row>
        <table:table-row table:style-name="ro7">
          <table:table-cell table:style-name="ce471"/>
          <table:table-cell table:style-name="ce582"/>
          <table:table-cell/>
          <table:table-cell table:style-name="ce639" table:number-columns-repeated="2"/>
          <table:table-cell table:number-columns-repeated="32"/>
        </table:table-row>
        <table:table-row table:style-name="ro7">
          <table:table-cell table:style-name="ce472"/>
          <table:table-cell table:style-name="ce583"/>
          <table:table-cell table:style-name="ce607"/>
          <table:table-cell table:style-name="ce640" table:number-columns-repeated="2"/>
          <table:table-cell table:number-columns-repeated="32"/>
        </table:table-row>
        <table:table-row table:style-name="ro7">
          <table:table-cell table:style-name="ce473"/>
          <table:table-cell table:style-name="ce584"/>
          <table:table-cell table:style-name="ce608"/>
          <table:table-cell table:style-name="ce641" table:number-columns-repeated="2"/>
          <table:table-cell table:number-columns-repeated="32"/>
        </table:table-row>
        <table:table-row table:style-name="ro7">
          <table:table-cell table:style-name="ce474"/>
          <table:table-cell table:style-name="ce585"/>
          <table:table-cell table:style-name="ce609"/>
          <table:table-cell table:style-name="ce642" table:number-columns-repeated="2"/>
          <table:table-cell table:number-columns-repeated="32"/>
        </table:table-row>
        <table:table-row table:style-name="ro7">
          <table:table-cell table:style-name="ce475" table:number-columns-repeated="3"/>
          <table:table-cell table:number-columns-repeated="34"/>
        </table:table-row>
        <table:table-row table:style-name="ro7">
          <table:table-cell table:style-name="ce476" table:number-columns-repeated="3"/>
          <table:table-cell table:number-columns-repeated="34"/>
        </table:table-row>
        <table:table-row table:style-name="ro7">
          <table:table-cell table:style-name="ce477" table:number-columns-repeated="3"/>
          <table:table-cell table:number-columns-repeated="34"/>
        </table:table-row>
        <table:table-row table:style-name="ro7">
          <table:table-cell table:style-name="ce478" table:number-columns-repeated="3"/>
          <table:table-cell table:number-columns-repeated="34"/>
        </table:table-row>
        <table:table-row table:style-name="ro7">
          <table:table-cell table:style-name="ce479" table:number-columns-repeated="3"/>
          <table:table-cell table:number-columns-repeated="34"/>
        </table:table-row>
        <table:table-row table:style-name="ro7">
          <table:table-cell table:style-name="ce480" table:number-columns-repeated="3"/>
          <table:table-cell table:number-columns-repeated="34"/>
        </table:table-row>
        <table:table-row table:style-name="ro7">
          <table:table-cell table:style-name="ce481" table:number-columns-repeated="3"/>
          <table:table-cell table:number-columns-repeated="34"/>
        </table:table-row>
        <table:table-row table:style-name="ro7">
          <table:table-cell table:style-name="ce482" table:number-columns-repeated="3"/>
          <table:table-cell table:number-columns-repeated="34"/>
        </table:table-row>
        <table:table-row table:style-name="ro7">
          <table:table-cell table:style-name="ce483" table:number-columns-repeated="3"/>
          <table:table-cell table:number-columns-repeated="34"/>
        </table:table-row>
        <table:table-row table:style-name="ro7">
          <table:table-cell table:style-name="ce484" table:number-columns-repeated="3"/>
          <table:table-cell table:number-columns-repeated="34"/>
        </table:table-row>
        <table:table-row table:style-name="ro7">
          <table:table-cell table:style-name="ce485" table:number-columns-repeated="3"/>
          <table:table-cell table:number-columns-repeated="34"/>
        </table:table-row>
        <table:table-row table:style-name="ro7">
          <table:table-cell table:style-name="ce486" table:number-columns-repeated="3"/>
          <table:table-cell table:number-columns-repeated="34"/>
        </table:table-row>
        <table:table-row table:style-name="ro7">
          <table:table-cell table:style-name="ce487" table:number-columns-repeated="3"/>
          <table:table-cell table:number-columns-repeated="34"/>
        </table:table-row>
        <table:table-row table:style-name="ro7">
          <table:table-cell table:style-name="ce488" table:number-columns-repeated="3"/>
          <table:table-cell table:number-columns-repeated="34"/>
        </table:table-row>
        <table:table-row table:style-name="ro7">
          <table:table-cell table:style-name="ce489" table:number-columns-repeated="3"/>
          <table:table-cell table:number-columns-repeated="34"/>
        </table:table-row>
        <table:table-row table:style-name="ro7">
          <table:table-cell table:style-name="ce490" table:number-columns-repeated="3"/>
          <table:table-cell table:number-columns-repeated="34"/>
        </table:table-row>
        <table:table-row table:style-name="ro7">
          <table:table-cell table:style-name="ce491" table:number-columns-repeated="3"/>
          <table:table-cell table:number-columns-repeated="34"/>
        </table:table-row>
        <table:table-row table:style-name="ro7">
          <table:table-cell table:style-name="ce492" table:number-columns-repeated="3"/>
          <table:table-cell table:number-columns-repeated="34"/>
        </table:table-row>
        <table:table-row table:style-name="ro7">
          <table:table-cell table:style-name="ce493" table:number-columns-repeated="3"/>
          <table:table-cell table:number-columns-repeated="34"/>
        </table:table-row>
        <table:table-row table:style-name="ro7">
          <table:table-cell table:style-name="ce494" table:number-columns-repeated="3"/>
          <table:table-cell table:number-columns-repeated="34"/>
        </table:table-row>
        <table:table-row table:style-name="ro7">
          <table:table-cell table:style-name="ce495" table:number-columns-repeated="3"/>
          <table:table-cell table:number-columns-repeated="34"/>
        </table:table-row>
        <table:table-row table:style-name="ro7">
          <table:table-cell table:style-name="ce496" table:number-columns-repeated="3"/>
          <table:table-cell table:number-columns-repeated="34"/>
        </table:table-row>
        <table:table-row table:style-name="ro7">
          <table:table-cell table:style-name="ce497" table:number-columns-repeated="3"/>
          <table:table-cell table:number-columns-repeated="34"/>
        </table:table-row>
        <table:table-row table:style-name="ro7">
          <table:table-cell table:style-name="ce498" table:number-columns-repeated="3"/>
          <table:table-cell table:number-columns-repeated="34"/>
        </table:table-row>
        <table:table-row table:style-name="ro7">
          <table:table-cell table:style-name="ce499" table:number-columns-repeated="3"/>
          <table:table-cell table:number-columns-repeated="34"/>
        </table:table-row>
        <table:table-row table:style-name="ro7">
          <table:table-cell table:style-name="ce500" table:number-columns-repeated="3"/>
          <table:table-cell table:number-columns-repeated="34"/>
        </table:table-row>
        <table:table-row table:style-name="ro7">
          <table:table-cell table:style-name="ce501" table:number-columns-repeated="3"/>
          <table:table-cell table:number-columns-repeated="34"/>
        </table:table-row>
        <table:table-row table:style-name="ro7">
          <table:table-cell table:style-name="ce502" table:number-columns-repeated="3"/>
          <table:table-cell table:number-columns-repeated="34"/>
        </table:table-row>
        <table:table-row table:style-name="ro7">
          <table:table-cell table:style-name="ce503" table:number-columns-repeated="3"/>
          <table:table-cell table:number-columns-repeated="34"/>
        </table:table-row>
        <table:table-row table:style-name="ro7">
          <table:table-cell table:style-name="ce504" table:number-columns-repeated="3"/>
          <table:table-cell table:number-columns-repeated="34"/>
        </table:table-row>
        <table:table-row table:style-name="ro7">
          <table:table-cell table:style-name="ce505" table:number-columns-repeated="3"/>
          <table:table-cell table:number-columns-repeated="34"/>
        </table:table-row>
        <table:table-row table:style-name="ro7">
          <table:table-cell table:style-name="ce506" table:number-columns-repeated="3"/>
          <table:table-cell table:number-columns-repeated="34"/>
        </table:table-row>
        <table:table-row table:style-name="ro7">
          <table:table-cell table:style-name="ce507" table:number-columns-repeated="3"/>
          <table:table-cell table:number-columns-repeated="34"/>
        </table:table-row>
        <table:table-row table:style-name="ro7">
          <table:table-cell table:style-name="ce508" table:number-columns-repeated="3"/>
          <table:table-cell table:number-columns-repeated="34"/>
        </table:table-row>
        <table:table-row table:style-name="ro7">
          <table:table-cell table:style-name="ce509" table:number-columns-repeated="3"/>
          <table:table-cell table:number-columns-repeated="34"/>
        </table:table-row>
        <table:table-row table:style-name="ro7">
          <table:table-cell table:style-name="ce510" table:number-columns-repeated="3"/>
          <table:table-cell table:number-columns-repeated="34"/>
        </table:table-row>
        <table:table-row table:style-name="ro7">
          <table:table-cell table:style-name="ce511" table:number-columns-repeated="3"/>
          <table:table-cell table:number-columns-repeated="34"/>
        </table:table-row>
        <table:table-row table:style-name="ro7">
          <table:table-cell table:style-name="ce512" table:number-columns-repeated="3"/>
          <table:table-cell table:number-columns-repeated="34"/>
        </table:table-row>
        <table:table-row table:style-name="ro7">
          <table:table-cell table:style-name="ce513" table:number-columns-repeated="3"/>
          <table:table-cell table:number-columns-repeated="34"/>
        </table:table-row>
        <table:table-row table:style-name="ro7">
          <table:table-cell table:style-name="ce514" table:number-columns-repeated="3"/>
          <table:table-cell table:number-columns-repeated="34"/>
        </table:table-row>
        <table:table-row table:style-name="ro7">
          <table:table-cell table:style-name="ce515" table:number-columns-repeated="3"/>
          <table:table-cell table:number-columns-repeated="34"/>
        </table:table-row>
        <table:table-row table:style-name="ro7">
          <table:table-cell table:style-name="ce516" table:number-columns-repeated="3"/>
          <table:table-cell table:number-columns-repeated="34"/>
        </table:table-row>
        <table:table-row table:style-name="ro7">
          <table:table-cell table:style-name="ce517" table:number-columns-repeated="3"/>
          <table:table-cell table:number-columns-repeated="34"/>
        </table:table-row>
        <table:table-row table:style-name="ro7">
          <table:table-cell table:style-name="ce518" table:number-columns-repeated="3"/>
          <table:table-cell table:number-columns-repeated="34"/>
        </table:table-row>
        <table:table-row table:style-name="ro7">
          <table:table-cell table:style-name="ce519" table:number-columns-repeated="3"/>
          <table:table-cell table:number-columns-repeated="34"/>
        </table:table-row>
        <table:table-row table:style-name="ro7">
          <table:table-cell table:style-name="ce520" table:number-columns-repeated="3"/>
          <table:table-cell table:number-columns-repeated="34"/>
        </table:table-row>
        <table:table-row table:style-name="ro7">
          <table:table-cell table:style-name="ce521" table:number-columns-repeated="3"/>
          <table:table-cell table:number-columns-repeated="34"/>
        </table:table-row>
        <table:table-row table:style-name="ro7">
          <table:table-cell table:style-name="ce522" table:number-columns-repeated="3"/>
          <table:table-cell table:number-columns-repeated="34"/>
        </table:table-row>
        <table:table-row table:style-name="ro7">
          <table:table-cell table:style-name="ce523" table:number-columns-repeated="3"/>
          <table:table-cell table:number-columns-repeated="34"/>
        </table:table-row>
        <table:table-row table:style-name="ro7">
          <table:table-cell table:style-name="ce524" table:number-columns-repeated="3"/>
          <table:table-cell table:number-columns-repeated="34"/>
        </table:table-row>
        <table:table-row table:style-name="ro7">
          <table:table-cell table:style-name="ce525" table:number-columns-repeated="3"/>
          <table:table-cell table:number-columns-repeated="34"/>
        </table:table-row>
        <table:table-row table:style-name="ro7">
          <table:table-cell table:style-name="ce526" table:number-columns-repeated="3"/>
          <table:table-cell table:number-columns-repeated="34"/>
        </table:table-row>
        <table:table-row table:style-name="ro7">
          <table:table-cell table:style-name="ce527" table:number-columns-repeated="3"/>
          <table:table-cell table:number-columns-repeated="34"/>
        </table:table-row>
        <table:table-row table:style-name="ro7">
          <table:table-cell table:style-name="ce528" table:number-columns-repeated="3"/>
          <table:table-cell table:number-columns-repeated="34"/>
        </table:table-row>
        <table:table-row table:style-name="ro7">
          <table:table-cell table:style-name="ce529" table:number-columns-repeated="3"/>
          <table:table-cell table:number-columns-repeated="34"/>
        </table:table-row>
        <table:table-row table:style-name="ro7">
          <table:table-cell table:style-name="ce530" table:number-columns-repeated="3"/>
          <table:table-cell table:number-columns-repeated="34"/>
        </table:table-row>
        <table:table-row table:style-name="ro7">
          <table:table-cell table:style-name="ce531" table:number-columns-repeated="3"/>
          <table:table-cell table:number-columns-repeated="34"/>
        </table:table-row>
        <table:table-row table:style-name="ro7">
          <table:table-cell table:style-name="ce532" table:number-columns-repeated="3"/>
          <table:table-cell table:number-columns-repeated="34"/>
        </table:table-row>
        <table:table-row table:style-name="ro7">
          <table:table-cell table:style-name="ce533" table:number-columns-repeated="3"/>
          <table:table-cell table:number-columns-repeated="34"/>
        </table:table-row>
        <table:table-row table:style-name="ro7">
          <table:table-cell table:style-name="ce534" table:number-columns-repeated="3"/>
          <table:table-cell table:number-columns-repeated="34"/>
        </table:table-row>
        <table:table-row table:style-name="ro7">
          <table:table-cell table:style-name="ce535" table:number-columns-repeated="3"/>
          <table:table-cell table:number-columns-repeated="34"/>
        </table:table-row>
        <table:table-row table:style-name="ro7">
          <table:table-cell table:style-name="ce536" table:number-columns-repeated="3"/>
          <table:table-cell table:number-columns-repeated="34"/>
        </table:table-row>
        <table:table-row table:style-name="ro7">
          <table:table-cell table:style-name="ce537" table:number-columns-repeated="3"/>
          <table:table-cell table:number-columns-repeated="34"/>
        </table:table-row>
        <table:table-row table:style-name="ro7">
          <table:table-cell table:style-name="ce538" table:number-columns-repeated="3"/>
          <table:table-cell table:number-columns-repeated="34"/>
        </table:table-row>
        <table:table-row table:style-name="ro7">
          <table:table-cell table:style-name="ce539" table:number-columns-repeated="3"/>
          <table:table-cell table:number-columns-repeated="34"/>
        </table:table-row>
        <table:table-row table:style-name="ro7">
          <table:table-cell table:style-name="ce540" table:number-columns-repeated="3"/>
          <table:table-cell table:number-columns-repeated="34"/>
        </table:table-row>
        <table:table-row table:style-name="ro7">
          <table:table-cell table:style-name="ce541" table:number-columns-repeated="3"/>
          <table:table-cell table:number-columns-repeated="34"/>
        </table:table-row>
        <table:table-row table:style-name="ro7">
          <table:table-cell table:style-name="ce542" table:number-columns-repeated="3"/>
          <table:table-cell table:number-columns-repeated="34"/>
        </table:table-row>
        <table:table-row table:style-name="ro7">
          <table:table-cell table:style-name="ce543" table:number-columns-repeated="3"/>
          <table:table-cell table:number-columns-repeated="34"/>
        </table:table-row>
        <table:table-row table:style-name="ro7">
          <table:table-cell table:style-name="ce544" table:number-columns-repeated="3"/>
          <table:table-cell table:number-columns-repeated="34"/>
        </table:table-row>
        <table:table-row table:style-name="ro7">
          <table:table-cell table:style-name="ce545" table:number-columns-repeated="3"/>
          <table:table-cell table:number-columns-repeated="34"/>
        </table:table-row>
        <table:table-row table:style-name="ro7">
          <table:table-cell table:style-name="ce546" table:number-columns-repeated="3"/>
          <table:table-cell table:number-columns-repeated="34"/>
        </table:table-row>
        <table:table-row table:style-name="ro7">
          <table:table-cell table:style-name="ce547" table:number-columns-repeated="3"/>
          <table:table-cell table:number-columns-repeated="34"/>
        </table:table-row>
        <table:table-row table:style-name="ro7">
          <table:table-cell table:style-name="ce548" table:number-columns-repeated="3"/>
          <table:table-cell table:number-columns-repeated="34"/>
        </table:table-row>
        <table:table-row table:style-name="ro7">
          <table:table-cell table:style-name="ce549" table:number-columns-repeated="3"/>
          <table:table-cell table:number-columns-repeated="34"/>
        </table:table-row>
        <calcext:conditional-formats>
          <calcext:conditional-format calcext:target-range-address="'Village pêcheur var 1'.C17:'Village pêcheur var 1'.C17 'Village pêcheur var 1'.A17:'Village pêcheur var 1'.A17">
            <calcext:condition calcext:apply-style-name="Sans nom1" calcext:value="!=&quot;&quot;" calcext:base-cell-address="'Village pêcheur var 1'.A17"/>
          </calcext:conditional-format>
          <calcext:conditional-format calcext:target-range-address="'Village pêcheur var 1'.A18:'Village pêcheur var 1'.C18">
            <calcext:condition calcext:apply-style-name="Sans nom1" calcext:value="!=&quot;&quot;" calcext:base-cell-address="'Village pêcheur var 1'.A18"/>
          </calcext:conditional-format>
          <calcext:conditional-format calcext:target-range-address="'Village pêcheur var 1'.A19:'Village pêcheur var 1'.C19">
            <calcext:condition calcext:apply-style-name="Sans nom1" calcext:value="!=&quot;&quot;" calcext:base-cell-address="'Village pêcheur var 1'.A19"/>
          </calcext:conditional-format>
          <calcext:conditional-format calcext:target-range-address="'Village pêcheur var 1'.A20:'Village pêcheur var 1'.C20">
            <calcext:condition calcext:apply-style-name="Sans nom1" calcext:value="!=&quot;&quot;" calcext:base-cell-address="'Village pêcheur var 1'.A20"/>
          </calcext:conditional-format>
          <calcext:conditional-format calcext:target-range-address="'Village pêcheur var 1'.A21:'Village pêcheur var 1'.A21">
            <calcext:condition calcext:apply-style-name="Sans nom1" calcext:value="!=&quot;&quot;" calcext:base-cell-address="'Village pêcheur var 1'.A21"/>
          </calcext:conditional-format>
          <calcext:conditional-format calcext:target-range-address="'Village pêcheur var 1'.A22:'Village pêcheur var 1'.A22">
            <calcext:condition calcext:apply-style-name="Sans nom1" calcext:value="!=&quot;&quot;" calcext:base-cell-address="'Village pêcheur var 1'.A22"/>
          </calcext:conditional-format>
          <calcext:conditional-format calcext:target-range-address="'Village pêcheur var 1'.A23:'Village pêcheur var 1'.A23">
            <calcext:condition calcext:apply-style-name="Sans nom1" calcext:value="!=&quot;&quot;" calcext:base-cell-address="'Village pêcheur var 1'.A23"/>
          </calcext:conditional-format>
          <calcext:conditional-format calcext:target-range-address="'Village pêcheur var 1'.C45:'Village pêcheur var 1'.C45">
            <calcext:condition calcext:apply-style-name="Sans nom1" calcext:value="!=&quot;&quot;" calcext:base-cell-address="'Village pêcheur var 1'.C45"/>
          </calcext:conditional-format>
          <calcext:conditional-format calcext:target-range-address="'Village pêcheur var 1'.C46:'Village pêcheur var 1'.C46">
            <calcext:condition calcext:apply-style-name="Sans nom1" calcext:value="!=&quot;&quot;" calcext:base-cell-address="'Village pêcheur var 1'.C46"/>
          </calcext:conditional-format>
          <calcext:conditional-format calcext:target-range-address="'Village pêcheur var 1'.C47:'Village pêcheur var 1'.C47">
            <calcext:condition calcext:apply-style-name="Sans nom1" calcext:value="!=&quot;&quot;" calcext:base-cell-address="'Village pêcheur var 1'.C47"/>
          </calcext:conditional-format>
          <calcext:conditional-format calcext:target-range-address="'Village pêcheur var 1'.A48:'Village pêcheur var 1'.C48">
            <calcext:condition calcext:apply-style-name="Sans nom1" calcext:value="!=&quot;&quot;" calcext:base-cell-address="'Village pêcheur var 1'.A48"/>
          </calcext:conditional-format>
          <calcext:conditional-format calcext:target-range-address="'Village pêcheur var 1'.A49:'Village pêcheur var 1'.C49">
            <calcext:condition calcext:apply-style-name="Sans nom1" calcext:value="!=&quot;&quot;" calcext:base-cell-address="'Village pêcheur var 1'.A49"/>
          </calcext:conditional-format>
          <calcext:conditional-format calcext:target-range-address="'Village pêcheur var 1'.A50:'Village pêcheur var 1'.C50">
            <calcext:condition calcext:apply-style-name="Sans nom1" calcext:value="!=&quot;&quot;" calcext:base-cell-address="'Village pêcheur var 1'.A50"/>
          </calcext:conditional-format>
          <calcext:conditional-format calcext:target-range-address="'Village pêcheur var 1'.A51:'Village pêcheur var 1'.C51">
            <calcext:condition calcext:apply-style-name="Sans nom1" calcext:value="!=&quot;&quot;" calcext:base-cell-address="'Village pêcheur var 1'.A51"/>
          </calcext:conditional-format>
          <calcext:conditional-format calcext:target-range-address="'Village pêcheur var 1'.A52:'Village pêcheur var 1'.C52">
            <calcext:condition calcext:apply-style-name="Sans nom1" calcext:value="!=&quot;&quot;" calcext:base-cell-address="'Village pêcheur var 1'.A52"/>
          </calcext:conditional-format>
          <calcext:conditional-format calcext:target-range-address="'Village pêcheur var 1'.A53:'Village pêcheur var 1'.C53">
            <calcext:condition calcext:apply-style-name="Sans nom1" calcext:value="!=&quot;&quot;" calcext:base-cell-address="'Village pêcheur var 1'.A53"/>
          </calcext:conditional-format>
          <calcext:conditional-format calcext:target-range-address="'Village pêcheur var 1'.A54:'Village pêcheur var 1'.C54">
            <calcext:condition calcext:apply-style-name="Sans nom1" calcext:value="!=&quot;&quot;" calcext:base-cell-address="'Village pêcheur var 1'.A54"/>
          </calcext:conditional-format>
          <calcext:conditional-format calcext:target-range-address="'Village pêcheur var 1'.A55:'Village pêcheur var 1'.C55">
            <calcext:condition calcext:apply-style-name="Sans nom1" calcext:value="!=&quot;&quot;" calcext:base-cell-address="'Village pêcheur var 1'.A55"/>
          </calcext:conditional-format>
          <calcext:conditional-format calcext:target-range-address="'Village pêcheur var 1'.A56:'Village pêcheur var 1'.C56">
            <calcext:condition calcext:apply-style-name="Sans nom1" calcext:value="!=&quot;&quot;" calcext:base-cell-address="'Village pêcheur var 1'.A56"/>
          </calcext:conditional-format>
          <calcext:conditional-format calcext:target-range-address="'Village pêcheur var 1'.A57:'Village pêcheur var 1'.C57">
            <calcext:condition calcext:apply-style-name="Sans nom1" calcext:value="!=&quot;&quot;" calcext:base-cell-address="'Village pêcheur var 1'.A57"/>
          </calcext:conditional-format>
          <calcext:conditional-format calcext:target-range-address="'Village pêcheur var 1'.A58:'Village pêcheur var 1'.C58">
            <calcext:condition calcext:apply-style-name="Sans nom1" calcext:value="!=&quot;&quot;" calcext:base-cell-address="'Village pêcheur var 1'.A58"/>
          </calcext:conditional-format>
          <calcext:conditional-format calcext:target-range-address="'Village pêcheur var 1'.A59:'Village pêcheur var 1'.C59">
            <calcext:condition calcext:apply-style-name="Sans nom1" calcext:value="!=&quot;&quot;" calcext:base-cell-address="'Village pêcheur var 1'.A59"/>
          </calcext:conditional-format>
          <calcext:conditional-format calcext:target-range-address="'Village pêcheur var 1'.A60:'Village pêcheur var 1'.C60">
            <calcext:condition calcext:apply-style-name="Sans nom1" calcext:value="!=&quot;&quot;" calcext:base-cell-address="'Village pêcheur var 1'.A60"/>
          </calcext:conditional-format>
          <calcext:conditional-format calcext:target-range-address="'Village pêcheur var 1'.A61:'Village pêcheur var 1'.C61">
            <calcext:condition calcext:apply-style-name="Sans nom1" calcext:value="!=&quot;&quot;" calcext:base-cell-address="'Village pêcheur var 1'.A61"/>
          </calcext:conditional-format>
          <calcext:conditional-format calcext:target-range-address="'Village pêcheur var 1'.A62:'Village pêcheur var 1'.C62">
            <calcext:condition calcext:apply-style-name="Sans nom1" calcext:value="!=&quot;&quot;" calcext:base-cell-address="'Village pêcheur var 1'.A62"/>
          </calcext:conditional-format>
          <calcext:conditional-format calcext:target-range-address="'Village pêcheur var 1'.A63:'Village pêcheur var 1'.C63">
            <calcext:condition calcext:apply-style-name="Sans nom1" calcext:value="!=&quot;&quot;" calcext:base-cell-address="'Village pêcheur var 1'.A63"/>
          </calcext:conditional-format>
          <calcext:conditional-format calcext:target-range-address="'Village pêcheur var 1'.A64:'Village pêcheur var 1'.C64">
            <calcext:condition calcext:apply-style-name="Sans nom1" calcext:value="!=&quot;&quot;" calcext:base-cell-address="'Village pêcheur var 1'.A64"/>
          </calcext:conditional-format>
          <calcext:conditional-format calcext:target-range-address="'Village pêcheur var 1'.A65:'Village pêcheur var 1'.C65">
            <calcext:condition calcext:apply-style-name="Sans nom1" calcext:value="!=&quot;&quot;" calcext:base-cell-address="'Village pêcheur var 1'.A65"/>
          </calcext:conditional-format>
          <calcext:conditional-format calcext:target-range-address="'Village pêcheur var 1'.A66:'Village pêcheur var 1'.C66">
            <calcext:condition calcext:apply-style-name="Sans nom1" calcext:value="!=&quot;&quot;" calcext:base-cell-address="'Village pêcheur var 1'.A66"/>
          </calcext:conditional-format>
          <calcext:conditional-format calcext:target-range-address="'Village pêcheur var 1'.A67:'Village pêcheur var 1'.C67">
            <calcext:condition calcext:apply-style-name="Sans nom1" calcext:value="!=&quot;&quot;" calcext:base-cell-address="'Village pêcheur var 1'.A67"/>
          </calcext:conditional-format>
          <calcext:conditional-format calcext:target-range-address="'Village pêcheur var 1'.A68:'Village pêcheur var 1'.C68">
            <calcext:condition calcext:apply-style-name="Sans nom1" calcext:value="!=&quot;&quot;" calcext:base-cell-address="'Village pêcheur var 1'.A68"/>
          </calcext:conditional-format>
          <calcext:conditional-format calcext:target-range-address="'Village pêcheur var 1'.A69:'Village pêcheur var 1'.C69">
            <calcext:condition calcext:apply-style-name="Sans nom1" calcext:value="!=&quot;&quot;" calcext:base-cell-address="'Village pêcheur var 1'.A69"/>
          </calcext:conditional-format>
          <calcext:conditional-format calcext:target-range-address="'Village pêcheur var 1'.A70:'Village pêcheur var 1'.C70">
            <calcext:condition calcext:apply-style-name="Sans nom1" calcext:value="!=&quot;&quot;" calcext:base-cell-address="'Village pêcheur var 1'.A70"/>
          </calcext:conditional-format>
          <calcext:conditional-format calcext:target-range-address="'Village pêcheur var 1'.A71:'Village pêcheur var 1'.C71">
            <calcext:condition calcext:apply-style-name="Sans nom1" calcext:value="!=&quot;&quot;" calcext:base-cell-address="'Village pêcheur var 1'.A71"/>
          </calcext:conditional-format>
          <calcext:conditional-format calcext:target-range-address="'Village pêcheur var 1'.A72:'Village pêcheur var 1'.C72">
            <calcext:condition calcext:apply-style-name="Sans nom1" calcext:value="!=&quot;&quot;" calcext:base-cell-address="'Village pêcheur var 1'.A72"/>
          </calcext:conditional-format>
          <calcext:conditional-format calcext:target-range-address="'Village pêcheur var 1'.A73:'Village pêcheur var 1'.C73">
            <calcext:condition calcext:apply-style-name="Sans nom1" calcext:value="!=&quot;&quot;" calcext:base-cell-address="'Village pêcheur var 1'.A73"/>
          </calcext:conditional-format>
          <calcext:conditional-format calcext:target-range-address="'Village pêcheur var 1'.A74:'Village pêcheur var 1'.C74">
            <calcext:condition calcext:apply-style-name="Sans nom1" calcext:value="!=&quot;&quot;" calcext:base-cell-address="'Village pêcheur var 1'.A74"/>
          </calcext:conditional-format>
          <calcext:conditional-format calcext:target-range-address="'Village pêcheur var 1'.A75:'Village pêcheur var 1'.C75">
            <calcext:condition calcext:apply-style-name="Sans nom1" calcext:value="!=&quot;&quot;" calcext:base-cell-address="'Village pêcheur var 1'.A75"/>
          </calcext:conditional-format>
          <calcext:conditional-format calcext:target-range-address="'Village pêcheur var 1'.A76:'Village pêcheur var 1'.C76">
            <calcext:condition calcext:apply-style-name="Sans nom1" calcext:value="!=&quot;&quot;" calcext:base-cell-address="'Village pêcheur var 1'.A76"/>
          </calcext:conditional-format>
          <calcext:conditional-format calcext:target-range-address="'Village pêcheur var 1'.A77:'Village pêcheur var 1'.C77">
            <calcext:condition calcext:apply-style-name="Sans nom1" calcext:value="!=&quot;&quot;" calcext:base-cell-address="'Village pêcheur var 1'.A77"/>
          </calcext:conditional-format>
          <calcext:conditional-format calcext:target-range-address="'Village pêcheur var 1'.A78:'Village pêcheur var 1'.C78">
            <calcext:condition calcext:apply-style-name="Sans nom1" calcext:value="!=&quot;&quot;" calcext:base-cell-address="'Village pêcheur var 1'.A78"/>
          </calcext:conditional-format>
          <calcext:conditional-format calcext:target-range-address="'Village pêcheur var 1'.A79:'Village pêcheur var 1'.C79">
            <calcext:condition calcext:apply-style-name="Sans nom1" calcext:value="!=&quot;&quot;" calcext:base-cell-address="'Village pêcheur var 1'.A79"/>
          </calcext:conditional-format>
          <calcext:conditional-format calcext:target-range-address="'Village pêcheur var 1'.A80:'Village pêcheur var 1'.C80">
            <calcext:condition calcext:apply-style-name="Sans nom1" calcext:value="!=&quot;&quot;" calcext:base-cell-address="'Village pêcheur var 1'.A80"/>
          </calcext:conditional-format>
          <calcext:conditional-format calcext:target-range-address="'Village pêcheur var 1'.A81:'Village pêcheur var 1'.C81">
            <calcext:condition calcext:apply-style-name="Sans nom1" calcext:value="!=&quot;&quot;" calcext:base-cell-address="'Village pêcheur var 1'.A81"/>
          </calcext:conditional-format>
          <calcext:conditional-format calcext:target-range-address="'Village pêcheur var 1'.A82:'Village pêcheur var 1'.C82">
            <calcext:condition calcext:apply-style-name="Sans nom1" calcext:value="!=&quot;&quot;" calcext:base-cell-address="'Village pêcheur var 1'.A82"/>
          </calcext:conditional-format>
          <calcext:conditional-format calcext:target-range-address="'Village pêcheur var 1'.A83:'Village pêcheur var 1'.C83">
            <calcext:condition calcext:apply-style-name="Sans nom1" calcext:value="!=&quot;&quot;" calcext:base-cell-address="'Village pêcheur var 1'.A83"/>
          </calcext:conditional-format>
          <calcext:conditional-format calcext:target-range-address="'Village pêcheur var 1'.A84:'Village pêcheur var 1'.C84">
            <calcext:condition calcext:apply-style-name="Sans nom1" calcext:value="!=&quot;&quot;" calcext:base-cell-address="'Village pêcheur var 1'.A84"/>
          </calcext:conditional-format>
          <calcext:conditional-format calcext:target-range-address="'Village pêcheur var 1'.A85:'Village pêcheur var 1'.C85">
            <calcext:condition calcext:apply-style-name="Sans nom1" calcext:value="!=&quot;&quot;" calcext:base-cell-address="'Village pêcheur var 1'.A85"/>
          </calcext:conditional-format>
          <calcext:conditional-format calcext:target-range-address="'Village pêcheur var 1'.A86:'Village pêcheur var 1'.C86">
            <calcext:condition calcext:apply-style-name="Sans nom1" calcext:value="!=&quot;&quot;" calcext:base-cell-address="'Village pêcheur var 1'.A86"/>
          </calcext:conditional-format>
          <calcext:conditional-format calcext:target-range-address="'Village pêcheur var 1'.A87:'Village pêcheur var 1'.C87">
            <calcext:condition calcext:apply-style-name="Sans nom1" calcext:value="!=&quot;&quot;" calcext:base-cell-address="'Village pêcheur var 1'.A87"/>
          </calcext:conditional-format>
          <calcext:conditional-format calcext:target-range-address="'Village pêcheur var 1'.A88:'Village pêcheur var 1'.C88">
            <calcext:condition calcext:apply-style-name="Sans nom1" calcext:value="!=&quot;&quot;" calcext:base-cell-address="'Village pêcheur var 1'.A88"/>
          </calcext:conditional-format>
          <calcext:conditional-format calcext:target-range-address="'Village pêcheur var 1'.A89:'Village pêcheur var 1'.C89">
            <calcext:condition calcext:apply-style-name="Sans nom1" calcext:value="!=&quot;&quot;" calcext:base-cell-address="'Village pêcheur var 1'.A89"/>
          </calcext:conditional-format>
          <calcext:conditional-format calcext:target-range-address="'Village pêcheur var 1'.A90:'Village pêcheur var 1'.C90">
            <calcext:condition calcext:apply-style-name="Sans nom1" calcext:value="!=&quot;&quot;" calcext:base-cell-address="'Village pêcheur var 1'.A90"/>
          </calcext:conditional-format>
          <calcext:conditional-format calcext:target-range-address="'Village pêcheur var 1'.A91:'Village pêcheur var 1'.C91">
            <calcext:condition calcext:apply-style-name="Sans nom1" calcext:value="!=&quot;&quot;" calcext:base-cell-address="'Village pêcheur var 1'.A91"/>
          </calcext:conditional-format>
          <calcext:conditional-format calcext:target-range-address="'Village pêcheur var 1'.A92:'Village pêcheur var 1'.C92">
            <calcext:condition calcext:apply-style-name="Sans nom1" calcext:value="!=&quot;&quot;" calcext:base-cell-address="'Village pêcheur var 1'.A92"/>
          </calcext:conditional-format>
          <calcext:conditional-format calcext:target-range-address="'Village pêcheur var 1'.A93:'Village pêcheur var 1'.C93">
            <calcext:condition calcext:apply-style-name="Sans nom1" calcext:value="!=&quot;&quot;" calcext:base-cell-address="'Village pêcheur var 1'.A93"/>
          </calcext:conditional-format>
          <calcext:conditional-format calcext:target-range-address="'Village pêcheur var 1'.A94:'Village pêcheur var 1'.C94">
            <calcext:condition calcext:apply-style-name="Sans nom1" calcext:value="!=&quot;&quot;" calcext:base-cell-address="'Village pêcheur var 1'.A94"/>
          </calcext:conditional-format>
          <calcext:conditional-format calcext:target-range-address="'Village pêcheur var 1'.A95:'Village pêcheur var 1'.C95">
            <calcext:condition calcext:apply-style-name="Sans nom1" calcext:value="!=&quot;&quot;" calcext:base-cell-address="'Village pêcheur var 1'.A95"/>
          </calcext:conditional-format>
          <calcext:conditional-format calcext:target-range-address="'Village pêcheur var 1'.A96:'Village pêcheur var 1'.C96">
            <calcext:condition calcext:apply-style-name="Sans nom1" calcext:value="!=&quot;&quot;" calcext:base-cell-address="'Village pêcheur var 1'.A96"/>
          </calcext:conditional-format>
          <calcext:conditional-format calcext:target-range-address="'Village pêcheur var 1'.A97:'Village pêcheur var 1'.C97">
            <calcext:condition calcext:apply-style-name="Sans nom1" calcext:value="!=&quot;&quot;" calcext:base-cell-address="'Village pêcheur var 1'.A97"/>
          </calcext:conditional-format>
          <calcext:conditional-format calcext:target-range-address="'Village pêcheur var 1'.A98:'Village pêcheur var 1'.C98">
            <calcext:condition calcext:apply-style-name="Sans nom1" calcext:value="!=&quot;&quot;" calcext:base-cell-address="'Village pêcheur var 1'.A98"/>
          </calcext:conditional-format>
          <calcext:conditional-format calcext:target-range-address="'Village pêcheur var 1'.A99:'Village pêcheur var 1'.C99">
            <calcext:condition calcext:apply-style-name="Sans nom1" calcext:value="!=&quot;&quot;" calcext:base-cell-address="'Village pêcheur var 1'.A99"/>
          </calcext:conditional-format>
          <calcext:conditional-format calcext:target-range-address="'Village pêcheur var 1'.A100:'Village pêcheur var 1'.C100">
            <calcext:condition calcext:apply-style-name="Sans nom1" calcext:value="!=&quot;&quot;" calcext:base-cell-address="'Village pêcheur var 1'.A100"/>
          </calcext:conditional-format>
          <calcext:conditional-format calcext:target-range-address="'Village pêcheur var 1'.A101:'Village pêcheur var 1'.C101">
            <calcext:condition calcext:apply-style-name="Sans nom1" calcext:value="!=&quot;&quot;" calcext:base-cell-address="'Village pêcheur var 1'.A101"/>
          </calcext:conditional-format>
          <calcext:conditional-format calcext:target-range-address="'Village pêcheur var 1'.A102:'Village pêcheur var 1'.C102">
            <calcext:condition calcext:apply-style-name="Sans nom1" calcext:value="!=&quot;&quot;" calcext:base-cell-address="'Village pêcheur var 1'.A102"/>
          </calcext:conditional-format>
          <calcext:conditional-format calcext:target-range-address="'Village pêcheur var 1'.A103:'Village pêcheur var 1'.C103">
            <calcext:condition calcext:apply-style-name="Sans nom1" calcext:value="!=&quot;&quot;" calcext:base-cell-address="'Village pêcheur var 1'.A103"/>
          </calcext:conditional-format>
          <calcext:conditional-format calcext:target-range-address="'Village pêcheur var 1'.A104:'Village pêcheur var 1'.C104">
            <calcext:condition calcext:apply-style-name="Sans nom1" calcext:value="!=&quot;&quot;" calcext:base-cell-address="'Village pêcheur var 1'.A104"/>
          </calcext:conditional-format>
          <calcext:conditional-format calcext:target-range-address="'Village pêcheur var 1'.A105:'Village pêcheur var 1'.C105">
            <calcext:condition calcext:apply-style-name="Sans nom1" calcext:value="!=&quot;&quot;" calcext:base-cell-address="'Village pêcheur var 1'.A105"/>
          </calcext:conditional-format>
          <calcext:conditional-format calcext:target-range-address="'Village pêcheur var 1'.A106:'Village pêcheur var 1'.C106">
            <calcext:condition calcext:apply-style-name="Sans nom1" calcext:value="!=&quot;&quot;" calcext:base-cell-address="'Village pêcheur var 1'.A106"/>
          </calcext:conditional-format>
          <calcext:conditional-format calcext:target-range-address="'Village pêcheur var 1'.A107:'Village pêcheur var 1'.C107">
            <calcext:condition calcext:apply-style-name="Sans nom1" calcext:value="!=&quot;&quot;" calcext:base-cell-address="'Village pêcheur var 1'.A107"/>
          </calcext:conditional-format>
          <calcext:conditional-format calcext:target-range-address="'Village pêcheur var 1'.A108:'Village pêcheur var 1'.C108">
            <calcext:condition calcext:apply-style-name="Sans nom1" calcext:value="!=&quot;&quot;" calcext:base-cell-address="'Village pêcheur var 1'.A108"/>
          </calcext:conditional-format>
          <calcext:conditional-format calcext:target-range-address="'Village pêcheur var 1'.A109:'Village pêcheur var 1'.C109">
            <calcext:condition calcext:apply-style-name="Sans nom1" calcext:value="!=&quot;&quot;" calcext:base-cell-address="'Village pêcheur var 1'.A109"/>
          </calcext:conditional-format>
          <calcext:conditional-format calcext:target-range-address="'Village pêcheur var 1'.A110:'Village pêcheur var 1'.C110">
            <calcext:condition calcext:apply-style-name="Sans nom1" calcext:value="!=&quot;&quot;" calcext:base-cell-address="'Village pêcheur var 1'.A110"/>
          </calcext:conditional-format>
          <calcext:conditional-format calcext:target-range-address="'Village pêcheur var 1'.A111:'Village pêcheur var 1'.C111">
            <calcext:condition calcext:apply-style-name="Sans nom1" calcext:value="!=&quot;&quot;" calcext:base-cell-address="'Village pêcheur var 1'.A111"/>
          </calcext:conditional-format>
          <calcext:conditional-format calcext:target-range-address="'Village pêcheur var 1'.A112:'Village pêcheur var 1'.C112">
            <calcext:condition calcext:apply-style-name="Sans nom1" calcext:value="!=&quot;&quot;" calcext:base-cell-address="'Village pêcheur var 1'.A112"/>
          </calcext:conditional-format>
          <calcext:conditional-format calcext:target-range-address="'Village pêcheur var 1'.A113:'Village pêcheur var 1'.C113">
            <calcext:condition calcext:apply-style-name="Sans nom1" calcext:value="!=&quot;&quot;" calcext:base-cell-address="'Village pêcheur var 1'.A113"/>
          </calcext:conditional-format>
          <calcext:conditional-format calcext:target-range-address="'Village pêcheur var 1'.A114:'Village pêcheur var 1'.C114">
            <calcext:condition calcext:apply-style-name="Sans nom1" calcext:value="!=&quot;&quot;" calcext:base-cell-address="'Village pêcheur var 1'.A114"/>
          </calcext:conditional-format>
          <calcext:conditional-format calcext:target-range-address="'Village pêcheur var 1'.A115:'Village pêcheur var 1'.C115">
            <calcext:condition calcext:apply-style-name="Sans nom1" calcext:value="!=&quot;&quot;" calcext:base-cell-address="'Village pêcheur var 1'.A115"/>
          </calcext:conditional-format>
          <calcext:conditional-format calcext:target-range-address="'Village pêcheur var 1'.A116:'Village pêcheur var 1'.C116">
            <calcext:condition calcext:apply-style-name="Sans nom1" calcext:value="!=&quot;&quot;" calcext:base-cell-address="'Village pêcheur var 1'.A116"/>
          </calcext:conditional-format>
          <calcext:conditional-format calcext:target-range-address="'Village pêcheur var 1'.A117:'Village pêcheur var 1'.C117">
            <calcext:condition calcext:apply-style-name="Sans nom1" calcext:value="!=&quot;&quot;" calcext:base-cell-address="'Village pêcheur var 1'.A117"/>
          </calcext:conditional-format>
          <calcext:conditional-format calcext:target-range-address="'Village pêcheur var 1'.A118:'Village pêcheur var 1'.C118">
            <calcext:condition calcext:apply-style-name="Sans nom1" calcext:value="!=&quot;&quot;" calcext:base-cell-address="'Village pêcheur var 1'.A118"/>
          </calcext:conditional-format>
          <calcext:conditional-format calcext:target-range-address="'Village pêcheur var 1'.A119:'Village pêcheur var 1'.C119">
            <calcext:condition calcext:apply-style-name="Sans nom1" calcext:value="!=&quot;&quot;" calcext:base-cell-address="'Village pêcheur var 1'.A119"/>
          </calcext:conditional-format>
          <calcext:conditional-format calcext:target-range-address="'Village pêcheur var 1'.A120:'Village pêcheur var 1'.C120">
            <calcext:condition calcext:apply-style-name="Sans nom1" calcext:value="!=&quot;&quot;" calcext:base-cell-address="'Village pêcheur var 1'.A120"/>
          </calcext:conditional-format>
          <calcext:conditional-format calcext:target-range-address="'Village pêcheur var 1'.A121:'Village pêcheur var 1'.C121">
            <calcext:condition calcext:apply-style-name="Sans nom1" calcext:value="!=&quot;&quot;" calcext:base-cell-address="'Village pêcheur var 1'.A121"/>
          </calcext:conditional-format>
          <calcext:conditional-format calcext:target-range-address="'Village pêcheur var 1'.A122:'Village pêcheur var 1'.C122">
            <calcext:condition calcext:apply-style-name="Sans nom1" calcext:value="!=&quot;&quot;" calcext:base-cell-address="'Village pêcheur var 1'.A122"/>
          </calcext:conditional-format>
          <calcext:conditional-format calcext:target-range-address="'Village pêcheur var 1'.D16:'Village pêcheur var 1'.D16">
            <calcext:condition calcext:apply-style-name="Sans nom1" calcext:value="!=&quot;&quot;" calcext:base-cell-address="'Village pêcheur var 1'.D16"/>
          </calcext:conditional-format>
          <calcext:conditional-format calcext:target-range-address="'Village pêcheur var 1'.A4:'Village pêcheur var 1'.C4">
            <calcext:condition calcext:apply-style-name="Sans nom1" calcext:value="!=&quot;&quot;" calcext:base-cell-address="'Village pêcheur var 1'.A4"/>
          </calcext:conditional-format>
          <calcext:conditional-format calcext:target-range-address="'Village pêcheur var 1'.D3:'Village pêcheur var 1'.D3">
            <calcext:condition calcext:apply-style-name="Sans nom1" calcext:value="!=&quot;&quot;" calcext:base-cell-address="'Village pêcheur var 1'.D3"/>
          </calcext:conditional-format>
          <calcext:conditional-format calcext:target-range-address="'Village pêcheur var 1'.D4:'Village pêcheur var 1'.D4">
            <calcext:condition calcext:apply-style-name="Sans nom1" calcext:value="!=&quot;&quot;" calcext:base-cell-address="'Village pêcheur var 1'.D4"/>
          </calcext:conditional-format>
          <calcext:conditional-format calcext:target-range-address="'Village pêcheur var 1'.A6:'Village pêcheur var 1'.B6">
            <calcext:condition calcext:apply-style-name="Sans nom1" calcext:value="!=&quot;&quot;" calcext:base-cell-address="'Village pêcheur var 1'.A6"/>
          </calcext:conditional-format>
          <calcext:conditional-format calcext:target-range-address="'Village pêcheur var 1'.A7:'Village pêcheur var 1'.A7">
            <calcext:condition calcext:apply-style-name="Sans nom1" calcext:value="!=&quot;&quot;" calcext:base-cell-address="'Village pêcheur var 1'.A7"/>
          </calcext:conditional-format>
          <calcext:conditional-format calcext:target-range-address="'Village pêcheur var 1'.A9:'Village pêcheur var 1'.A9">
            <calcext:condition calcext:apply-style-name="Sans nom1" calcext:value="!=&quot;&quot;" calcext:base-cell-address="'Village pêcheur var 1'.A9"/>
          </calcext:conditional-format>
          <calcext:conditional-format calcext:target-range-address="'Village pêcheur var 1'.A10:'Village pêcheur var 1'.A10">
            <calcext:condition calcext:apply-style-name="Sans nom1" calcext:value="!=&quot;&quot;" calcext:base-cell-address="'Village pêcheur var 1'.A10"/>
          </calcext:conditional-format>
          <calcext:conditional-format calcext:target-range-address="'Village pêcheur var 1'.A13:'Village pêcheur var 1'.A13">
            <calcext:condition calcext:apply-style-name="Sans nom1" calcext:value="!=&quot;&quot;" calcext:base-cell-address="'Village pêcheur var 1'.A13"/>
          </calcext:conditional-format>
          <calcext:conditional-format calcext:target-range-address="'Village pêcheur var 1'.A5:'Village pêcheur var 1'.B5">
            <calcext:condition calcext:apply-style-name="Sans nom1" calcext:value="!=&quot;&quot;" calcext:base-cell-address="'Village pêcheur var 1'.A5"/>
          </calcext:conditional-format>
          <calcext:conditional-format calcext:target-range-address="'Village pêcheur var 1'.E3:'Village pêcheur var 1'.E3">
            <calcext:condition calcext:apply-style-name="Sans nom1" calcext:value="!=&quot;&quot;" calcext:base-cell-address="'Village pêcheur var 1'.E3"/>
          </calcext:conditional-format>
          <calcext:conditional-format calcext:target-range-address="'Village pêcheur var 1'.E4:'Village pêcheur var 1'.E4">
            <calcext:condition calcext:apply-style-name="Sans nom1" calcext:value="!=&quot;&quot;" calcext:base-cell-address="'Village pêcheur var 1'.E4"/>
          </calcext:conditional-format>
          <calcext:conditional-format calcext:target-range-address="'Village pêcheur var 1'.E5:'Village pêcheur var 1'.E5">
            <calcext:condition calcext:apply-style-name="Sans nom1" calcext:value="!=&quot;&quot;" calcext:base-cell-address="'Village pêcheur var 1'.E5"/>
          </calcext:conditional-format>
          <calcext:conditional-format calcext:target-range-address="'Village pêcheur var 1'.E6:'Village pêcheur var 1'.E6">
            <calcext:condition calcext:apply-style-name="Sans nom1" calcext:value="!=&quot;&quot;" calcext:base-cell-address="'Village pêcheur var 1'.E6"/>
          </calcext:conditional-format>
          <calcext:conditional-format calcext:target-range-address="'Village pêcheur var 1'.A8:'Village pêcheur var 1'.A8">
            <calcext:condition calcext:apply-style-name="Sans nom1" calcext:value="!=&quot;&quot;" calcext:base-cell-address="'Village pêcheur var 1'.A8"/>
          </calcext:conditional-format>
          <calcext:conditional-format calcext:target-range-address="'Village pêcheur var 1'.A11:'Village pêcheur var 1'.A11">
            <calcext:condition calcext:apply-style-name="Sans nom1" calcext:value="!=&quot;&quot;" calcext:base-cell-address="'Village pêcheur var 1'.A11"/>
          </calcext:conditional-format>
          <calcext:conditional-format calcext:target-range-address="'Village pêcheur var 1'.C6:'Village pêcheur var 1'.C6">
            <calcext:condition calcext:apply-style-name="Sans nom1" calcext:value="!=&quot;&quot;" calcext:base-cell-address="'Village pêcheur var 1'.C6"/>
          </calcext:conditional-format>
          <calcext:conditional-format calcext:target-range-address="'Village pêcheur var 1'.C5:'Village pêcheur var 1'.C5">
            <calcext:condition calcext:apply-style-name="Sans nom1" calcext:value="!=&quot;&quot;" calcext:base-cell-address="'Village pêcheur var 1'.C5"/>
          </calcext:conditional-format>
          <calcext:conditional-format calcext:target-range-address="'Village pêcheur var 1'.A24:'Village pêcheur var 1'.A24">
            <calcext:condition calcext:apply-style-name="Sans nom1" calcext:value="!=&quot;&quot;" calcext:base-cell-address="'Village pêcheur var 1'.A24"/>
          </calcext:conditional-format>
          <calcext:conditional-format calcext:target-range-address="'Village pêcheur var 1'.A25:'Village pêcheur var 1'.A25">
            <calcext:condition calcext:apply-style-name="Sans nom1" calcext:value="!=&quot;&quot;" calcext:base-cell-address="'Village pêcheur var 1'.A25"/>
          </calcext:conditional-format>
          <calcext:conditional-format calcext:target-range-address="'Village pêcheur var 1'.A26:'Village pêcheur var 1'.A26">
            <calcext:condition calcext:apply-style-name="Sans nom1" calcext:value="!=&quot;&quot;" calcext:base-cell-address="'Village pêcheur var 1'.A26"/>
          </calcext:conditional-format>
          <calcext:conditional-format calcext:target-range-address="'Village pêcheur var 1'.D27:'Village pêcheur var 1'.E27 'Village pêcheur var 1'.A27:'Village pêcheur var 1'.A27">
            <calcext:condition calcext:apply-style-name="Sans nom1" calcext:value="!=&quot;&quot;" calcext:base-cell-address="'Village pêcheur var 1'.A27"/>
          </calcext:conditional-format>
          <calcext:conditional-format calcext:target-range-address="'Village pêcheur var 1'.D28:'Village pêcheur var 1'.E28 'Village pêcheur var 1'.A28:'Village pêcheur var 1'.A28">
            <calcext:condition calcext:apply-style-name="Sans nom1" calcext:value="!=&quot;&quot;" calcext:base-cell-address="'Village pêcheur var 1'.A28"/>
          </calcext:conditional-format>
          <calcext:conditional-format calcext:target-range-address="'Village pêcheur var 1'.D29:'Village pêcheur var 1'.E29 'Village pêcheur var 1'.A29:'Village pêcheur var 1'.A29">
            <calcext:condition calcext:apply-style-name="Sans nom1" calcext:value="!=&quot;&quot;" calcext:base-cell-address="'Village pêcheur var 1'.A29"/>
          </calcext:conditional-format>
          <calcext:conditional-format calcext:target-range-address="'Village pêcheur var 1'.A30:'Village pêcheur var 1'.A30">
            <calcext:condition calcext:apply-style-name="Sans nom1" calcext:value="!=&quot;&quot;" calcext:base-cell-address="'Village pêcheur var 1'.A30"/>
          </calcext:conditional-format>
          <calcext:conditional-format calcext:target-range-address="'Village pêcheur var 1'.A31:'Village pêcheur var 1'.A31">
            <calcext:condition calcext:apply-style-name="Sans nom1" calcext:value="!=&quot;&quot;" calcext:base-cell-address="'Village pêcheur var 1'.A31"/>
          </calcext:conditional-format>
          <calcext:conditional-format calcext:target-range-address="'Village pêcheur var 1'.A32:'Village pêcheur var 1'.A32">
            <calcext:condition calcext:apply-style-name="Sans nom1" calcext:value="!=&quot;&quot;" calcext:base-cell-address="'Village pêcheur var 1'.A32"/>
          </calcext:conditional-format>
          <calcext:conditional-format calcext:target-range-address="'Village pêcheur var 1'.B32:'Village pêcheur var 1'.B32">
            <calcext:condition calcext:apply-style-name="Sans nom1" calcext:value="!=&quot;&quot;" calcext:base-cell-address="'Village pêcheur var 1'.B32"/>
          </calcext:conditional-format>
          <calcext:conditional-format calcext:target-range-address="'Village pêcheur var 1'.A33:'Village pêcheur var 1'.A33">
            <calcext:condition calcext:apply-style-name="Sans nom1" calcext:value="!=&quot;&quot;" calcext:base-cell-address="'Village pêcheur var 1'.A33"/>
          </calcext:conditional-format>
          <calcext:conditional-format calcext:target-range-address="'Village pêcheur var 1'.A33:'Village pêcheur var 1'.A33">
            <calcext:condition calcext:apply-style-name="Sans nom1" calcext:value="!=&quot;&quot;" calcext:base-cell-address="'Village pêcheur var 1'.A33"/>
          </calcext:conditional-format>
          <calcext:conditional-format calcext:target-range-address="'Village pêcheur var 1'.A34:'Village pêcheur var 1'.A34">
            <calcext:condition calcext:apply-style-name="Sans nom1" calcext:value="!=&quot;&quot;" calcext:base-cell-address="'Village pêcheur var 1'.A34"/>
          </calcext:conditional-format>
          <calcext:conditional-format calcext:target-range-address="'Village pêcheur var 1'.B33:'Village pêcheur var 1'.B33">
            <calcext:condition calcext:apply-style-name="Sans nom1" calcext:value="!=&quot;&quot;" calcext:base-cell-address="'Village pêcheur var 1'.B33"/>
          </calcext:conditional-format>
          <calcext:conditional-format calcext:target-range-address="'Village pêcheur var 1'.C30:'Village pêcheur var 1'.C30">
            <calcext:condition calcext:apply-style-name="Sans nom1" calcext:value="!=&quot;&quot;" calcext:base-cell-address="'Village pêcheur var 1'.C30"/>
          </calcext:conditional-format>
          <calcext:conditional-format calcext:target-range-address="'Village pêcheur var 1'.C31:'Village pêcheur var 1'.C31">
            <calcext:condition calcext:apply-style-name="Sans nom1" calcext:value="!=&quot;&quot;" calcext:base-cell-address="'Village pêcheur var 1'.C31"/>
          </calcext:conditional-format>
          <calcext:conditional-format calcext:target-range-address="'Village pêcheur var 1'.G3:'Village pêcheur var 1'.G3">
            <calcext:condition calcext:apply-style-name="Sans nom1" calcext:value="!=&quot;&quot;" calcext:base-cell-address="'Village pêcheur var 1'.G3"/>
          </calcext:conditional-format>
          <calcext:conditional-format calcext:target-range-address="'Village pêcheur var 1'.F3:'Village pêcheur var 1'.F3">
            <calcext:condition calcext:apply-style-name="Sans nom1" calcext:value="!=&quot;&quot;" calcext:base-cell-address="'Village pêcheur var 1'.F3"/>
          </calcext:conditional-format>
          <calcext:conditional-format calcext:target-range-address="'Village pêcheur var 1'.G4:'Village pêcheur var 1'.G4">
            <calcext:condition calcext:apply-style-name="Sans nom1" calcext:value="!=&quot;&quot;" calcext:base-cell-address="'Village pêcheur var 1'.G4"/>
          </calcext:conditional-format>
          <calcext:conditional-format calcext:target-range-address="'Village pêcheur var 1'.F4:'Village pêcheur var 1'.F4">
            <calcext:condition calcext:apply-style-name="Sans nom1" calcext:value="!=&quot;&quot;" calcext:base-cell-address="'Village pêcheur var 1'.F4"/>
          </calcext:conditional-format>
          <calcext:conditional-format calcext:target-range-address="'Village pêcheur var 1'.G5:'Village pêcheur var 1'.G5">
            <calcext:condition calcext:apply-style-name="Sans nom1" calcext:value="!=&quot;&quot;" calcext:base-cell-address="'Village pêcheur var 1'.G5"/>
          </calcext:conditional-format>
          <calcext:conditional-format calcext:target-range-address="'Village pêcheur var 1'.F5:'Village pêcheur var 1'.F5">
            <calcext:condition calcext:apply-style-name="Sans nom1" calcext:value="!=&quot;&quot;" calcext:base-cell-address="'Village pêcheur var 1'.F5"/>
          </calcext:conditional-format>
          <calcext:conditional-format calcext:target-range-address="'Village pêcheur var 1'.G6:'Village pêcheur var 1'.G6">
            <calcext:condition calcext:apply-style-name="Sans nom1" calcext:value="!=&quot;&quot;" calcext:base-cell-address="'Village pêcheur var 1'.G6"/>
          </calcext:conditional-format>
          <calcext:conditional-format calcext:target-range-address="'Village pêcheur var 1'.F6:'Village pêcheur var 1'.F6">
            <calcext:condition calcext:apply-style-name="Sans nom1" calcext:value="!=&quot;&quot;" calcext:base-cell-address="'Village pêcheur var 1'.F6"/>
          </calcext:conditional-format>
          <calcext:conditional-format calcext:target-range-address="'Village pêcheur var 1'.F8:'Village pêcheur var 1'.F8">
            <calcext:condition calcext:apply-style-name="Sans nom1" calcext:value="!=&quot;&quot;" calcext:base-cell-address="'Village pêcheur var 1'.F8"/>
          </calcext:conditional-format>
          <calcext:conditional-format calcext:target-range-address="'Village pêcheur var 1'.F9:'Village pêcheur var 1'.F9">
            <calcext:condition calcext:apply-style-name="Sans nom1" calcext:value="!=&quot;&quot;" calcext:base-cell-address="'Village pêcheur var 1'.F9"/>
          </calcext:conditional-format>
          <calcext:conditional-format calcext:target-range-address="'Village pêcheur var 1'.F10:'Village pêcheur var 1'.F10">
            <calcext:condition calcext:apply-style-name="Sans nom1" calcext:value="!=&quot;&quot;" calcext:base-cell-address="'Village pêcheur var 1'.F10"/>
          </calcext:conditional-format>
          <calcext:conditional-format calcext:target-range-address="'Village pêcheur var 1'.F11:'Village pêcheur var 1'.F11">
            <calcext:condition calcext:apply-style-name="Sans nom1" calcext:value="!=&quot;&quot;" calcext:base-cell-address="'Village pêcheur var 1'.F11"/>
          </calcext:conditional-format>
          <calcext:conditional-format calcext:target-range-address="'Village pêcheur var 1'.F14:'Village pêcheur var 1'.F14">
            <calcext:condition calcext:apply-style-name="Sans nom1" calcext:value="!=&quot;&quot;" calcext:base-cell-address="'Village pêcheur var 1'.F14"/>
          </calcext:conditional-format>
          <calcext:conditional-format calcext:target-range-address="'Village pêcheur var 1'.F15:'Village pêcheur var 1'.F15">
            <calcext:condition calcext:apply-style-name="Sans nom1" calcext:value="!=&quot;&quot;" calcext:base-cell-address="'Village pêcheur var 1'.F15"/>
          </calcext:conditional-format>
          <calcext:conditional-format calcext:target-range-address="'Village pêcheur var 1'.F16:'Village pêcheur var 1'.F16">
            <calcext:condition calcext:apply-style-name="Sans nom1" calcext:value="!=&quot;&quot;" calcext:base-cell-address="'Village pêcheur var 1'.F16"/>
          </calcext:conditional-format>
          <calcext:conditional-format calcext:target-range-address="'Village pêcheur var 1'.F17:'Village pêcheur var 1'.F17">
            <calcext:condition calcext:apply-style-name="Sans nom1" calcext:value="!=&quot;&quot;" calcext:base-cell-address="'Village pêcheur var 1'.F17"/>
          </calcext:conditional-format>
          <calcext:conditional-format calcext:target-range-address="'Village pêcheur var 1'.F12:'Village pêcheur var 1'.F12">
            <calcext:condition calcext:apply-style-name="Sans nom1" calcext:value="!=&quot;&quot;" calcext:base-cell-address="'Village pêcheur var 1'.F12"/>
          </calcext:conditional-format>
          <calcext:conditional-format calcext:target-range-address="'Village pêcheur var 1'.F13:'Village pêcheur var 1'.F13">
            <calcext:condition calcext:apply-style-name="Sans nom1" calcext:value="!=&quot;&quot;" calcext:base-cell-address="'Village pêcheur var 1'.F13"/>
          </calcext:conditional-format>
          <calcext:conditional-format calcext:target-range-address="'Village pêcheur var 1'.C32:'Village pêcheur var 1'.C32">
            <calcext:condition calcext:apply-style-name="Sans nom1" calcext:value="!=&quot;&quot;" calcext:base-cell-address="'Village pêcheur var 1'.C32"/>
          </calcext:conditional-format>
          <calcext:conditional-format calcext:target-range-address="'Village pêcheur var 1'.C1:'Village pêcheur var 1'.C1">
            <calcext:condition calcext:apply-style-name="Sans nom1" calcext:value="!=&quot;&quot;" calcext:base-cell-address="'Village pêcheur var 1'.C1"/>
          </calcext:conditional-format>
          <calcext:conditional-format calcext:target-range-address="'Village pêcheur var 1'.C2:'Village pêcheur var 1'.C2">
            <calcext:condition calcext:apply-style-name="Sans nom1" calcext:value="!=&quot;&quot;" calcext:base-cell-address="'Village pêcheur var 1'.C2"/>
          </calcext:conditional-format>
          <calcext:conditional-format calcext:target-range-address="'Village pêcheur var 1'.C3:'Village pêcheur var 1'.C3">
            <calcext:condition calcext:apply-style-name="Sans nom1" calcext:value="!=&quot;&quot;" calcext:base-cell-address="'Village pêcheur var 1'.C3"/>
          </calcext:conditional-format>
          <calcext:conditional-format calcext:target-range-address="'Village pêcheur var 1'.A35:'Village pêcheur var 1'.A35">
            <calcext:condition calcext:apply-style-name="Sans nom1" calcext:value="!=&quot;&quot;" calcext:base-cell-address="'Village pêcheur var 1'.A35"/>
          </calcext:conditional-format>
          <calcext:conditional-format calcext:target-range-address="'Village pêcheur var 1'.A36:'Village pêcheur var 1'.A36">
            <calcext:condition calcext:apply-style-name="Sans nom1" calcext:value="!=&quot;&quot;" calcext:base-cell-address="'Village pêcheur var 1'.A36"/>
          </calcext:conditional-format>
          <calcext:conditional-format calcext:target-range-address="'Village pêcheur var 1'.A37:'Village pêcheur var 1'.A37">
            <calcext:condition calcext:apply-style-name="Sans nom1" calcext:value="!=&quot;&quot;" calcext:base-cell-address="'Village pêcheur var 1'.A37"/>
          </calcext:conditional-format>
          <calcext:conditional-format calcext:target-range-address="'Village pêcheur var 1'.A38:'Village pêcheur var 1'.A38">
            <calcext:condition calcext:apply-style-name="Sans nom1" calcext:value="!=&quot;&quot;" calcext:base-cell-address="'Village pêcheur var 1'.A38"/>
          </calcext:conditional-format>
          <calcext:conditional-format calcext:target-range-address="'Village pêcheur var 1'.A40:'Village pêcheur var 1'.A40">
            <calcext:condition calcext:apply-style-name="Sans nom1" calcext:value="!=&quot;&quot;" calcext:base-cell-address="'Village pêcheur var 1'.A40"/>
          </calcext:conditional-format>
          <calcext:conditional-format calcext:target-range-address="'Village pêcheur var 1'.A39:'Village pêcheur var 1'.A39">
            <calcext:condition calcext:apply-style-name="Sans nom1" calcext:value="!=&quot;&quot;" calcext:base-cell-address="'Village pêcheur var 1'.A39"/>
          </calcext:conditional-format>
          <calcext:conditional-format calcext:target-range-address="'Village pêcheur var 1'.B40:'Village pêcheur var 1'.B40">
            <calcext:condition calcext:apply-style-name="Sans nom1" calcext:value="!=&quot;&quot;" calcext:base-cell-address="'Village pêcheur var 1'.B40"/>
          </calcext:conditional-format>
          <calcext:conditional-format calcext:target-range-address="'Village pêcheur var 1'.A41:'Village pêcheur var 1'.A41">
            <calcext:condition calcext:apply-style-name="Sans nom1" calcext:value="!=&quot;&quot;" calcext:base-cell-address="'Village pêcheur var 1'.A41"/>
          </calcext:conditional-format>
          <calcext:conditional-format calcext:target-range-address="'Village pêcheur var 1'.B41:'Village pêcheur var 1'.B41">
            <calcext:condition calcext:apply-style-name="Sans nom1" calcext:value="!=&quot;&quot;" calcext:base-cell-address="'Village pêcheur var 1'.B41"/>
          </calcext:conditional-format>
          <calcext:conditional-format calcext:target-range-address="'Village pêcheur var 1'.B43:'Village pêcheur var 1'.B43">
            <calcext:condition calcext:apply-style-name="Sans nom1" calcext:value="!=&quot;&quot;" calcext:base-cell-address="'Village pêcheur var 1'.B43"/>
          </calcext:conditional-format>
          <calcext:conditional-format calcext:target-range-address="'Village pêcheur var 1'.B44:'Village pêcheur var 1'.B44">
            <calcext:condition calcext:apply-style-name="Sans nom1" calcext:value="!=&quot;&quot;" calcext:base-cell-address="'Village pêcheur var 1'.B44"/>
          </calcext:conditional-format>
          <calcext:conditional-format calcext:target-range-address="'Village pêcheur var 1'.A44:'Village pêcheur var 1'.A44">
            <calcext:condition calcext:apply-style-name="Sans nom1" calcext:value="!=&quot;&quot;" calcext:base-cell-address="'Village pêcheur var 1'.A44"/>
          </calcext:conditional-format>
          <calcext:conditional-format calcext:target-range-address="'Village pêcheur var 1'.B45:'Village pêcheur var 1'.B45">
            <calcext:condition calcext:apply-style-name="Sans nom1" calcext:value="!=&quot;&quot;" calcext:base-cell-address="'Village pêcheur var 1'.B45"/>
          </calcext:conditional-format>
          <calcext:conditional-format calcext:target-range-address="'Village pêcheur var 1'.A45:'Village pêcheur var 1'.A45">
            <calcext:condition calcext:apply-style-name="Sans nom1" calcext:value="!=&quot;&quot;" calcext:base-cell-address="'Village pêcheur var 1'.A45"/>
          </calcext:conditional-format>
          <calcext:conditional-format calcext:target-range-address="'Village pêcheur var 1'.B46:'Village pêcheur var 1'.B46">
            <calcext:condition calcext:apply-style-name="Sans nom1" calcext:value="!=&quot;&quot;" calcext:base-cell-address="'Village pêcheur var 1'.B46"/>
          </calcext:conditional-format>
          <calcext:conditional-format calcext:target-range-address="'Village pêcheur var 1'.A46:'Village pêcheur var 1'.A46">
            <calcext:condition calcext:apply-style-name="Sans nom1" calcext:value="!=&quot;&quot;" calcext:base-cell-address="'Village pêcheur var 1'.A46"/>
          </calcext:conditional-format>
          <calcext:conditional-format calcext:target-range-address="'Village pêcheur var 1'.B47:'Village pêcheur var 1'.B47">
            <calcext:condition calcext:apply-style-name="Sans nom1" calcext:value="!=&quot;&quot;" calcext:base-cell-address="'Village pêcheur var 1'.B47"/>
          </calcext:conditional-format>
          <calcext:conditional-format calcext:target-range-address="'Village pêcheur var 1'.A47:'Village pêcheur var 1'.A47">
            <calcext:condition calcext:apply-style-name="Sans nom1" calcext:value="!=&quot;&quot;" calcext:base-cell-address="'Village pêcheur var 1'.A47"/>
          </calcext:conditional-format>
          <calcext:conditional-format calcext:target-range-address="'Village pêcheur var 1'.B42:'Village pêcheur var 1'.B42">
            <calcext:condition calcext:apply-style-name="Sans nom1" calcext:value="!=&quot;&quot;" calcext:base-cell-address="'Village pêcheur var 1'.B42"/>
          </calcext:conditional-format>
          <calcext:conditional-format calcext:target-range-address="'Village pêcheur var 1'.D30:'Village pêcheur var 1'.D30">
            <calcext:condition calcext:apply-style-name="Sans nom1" calcext:value="!=&quot;&quot;" calcext:base-cell-address="'Village pêcheur var 1'.D30"/>
          </calcext:conditional-format>
          <calcext:conditional-format calcext:target-range-address="'Village pêcheur var 1'.G7:'Village pêcheur var 1'.G7">
            <calcext:condition calcext:apply-style-name="Sans nom1" calcext:value="!=&quot;&quot;" calcext:base-cell-address="'Village pêcheur var 1'.G7"/>
          </calcext:conditional-format>
          <calcext:conditional-format calcext:target-range-address="'Village pêcheur var 1'.B7:'Village pêcheur var 1'.B7">
            <calcext:condition calcext:apply-style-name="Sans nom1" calcext:value="!=&quot;&quot;" calcext:base-cell-address="'Village pêcheur var 1'.B7"/>
          </calcext:conditional-format>
          <calcext:conditional-format calcext:target-range-address="'Village pêcheur var 1'.B9:'Village pêcheur var 1'.B9">
            <calcext:condition calcext:apply-style-name="Sans nom1" calcext:value="!=&quot;&quot;" calcext:base-cell-address="'Village pêcheur var 1'.B9"/>
          </calcext:conditional-format>
          <calcext:conditional-format calcext:target-range-address="'Village pêcheur var 1'.B13:'Village pêcheur var 1'.B13">
            <calcext:condition calcext:apply-style-name="Sans nom1" calcext:value="!=&quot;&quot;" calcext:base-cell-address="'Village pêcheur var 1'.B13"/>
          </calcext:conditional-format>
          <calcext:conditional-format calcext:target-range-address="'Village pêcheur var 1'.B10:'Village pêcheur var 1'.B10">
            <calcext:condition calcext:apply-style-name="Sans nom1" calcext:value="!=&quot;&quot;" calcext:base-cell-address="'Village pêcheur var 1'.B10"/>
          </calcext:conditional-format>
          <calcext:conditional-format calcext:target-range-address="'Village pêcheur var 1'.B11:'Village pêcheur var 1'.B11">
            <calcext:condition calcext:apply-style-name="Sans nom1" calcext:value="!=&quot;&quot;" calcext:base-cell-address="'Village pêcheur var 1'.B11"/>
          </calcext:conditional-format>
          <calcext:conditional-format calcext:target-range-address="'Village pêcheur var 1'.B12:'Village pêcheur var 1'.B12">
            <calcext:condition calcext:apply-style-name="Sans nom1" calcext:value="!=&quot;&quot;" calcext:base-cell-address="'Village pêcheur var 1'.B12"/>
          </calcext:conditional-format>
          <calcext:conditional-format calcext:target-range-address="'Village pêcheur var 1'.B14:'Village pêcheur var 1'.B14">
            <calcext:condition calcext:apply-style-name="Sans nom1" calcext:value="!=&quot;&quot;" calcext:base-cell-address="'Village pêcheur var 1'.B14"/>
          </calcext:conditional-format>
          <calcext:conditional-format calcext:target-range-address="'Village pêcheur var 1'.E7:'Village pêcheur var 1'.E7">
            <calcext:condition calcext:apply-style-name="Sans nom1" calcext:value="!=&quot;&quot;" calcext:base-cell-address="'Village pêcheur var 1'.E7"/>
          </calcext:conditional-format>
          <calcext:conditional-format calcext:target-range-address="'Village pêcheur var 1'.E8:'Village pêcheur var 1'.E8">
            <calcext:condition calcext:apply-style-name="Sans nom1" calcext:value="!=&quot;&quot;" calcext:base-cell-address="'Village pêcheur var 1'.E8"/>
          </calcext:conditional-format>
          <calcext:conditional-format calcext:target-range-address="'Village pêcheur var 1'.E9:'Village pêcheur var 1'.E9">
            <calcext:condition calcext:apply-style-name="Sans nom1" calcext:value="!=&quot;&quot;" calcext:base-cell-address="'Village pêcheur var 1'.E9"/>
          </calcext:conditional-format>
          <calcext:conditional-format calcext:target-range-address="'Village pêcheur var 1'.E10:'Village pêcheur var 1'.E10">
            <calcext:condition calcext:apply-style-name="Sans nom1" calcext:value="!=&quot;&quot;" calcext:base-cell-address="'Village pêcheur var 1'.E10"/>
          </calcext:conditional-format>
          <calcext:conditional-format calcext:target-range-address="'Village pêcheur var 1'.E11:'Village pêcheur var 1'.E11">
            <calcext:condition calcext:apply-style-name="Sans nom1" calcext:value="!=&quot;&quot;" calcext:base-cell-address="'Village pêcheur var 1'.E11"/>
          </calcext:conditional-format>
          <calcext:conditional-format calcext:target-range-address="'Village pêcheur var 1'.E12:'Village pêcheur var 1'.E12">
            <calcext:condition calcext:apply-style-name="Sans nom1" calcext:value="!=&quot;&quot;" calcext:base-cell-address="'Village pêcheur var 1'.E12"/>
          </calcext:conditional-format>
          <calcext:conditional-format calcext:target-range-address="'Village pêcheur var 1'.E13:'Village pêcheur var 1'.E13">
            <calcext:condition calcext:apply-style-name="Sans nom1" calcext:value="!=&quot;&quot;" calcext:base-cell-address="'Village pêcheur var 1'.E13"/>
          </calcext:conditional-format>
          <calcext:conditional-format calcext:target-range-address="'Village pêcheur var 1'.D15:'Village pêcheur var 1'.D15">
            <calcext:condition calcext:apply-style-name="Sans nom1" calcext:value="!=&quot;&quot;" calcext:base-cell-address="'Village pêcheur var 1'.D15"/>
          </calcext:conditional-format>
          <calcext:conditional-format calcext:target-range-address="'Village pêcheur var 1'.C9:'Village pêcheur var 1'.C9">
            <calcext:condition calcext:apply-style-name="Sans nom1" calcext:value="!=&quot;&quot;" calcext:base-cell-address="'Village pêcheur var 1'.C9"/>
          </calcext:conditional-format>
          <calcext:conditional-format calcext:target-range-address="'Village pêcheur var 1'.C12:'Village pêcheur var 1'.C12">
            <calcext:condition calcext:apply-style-name="Sans nom1" calcext:value="!=&quot;&quot;" calcext:base-cell-address="'Village pêcheur var 1'.C12"/>
          </calcext:conditional-format>
          <calcext:conditional-format calcext:target-range-address="'Village pêcheur var 1'.C13:'Village pêcheur var 1'.C13">
            <calcext:condition calcext:apply-style-name="Sans nom1" calcext:value="!=&quot;&quot;" calcext:base-cell-address="'Village pêcheur var 1'.C13"/>
          </calcext:conditional-format>
          <calcext:conditional-format calcext:target-range-address="'Village pêcheur var 1'.C7:'Village pêcheur var 1'.C7">
            <calcext:condition calcext:apply-style-name="Sans nom1" calcext:value="!=&quot;&quot;" calcext:base-cell-address="'Village pêcheur var 1'.C7"/>
          </calcext:conditional-format>
          <calcext:conditional-format calcext:target-range-address="'Village pêcheur var 1'.C8:'Village pêcheur var 1'.C8">
            <calcext:condition calcext:apply-style-name="Sans nom1" calcext:value="!=&quot;&quot;" calcext:base-cell-address="'Village pêcheur var 1'.C8"/>
          </calcext:conditional-format>
          <calcext:conditional-format calcext:target-range-address="'Village pêcheur var 1'.C10:'Village pêcheur var 1'.C10">
            <calcext:condition calcext:apply-style-name="Sans nom1" calcext:value="!=&quot;&quot;" calcext:base-cell-address="'Village pêcheur var 1'.C10"/>
          </calcext:conditional-format>
          <calcext:conditional-format calcext:target-range-address="'Village pêcheur var 1'.D9:'Village pêcheur var 1'.D9">
            <calcext:condition calcext:apply-style-name="Sans nom1" calcext:value="!=&quot;&quot;" calcext:base-cell-address="'Village pêcheur var 1'.D9"/>
          </calcext:conditional-format>
          <calcext:conditional-format calcext:target-range-address="'Village pêcheur var 1'.D10:'Village pêcheur var 1'.D10">
            <calcext:condition calcext:apply-style-name="Sans nom1" calcext:value="!=&quot;&quot;" calcext:base-cell-address="'Village pêcheur var 1'.D10"/>
          </calcext:conditional-format>
          <calcext:conditional-format calcext:target-range-address="'Village pêcheur var 1'.G17:'Village pêcheur var 1'.G17">
            <calcext:condition calcext:apply-style-name="Sans nom1" calcext:value="!=&quot;&quot;" calcext:base-cell-address="'Village pêcheur var 1'.G17"/>
          </calcext:conditional-format>
          <calcext:conditional-format calcext:target-range-address="'Village pêcheur var 1'.I8:'Village pêcheur var 1'.I8">
            <calcext:condition calcext:apply-style-name="Sans nom1" calcext:value="!=&quot;&quot;" calcext:base-cell-address="'Village pêcheur var 1'.I8"/>
          </calcext:conditional-format>
          <calcext:conditional-format calcext:target-range-address="'Village pêcheur var 1'.I9:'Village pêcheur var 1'.I9">
            <calcext:condition calcext:apply-style-name="Sans nom1" calcext:value="!=&quot;&quot;" calcext:base-cell-address="'Village pêcheur var 1'.I9"/>
          </calcext:conditional-format>
          <calcext:conditional-format calcext:target-range-address="'Village pêcheur var 1'.I10:'Village pêcheur var 1'.I10">
            <calcext:condition calcext:apply-style-name="Sans nom1" calcext:value="!=&quot;&quot;" calcext:base-cell-address="'Village pêcheur var 1'.I10"/>
          </calcext:conditional-format>
          <calcext:conditional-format calcext:target-range-address="'Village pêcheur var 1'.I11:'Village pêcheur var 1'.I11">
            <calcext:condition calcext:apply-style-name="Sans nom1" calcext:value="!=&quot;&quot;" calcext:base-cell-address="'Village pêcheur var 1'.I11"/>
          </calcext:conditional-format>
          <calcext:conditional-format calcext:target-range-address="'Village pêcheur var 1'.I14:'Village pêcheur var 1'.I14">
            <calcext:condition calcext:apply-style-name="Sans nom1" calcext:value="!=&quot;&quot;" calcext:base-cell-address="'Village pêcheur var 1'.I14"/>
          </calcext:conditional-format>
          <calcext:conditional-format calcext:target-range-address="'Village pêcheur var 1'.I15:'Village pêcheur var 1'.I15">
            <calcext:condition calcext:apply-style-name="Sans nom1" calcext:value="!=&quot;&quot;" calcext:base-cell-address="'Village pêcheur var 1'.I15"/>
          </calcext:conditional-format>
          <calcext:conditional-format calcext:target-range-address="'Village pêcheur var 1'.I16:'Village pêcheur var 1'.I16">
            <calcext:condition calcext:apply-style-name="Sans nom1" calcext:value="!=&quot;&quot;" calcext:base-cell-address="'Village pêcheur var 1'.I16"/>
          </calcext:conditional-format>
          <calcext:conditional-format calcext:target-range-address="'Village pêcheur var 1'.I17:'Village pêcheur var 1'.I17">
            <calcext:condition calcext:apply-style-name="Sans nom1" calcext:value="!=&quot;&quot;" calcext:base-cell-address="'Village pêcheur var 1'.I17"/>
          </calcext:conditional-format>
          <calcext:conditional-format calcext:target-range-address="'Village pêcheur var 1'.I12:'Village pêcheur var 1'.I12">
            <calcext:condition calcext:apply-style-name="Sans nom1" calcext:value="!=&quot;&quot;" calcext:base-cell-address="'Village pêcheur var 1'.I12"/>
          </calcext:conditional-format>
          <calcext:conditional-format calcext:target-range-address="'Village pêcheur var 1'.I13:'Village pêcheur var 1'.I13">
            <calcext:condition calcext:apply-style-name="Sans nom1" calcext:value="!=&quot;&quot;" calcext:base-cell-address="'Village pêcheur var 1'.I13"/>
          </calcext:conditional-format>
          <calcext:conditional-format calcext:target-range-address="'Village pêcheur var 1'.H8:'Village pêcheur var 1'.H8">
            <calcext:condition calcext:apply-style-name="Sans nom1" calcext:value="!=&quot;&quot;" calcext:base-cell-address="'Village pêcheur var 1'.H8"/>
          </calcext:conditional-format>
          <calcext:conditional-format calcext:target-range-address="'Village pêcheur var 1'.H9:'Village pêcheur var 1'.H9">
            <calcext:condition calcext:apply-style-name="Sans nom1" calcext:value="!=&quot;&quot;" calcext:base-cell-address="'Village pêcheur var 1'.H9"/>
          </calcext:conditional-format>
          <calcext:conditional-format calcext:target-range-address="'Village pêcheur var 1'.H10:'Village pêcheur var 1'.H10">
            <calcext:condition calcext:apply-style-name="Sans nom1" calcext:value="!=&quot;&quot;" calcext:base-cell-address="'Village pêcheur var 1'.H10"/>
          </calcext:conditional-format>
          <calcext:conditional-format calcext:target-range-address="'Village pêcheur var 1'.H11:'Village pêcheur var 1'.H11">
            <calcext:condition calcext:apply-style-name="Sans nom1" calcext:value="!=&quot;&quot;" calcext:base-cell-address="'Village pêcheur var 1'.H11"/>
          </calcext:conditional-format>
          <calcext:conditional-format calcext:target-range-address="'Village pêcheur var 1'.H12:'Village pêcheur var 1'.H12">
            <calcext:condition calcext:apply-style-name="Sans nom1" calcext:value="!=&quot;&quot;" calcext:base-cell-address="'Village pêcheur var 1'.H12"/>
          </calcext:conditional-format>
          <calcext:conditional-format calcext:target-range-address="'Village pêcheur var 1'.H13:'Village pêcheur var 1'.H13">
            <calcext:condition calcext:apply-style-name="Sans nom1" calcext:value="!=&quot;&quot;" calcext:base-cell-address="'Village pêcheur var 1'.H13"/>
          </calcext:conditional-format>
          <calcext:conditional-format calcext:target-range-address="'Village pêcheur var 1'.G9:'Village pêcheur var 1'.G9">
            <calcext:condition calcext:apply-style-name="Sans nom1" calcext:value="!=&quot;&quot;" calcext:base-cell-address="'Village pêcheur var 1'.G9"/>
          </calcext:conditional-format>
          <calcext:conditional-format calcext:target-range-address="'Village pêcheur var 1'.G12:'Village pêcheur var 1'.G12">
            <calcext:condition calcext:apply-style-name="Sans nom1" calcext:value="!=&quot;&quot;" calcext:base-cell-address="'Village pêcheur var 1'.G12"/>
          </calcext:conditional-format>
          <calcext:conditional-format calcext:target-range-address="'Village pêcheur var 1'.G13:'Village pêcheur var 1'.G13">
            <calcext:condition calcext:apply-style-name="Sans nom1" calcext:value="!=&quot;&quot;" calcext:base-cell-address="'Village pêcheur var 1'.G13"/>
          </calcext:conditional-format>
          <calcext:conditional-format calcext:target-range-address="'Village pêcheur var 1'.G8:'Village pêcheur var 1'.G8">
            <calcext:condition calcext:apply-style-name="Sans nom1" calcext:value="!=&quot;&quot;" calcext:base-cell-address="'Village pêcheur var 1'.G8"/>
          </calcext:conditional-format>
          <calcext:conditional-format calcext:target-range-address="'Village pêcheur var 1'.G10:'Village pêcheur var 1'.G10">
            <calcext:condition calcext:apply-style-name="Sans nom1" calcext:value="!=&quot;&quot;" calcext:base-cell-address="'Village pêcheur var 1'.G10"/>
          </calcext:conditional-format>
          <calcext:conditional-format calcext:target-range-address="'Village pêcheur var 1'.D11:'Village pêcheur var 1'.D11">
            <calcext:condition calcext:apply-style-name="Sans nom1" calcext:value="!=&quot;&quot;" calcext:base-cell-address="'Village pêcheur var 1'.D11"/>
          </calcext:conditional-format>
          <calcext:conditional-format calcext:target-range-address="'Village pêcheur var 1'.D12:'Village pêcheur var 1'.D12">
            <calcext:condition calcext:apply-style-name="Sans nom1" calcext:value="!=&quot;&quot;" calcext:base-cell-address="'Village pêcheur var 1'.D12"/>
          </calcext:conditional-format>
          <calcext:conditional-format calcext:target-range-address="'Village pêcheur var 1'.D13:'Village pêcheur var 1'.D13">
            <calcext:condition calcext:apply-style-name="Sans nom1" calcext:value="!=&quot;&quot;" calcext:base-cell-address="'Village pêcheur var 1'.D13"/>
          </calcext:conditional-format>
          <calcext:conditional-format calcext:target-range-address="'Village pêcheur var 1'.D14:'Village pêcheur var 1'.D14">
            <calcext:condition calcext:apply-style-name="Sans nom1" calcext:value="!=&quot;&quot;" calcext:base-cell-address="'Village pêcheur var 1'.D14"/>
          </calcext:conditional-format>
          <calcext:conditional-format calcext:target-range-address="'Village pêcheur var 1'.B21:'Village pêcheur var 1'.C21">
            <calcext:condition calcext:apply-style-name="Sans nom1" calcext:value="!=&quot;&quot;" calcext:base-cell-address="'Village pêcheur var 1'.B21"/>
          </calcext:conditional-format>
          <calcext:conditional-format calcext:target-range-address="'Village pêcheur var 1'.B22:'Village pêcheur var 1'.C22">
            <calcext:condition calcext:apply-style-name="Sans nom1" calcext:value="!=&quot;&quot;" calcext:base-cell-address="'Village pêcheur var 1'.B22"/>
          </calcext:conditional-format>
          <calcext:conditional-format calcext:target-range-address="'Village pêcheur var 1'.B23:'Village pêcheur var 1'.C23">
            <calcext:condition calcext:apply-style-name="Sans nom1" calcext:value="!=&quot;&quot;" calcext:base-cell-address="'Village pêcheur var 1'.B23"/>
          </calcext:conditional-format>
          <calcext:conditional-format calcext:target-range-address="'Village pêcheur var 1'.B24:'Village pêcheur var 1'.B24">
            <calcext:condition calcext:apply-style-name="Sans nom1" calcext:value="!=&quot;&quot;" calcext:base-cell-address="'Village pêcheur var 1'.B24"/>
          </calcext:conditional-format>
          <calcext:conditional-format calcext:target-range-address="'Village pêcheur var 1'.B25:'Village pêcheur var 1'.B25">
            <calcext:condition calcext:apply-style-name="Sans nom1" calcext:value="!=&quot;&quot;" calcext:base-cell-address="'Village pêcheur var 1'.B25"/>
          </calcext:conditional-format>
          <calcext:conditional-format calcext:target-range-address="'Village pêcheur var 1'.B26:'Village pêcheur var 1'.B26">
            <calcext:condition calcext:apply-style-name="Sans nom1" calcext:value="!=&quot;&quot;" calcext:base-cell-address="'Village pêcheur var 1'.B26"/>
          </calcext:conditional-format>
          <calcext:conditional-format calcext:target-range-address="'Village pêcheur var 1'.B27:'Village pêcheur var 1'.B27">
            <calcext:condition calcext:apply-style-name="Sans nom1" calcext:value="!=&quot;&quot;" calcext:base-cell-address="'Village pêcheur var 1'.B27"/>
          </calcext:conditional-format>
          <calcext:conditional-format calcext:target-range-address="'Village pêcheur var 1'.B28:'Village pêcheur var 1'.B28">
            <calcext:condition calcext:apply-style-name="Sans nom1" calcext:value="!=&quot;&quot;" calcext:base-cell-address="'Village pêcheur var 1'.B28"/>
          </calcext:conditional-format>
          <calcext:conditional-format calcext:target-range-address="'Village pêcheur var 1'.B29:'Village pêcheur var 1'.B29">
            <calcext:condition calcext:apply-style-name="Sans nom1" calcext:value="!=&quot;&quot;" calcext:base-cell-address="'Village pêcheur var 1'.B29"/>
          </calcext:conditional-format>
          <calcext:conditional-format calcext:target-range-address="'Village pêcheur var 1'.B30:'Village pêcheur var 1'.B30">
            <calcext:condition calcext:apply-style-name="Sans nom1" calcext:value="!=&quot;&quot;" calcext:base-cell-address="'Village pêcheur var 1'.B30"/>
          </calcext:conditional-format>
          <calcext:conditional-format calcext:target-range-address="'Village pêcheur var 1'.B31:'Village pêcheur var 1'.B31">
            <calcext:condition calcext:apply-style-name="Sans nom1" calcext:value="!=&quot;&quot;" calcext:base-cell-address="'Village pêcheur var 1'.B31"/>
          </calcext:conditional-format>
          <calcext:conditional-format calcext:target-range-address="'Village pêcheur var 1'.C24:'Village pêcheur var 1'.C24">
            <calcext:condition calcext:apply-style-name="Sans nom1" calcext:value="!=&quot;&quot;" calcext:base-cell-address="'Village pêcheur var 1'.C24"/>
          </calcext:conditional-format>
          <calcext:conditional-format calcext:target-range-address="'Village pêcheur var 1'.C25:'Village pêcheur var 1'.C25">
            <calcext:condition calcext:apply-style-name="Sans nom1" calcext:value="!=&quot;&quot;" calcext:base-cell-address="'Village pêcheur var 1'.C25"/>
          </calcext:conditional-format>
          <calcext:conditional-format calcext:target-range-address="'Village pêcheur var 1'.C26:'Village pêcheur var 1'.C26">
            <calcext:condition calcext:apply-style-name="Sans nom1" calcext:value="!=&quot;&quot;" calcext:base-cell-address="'Village pêcheur var 1'.C26"/>
          </calcext:conditional-format>
          <calcext:conditional-format calcext:target-range-address="'Village pêcheur var 1'.C27:'Village pêcheur var 1'.C27">
            <calcext:condition calcext:apply-style-name="Sans nom1" calcext:value="!=&quot;&quot;" calcext:base-cell-address="'Village pêcheur var 1'.C27"/>
          </calcext:conditional-format>
          <calcext:conditional-format calcext:target-range-address="'Village pêcheur var 1'.C28:'Village pêcheur var 1'.C28">
            <calcext:condition calcext:apply-style-name="Sans nom1" calcext:value="!=&quot;&quot;" calcext:base-cell-address="'Village pêcheur var 1'.C28"/>
          </calcext:conditional-format>
          <calcext:conditional-format calcext:target-range-address="'Village pêcheur var 1'.C29:'Village pêcheur var 1'.C29">
            <calcext:condition calcext:apply-style-name="Sans nom1" calcext:value="!=&quot;&quot;" calcext:base-cell-address="'Village pêcheur var 1'.C29"/>
          </calcext:conditional-format>
          <calcext:conditional-format calcext:target-range-address="'Village pêcheur var 1'.B34:'Village pêcheur var 1'.C34">
            <calcext:condition calcext:apply-style-name="Sans nom1" calcext:value="!=&quot;&quot;" calcext:base-cell-address="'Village pêcheur var 1'.B34"/>
          </calcext:conditional-format>
          <calcext:conditional-format calcext:target-range-address="'Village pêcheur var 1'.B35:'Village pêcheur var 1'.C35">
            <calcext:condition calcext:apply-style-name="Sans nom1" calcext:value="!=&quot;&quot;" calcext:base-cell-address="'Village pêcheur var 1'.B35"/>
          </calcext:conditional-format>
          <calcext:conditional-format calcext:target-range-address="'Village pêcheur var 1'.B36:'Village pêcheur var 1'.C36">
            <calcext:condition calcext:apply-style-name="Sans nom1" calcext:value="!=&quot;&quot;" calcext:base-cell-address="'Village pêcheur var 1'.B36"/>
          </calcext:conditional-format>
          <calcext:conditional-format calcext:target-range-address="'Village pêcheur var 1'.B37:'Village pêcheur var 1'.C37">
            <calcext:condition calcext:apply-style-name="Sans nom1" calcext:value="!=&quot;&quot;" calcext:base-cell-address="'Village pêcheur var 1'.B37"/>
          </calcext:conditional-format>
          <calcext:conditional-format calcext:target-range-address="'Village pêcheur var 1'.B38:'Village pêcheur var 1'.C38">
            <calcext:condition calcext:apply-style-name="Sans nom1" calcext:value="!=&quot;&quot;" calcext:base-cell-address="'Village pêcheur var 1'.B38"/>
          </calcext:conditional-format>
          <calcext:conditional-format calcext:target-range-address="'Village pêcheur var 1'.B39:'Village pêcheur var 1'.C39">
            <calcext:condition calcext:apply-style-name="Sans nom1" calcext:value="!=&quot;&quot;" calcext:base-cell-address="'Village pêcheur var 1'.B39"/>
          </calcext:conditional-format>
          <calcext:conditional-format calcext:target-range-address="'Village pêcheur var 1'.C33:'Village pêcheur var 1'.C33">
            <calcext:condition calcext:apply-style-name="Sans nom1" calcext:value="!=&quot;&quot;" calcext:base-cell-address="'Village pêcheur var 1'.C33"/>
          </calcext:conditional-format>
          <calcext:conditional-format calcext:target-range-address="'Village pêcheur var 1'.D31:'Village pêcheur var 1'.E31">
            <calcext:condition calcext:apply-style-name="Sans nom1" calcext:value="!=&quot;&quot;" calcext:base-cell-address="'Village pêcheur var 1'.D31"/>
          </calcext:conditional-format>
          <calcext:conditional-format calcext:target-range-address="'Village pêcheur var 1'.D32:'Village pêcheur var 1'.E32">
            <calcext:condition calcext:apply-style-name="Sans nom1" calcext:value="!=&quot;&quot;" calcext:base-cell-address="'Village pêcheur var 1'.D32"/>
          </calcext:conditional-format>
          <calcext:conditional-format calcext:target-range-address="'Village pêcheur var 1'.D33:'Village pêcheur var 1'.E33">
            <calcext:condition calcext:apply-style-name="Sans nom1" calcext:value="!=&quot;&quot;" calcext:base-cell-address="'Village pêcheur var 1'.D33"/>
          </calcext:conditional-format>
          <calcext:conditional-format calcext:target-range-address="'Village pêcheur var 1'.D34:'Village pêcheur var 1'.E34">
            <calcext:condition calcext:apply-style-name="Sans nom1" calcext:value="!=&quot;&quot;" calcext:base-cell-address="'Village pêcheur var 1'.D34"/>
          </calcext:conditional-format>
          <calcext:conditional-format calcext:target-range-address="'Village pêcheur var 1'.D35:'Village pêcheur var 1'.E35">
            <calcext:condition calcext:apply-style-name="Sans nom1" calcext:value="!=&quot;&quot;" calcext:base-cell-address="'Village pêcheur var 1'.D35"/>
          </calcext:conditional-format>
          <calcext:conditional-format calcext:target-range-address="'Village pêcheur var 1'.D36:'Village pêcheur var 1'.E36">
            <calcext:condition calcext:apply-style-name="Sans nom1" calcext:value="!=&quot;&quot;" calcext:base-cell-address="'Village pêcheur var 1'.D36"/>
          </calcext:conditional-format>
          <calcext:conditional-format calcext:target-range-address="'Village pêcheur var 1'.D37:'Village pêcheur var 1'.E37">
            <calcext:condition calcext:apply-style-name="Sans nom1" calcext:value="!=&quot;&quot;" calcext:base-cell-address="'Village pêcheur var 1'.D37"/>
          </calcext:conditional-format>
          <calcext:conditional-format calcext:target-range-address="'Village pêcheur var 1'.D38:'Village pêcheur var 1'.E38">
            <calcext:condition calcext:apply-style-name="Sans nom1" calcext:value="!=&quot;&quot;" calcext:base-cell-address="'Village pêcheur var 1'.D38"/>
          </calcext:conditional-format>
          <calcext:conditional-format calcext:target-range-address="'Village pêcheur var 1'.D39:'Village pêcheur var 1'.E39">
            <calcext:condition calcext:apply-style-name="Sans nom1" calcext:value="!=&quot;&quot;" calcext:base-cell-address="'Village pêcheur var 1'.D39"/>
          </calcext:conditional-format>
          <calcext:conditional-format calcext:target-range-address="'Village pêcheur var 1'.D40:'Village pêcheur var 1'.E40">
            <calcext:condition calcext:apply-style-name="Sans nom1" calcext:value="!=&quot;&quot;" calcext:base-cell-address="'Village pêcheur var 1'.D40"/>
          </calcext:conditional-format>
          <calcext:conditional-format calcext:target-range-address="'Village pêcheur var 1'.D41:'Village pêcheur var 1'.E41">
            <calcext:condition calcext:apply-style-name="Sans nom1" calcext:value="!=&quot;&quot;" calcext:base-cell-address="'Village pêcheur var 1'.D41"/>
          </calcext:conditional-format>
          <calcext:conditional-format calcext:target-range-address="'Village pêcheur var 1'.D42:'Village pêcheur var 1'.E42">
            <calcext:condition calcext:apply-style-name="Sans nom1" calcext:value="!=&quot;&quot;" calcext:base-cell-address="'Village pêcheur var 1'.D42"/>
          </calcext:conditional-format>
          <calcext:conditional-format calcext:target-range-address="'Village pêcheur var 1'.D43:'Village pêcheur var 1'.E43">
            <calcext:condition calcext:apply-style-name="Sans nom1" calcext:value="!=&quot;&quot;" calcext:base-cell-address="'Village pêcheur var 1'.D43"/>
          </calcext:conditional-format>
          <calcext:conditional-format calcext:target-range-address="'Village pêcheur var 1'.D44:'Village pêcheur var 1'.E44">
            <calcext:condition calcext:apply-style-name="Sans nom1" calcext:value="!=&quot;&quot;" calcext:base-cell-address="'Village pêcheur var 1'.D44"/>
          </calcext:conditional-format>
          <calcext:conditional-format calcext:target-range-address="'Village pêcheur var 1'.D45:'Village pêcheur var 1'.E45">
            <calcext:condition calcext:apply-style-name="Sans nom1" calcext:value="!=&quot;&quot;" calcext:base-cell-address="'Village pêcheur var 1'.D45"/>
          </calcext:conditional-format>
          <calcext:conditional-format calcext:target-range-address="'Village pêcheur var 1'.D46:'Village pêcheur var 1'.E46">
            <calcext:condition calcext:apply-style-name="Sans nom1" calcext:value="!=&quot;&quot;" calcext:base-cell-address="'Village pêcheur var 1'.D46"/>
          </calcext:conditional-format>
          <calcext:conditional-format calcext:target-range-address="'Village pêcheur var 1'.D47:'Village pêcheur var 1'.E47">
            <calcext:condition calcext:apply-style-name="Sans nom1" calcext:value="!=&quot;&quot;" calcext:base-cell-address="'Village pêcheur var 1'.D47"/>
          </calcext:conditional-format>
          <calcext:conditional-format calcext:target-range-address="'Village pêcheur var 1'.A3:'Village pêcheur var 1'.A3">
            <calcext:condition calcext:apply-style-name="Sans nom1" calcext:value="!=&quot;&quot;" calcext:base-cell-address="'Village pêcheur var 1'.A3"/>
          </calcext:conditional-format>
          <calcext:conditional-format calcext:target-range-address="'Village pêcheur var 1'.B3:'Village pêcheur var 1'.B3">
            <calcext:condition calcext:apply-style-name="Sans nom1" calcext:value="!=&quot;&quot;" calcext:base-cell-address="'Village pêcheur var 1'.B3"/>
          </calcext:conditional-format>
          <calcext:conditional-format calcext:target-range-address="'Village pêcheur var 1'.B15:'Village pêcheur var 1'.B15">
            <calcext:condition calcext:apply-style-name="Sans nom1" calcext:value="!=&quot;&quot;" calcext:base-cell-address="'Village pêcheur var 1'.B15"/>
          </calcext:conditional-format>
          <calcext:conditional-format calcext:target-range-address="'Village pêcheur var 1'.B15:'Village pêcheur var 1'.B15">
            <calcext:condition calcext:apply-style-name="Sans nom1" calcext:value="!=&quot;&quot;" calcext:base-cell-address="'Village pêcheur var 1'.B15"/>
          </calcext:conditional-format>
          <calcext:conditional-format calcext:target-range-address="'Village pêcheur var 1'.D5:'Village pêcheur var 1'.D5">
            <calcext:condition calcext:apply-style-name="Sans nom1" calcext:value="!=&quot;&quot;" calcext:base-cell-address="'Village pêcheur var 1'.D5"/>
          </calcext:conditional-format>
          <calcext:conditional-format calcext:target-range-address="'Village pêcheur var 1'.D6:'Village pêcheur var 1'.D6">
            <calcext:condition calcext:apply-style-name="Sans nom1" calcext:value="!=&quot;&quot;" calcext:base-cell-address="'Village pêcheur var 1'.D6"/>
          </calcext:conditional-format>
          <calcext:conditional-format calcext:target-range-address="'Village pêcheur var 1'.D7:'Village pêcheur var 1'.D7">
            <calcext:condition calcext:apply-style-name="Sans nom1" calcext:value="!=&quot;&quot;" calcext:base-cell-address="'Village pêcheur var 1'.D7"/>
          </calcext:conditional-format>
          <calcext:conditional-format calcext:target-range-address="'Village pêcheur var 1'.D18:'Village pêcheur var 1'.D18">
            <calcext:condition calcext:apply-style-name="Sans nom1" calcext:value="!=&quot;&quot;" calcext:base-cell-address="'Village pêcheur var 1'.D18"/>
          </calcext:conditional-format>
          <calcext:conditional-format calcext:target-range-address="'Village pêcheur var 1'.D17:'Village pêcheur var 1'.D17">
            <calcext:condition calcext:apply-style-name="Sans nom1" calcext:value="!=&quot;&quot;" calcext:base-cell-address="'Village pêcheur var 1'.B15"/>
          </calcext:conditional-format>
          <calcext:conditional-format calcext:target-range-address="'Village pêcheur var 1'.D17:'Village pêcheur var 1'.D17">
            <calcext:condition calcext:apply-style-name="Sans nom1" calcext:value="!=&quot;&quot;" calcext:base-cell-address="'Village pêcheur var 1'.B15"/>
          </calcext:conditional-format>
          <calcext:conditional-format calcext:target-range-address="'Village pêcheur var 1'.A43:'Village pêcheur var 1'.A43">
            <calcext:condition calcext:apply-style-name="Sans nom1" calcext:value="!=&quot;&quot;" calcext:base-cell-address="'Village pêcheur var 1'.A43"/>
          </calcext:conditional-format>
          <calcext:conditional-format calcext:target-range-address="'Village pêcheur var 1'.A42:'Village pêcheur var 1'.A42">
            <calcext:condition calcext:apply-style-name="Sans nom1" calcext:value="!=&quot;&quot;" calcext:base-cell-address="'Village pêcheur var 1'.A42"/>
          </calcext:conditional-format>
          <calcext:conditional-format calcext:target-range-address="'Village pêcheur var 1'.E30:'Village pêcheur var 1'.E30">
            <calcext:condition calcext:apply-style-name="Sans nom1" calcext:value="!=&quot;&quot;" calcext:base-cell-address="'Village pêcheur var 1'.E29"/>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ans_20_nom1" style:display-name="Sans nom1" style:family="table-cell" style:parent-style-name="Default">
      <style:table-cell-properties fo:background-color="#dddddd" fo:border="0.06pt solid #000000" fo:padding="1.99mm" loext:vertical-justify="auto"/>
      <style:paragraph-properties css3t:text-justify="auto"/>
      <style:text-properties fo:font-size="12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3">00/00/0000</text:date>, <text:time style:data-style-name="N2" text:time-value="16:13:35.89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03T16:17:28.586000000</dc:date>
    <meta:editing-duration>PT5H58M4S</meta:editing-duration>
    <meta:editing-cycles>34</meta:editing-cycles>
    <meta:generator>LibreOffice/5.0.6.3$Windows_x86 LibreOffice_project/490fc03b25318460cfc54456516ea2519c11d1aa</meta:generator>
    <meta:document-statistic meta:table-count="5" meta:cell-count="206" meta:object-count="0"/>
  </office:meta>
</office:document-meta>
</file>